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-8% 58%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0% 100%"/>
    </style:style>
    <style:style style:name="T5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0.835cm" svg:height="7.232cm" svg:x="0cm" svg:y="5.907cm">
            <draw:object draw:notify-on-update-of-ranges="Лист1.G1:Лист1.G1 Лист1.G2:Лист1.G412 Лист1.H1:Лист1.H1 Лист1.H2:Лист1.H412 Лист1.I1:Лист1.I1 Лист1.I2:Лист1.I412 Лист1.J1:Лист1.J1 Лист1.J2:Лист1.J412 Лист1.K1:Лист1.K1 Лист1.K2:Лист1.K412 Лист1.L1:Лист1.L1 Лист1.L2:Лист1.L412 Лист1.M1:Лист1.M1 Лист1.M2:Лист1.M4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8" table:default-cell-style-name="ce6"/>
        <table:table-row table:style-name="ro1">
          <table:table-cell table:style-name="ce1" office:value-type="string" calcext:value-type="string">
            <text:p>V<text:span text:style-name="T1">0 </text:span>(м/с)</text:p>
          </table:table-cell>
          <table:table-cell table:style-name="ce1" office:value-type="string" calcext:value-type="string">
            <text:p>g (м/с<text:span text:style-name="T2">2</text:span>)</text:p>
          </table:table-cell>
          <table:table-cell table:style-name="ce1" office:value-type="string" calcext:value-type="string">
            <text:p>h, м</text:p>
          </table:table-cell>
          <table:table-cell table:number-columns-repeated="2"/>
          <table:table-cell table:style-name="ce1" office:value-type="string" calcext:value-type="string">
            <text:p>X (м)</text:p>
          </table:table-cell>
          <table:table-cell table:style-name="ce1" office:value-type="string" calcext:value-type="string">
            <text:p>Y (при <text:span text:style-name="T5">α = 0</text:span>)</text:p>
          </table:table-cell>
          <table:table-cell table:style-name="ce1" office:value-type="string" calcext:value-type="string">
            <text:p>Y (при <text:span text:style-name="T5">α = 15</text:span>)</text:p>
          </table:table-cell>
          <table:table-cell table:style-name="ce1" office:value-type="string" calcext:value-type="string">
            <text:p>Y (при <text:span text:style-name="T5">α = 30</text:span>)</text:p>
          </table:table-cell>
          <table:table-cell table:style-name="ce1" office:value-type="string" calcext:value-type="string">
            <text:p>Y (при <text:span text:style-name="T5">α = 45</text:span>)</text:p>
          </table:table-cell>
          <table:table-cell table:style-name="ce1" office:value-type="string" calcext:value-type="string">
            <text:p>Y (при <text:span text:style-name="T5">α = 58</text:span>)</text:p>
          </table:table-cell>
          <table:table-cell table:style-name="ce1" office:value-type="string" calcext:value-type="string">
            <text:p>Y (при <text:span text:style-name="T5">α = 75</text:span>)</text:p>
          </table:table-cell>
          <table:table-cell table:style-name="ce1" office:value-type="string" calcext:value-type="string">
            <text:p>h (м)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(TAN([.$B$5])*[.$F2])-([.$B$2]/(2*[.$A$2]^2*COS([.$B$5])^2))*[.$F2]^2" office:value-type="float" office:value="0" calcext:value-type="float">
            <text:p>0</text:p>
          </table:table-cell>
          <table:table-cell table:style-name="ce5" table:formula="of:=(TAN([.$B$6])*[.$F2])-([.$B$2]/(2*[.$A$2]^2*COS([.$B$6])^2))*[.$F2]^2" office:value-type="float" office:value="0" calcext:value-type="float">
            <text:p>0</text:p>
          </table:table-cell>
          <table:table-cell table:style-name="ce5" table:formula="of:=(TAN([.$B$7])*[.$F2])-([.$B$2]/(2*[.$A$2]^2*COS([.$B$7])^2))*[.$F2]^2" office:value-type="float" office:value="0" calcext:value-type="float">
            <text:p>0</text:p>
          </table:table-cell>
          <table:table-cell table:style-name="ce5" table:formula="of:=(TAN([.$B$8])*[.$F2])-([.$B$2]/(2*[.$A$2]^2*COS([.$B$8])^2))*[.$F2]^2" office:value-type="float" office:value="0" calcext:value-type="float">
            <text:p>0</text:p>
          </table:table-cell>
          <table:table-cell table:style-name="ce5" table:formula="of:=(TAN([.$B$9])*[.$F2])-([.$B$2]/(2*[.$A$2]^2*COS([.$B$9])^2))*[.$F2]^2" office:value-type="float" office:value="0" calcext:value-type="float">
            <text:p>0</text:p>
          </table:table-cell>
          <table:table-cell table:style-name="ce5" table:formula="of:=(TAN([.$B$10])*[.$F2])-([.$B$2]/(2*[.$A$2]^2*COS([.$B$10])^2))*[.$F2]^2" office:value-type="float" office:value="0" calcext:value-type="float">
            <text:p>0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5" table:formula="of:=(TAN([.$B$5])*[.$F3])-([.$B$2]/(2*[.$A$2]^2*COS([.$B$5])^2))*[.$F3]^2" office:value-type="float" office:value="-0.0125" calcext:value-type="float">
            <text:p>-0,0125</text:p>
          </table:table-cell>
          <table:table-cell table:style-name="ce5" table:formula="of:=(TAN([.$B$6])*[.$F3])-([.$B$2]/(2*[.$A$2]^2*COS([.$B$6])^2))*[.$F3]^2" office:value-type="float" office:value="2.66609446468967" calcext:value-type="float">
            <text:p>2,66609446468967</text:p>
          </table:table-cell>
          <table:table-cell table:style-name="ce5" table:formula="of:=(TAN([.$B$7])*[.$F3])-([.$B$2]/(2*[.$A$2]^2*COS([.$B$7])^2))*[.$F3]^2" office:value-type="float" office:value="5.75683602522959" calcext:value-type="float">
            <text:p>5,75683602522959</text:p>
          </table:table-cell>
          <table:table-cell table:style-name="ce5" table:formula="of:=(TAN([.$B$8])*[.$F3])-([.$B$2]/(2*[.$A$2]^2*COS([.$B$8])^2))*[.$F3]^2" office:value-type="float" office:value="9.975" calcext:value-type="float">
            <text:p>9,975</text:p>
          </table:table-cell>
          <table:table-cell table:style-name="ce5" table:formula="of:=(TAN([.$B$9])*[.$F3])-([.$B$2]/(2*[.$A$2]^2*COS([.$B$9])^2))*[.$F3]^2" office:value-type="float" office:value="15.95883190785" calcext:value-type="float">
            <text:p>15,95883190785</text:p>
          </table:table-cell>
          <table:table-cell table:style-name="ce5" table:formula="of:=(TAN([.$B$10])*[.$F3])-([.$B$2]/(2*[.$A$2]^2*COS([.$B$10])^2))*[.$F3]^2" office:value-type="float" office:value="37.1339055353103" calcext:value-type="float">
            <text:p>37,133905535310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2">
          <table:table-cell table:style-name="ce3" office:value-type="string" calcext:value-type="string">
            <text:p>α (град)</text:p>
          </table:table-cell>
          <table:table-cell table:style-name="ce3" office:value-type="string" calcext:value-type="string">
            <text:p>α (радиан)</text:p>
          </table:table-cell>
          <table:table-cell table:style-name="ce3" office:value-type="string" calcext:value-type="string">
            <text:p>S (м)</text:p>
          </table:table-cell>
          <table:table-cell table:style-name="ce3" office:value-type="string" calcext:value-type="string">
            <text:p>t<text:span text:style-name="T3">1</text:span><text:span text:style-name="T4">, (с)</text:span>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table:formula="of:=(TAN([.$B$5])*[.$F4])-([.$B$2]/(2*[.$A$2]^2*COS([.$B$5])^2))*[.$F4]^2" office:value-type="float" office:value="-0.05" calcext:value-type="float">
            <text:p>-0,05</text:p>
          </table:table-cell>
          <table:table-cell table:style-name="ce5" table:formula="of:=(TAN([.$B$6])*[.$F4])-([.$B$2]/(2*[.$A$2]^2*COS([.$B$6])^2))*[.$F4]^2" office:value-type="float" office:value="5.30539401013623" calcext:value-type="float">
            <text:p>5,30539401013623</text:p>
          </table:table-cell>
          <table:table-cell table:style-name="ce5" table:formula="of:=(TAN([.$B$7])*[.$F4])-([.$B$2]/(2*[.$A$2]^2*COS([.$B$7])^2))*[.$F4]^2" office:value-type="float" office:value="11.4803387171258" calcext:value-type="float">
            <text:p>11,4803387171258</text:p>
          </table:table-cell>
          <table:table-cell table:style-name="ce5" table:formula="of:=(TAN([.$B$8])*[.$F4])-([.$B$2]/(2*[.$A$2]^2*COS([.$B$8])^2))*[.$F4]^2" office:value-type="float" office:value="19.9" calcext:value-type="float">
            <text:p>19,9</text:p>
          </table:table-cell>
          <table:table-cell table:style-name="ce5" table:formula="of:=(TAN([.$B$9])*[.$F4])-([.$B$2]/(2*[.$A$2]^2*COS([.$B$9])^2))*[.$F4]^2" office:value-type="float" office:value="31.828637050579" calcext:value-type="float">
            <text:p>31,828637050579</text:p>
          </table:table-cell>
          <table:table-cell table:style-name="ce5" table:formula="of:=(TAN([.$B$10])*[.$F4])-([.$B$2]/(2*[.$A$2]^2*COS([.$B$10])^2))*[.$F4]^2" office:value-type="float" office:value="73.8946059898638" calcext:value-type="float">
            <text:p>73,894605989863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2" table:formula="of:=RADIANS([.A5])" office:value-type="float" office:value="0" calcext:value-type="float">
            <text:p>0</text:p>
          </table:table-cell>
          <table:table-cell table:style-name="ce2" table:formula="of:=([.$A$2]^2*SIN([.B5])*COS([.B5])+[.$A$2]*COS([.B5])*SQRT([.$A$2]^2*SIN([.B5])^2+2*[.$B$2]*[.$C$2]))/[.$B$2]" office:value-type="float" office:value="748.331477354788" calcext:value-type="float">
            <text:p>748,331477354788</text:p>
          </table:table-cell>
          <table:table-cell table:style-name="ce2" table:formula="of:=([.$A$2]*SIN([.B5]) + SQRT([.$A$2]^2 * SIN([.B5]) + 2*[.$B$2]*[.$C$2])) / [.$B$2]" office:value-type="float" office:value="3.74165738677394" calcext:value-type="float">
            <text:p>3,74165738677394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table:formula="of:=(TAN([.$B$5])*[.$F5])-([.$B$2]/(2*[.$A$2]^2*COS([.$B$5])^2))*[.$F5]^2" office:value-type="float" office:value="-0.1125" calcext:value-type="float">
            <text:p>-0,1125</text:p>
          </table:table-cell>
          <table:table-cell table:style-name="ce5" table:formula="of:=(TAN([.$B$6])*[.$F5])-([.$B$2]/(2*[.$A$2]^2*COS([.$B$6])^2))*[.$F5]^2" office:value-type="float" office:value="7.91789863633968" calcext:value-type="float">
            <text:p>7,91789863633968</text:p>
          </table:table-cell>
          <table:table-cell table:style-name="ce5" table:formula="of:=(TAN([.$B$7])*[.$F5])-([.$B$2]/(2*[.$A$2]^2*COS([.$B$7])^2))*[.$F5]^2" office:value-type="float" office:value="17.1705080756888" calcext:value-type="float">
            <text:p>17,1705080756888</text:p>
          </table:table-cell>
          <table:table-cell table:style-name="ce5" table:formula="of:=(TAN([.$B$8])*[.$F5])-([.$B$2]/(2*[.$A$2]^2*COS([.$B$8])^2))*[.$F5]^2" office:value-type="float" office:value="29.775" calcext:value-type="float">
            <text:p>29,775</text:p>
          </table:table-cell>
          <table:table-cell table:style-name="ce5" table:formula="of:=(TAN([.$B$9])*[.$F5])-([.$B$2]/(2*[.$A$2]^2*COS([.$B$9])^2))*[.$F5]^2" office:value-type="float" office:value="47.6094154281869" calcext:value-type="float">
            <text:p>47,6094154281869</text:p>
          </table:table-cell>
          <table:table-cell table:style-name="ce5" table:formula="of:=(TAN([.$B$10])*[.$F5])-([.$B$2]/(2*[.$A$2]^2*COS([.$B$10])^2))*[.$F5]^2" office:value-type="float" office:value="110.28210136366" calcext:value-type="float">
            <text:p>110,2821013636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" table:formula="of:=RADIANS([.A6])" office:value-type="float" office:value="0.261799387799149" calcext:value-type="float">
            <text:p>0,261799387799149</text:p>
          </table:table-cell>
          <table:table-cell table:style-name="ce2" table:formula="of:=([.$A$2]^2*SIN([.B6])*COS([.B6])+[.$A$2]*COS([.B6])*SQRT([.$A$2]^2*SIN([.B6])^2+2*[.$B$2]*[.$C$2]))/[.$B$2]" office:value-type="float" office:value="2233.89104586249" calcext:value-type="float">
            <text:p>2233,89104586249</text:p>
          </table:table-cell>
          <table:table-cell table:style-name="ce2" table:formula="of:=([.$A$2]*SIN([.B6]) + SQRT([.$A$2]^2 * SIN([.B6]) + 2*[.$B$2]*[.$C$2])) / [.$B$2]" office:value-type="float" office:value="16.0173964467772" calcext:value-type="float">
            <text:p>16,0173964467772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table:formula="of:=(TAN([.$B$5])*[.$F6])-([.$B$2]/(2*[.$A$2]^2*COS([.$B$5])^2))*[.$F6]^2" office:value-type="float" office:value="-0.2" calcext:value-type="float">
            <text:p>-0,2</text:p>
          </table:table-cell>
          <table:table-cell table:style-name="ce5" table:formula="of:=(TAN([.$B$6])*[.$F6])-([.$B$2]/(2*[.$A$2]^2*COS([.$B$6])^2))*[.$F6]^2" office:value-type="float" office:value="10.5036083433" calcext:value-type="float">
            <text:p>10,5036083433</text:p>
          </table:table-cell>
          <table:table-cell table:style-name="ce5" table:formula="of:=(TAN([.$B$7])*[.$F6])-([.$B$2]/(2*[.$A$2]^2*COS([.$B$7])^2))*[.$F6]^2" office:value-type="float" office:value="22.8273441009184" calcext:value-type="float">
            <text:p>22,8273441009184</text:p>
          </table:table-cell>
          <table:table-cell table:style-name="ce5" table:formula="of:=(TAN([.$B$8])*[.$F6])-([.$B$2]/(2*[.$A$2]^2*COS([.$B$8])^2))*[.$F6]^2" office:value-type="float" office:value="39.6" calcext:value-type="float">
            <text:p>39,6</text:p>
          </table:table-cell>
          <table:table-cell table:style-name="ce5" table:formula="of:=(TAN([.$B$9])*[.$F6])-([.$B$2]/(2*[.$A$2]^2*COS([.$B$9])^2))*[.$F6]^2" office:value-type="float" office:value="63.3011670406738" calcext:value-type="float">
            <text:p>63,3011670406738</text:p>
          </table:table-cell>
          <table:table-cell table:style-name="ce5" table:formula="of:=(TAN([.$B$10])*[.$F6])-([.$B$2]/(2*[.$A$2]^2*COS([.$B$10])^2))*[.$F6]^2" office:value-type="float" office:value="146.2963916567" calcext:value-type="float">
            <text:p>146,296391656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" table:formula="of:=RADIANS([.A7])" office:value-type="float" office:value="0.523598775598299" calcext:value-type="float">
            <text:p>0,523598775598299</text:p>
          </table:table-cell>
          <table:table-cell table:style-name="ce2" table:formula="of:=([.$A$2]^2*SIN([.B7])*COS([.B7])+[.$A$2]*COS([.B7])*SQRT([.$A$2]^2*SIN([.B7])^2+2*[.$B$2]*[.$C$2]))/[.$B$2]" office:value-type="float" office:value="3581.37500845957" calcext:value-type="float">
            <text:p>3581,37500845957</text:p>
          </table:table-cell>
          <table:table-cell table:style-name="ce2" table:formula="of:=([.$A$2]*SIN([.B7]) + SQRT([.$A$2]^2 * SIN([.B7]) + 2*[.$B$2]*[.$C$2])) / [.$B$2]" office:value-type="float" office:value="24.6287388383278" calcext:value-type="float">
            <text:p>24,6287388383278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table:formula="of:=(TAN([.$B$5])*[.$F7])-([.$B$2]/(2*[.$A$2]^2*COS([.$B$5])^2))*[.$F7]^2" office:value-type="float" office:value="-0.3125" calcext:value-type="float">
            <text:p>-0,3125</text:p>
          </table:table-cell>
          <table:table-cell table:style-name="ce5" table:formula="of:=(TAN([.$B$6])*[.$F7])-([.$B$2]/(2*[.$A$2]^2*COS([.$B$6])^2))*[.$F7]^2" office:value-type="float" office:value="13.0625231310172" calcext:value-type="float">
            <text:p>13,0625231310172</text:p>
          </table:table-cell>
          <table:table-cell table:style-name="ce5" table:formula="of:=(TAN([.$B$7])*[.$F7])-([.$B$2]/(2*[.$A$2]^2*COS([.$B$7])^2))*[.$F7]^2" office:value-type="float" office:value="28.4508467928146" calcext:value-type="float">
            <text:p>28,4508467928146</text:p>
          </table:table-cell>
          <table:table-cell table:style-name="ce5" table:formula="of:=(TAN([.$B$8])*[.$F7])-([.$B$2]/(2*[.$A$2]^2*COS([.$B$8])^2))*[.$F7]^2" office:value-type="float" office:value="49.375" calcext:value-type="float">
            <text:p>49,375</text:p>
          </table:table-cell>
          <table:table-cell table:style-name="ce5" table:formula="of:=(TAN([.$B$9])*[.$F7])-([.$B$2]/(2*[.$A$2]^2*COS([.$B$9])^2))*[.$F7]^2" office:value-type="float" office:value="78.9038918880397" calcext:value-type="float">
            <text:p>78,9038918880397</text:p>
          </table:table-cell>
          <table:table-cell table:style-name="ce5" table:formula="of:=(TAN([.$B$10])*[.$F7])-([.$B$2]/(2*[.$A$2]^2*COS([.$B$10])^2))*[.$F7]^2" office:value-type="float" office:value="181.937476868983" calcext:value-type="float">
            <text:p>181,93747686898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" table:formula="of:=RADIANS([.A8])" office:value-type="float" office:value="0.785398163397448" calcext:value-type="float">
            <text:p>0,785398163397448</text:p>
          </table:table-cell>
          <table:table-cell table:style-name="ce2" table:formula="of:=([.$A$2]^2*SIN([.B8])*COS([.B8])+[.$A$2]*COS([.B8])*SQRT([.$A$2]^2*SIN([.B8])^2+2*[.$B$2]*[.$C$2]))/[.$B$2]" office:value-type="float" office:value="4068.81608655772" calcext:value-type="float">
            <text:p>4068,81608655772</text:p>
          </table:table-cell>
          <table:table-cell table:style-name="ce2" table:formula="of:=([.$A$2]*SIN([.B8]) + SQRT([.$A$2]^2 * SIN([.B8]) + 2*[.$B$2]*[.$C$2])) / [.$B$2]" office:value-type="float" office:value="31.3712595850535" calcext:value-type="float">
            <text:p>31,3712595850535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5" table:formula="of:=(TAN([.$B$5])*[.$F8])-([.$B$2]/(2*[.$A$2]^2*COS([.$B$5])^2))*[.$F8]^2" office:value-type="float" office:value="-0.45" calcext:value-type="float">
            <text:p>-0,45</text:p>
          </table:table-cell>
          <table:table-cell table:style-name="ce5" table:formula="of:=(TAN([.$B$6])*[.$F8])-([.$B$2]/(2*[.$A$2]^2*COS([.$B$6])^2))*[.$F8]^2" office:value-type="float" office:value="15.5946429994913" calcext:value-type="float">
            <text:p>15,5946429994913</text:p>
          </table:table-cell>
          <table:table-cell table:style-name="ce5" table:formula="of:=(TAN([.$B$7])*[.$F8])-([.$B$2]/(2*[.$A$2]^2*COS([.$B$7])^2))*[.$F8]^2" office:value-type="float" office:value="34.0410161513775" calcext:value-type="float">
            <text:p>34,0410161513775</text:p>
          </table:table-cell>
          <table:table-cell table:style-name="ce5" table:formula="of:=(TAN([.$B$8])*[.$F8])-([.$B$2]/(2*[.$A$2]^2*COS([.$B$8])^2))*[.$F8]^2" office:value-type="float" office:value="59.1" calcext:value-type="float">
            <text:p>59,1</text:p>
          </table:table-cell>
          <table:table-cell table:style-name="ce5" table:formula="of:=(TAN([.$B$9])*[.$F8])-([.$B$2]/(2*[.$A$2]^2*COS([.$B$9])^2))*[.$F8]^2" office:value-type="float" office:value="94.4175899702846" calcext:value-type="float">
            <text:p>94,4175899702846</text:p>
          </table:table-cell>
          <table:table-cell table:style-name="ce5" table:formula="of:=(TAN([.$B$10])*[.$F8])-([.$B$2]/(2*[.$A$2]^2*COS([.$B$10])^2))*[.$F8]^2" office:value-type="float" office:value="217.205357000509" calcext:value-type="float">
            <text:p>217,20535700050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" table:formula="of:=RADIANS([.A9])" office:value-type="float" office:value="1.01229096615671" calcext:value-type="float">
            <text:p>1,01229096615671</text:p>
          </table:table-cell>
          <table:table-cell table:style-name="ce2" table:formula="of:=([.$A$2]^2*SIN([.B9])*COS([.B9])+[.$A$2]*COS([.B9])*SQRT([.$A$2]^2*SIN([.B9])^2+2*[.$B$2]*[.$C$2]))/[.$B$2]" office:value-type="float" office:value="3638.39743349988" calcext:value-type="float">
            <text:p>3638,39743349988</text:p>
          </table:table-cell>
          <table:table-cell table:style-name="ce2" table:formula="of:=([.$A$2]*SIN([.B9]) + SQRT([.$A$2]^2 * SIN([.B9]) + 2*[.$B$2]*[.$C$2])) / [.$B$2]" office:value-type="float" office:value="35.7550896885389" calcext:value-type="float">
            <text:p>35,7550896885389</text:p>
          </table:table-cell>
          <table:table-cell/>
          <table:table-cell table:style-name="ce5" office:value-type="float" office:value="70" calcext:value-type="float">
            <text:p>70</text:p>
          </table:table-cell>
          <table:table-cell table:style-name="ce5" table:formula="of:=(TAN([.$B$5])*[.$F9])-([.$B$2]/(2*[.$A$2]^2*COS([.$B$5])^2))*[.$F9]^2" office:value-type="float" office:value="-0.6125" calcext:value-type="float">
            <text:p>-0,6125</text:p>
          </table:table-cell>
          <table:table-cell table:style-name="ce5" table:formula="of:=(TAN([.$B$6])*[.$F9])-([.$B$2]/(2*[.$A$2]^2*COS([.$B$6])^2))*[.$F9]^2" office:value-type="float" office:value="18.0999679487223" calcext:value-type="float">
            <text:p>18,0999679487223</text:p>
          </table:table-cell>
          <table:table-cell table:style-name="ce5" table:formula="of:=(TAN([.$B$7])*[.$F9])-([.$B$2]/(2*[.$A$2]^2*COS([.$B$7])^2))*[.$F9]^2" office:value-type="float" office:value="39.5978521766071" calcext:value-type="float">
            <text:p>39,5978521766071</text:p>
          </table:table-cell>
          <table:table-cell table:style-name="ce5" table:formula="of:=(TAN([.$B$8])*[.$F9])-([.$B$2]/(2*[.$A$2]^2*COS([.$B$8])^2))*[.$F9]^2" office:value-type="float" office:value="68.775" calcext:value-type="float">
            <text:p>68,775</text:p>
          </table:table-cell>
          <table:table-cell table:style-name="ce5" table:formula="of:=(TAN([.$B$9])*[.$F9])-([.$B$2]/(2*[.$A$2]^2*COS([.$B$9])^2))*[.$F9]^2" office:value-type="float" office:value="109.842261287408" calcext:value-type="float">
            <text:p>109,842261287408</text:p>
          </table:table-cell>
          <table:table-cell table:style-name="ce5" table:formula="of:=(TAN([.$B$10])*[.$F9])-([.$B$2]/(2*[.$A$2]^2*COS([.$B$10])^2))*[.$F9]^2" office:value-type="float" office:value="252.100032051278" calcext:value-type="float">
            <text:p>252,10003205127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RADIANS([.A10])" office:value-type="float" office:value="1.30899693899575" calcext:value-type="float">
            <text:p>1,30899693899575</text:p>
          </table:table-cell>
          <table:table-cell table:style-name="ce2" table:formula="of:=([.$A$2]^2*SIN([.B10])*COS([.B10])+[.$A$2]*COS([.B10])*SQRT([.$A$2]^2*SIN([.B10])^2+2*[.$B$2]*[.$C$2]))/[.$B$2]" office:value-type="float" office:value="2018.58376530375" calcext:value-type="float">
            <text:p>2018,58376530375</text:p>
          </table:table-cell>
          <table:table-cell table:style-name="ce2" table:formula="of:=([.$A$2]*SIN([.B10]) + SQRT([.$A$2]^2 * SIN([.B10]) + 2*[.$B$2]*[.$C$2])) / [.$B$2]" office:value-type="float" office:value="39.3277726467777" calcext:value-type="float">
            <text:p>39,3277726467777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 table:style-name="ce5" table:formula="of:=(TAN([.$B$5])*[.$F10])-([.$B$2]/(2*[.$A$2]^2*COS([.$B$5])^2))*[.$F10]^2" office:value-type="float" office:value="-0.8" calcext:value-type="float">
            <text:p>-0,8</text:p>
          </table:table-cell>
          <table:table-cell table:style-name="ce5" table:formula="of:=(TAN([.$B$6])*[.$F10])-([.$B$2]/(2*[.$A$2]^2*COS([.$B$6])^2))*[.$F10]^2" office:value-type="float" office:value="20.5784979787102" calcext:value-type="float">
            <text:p>20,5784979787102</text:p>
          </table:table-cell>
          <table:table-cell table:style-name="ce5" table:formula="of:=(TAN([.$B$7])*[.$F10])-([.$B$2]/(2*[.$A$2]^2*COS([.$B$7])^2))*[.$F10]^2" office:value-type="float" office:value="45.1213548685034" calcext:value-type="float">
            <text:p>45,1213548685034</text:p>
          </table:table-cell>
          <table:table-cell table:style-name="ce5" table:formula="of:=(TAN([.$B$8])*[.$F10])-([.$B$2]/(2*[.$A$2]^2*COS([.$B$8])^2))*[.$F10]^2" office:value-type="float" office:value="78.4" calcext:value-type="float">
            <text:p>78,4</text:p>
          </table:table-cell>
          <table:table-cell table:style-name="ce5" table:formula="of:=(TAN([.$B$9])*[.$F10])-([.$B$2]/(2*[.$A$2]^2*COS([.$B$9])^2))*[.$F10]^2" office:value-type="float" office:value="125.177905839411" calcext:value-type="float">
            <text:p>125,177905839411</text:p>
          </table:table-cell>
          <table:table-cell table:style-name="ce5" table:formula="of:=(TAN([.$B$10])*[.$F10])-([.$B$2]/(2*[.$A$2]^2*COS([.$B$10])^2))*[.$F10]^2" office:value-type="float" office:value="286.62150202129" calcext:value-type="float">
            <text:p>286,6215020212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0" calcext:value-type="float">
            <text:p>90</text:p>
          </table:table-cell>
          <table:table-cell table:style-name="ce5" table:formula="of:=(TAN([.$B$5])*[.$F11])-([.$B$2]/(2*[.$A$2]^2*COS([.$B$5])^2))*[.$F11]^2" office:value-type="float" office:value="-1.0125" calcext:value-type="float">
            <text:p>-1,0125</text:p>
          </table:table-cell>
          <table:table-cell table:style-name="ce5" table:formula="of:=(TAN([.$B$6])*[.$F11])-([.$B$2]/(2*[.$A$2]^2*COS([.$B$6])^2))*[.$F11]^2" office:value-type="float" office:value="23.030233089455" calcext:value-type="float">
            <text:p>23,030233089455</text:p>
          </table:table-cell>
          <table:table-cell table:style-name="ce5" table:formula="of:=(TAN([.$B$7])*[.$F11])-([.$B$2]/(2*[.$A$2]^2*COS([.$B$7])^2))*[.$F11]^2" office:value-type="float" office:value="50.6115242270663" calcext:value-type="float">
            <text:p>50,6115242270663</text:p>
          </table:table-cell>
          <table:table-cell table:style-name="ce5" table:formula="of:=(TAN([.$B$8])*[.$F11])-([.$B$2]/(2*[.$A$2]^2*COS([.$B$8])^2))*[.$F11]^2" office:value-type="float" office:value="87.975" calcext:value-type="float">
            <text:p>87,975</text:p>
          </table:table-cell>
          <table:table-cell table:style-name="ce5" table:formula="of:=(TAN([.$B$9])*[.$F11])-([.$B$2]/(2*[.$A$2]^2*COS([.$B$9])^2))*[.$F11]^2" office:value-type="float" office:value="140.424523626293" calcext:value-type="float">
            <text:p>140,424523626293</text:p>
          </table:table-cell>
          <table:table-cell table:style-name="ce5" table:formula="of:=(TAN([.$B$10])*[.$F11])-([.$B$2]/(2*[.$A$2]^2*COS([.$B$10])^2))*[.$F11]^2" office:value-type="float" office:value="320.769766910545" calcext:value-type="float">
            <text:p>320,76976691054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0" calcext:value-type="float">
            <text:p>100</text:p>
          </table:table-cell>
          <table:table-cell table:style-name="ce5" table:formula="of:=(TAN([.$B$5])*[.$F12])-([.$B$2]/(2*[.$A$2]^2*COS([.$B$5])^2))*[.$F12]^2" office:value-type="float" office:value="-1.25" calcext:value-type="float">
            <text:p>-1,25</text:p>
          </table:table-cell>
          <table:table-cell table:style-name="ce5" table:formula="of:=(TAN([.$B$6])*[.$F12])-([.$B$2]/(2*[.$A$2]^2*COS([.$B$6])^2))*[.$F12]^2" office:value-type="float" office:value="25.4551732809567" calcext:value-type="float">
            <text:p>25,4551732809567</text:p>
          </table:table-cell>
          <table:table-cell table:style-name="ce5" table:formula="of:=(TAN([.$B$7])*[.$F12])-([.$B$2]/(2*[.$A$2]^2*COS([.$B$7])^2))*[.$F12]^2" office:value-type="float" office:value="56.0683602522959" calcext:value-type="float">
            <text:p>56,0683602522959</text:p>
          </table:table-cell>
          <table:table-cell table:style-name="ce5" table:formula="of:=(TAN([.$B$8])*[.$F12])-([.$B$2]/(2*[.$A$2]^2*COS([.$B$8])^2))*[.$F12]^2" office:value-type="float" office:value="97.5" calcext:value-type="float">
            <text:p>97,5</text:p>
          </table:table-cell>
          <table:table-cell table:style-name="ce5" table:formula="of:=(TAN([.$B$9])*[.$F12])-([.$B$2]/(2*[.$A$2]^2*COS([.$B$9])^2))*[.$F12]^2" office:value-type="float" office:value="155.582114648054" calcext:value-type="float">
            <text:p>155,582114648054</text:p>
          </table:table-cell>
          <table:table-cell table:style-name="ce5" table:formula="of:=(TAN([.$B$10])*[.$F12])-([.$B$2]/(2*[.$A$2]^2*COS([.$B$10])^2))*[.$F12]^2" office:value-type="float" office:value="354.544826719043" calcext:value-type="float">
            <text:p>354,54482671904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0" calcext:value-type="float">
            <text:p>110</text:p>
          </table:table-cell>
          <table:table-cell table:style-name="ce5" table:formula="of:=(TAN([.$B$5])*[.$F13])-([.$B$2]/(2*[.$A$2]^2*COS([.$B$5])^2))*[.$F13]^2" office:value-type="float" office:value="-1.5125" calcext:value-type="float">
            <text:p>-1,5125</text:p>
          </table:table-cell>
          <table:table-cell table:style-name="ce5" table:formula="of:=(TAN([.$B$6])*[.$F13])-([.$B$2]/(2*[.$A$2]^2*COS([.$B$6])^2))*[.$F13]^2" office:value-type="float" office:value="27.8533185532152" calcext:value-type="float">
            <text:p>27,8533185532152</text:p>
          </table:table-cell>
          <table:table-cell table:style-name="ce5" table:formula="of:=(TAN([.$B$7])*[.$F13])-([.$B$2]/(2*[.$A$2]^2*COS([.$B$7])^2))*[.$F13]^2" office:value-type="float" office:value="61.4918629441922" calcext:value-type="float">
            <text:p>61,4918629441922</text:p>
          </table:table-cell>
          <table:table-cell table:style-name="ce5" table:formula="of:=(TAN([.$B$8])*[.$F13])-([.$B$2]/(2*[.$A$2]^2*COS([.$B$8])^2))*[.$F13]^2" office:value-type="float" office:value="106.975" calcext:value-type="float">
            <text:p>106,975</text:p>
          </table:table-cell>
          <table:table-cell table:style-name="ce5" table:formula="of:=(TAN([.$B$9])*[.$F13])-([.$B$2]/(2*[.$A$2]^2*COS([.$B$9])^2))*[.$F13]^2" office:value-type="float" office:value="170.650678904694" calcext:value-type="float">
            <text:p>170,650678904694</text:p>
          </table:table-cell>
          <table:table-cell table:style-name="ce5" table:formula="of:=(TAN([.$B$10])*[.$F13])-([.$B$2]/(2*[.$A$2]^2*COS([.$B$10])^2))*[.$F13]^2" office:value-type="float" office:value="387.946681446785" calcext:value-type="float">
            <text:p>387,94668144678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0" calcext:value-type="float">
            <text:p>120</text:p>
          </table:table-cell>
          <table:table-cell table:style-name="ce5" table:formula="of:=(TAN([.$B$5])*[.$F14])-([.$B$2]/(2*[.$A$2]^2*COS([.$B$5])^2))*[.$F14]^2" office:value-type="float" office:value="-1.8" calcext:value-type="float">
            <text:p>-1,8</text:p>
          </table:table-cell>
          <table:table-cell table:style-name="ce5" table:formula="of:=(TAN([.$B$6])*[.$F14])-([.$B$2]/(2*[.$A$2]^2*COS([.$B$6])^2))*[.$F14]^2" office:value-type="float" office:value="30.2246689062306" calcext:value-type="float">
            <text:p>30,2246689062306</text:p>
          </table:table-cell>
          <table:table-cell table:style-name="ce5" table:formula="of:=(TAN([.$B$7])*[.$F14])-([.$B$2]/(2*[.$A$2]^2*COS([.$B$7])^2))*[.$F14]^2" office:value-type="float" office:value="66.8820323027551" calcext:value-type="float">
            <text:p>66,8820323027551</text:p>
          </table:table-cell>
          <table:table-cell table:style-name="ce5" table:formula="of:=(TAN([.$B$8])*[.$F14])-([.$B$2]/(2*[.$A$2]^2*COS([.$B$8])^2))*[.$F14]^2" office:value-type="float" office:value="116.4" calcext:value-type="float">
            <text:p>116,4</text:p>
          </table:table-cell>
          <table:table-cell table:style-name="ce5" table:formula="of:=(TAN([.$B$9])*[.$F14])-([.$B$2]/(2*[.$A$2]^2*COS([.$B$9])^2))*[.$F14]^2" office:value-type="float" office:value="185.630216396212" calcext:value-type="float">
            <text:p>185,630216396212</text:p>
          </table:table-cell>
          <table:table-cell table:style-name="ce5" table:formula="of:=(TAN([.$B$10])*[.$F14])-([.$B$2]/(2*[.$A$2]^2*COS([.$B$10])^2))*[.$F14]^2" office:value-type="float" office:value="420.975331093769" calcext:value-type="float">
            <text:p>420,97533109376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0" calcext:value-type="float">
            <text:p>130</text:p>
          </table:table-cell>
          <table:table-cell table:style-name="ce5" table:formula="of:=(TAN([.$B$5])*[.$F15])-([.$B$2]/(2*[.$A$2]^2*COS([.$B$5])^2))*[.$F15]^2" office:value-type="float" office:value="-2.1125" calcext:value-type="float">
            <text:p>-2,1125</text:p>
          </table:table-cell>
          <table:table-cell table:style-name="ce5" table:formula="of:=(TAN([.$B$6])*[.$F15])-([.$B$2]/(2*[.$A$2]^2*COS([.$B$6])^2))*[.$F15]^2" office:value-type="float" office:value="32.569224340003" calcext:value-type="float">
            <text:p>32,569224340003</text:p>
          </table:table-cell>
          <table:table-cell table:style-name="ce5" table:formula="of:=(TAN([.$B$7])*[.$F15])-([.$B$2]/(2*[.$A$2]^2*COS([.$B$7])^2))*[.$F15]^2" office:value-type="float" office:value="72.2388683279847" calcext:value-type="float">
            <text:p>72,2388683279847</text:p>
          </table:table-cell>
          <table:table-cell table:style-name="ce5" table:formula="of:=(TAN([.$B$8])*[.$F15])-([.$B$2]/(2*[.$A$2]^2*COS([.$B$8])^2))*[.$F15]^2" office:value-type="float" office:value="125.775" calcext:value-type="float">
            <text:p>125,775</text:p>
          </table:table-cell>
          <table:table-cell table:style-name="ce5" table:formula="of:=(TAN([.$B$9])*[.$F15])-([.$B$2]/(2*[.$A$2]^2*COS([.$B$9])^2))*[.$F15]^2" office:value-type="float" office:value="200.52072712261" calcext:value-type="float">
            <text:p>200,52072712261</text:p>
          </table:table-cell>
          <table:table-cell table:style-name="ce5" table:formula="of:=(TAN([.$B$10])*[.$F15])-([.$B$2]/(2*[.$A$2]^2*COS([.$B$10])^2))*[.$F15]^2" office:value-type="float" office:value="453.630775659997" calcext:value-type="float">
            <text:p>453,63077565999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0" calcext:value-type="float">
            <text:p>140</text:p>
          </table:table-cell>
          <table:table-cell table:style-name="ce5" table:formula="of:=(TAN([.$B$5])*[.$F16])-([.$B$2]/(2*[.$A$2]^2*COS([.$B$5])^2))*[.$F16]^2" office:value-type="float" office:value="-2.45" calcext:value-type="float">
            <text:p>-2,45</text:p>
          </table:table-cell>
          <table:table-cell table:style-name="ce5" table:formula="of:=(TAN([.$B$6])*[.$F16])-([.$B$2]/(2*[.$A$2]^2*COS([.$B$6])^2))*[.$F16]^2" office:value-type="float" office:value="34.8869848545322" calcext:value-type="float">
            <text:p>34,8869848545322</text:p>
          </table:table-cell>
          <table:table-cell table:style-name="ce5" table:formula="of:=(TAN([.$B$7])*[.$F16])-([.$B$2]/(2*[.$A$2]^2*COS([.$B$7])^2))*[.$F16]^2" office:value-type="float" office:value="77.5623710198809" calcext:value-type="float">
            <text:p>77,5623710198809</text:p>
          </table:table-cell>
          <table:table-cell table:style-name="ce5" table:formula="of:=(TAN([.$B$8])*[.$F16])-([.$B$2]/(2*[.$A$2]^2*COS([.$B$8])^2))*[.$F16]^2" office:value-type="float" office:value="135.1" calcext:value-type="float">
            <text:p>135,1</text:p>
          </table:table-cell>
          <table:table-cell table:style-name="ce5" table:formula="of:=(TAN([.$B$9])*[.$F16])-([.$B$2]/(2*[.$A$2]^2*COS([.$B$9])^2))*[.$F16]^2" office:value-type="float" office:value="215.322211083887" calcext:value-type="float">
            <text:p>215,322211083887</text:p>
          </table:table-cell>
          <table:table-cell table:style-name="ce5" table:formula="of:=(TAN([.$B$10])*[.$F16])-([.$B$2]/(2*[.$A$2]^2*COS([.$B$10])^2))*[.$F16]^2" office:value-type="float" office:value="485.913015145468" calcext:value-type="float">
            <text:p>485,91301514546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0" calcext:value-type="float">
            <text:p>150</text:p>
          </table:table-cell>
          <table:table-cell table:style-name="ce5" table:formula="of:=(TAN([.$B$5])*[.$F17])-([.$B$2]/(2*[.$A$2]^2*COS([.$B$5])^2))*[.$F17]^2" office:value-type="float" office:value="-2.8125" calcext:value-type="float">
            <text:p>-2,8125</text:p>
          </table:table-cell>
          <table:table-cell table:style-name="ce5" table:formula="of:=(TAN([.$B$6])*[.$F17])-([.$B$2]/(2*[.$A$2]^2*COS([.$B$6])^2))*[.$F17]^2" office:value-type="float" office:value="37.1779504498183" calcext:value-type="float">
            <text:p>37,1779504498183</text:p>
          </table:table-cell>
          <table:table-cell table:style-name="ce5" table:formula="of:=(TAN([.$B$7])*[.$F17])-([.$B$2]/(2*[.$A$2]^2*COS([.$B$7])^2))*[.$F17]^2" office:value-type="float" office:value="82.8525403784439" calcext:value-type="float">
            <text:p>82,8525403784439</text:p>
          </table:table-cell>
          <table:table-cell table:style-name="ce5" table:formula="of:=(TAN([.$B$8])*[.$F17])-([.$B$2]/(2*[.$A$2]^2*COS([.$B$8])^2))*[.$F17]^2" office:value-type="float" office:value="144.375" calcext:value-type="float">
            <text:p>144,375</text:p>
          </table:table-cell>
          <table:table-cell table:style-name="ce5" table:formula="of:=(TAN([.$B$9])*[.$F17])-([.$B$2]/(2*[.$A$2]^2*COS([.$B$9])^2))*[.$F17]^2" office:value-type="float" office:value="230.034668280042" calcext:value-type="float">
            <text:p>230,034668280042</text:p>
          </table:table-cell>
          <table:table-cell table:style-name="ce5" table:formula="of:=(TAN([.$B$10])*[.$F17])-([.$B$2]/(2*[.$A$2]^2*COS([.$B$10])^2))*[.$F17]^2" office:value-type="float" office:value="517.822049550182" calcext:value-type="float">
            <text:p>517,82204955018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0" calcext:value-type="float">
            <text:p>160</text:p>
          </table:table-cell>
          <table:table-cell table:style-name="ce5" table:formula="of:=(TAN([.$B$5])*[.$F18])-([.$B$2]/(2*[.$A$2]^2*COS([.$B$5])^2))*[.$F18]^2" office:value-type="float" office:value="-3.2" calcext:value-type="float">
            <text:p>-3,2</text:p>
          </table:table-cell>
          <table:table-cell table:style-name="ce5" table:formula="of:=(TAN([.$B$6])*[.$F18])-([.$B$2]/(2*[.$A$2]^2*COS([.$B$6])^2))*[.$F18]^2" office:value-type="float" office:value="39.4421211258613" calcext:value-type="float">
            <text:p>39,4421211258613</text:p>
          </table:table-cell>
          <table:table-cell table:style-name="ce5" table:formula="of:=(TAN([.$B$7])*[.$F18])-([.$B$2]/(2*[.$A$2]^2*COS([.$B$7])^2))*[.$F18]^2" office:value-type="float" office:value="88.1093764036735" calcext:value-type="float">
            <text:p>88,1093764036735</text:p>
          </table:table-cell>
          <table:table-cell table:style-name="ce5" table:formula="of:=(TAN([.$B$8])*[.$F18])-([.$B$2]/(2*[.$A$2]^2*COS([.$B$8])^2))*[.$F18]^2" office:value-type="float" office:value="153.6" calcext:value-type="float">
            <text:p>153,6</text:p>
          </table:table-cell>
          <table:table-cell table:style-name="ce5" table:formula="of:=(TAN([.$B$9])*[.$F18])-([.$B$2]/(2*[.$A$2]^2*COS([.$B$9])^2))*[.$F18]^2" office:value-type="float" office:value="244.658098711077" calcext:value-type="float">
            <text:p>244,658098711077</text:p>
          </table:table-cell>
          <table:table-cell table:style-name="ce5" table:formula="of:=(TAN([.$B$10])*[.$F18])-([.$B$2]/(2*[.$A$2]^2*COS([.$B$10])^2))*[.$F18]^2" office:value-type="float" office:value="549.357878874139" calcext:value-type="float">
            <text:p>549,35787887413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0" calcext:value-type="float">
            <text:p>170</text:p>
          </table:table-cell>
          <table:table-cell table:style-name="ce5" table:formula="of:=(TAN([.$B$5])*[.$F19])-([.$B$2]/(2*[.$A$2]^2*COS([.$B$5])^2))*[.$F19]^2" office:value-type="float" office:value="-3.6125" calcext:value-type="float">
            <text:p>-3,6125</text:p>
          </table:table-cell>
          <table:table-cell table:style-name="ce5" table:formula="of:=(TAN([.$B$6])*[.$F19])-([.$B$2]/(2*[.$A$2]^2*COS([.$B$6])^2))*[.$F19]^2" office:value-type="float" office:value="41.6794968826611" calcext:value-type="float">
            <text:p>41,6794968826611</text:p>
          </table:table-cell>
          <table:table-cell table:style-name="ce5" table:formula="of:=(TAN([.$B$7])*[.$F19])-([.$B$2]/(2*[.$A$2]^2*COS([.$B$7])^2))*[.$F19]^2" office:value-type="float" office:value="93.3328790955697" calcext:value-type="float">
            <text:p>93,3328790955697</text:p>
          </table:table-cell>
          <table:table-cell table:style-name="ce5" table:formula="of:=(TAN([.$B$8])*[.$F19])-([.$B$2]/(2*[.$A$2]^2*COS([.$B$8])^2))*[.$F19]^2" office:value-type="float" office:value="162.775" calcext:value-type="float">
            <text:p>162,775</text:p>
          </table:table-cell>
          <table:table-cell table:style-name="ce5" table:formula="of:=(TAN([.$B$9])*[.$F19])-([.$B$2]/(2*[.$A$2]^2*COS([.$B$9])^2))*[.$F19]^2" office:value-type="float" office:value="259.19250237699" calcext:value-type="float">
            <text:p>259,19250237699</text:p>
          </table:table-cell>
          <table:table-cell table:style-name="ce5" table:formula="of:=(TAN([.$B$10])*[.$F19])-([.$B$2]/(2*[.$A$2]^2*COS([.$B$10])^2))*[.$F19]^2" office:value-type="float" office:value="580.520503117339" calcext:value-type="float">
            <text:p>580,52050311733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0" calcext:value-type="float">
            <text:p>180</text:p>
          </table:table-cell>
          <table:table-cell table:style-name="ce5" table:formula="of:=(TAN([.$B$5])*[.$F20])-([.$B$2]/(2*[.$A$2]^2*COS([.$B$5])^2))*[.$F20]^2" office:value-type="float" office:value="-4.05" calcext:value-type="float">
            <text:p>-4,05</text:p>
          </table:table-cell>
          <table:table-cell table:style-name="ce5" table:formula="of:=(TAN([.$B$6])*[.$F20])-([.$B$2]/(2*[.$A$2]^2*COS([.$B$6])^2))*[.$F20]^2" office:value-type="float" office:value="43.8900777202179" calcext:value-type="float">
            <text:p>43,8900777202179</text:p>
          </table:table-cell>
          <table:table-cell table:style-name="ce5" table:formula="of:=(TAN([.$B$7])*[.$F20])-([.$B$2]/(2*[.$A$2]^2*COS([.$B$7])^2))*[.$F20]^2" office:value-type="float" office:value="98.5230484541326" calcext:value-type="float">
            <text:p>98,5230484541326</text:p>
          </table:table-cell>
          <table:table-cell table:style-name="ce5" table:formula="of:=(TAN([.$B$8])*[.$F20])-([.$B$2]/(2*[.$A$2]^2*COS([.$B$8])^2))*[.$F20]^2" office:value-type="float" office:value="171.9" calcext:value-type="float">
            <text:p>171,9</text:p>
          </table:table-cell>
          <table:table-cell table:style-name="ce5" table:formula="of:=(TAN([.$B$9])*[.$F20])-([.$B$2]/(2*[.$A$2]^2*COS([.$B$9])^2))*[.$F20]^2" office:value-type="float" office:value="273.637879277783" calcext:value-type="float">
            <text:p>273,637879277783</text:p>
          </table:table-cell>
          <table:table-cell table:style-name="ce5" table:formula="of:=(TAN([.$B$10])*[.$F20])-([.$B$2]/(2*[.$A$2]^2*COS([.$B$10])^2))*[.$F20]^2" office:value-type="float" office:value="611.309922279782" calcext:value-type="float">
            <text:p>611,30992227978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0" calcext:value-type="float">
            <text:p>190</text:p>
          </table:table-cell>
          <table:table-cell table:style-name="ce5" table:formula="of:=(TAN([.$B$5])*[.$F21])-([.$B$2]/(2*[.$A$2]^2*COS([.$B$5])^2))*[.$F21]^2" office:value-type="float" office:value="-4.5125" calcext:value-type="float">
            <text:p>-4,5125</text:p>
          </table:table-cell>
          <table:table-cell table:style-name="ce5" table:formula="of:=(TAN([.$B$6])*[.$F21])-([.$B$2]/(2*[.$A$2]^2*COS([.$B$6])^2))*[.$F21]^2" office:value-type="float" office:value="46.0738636385316" calcext:value-type="float">
            <text:p>46,0738636385316</text:p>
          </table:table-cell>
          <table:table-cell table:style-name="ce5" table:formula="of:=(TAN([.$B$7])*[.$F21])-([.$B$2]/(2*[.$A$2]^2*COS([.$B$7])^2))*[.$F21]^2" office:value-type="float" office:value="103.679884479362" calcext:value-type="float">
            <text:p>103,679884479362</text:p>
          </table:table-cell>
          <table:table-cell table:style-name="ce5" table:formula="of:=(TAN([.$B$8])*[.$F21])-([.$B$2]/(2*[.$A$2]^2*COS([.$B$8])^2))*[.$F21]^2" office:value-type="float" office:value="180.975" calcext:value-type="float">
            <text:p>180,975</text:p>
          </table:table-cell>
          <table:table-cell table:style-name="ce5" table:formula="of:=(TAN([.$B$9])*[.$F21])-([.$B$2]/(2*[.$A$2]^2*COS([.$B$9])^2))*[.$F21]^2" office:value-type="float" office:value="287.994229413454" calcext:value-type="float">
            <text:p>287,994229413454</text:p>
          </table:table-cell>
          <table:table-cell table:style-name="ce5" table:formula="of:=(TAN([.$B$10])*[.$F21])-([.$B$2]/(2*[.$A$2]^2*COS([.$B$10])^2))*[.$F21]^2" office:value-type="float" office:value="641.726136361469" calcext:value-type="float">
            <text:p>641,72613636146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0" calcext:value-type="float">
            <text:p>200</text:p>
          </table:table-cell>
          <table:table-cell table:style-name="ce5" table:formula="of:=(TAN([.$B$5])*[.$F22])-([.$B$2]/(2*[.$A$2]^2*COS([.$B$5])^2))*[.$F22]^2" office:value-type="float" office:value="-5" calcext:value-type="float">
            <text:p>-5</text:p>
          </table:table-cell>
          <table:table-cell table:style-name="ce5" table:formula="of:=(TAN([.$B$6])*[.$F22])-([.$B$2]/(2*[.$A$2]^2*COS([.$B$6])^2))*[.$F22]^2" office:value-type="float" office:value="48.2308546376021" calcext:value-type="float">
            <text:p>48,2308546376021</text:p>
          </table:table-cell>
          <table:table-cell table:style-name="ce5" table:formula="of:=(TAN([.$B$7])*[.$F22])-([.$B$2]/(2*[.$A$2]^2*COS([.$B$7])^2))*[.$F22]^2" office:value-type="float" office:value="108.803387171258" calcext:value-type="float">
            <text:p>108,803387171258</text:p>
          </table:table-cell>
          <table:table-cell table:style-name="ce5" table:formula="of:=(TAN([.$B$8])*[.$F22])-([.$B$2]/(2*[.$A$2]^2*COS([.$B$8])^2))*[.$F22]^2" office:value-type="float" office:value="190" calcext:value-type="float">
            <text:p>190</text:p>
          </table:table-cell>
          <table:table-cell table:style-name="ce5" table:formula="of:=(TAN([.$B$9])*[.$F22])-([.$B$2]/(2*[.$A$2]^2*COS([.$B$9])^2))*[.$F22]^2" office:value-type="float" office:value="302.261552784005" calcext:value-type="float">
            <text:p>302,261552784005</text:p>
          </table:table-cell>
          <table:table-cell table:style-name="ce5" table:formula="of:=(TAN([.$B$10])*[.$F22])-([.$B$2]/(2*[.$A$2]^2*COS([.$B$10])^2))*[.$F22]^2" office:value-type="float" office:value="671.769145362398" calcext:value-type="float">
            <text:p>671,76914536239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0" calcext:value-type="float">
            <text:p>210</text:p>
          </table:table-cell>
          <table:table-cell table:style-name="ce5" table:formula="of:=(TAN([.$B$5])*[.$F23])-([.$B$2]/(2*[.$A$2]^2*COS([.$B$5])^2))*[.$F23]^2" office:value-type="float" office:value="-5.5125" calcext:value-type="float">
            <text:p>-5,5125</text:p>
          </table:table-cell>
          <table:table-cell table:style-name="ce5" table:formula="of:=(TAN([.$B$6])*[.$F23])-([.$B$2]/(2*[.$A$2]^2*COS([.$B$6])^2))*[.$F23]^2" office:value-type="float" office:value="50.3610507174295" calcext:value-type="float">
            <text:p>50,3610507174295</text:p>
          </table:table-cell>
          <table:table-cell table:style-name="ce5" table:formula="of:=(TAN([.$B$7])*[.$F23])-([.$B$2]/(2*[.$A$2]^2*COS([.$B$7])^2))*[.$F23]^2" office:value-type="float" office:value="113.893556529821" calcext:value-type="float">
            <text:p>113,893556529821</text:p>
          </table:table-cell>
          <table:table-cell table:style-name="ce5" table:formula="of:=(TAN([.$B$8])*[.$F23])-([.$B$2]/(2*[.$A$2]^2*COS([.$B$8])^2))*[.$F23]^2" office:value-type="float" office:value="198.975" calcext:value-type="float">
            <text:p>198,975</text:p>
          </table:table-cell>
          <table:table-cell table:style-name="ce5" table:formula="of:=(TAN([.$B$9])*[.$F23])-([.$B$2]/(2*[.$A$2]^2*COS([.$B$9])^2))*[.$F23]^2" office:value-type="float" office:value="316.439849389434" calcext:value-type="float">
            <text:p>316,439849389434</text:p>
          </table:table-cell>
          <table:table-cell table:style-name="ce5" table:formula="of:=(TAN([.$B$10])*[.$F23])-([.$B$2]/(2*[.$A$2]^2*COS([.$B$10])^2))*[.$F23]^2" office:value-type="float" office:value="701.438949282571" calcext:value-type="float">
            <text:p>701,43894928257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0" calcext:value-type="float">
            <text:p>220</text:p>
          </table:table-cell>
          <table:table-cell table:style-name="ce5" table:formula="of:=(TAN([.$B$5])*[.$F24])-([.$B$2]/(2*[.$A$2]^2*COS([.$B$5])^2))*[.$F24]^2" office:value-type="float" office:value="-6.05" calcext:value-type="float">
            <text:p>-6,05</text:p>
          </table:table-cell>
          <table:table-cell table:style-name="ce5" table:formula="of:=(TAN([.$B$6])*[.$F24])-([.$B$2]/(2*[.$A$2]^2*COS([.$B$6])^2))*[.$F24]^2" office:value-type="float" office:value="52.4644518780138" calcext:value-type="float">
            <text:p>52,4644518780138</text:p>
          </table:table-cell>
          <table:table-cell table:style-name="ce5" table:formula="of:=(TAN([.$B$7])*[.$F24])-([.$B$2]/(2*[.$A$2]^2*COS([.$B$7])^2))*[.$F24]^2" office:value-type="float" office:value="118.950392555051" calcext:value-type="float">
            <text:p>118,950392555051</text:p>
          </table:table-cell>
          <table:table-cell table:style-name="ce5" table:formula="of:=(TAN([.$B$8])*[.$F24])-([.$B$2]/(2*[.$A$2]^2*COS([.$B$8])^2))*[.$F24]^2" office:value-type="float" office:value="207.9" calcext:value-type="float">
            <text:p>207,9</text:p>
          </table:table-cell>
          <table:table-cell table:style-name="ce5" table:formula="of:=(TAN([.$B$9])*[.$F24])-([.$B$2]/(2*[.$A$2]^2*COS([.$B$9])^2))*[.$F24]^2" office:value-type="float" office:value="330.529119229743" calcext:value-type="float">
            <text:p>330,529119229743</text:p>
          </table:table-cell>
          <table:table-cell table:style-name="ce5" table:formula="of:=(TAN([.$B$10])*[.$F24])-([.$B$2]/(2*[.$A$2]^2*COS([.$B$10])^2))*[.$F24]^2" office:value-type="float" office:value="730.735548121986" calcext:value-type="float">
            <text:p>730,73554812198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0" calcext:value-type="float">
            <text:p>230</text:p>
          </table:table-cell>
          <table:table-cell table:style-name="ce5" table:formula="of:=(TAN([.$B$5])*[.$F25])-([.$B$2]/(2*[.$A$2]^2*COS([.$B$5])^2))*[.$F25]^2" office:value-type="float" office:value="-6.6125" calcext:value-type="float">
            <text:p>-6,6125</text:p>
          </table:table-cell>
          <table:table-cell table:style-name="ce5" table:formula="of:=(TAN([.$B$6])*[.$F25])-([.$B$2]/(2*[.$A$2]^2*COS([.$B$6])^2))*[.$F25]^2" office:value-type="float" office:value="54.541058119355" calcext:value-type="float">
            <text:p>54,541058119355</text:p>
          </table:table-cell>
          <table:table-cell table:style-name="ce5" table:formula="of:=(TAN([.$B$7])*[.$F25])-([.$B$2]/(2*[.$A$2]^2*COS([.$B$7])^2))*[.$F25]^2" office:value-type="float" office:value="123.973895246947" calcext:value-type="float">
            <text:p>123,973895246947</text:p>
          </table:table-cell>
          <table:table-cell table:style-name="ce5" table:formula="of:=(TAN([.$B$8])*[.$F25])-([.$B$2]/(2*[.$A$2]^2*COS([.$B$8])^2))*[.$F25]^2" office:value-type="float" office:value="216.775" calcext:value-type="float">
            <text:p>216,775</text:p>
          </table:table-cell>
          <table:table-cell table:style-name="ce5" table:formula="of:=(TAN([.$B$9])*[.$F25])-([.$B$2]/(2*[.$A$2]^2*COS([.$B$9])^2))*[.$F25]^2" office:value-type="float" office:value="344.52936230493" calcext:value-type="float">
            <text:p>344,52936230493</text:p>
          </table:table-cell>
          <table:table-cell table:style-name="ce5" table:formula="of:=(TAN([.$B$10])*[.$F25])-([.$B$2]/(2*[.$A$2]^2*COS([.$B$10])^2))*[.$F25]^2" office:value-type="float" office:value="759.658941880645" calcext:value-type="float">
            <text:p>759,65894188064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0" calcext:value-type="float">
            <text:p>240</text:p>
          </table:table-cell>
          <table:table-cell table:style-name="ce5" table:formula="of:=(TAN([.$B$5])*[.$F26])-([.$B$2]/(2*[.$A$2]^2*COS([.$B$5])^2))*[.$F26]^2" office:value-type="float" office:value="-7.2" calcext:value-type="float">
            <text:p>-7,2</text:p>
          </table:table-cell>
          <table:table-cell table:style-name="ce5" table:formula="of:=(TAN([.$B$6])*[.$F26])-([.$B$2]/(2*[.$A$2]^2*COS([.$B$6])^2))*[.$F26]^2" office:value-type="float" office:value="56.5908694414531" calcext:value-type="float">
            <text:p>56,5908694414531</text:p>
          </table:table-cell>
          <table:table-cell table:style-name="ce5" table:formula="of:=(TAN([.$B$7])*[.$F26])-([.$B$2]/(2*[.$A$2]^2*COS([.$B$7])^2))*[.$F26]^2" office:value-type="float" office:value="128.96406460551" calcext:value-type="float">
            <text:p>128,96406460551</text:p>
          </table:table-cell>
          <table:table-cell table:style-name="ce5" table:formula="of:=(TAN([.$B$8])*[.$F26])-([.$B$2]/(2*[.$A$2]^2*COS([.$B$8])^2))*[.$F26]^2" office:value-type="float" office:value="225.6" calcext:value-type="float">
            <text:p>225,6</text:p>
          </table:table-cell>
          <table:table-cell table:style-name="ce5" table:formula="of:=(TAN([.$B$9])*[.$F26])-([.$B$2]/(2*[.$A$2]^2*COS([.$B$9])^2))*[.$F26]^2" office:value-type="float" office:value="358.440578614997" calcext:value-type="float">
            <text:p>358,440578614997</text:p>
          </table:table-cell>
          <table:table-cell table:style-name="ce5" table:formula="of:=(TAN([.$B$10])*[.$F26])-([.$B$2]/(2*[.$A$2]^2*COS([.$B$10])^2))*[.$F26]^2" office:value-type="float" office:value="788.209130558547" calcext:value-type="float">
            <text:p>788,20913055854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0" calcext:value-type="float">
            <text:p>250</text:p>
          </table:table-cell>
          <table:table-cell table:style-name="ce5" table:formula="of:=(TAN([.$B$5])*[.$F27])-([.$B$2]/(2*[.$A$2]^2*COS([.$B$5])^2))*[.$F27]^2" office:value-type="float" office:value="-7.8125" calcext:value-type="float">
            <text:p>-7,8125</text:p>
          </table:table-cell>
          <table:table-cell table:style-name="ce5" table:formula="of:=(TAN([.$B$6])*[.$F27])-([.$B$2]/(2*[.$A$2]^2*COS([.$B$6])^2))*[.$F27]^2" office:value-type="float" office:value="58.6138858443081" calcext:value-type="float">
            <text:p>58,6138858443081</text:p>
          </table:table-cell>
          <table:table-cell table:style-name="ce5" table:formula="of:=(TAN([.$B$7])*[.$F27])-([.$B$2]/(2*[.$A$2]^2*COS([.$B$7])^2))*[.$F27]^2" office:value-type="float" office:value="133.92090063074" calcext:value-type="float">
            <text:p>133,92090063074</text:p>
          </table:table-cell>
          <table:table-cell table:style-name="ce5" table:formula="of:=(TAN([.$B$8])*[.$F27])-([.$B$2]/(2*[.$A$2]^2*COS([.$B$8])^2))*[.$F27]^2" office:value-type="float" office:value="234.375" calcext:value-type="float">
            <text:p>234,375</text:p>
          </table:table-cell>
          <table:table-cell table:style-name="ce5" table:formula="of:=(TAN([.$B$9])*[.$F27])-([.$B$2]/(2*[.$A$2]^2*COS([.$B$9])^2))*[.$F27]^2" office:value-type="float" office:value="372.262768159942" calcext:value-type="float">
            <text:p>372,262768159942</text:p>
          </table:table-cell>
          <table:table-cell table:style-name="ce5" table:formula="of:=(TAN([.$B$10])*[.$F27])-([.$B$2]/(2*[.$A$2]^2*COS([.$B$10])^2))*[.$F27]^2" office:value-type="float" office:value="816.386114155692" calcext:value-type="float">
            <text:p>816,38611415569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0" calcext:value-type="float">
            <text:p>260</text:p>
          </table:table-cell>
          <table:table-cell table:style-name="ce5" table:formula="of:=(TAN([.$B$5])*[.$F28])-([.$B$2]/(2*[.$A$2]^2*COS([.$B$5])^2))*[.$F28]^2" office:value-type="float" office:value="-8.45" calcext:value-type="float">
            <text:p>-8,45</text:p>
          </table:table-cell>
          <table:table-cell table:style-name="ce5" table:formula="of:=(TAN([.$B$6])*[.$F28])-([.$B$2]/(2*[.$A$2]^2*COS([.$B$6])^2))*[.$F28]^2" office:value-type="float" office:value="60.6101073279199" calcext:value-type="float">
            <text:p>60,6101073279199</text:p>
          </table:table-cell>
          <table:table-cell table:style-name="ce5" table:formula="of:=(TAN([.$B$7])*[.$F28])-([.$B$2]/(2*[.$A$2]^2*COS([.$B$7])^2))*[.$F28]^2" office:value-type="float" office:value="138.844403322636" calcext:value-type="float">
            <text:p>138,844403322636</text:p>
          </table:table-cell>
          <table:table-cell table:style-name="ce5" table:formula="of:=(TAN([.$B$8])*[.$F28])-([.$B$2]/(2*[.$A$2]^2*COS([.$B$8])^2))*[.$F28]^2" office:value-type="float" office:value="243.1" calcext:value-type="float">
            <text:p>243,1</text:p>
          </table:table-cell>
          <table:table-cell table:style-name="ce5" table:formula="of:=(TAN([.$B$9])*[.$F28])-([.$B$2]/(2*[.$A$2]^2*COS([.$B$9])^2))*[.$F28]^2" office:value-type="float" office:value="385.995930939766" calcext:value-type="float">
            <text:p>385,995930939766</text:p>
          </table:table-cell>
          <table:table-cell table:style-name="ce5" table:formula="of:=(TAN([.$B$10])*[.$F28])-([.$B$2]/(2*[.$A$2]^2*COS([.$B$10])^2))*[.$F28]^2" office:value-type="float" office:value="844.18989267208" calcext:value-type="float">
            <text:p>844,1898926720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0" calcext:value-type="float">
            <text:p>270</text:p>
          </table:table-cell>
          <table:table-cell table:style-name="ce5" table:formula="of:=(TAN([.$B$5])*[.$F29])-([.$B$2]/(2*[.$A$2]^2*COS([.$B$5])^2))*[.$F29]^2" office:value-type="float" office:value="-9.1125" calcext:value-type="float">
            <text:p>-9,1125</text:p>
          </table:table-cell>
          <table:table-cell table:style-name="ce5" table:formula="of:=(TAN([.$B$6])*[.$F29])-([.$B$2]/(2*[.$A$2]^2*COS([.$B$6])^2))*[.$F29]^2" office:value-type="float" office:value="62.5795338922887" calcext:value-type="float">
            <text:p>62,5795338922887</text:p>
          </table:table-cell>
          <table:table-cell table:style-name="ce5" table:formula="of:=(TAN([.$B$7])*[.$F29])-([.$B$2]/(2*[.$A$2]^2*COS([.$B$7])^2))*[.$F29]^2" office:value-type="float" office:value="143.734572681199" calcext:value-type="float">
            <text:p>143,734572681199</text:p>
          </table:table-cell>
          <table:table-cell table:style-name="ce5" table:formula="of:=(TAN([.$B$8])*[.$F29])-([.$B$2]/(2*[.$A$2]^2*COS([.$B$8])^2))*[.$F29]^2" office:value-type="float" office:value="251.775" calcext:value-type="float">
            <text:p>251,775</text:p>
          </table:table-cell>
          <table:table-cell table:style-name="ce5" table:formula="of:=(TAN([.$B$9])*[.$F29])-([.$B$2]/(2*[.$A$2]^2*COS([.$B$9])^2))*[.$F29]^2" office:value-type="float" office:value="399.64006695447" calcext:value-type="float">
            <text:p>399,64006695447</text:p>
          </table:table-cell>
          <table:table-cell table:style-name="ce5" table:formula="of:=(TAN([.$B$10])*[.$F29])-([.$B$2]/(2*[.$A$2]^2*COS([.$B$10])^2))*[.$F29]^2" office:value-type="float" office:value="871.620466107711" calcext:value-type="float">
            <text:p>871,62046610771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0" calcext:value-type="float">
            <text:p>280</text:p>
          </table:table-cell>
          <table:table-cell table:style-name="ce5" table:formula="of:=(TAN([.$B$5])*[.$F30])-([.$B$2]/(2*[.$A$2]^2*COS([.$B$5])^2))*[.$F30]^2" office:value-type="float" office:value="-9.8" calcext:value-type="float">
            <text:p>-9,8</text:p>
          </table:table-cell>
          <table:table-cell table:style-name="ce5" table:formula="of:=(TAN([.$B$6])*[.$F30])-([.$B$2]/(2*[.$A$2]^2*COS([.$B$6])^2))*[.$F30]^2" office:value-type="float" office:value="64.5221655374143" calcext:value-type="float">
            <text:p>64,5221655374143</text:p>
          </table:table-cell>
          <table:table-cell table:style-name="ce5" table:formula="of:=(TAN([.$B$7])*[.$F30])-([.$B$2]/(2*[.$A$2]^2*COS([.$B$7])^2))*[.$F30]^2" office:value-type="float" office:value="148.591408706429" calcext:value-type="float">
            <text:p>148,591408706429</text:p>
          </table:table-cell>
          <table:table-cell table:style-name="ce5" table:formula="of:=(TAN([.$B$8])*[.$F30])-([.$B$2]/(2*[.$A$2]^2*COS([.$B$8])^2))*[.$F30]^2" office:value-type="float" office:value="260.4" calcext:value-type="float">
            <text:p>260,4</text:p>
          </table:table-cell>
          <table:table-cell table:style-name="ce5" table:formula="of:=(TAN([.$B$9])*[.$F30])-([.$B$2]/(2*[.$A$2]^2*COS([.$B$9])^2))*[.$F30]^2" office:value-type="float" office:value="413.195176204052" calcext:value-type="float">
            <text:p>413,195176204052</text:p>
          </table:table-cell>
          <table:table-cell table:style-name="ce5" table:formula="of:=(TAN([.$B$10])*[.$F30])-([.$B$2]/(2*[.$A$2]^2*COS([.$B$10])^2))*[.$F30]^2" office:value-type="float" office:value="898.677834462586" calcext:value-type="float">
            <text:p>898,67783446258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0" calcext:value-type="float">
            <text:p>290</text:p>
          </table:table-cell>
          <table:table-cell table:style-name="ce5" table:formula="of:=(TAN([.$B$5])*[.$F31])-([.$B$2]/(2*[.$A$2]^2*COS([.$B$5])^2))*[.$F31]^2" office:value-type="float" office:value="-10.5125" calcext:value-type="float">
            <text:p>-10,5125</text:p>
          </table:table-cell>
          <table:table-cell table:style-name="ce5" table:formula="of:=(TAN([.$B$6])*[.$F31])-([.$B$2]/(2*[.$A$2]^2*COS([.$B$6])^2))*[.$F31]^2" office:value-type="float" office:value="66.4380022632969" calcext:value-type="float">
            <text:p>66,4380022632969</text:p>
          </table:table-cell>
          <table:table-cell table:style-name="ce5" table:formula="of:=(TAN([.$B$7])*[.$F31])-([.$B$2]/(2*[.$A$2]^2*COS([.$B$7])^2))*[.$F31]^2" office:value-type="float" office:value="153.414911398325" calcext:value-type="float">
            <text:p>153,414911398325</text:p>
          </table:table-cell>
          <table:table-cell table:style-name="ce5" table:formula="of:=(TAN([.$B$8])*[.$F31])-([.$B$2]/(2*[.$A$2]^2*COS([.$B$8])^2))*[.$F31]^2" office:value-type="float" office:value="268.975" calcext:value-type="float">
            <text:p>268,975</text:p>
          </table:table-cell>
          <table:table-cell table:style-name="ce5" table:formula="of:=(TAN([.$B$9])*[.$F31])-([.$B$2]/(2*[.$A$2]^2*COS([.$B$9])^2))*[.$F31]^2" office:value-type="float" office:value="426.661258688513" calcext:value-type="float">
            <text:p>426,661258688513</text:p>
          </table:table-cell>
          <table:table-cell table:style-name="ce5" table:formula="of:=(TAN([.$B$10])*[.$F31])-([.$B$2]/(2*[.$A$2]^2*COS([.$B$10])^2))*[.$F31]^2" office:value-type="float" office:value="925.361997736703" calcext:value-type="float">
            <text:p>925,36199773670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0" calcext:value-type="float">
            <text:p>300</text:p>
          </table:table-cell>
          <table:table-cell table:style-name="ce5" table:formula="of:=(TAN([.$B$5])*[.$F32])-([.$B$2]/(2*[.$A$2]^2*COS([.$B$5])^2))*[.$F32]^2" office:value-type="float" office:value="-11.25" calcext:value-type="float">
            <text:p>-11,25</text:p>
          </table:table-cell>
          <table:table-cell table:style-name="ce5" table:formula="of:=(TAN([.$B$6])*[.$F32])-([.$B$2]/(2*[.$A$2]^2*COS([.$B$6])^2))*[.$F32]^2" office:value-type="float" office:value="68.3270440699363" calcext:value-type="float">
            <text:p>68,3270440699363</text:p>
          </table:table-cell>
          <table:table-cell table:style-name="ce5" table:formula="of:=(TAN([.$B$7])*[.$F32])-([.$B$2]/(2*[.$A$2]^2*COS([.$B$7])^2))*[.$F32]^2" office:value-type="float" office:value="158.205080756888" calcext:value-type="float">
            <text:p>158,205080756888</text:p>
          </table:table-cell>
          <table:table-cell table:style-name="ce5" table:formula="of:=(TAN([.$B$8])*[.$F32])-([.$B$2]/(2*[.$A$2]^2*COS([.$B$8])^2))*[.$F32]^2" office:value-type="float" office:value="277.5" calcext:value-type="float">
            <text:p>277,5</text:p>
          </table:table-cell>
          <table:table-cell table:style-name="ce5" table:formula="of:=(TAN([.$B$9])*[.$F32])-([.$B$2]/(2*[.$A$2]^2*COS([.$B$9])^2))*[.$F32]^2" office:value-type="float" office:value="440.038314407853" calcext:value-type="float">
            <text:p>440,038314407853</text:p>
          </table:table-cell>
          <table:table-cell table:style-name="ce5" table:formula="of:=(TAN([.$B$10])*[.$F32])-([.$B$2]/(2*[.$A$2]^2*COS([.$B$10])^2))*[.$F32]^2" office:value-type="float" office:value="951.672955930064" calcext:value-type="float">
            <text:p>951,67295593006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0" calcext:value-type="float">
            <text:p>310</text:p>
          </table:table-cell>
          <table:table-cell table:style-name="ce5" table:formula="of:=(TAN([.$B$5])*[.$F33])-([.$B$2]/(2*[.$A$2]^2*COS([.$B$5])^2))*[.$F33]^2" office:value-type="float" office:value="-12.0125" calcext:value-type="float">
            <text:p>-12,0125</text:p>
          </table:table-cell>
          <table:table-cell table:style-name="ce5" table:formula="of:=(TAN([.$B$6])*[.$F33])-([.$B$2]/(2*[.$A$2]^2*COS([.$B$6])^2))*[.$F33]^2" office:value-type="float" office:value="70.1892909573326" calcext:value-type="float">
            <text:p>70,1892909573326</text:p>
          </table:table-cell>
          <table:table-cell table:style-name="ce5" table:formula="of:=(TAN([.$B$7])*[.$F33])-([.$B$2]/(2*[.$A$2]^2*COS([.$B$7])^2))*[.$F33]^2" office:value-type="float" office:value="162.961916782117" calcext:value-type="float">
            <text:p>162,961916782117</text:p>
          </table:table-cell>
          <table:table-cell table:style-name="ce5" table:formula="of:=(TAN([.$B$8])*[.$F33])-([.$B$2]/(2*[.$A$2]^2*COS([.$B$8])^2))*[.$F33]^2" office:value-type="float" office:value="285.975" calcext:value-type="float">
            <text:p>285,975</text:p>
          </table:table-cell>
          <table:table-cell table:style-name="ce5" table:formula="of:=(TAN([.$B$9])*[.$F33])-([.$B$2]/(2*[.$A$2]^2*COS([.$B$9])^2))*[.$F33]^2" office:value-type="float" office:value="453.326343362073" calcext:value-type="float">
            <text:p>453,326343362073</text:p>
          </table:table-cell>
          <table:table-cell table:style-name="ce5" table:formula="of:=(TAN([.$B$10])*[.$F33])-([.$B$2]/(2*[.$A$2]^2*COS([.$B$10])^2))*[.$F33]^2" office:value-type="float" office:value="977.610709042667" calcext:value-type="float">
            <text:p>977,61070904266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0" calcext:value-type="float">
            <text:p>320</text:p>
          </table:table-cell>
          <table:table-cell table:style-name="ce5" table:formula="of:=(TAN([.$B$5])*[.$F34])-([.$B$2]/(2*[.$A$2]^2*COS([.$B$5])^2))*[.$F34]^2" office:value-type="float" office:value="-12.8" calcext:value-type="float">
            <text:p>-12,8</text:p>
          </table:table-cell>
          <table:table-cell table:style-name="ce5" table:formula="of:=(TAN([.$B$6])*[.$F34])-([.$B$2]/(2*[.$A$2]^2*COS([.$B$6])^2))*[.$F34]^2" office:value-type="float" office:value="72.0247429254858" calcext:value-type="float">
            <text:p>72,0247429254858</text:p>
          </table:table-cell>
          <table:table-cell table:style-name="ce5" table:formula="of:=(TAN([.$B$7])*[.$F34])-([.$B$2]/(2*[.$A$2]^2*COS([.$B$7])^2))*[.$F34]^2" office:value-type="float" office:value="167.685419474014" calcext:value-type="float">
            <text:p>167,685419474014</text:p>
          </table:table-cell>
          <table:table-cell table:style-name="ce5" table:formula="of:=(TAN([.$B$8])*[.$F34])-([.$B$2]/(2*[.$A$2]^2*COS([.$B$8])^2))*[.$F34]^2" office:value-type="float" office:value="294.4" calcext:value-type="float">
            <text:p>294,4</text:p>
          </table:table-cell>
          <table:table-cell table:style-name="ce5" table:formula="of:=(TAN([.$B$9])*[.$F34])-([.$B$2]/(2*[.$A$2]^2*COS([.$B$9])^2))*[.$F34]^2" office:value-type="float" office:value="466.525345551171" calcext:value-type="float">
            <text:p>466,525345551171</text:p>
          </table:table-cell>
          <table:table-cell table:style-name="ce5" table:formula="of:=(TAN([.$B$10])*[.$F34])-([.$B$2]/(2*[.$A$2]^2*COS([.$B$10])^2))*[.$F34]^2" office:value-type="float" office:value="1003.17525707451" calcext:value-type="float">
            <text:p>1003,1752570745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0" calcext:value-type="float">
            <text:p>330</text:p>
          </table:table-cell>
          <table:table-cell table:style-name="ce5" table:formula="of:=(TAN([.$B$5])*[.$F35])-([.$B$2]/(2*[.$A$2]^2*COS([.$B$5])^2))*[.$F35]^2" office:value-type="float" office:value="-13.6125" calcext:value-type="float">
            <text:p>-13,6125</text:p>
          </table:table-cell>
          <table:table-cell table:style-name="ce5" table:formula="of:=(TAN([.$B$6])*[.$F35])-([.$B$2]/(2*[.$A$2]^2*COS([.$B$6])^2))*[.$F35]^2" office:value-type="float" office:value="73.8333999743959" calcext:value-type="float">
            <text:p>73,8333999743959</text:p>
          </table:table-cell>
          <table:table-cell table:style-name="ce5" table:formula="of:=(TAN([.$B$7])*[.$F35])-([.$B$2]/(2*[.$A$2]^2*COS([.$B$7])^2))*[.$F35]^2" office:value-type="float" office:value="172.375588832576" calcext:value-type="float">
            <text:p>172,375588832576</text:p>
          </table:table-cell>
          <table:table-cell table:style-name="ce5" table:formula="of:=(TAN([.$B$8])*[.$F35])-([.$B$2]/(2*[.$A$2]^2*COS([.$B$8])^2))*[.$F35]^2" office:value-type="float" office:value="302.775" calcext:value-type="float">
            <text:p>302,775</text:p>
          </table:table-cell>
          <table:table-cell table:style-name="ce5" table:formula="of:=(TAN([.$B$9])*[.$F35])-([.$B$2]/(2*[.$A$2]^2*COS([.$B$9])^2))*[.$F35]^2" office:value-type="float" office:value="479.635320975148" calcext:value-type="float">
            <text:p>479,635320975148</text:p>
          </table:table-cell>
          <table:table-cell table:style-name="ce5" table:formula="of:=(TAN([.$B$10])*[.$F35])-([.$B$2]/(2*[.$A$2]^2*COS([.$B$10])^2))*[.$F35]^2" office:value-type="float" office:value="1028.3666000256" calcext:value-type="float">
            <text:p>1028,366600025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0" calcext:value-type="float">
            <text:p>340</text:p>
          </table:table-cell>
          <table:table-cell table:style-name="ce5" table:formula="of:=(TAN([.$B$5])*[.$F36])-([.$B$2]/(2*[.$A$2]^2*COS([.$B$5])^2))*[.$F36]^2" office:value-type="float" office:value="-14.45" calcext:value-type="float">
            <text:p>-14,45</text:p>
          </table:table-cell>
          <table:table-cell table:style-name="ce5" table:formula="of:=(TAN([.$B$6])*[.$F36])-([.$B$2]/(2*[.$A$2]^2*COS([.$B$6])^2))*[.$F36]^2" office:value-type="float" office:value="75.6152621040628" calcext:value-type="float">
            <text:p>75,6152621040628</text:p>
          </table:table-cell>
          <table:table-cell table:style-name="ce5" table:formula="of:=(TAN([.$B$7])*[.$F36])-([.$B$2]/(2*[.$A$2]^2*COS([.$B$7])^2))*[.$F36]^2" office:value-type="float" office:value="177.032424857806" calcext:value-type="float">
            <text:p>177,032424857806</text:p>
          </table:table-cell>
          <table:table-cell table:style-name="ce5" table:formula="of:=(TAN([.$B$8])*[.$F36])-([.$B$2]/(2*[.$A$2]^2*COS([.$B$8])^2))*[.$F36]^2" office:value-type="float" office:value="311.1" calcext:value-type="float">
            <text:p>311,1</text:p>
          </table:table-cell>
          <table:table-cell table:style-name="ce5" table:formula="of:=(TAN([.$B$9])*[.$F36])-([.$B$2]/(2*[.$A$2]^2*COS([.$B$9])^2))*[.$F36]^2" office:value-type="float" office:value="492.656269634004" calcext:value-type="float">
            <text:p>492,656269634004</text:p>
          </table:table-cell>
          <table:table-cell table:style-name="ce5" table:formula="of:=(TAN([.$B$10])*[.$F36])-([.$B$2]/(2*[.$A$2]^2*COS([.$B$10])^2))*[.$F36]^2" office:value-type="float" office:value="1053.18473789594" calcext:value-type="float">
            <text:p>1053,1847378959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0" calcext:value-type="float">
            <text:p>350</text:p>
          </table:table-cell>
          <table:table-cell table:style-name="ce5" table:formula="of:=(TAN([.$B$5])*[.$F37])-([.$B$2]/(2*[.$A$2]^2*COS([.$B$5])^2))*[.$F37]^2" office:value-type="float" office:value="-15.3125" calcext:value-type="float">
            <text:p>-15,3125</text:p>
          </table:table-cell>
          <table:table-cell table:style-name="ce5" table:formula="of:=(TAN([.$B$6])*[.$F37])-([.$B$2]/(2*[.$A$2]^2*COS([.$B$6])^2))*[.$F37]^2" office:value-type="float" office:value="77.3703293144867" calcext:value-type="float">
            <text:p>77,3703293144867</text:p>
          </table:table-cell>
          <table:table-cell table:style-name="ce5" table:formula="of:=(TAN([.$B$7])*[.$F37])-([.$B$2]/(2*[.$A$2]^2*COS([.$B$7])^2))*[.$F37]^2" office:value-type="float" office:value="181.655927549702" calcext:value-type="float">
            <text:p>181,655927549702</text:p>
          </table:table-cell>
          <table:table-cell table:style-name="ce5" table:formula="of:=(TAN([.$B$8])*[.$F37])-([.$B$2]/(2*[.$A$2]^2*COS([.$B$8])^2))*[.$F37]^2" office:value-type="float" office:value="319.375" calcext:value-type="float">
            <text:p>319,375</text:p>
          </table:table-cell>
          <table:table-cell table:style-name="ce5" table:formula="of:=(TAN([.$B$9])*[.$F37])-([.$B$2]/(2*[.$A$2]^2*COS([.$B$9])^2))*[.$F37]^2" office:value-type="float" office:value="505.588191527739" calcext:value-type="float">
            <text:p>505,588191527739</text:p>
          </table:table-cell>
          <table:table-cell table:style-name="ce5" table:formula="of:=(TAN([.$B$10])*[.$F37])-([.$B$2]/(2*[.$A$2]^2*COS([.$B$10])^2))*[.$F37]^2" office:value-type="float" office:value="1077.62967068551" calcext:value-type="float">
            <text:p>1077,6296706855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0" calcext:value-type="float">
            <text:p>360</text:p>
          </table:table-cell>
          <table:table-cell table:style-name="ce5" table:formula="of:=(TAN([.$B$5])*[.$F38])-([.$B$2]/(2*[.$A$2]^2*COS([.$B$5])^2))*[.$F38]^2" office:value-type="float" office:value="-16.2" calcext:value-type="float">
            <text:p>-16,2</text:p>
          </table:table-cell>
          <table:table-cell table:style-name="ce5" table:formula="of:=(TAN([.$B$6])*[.$F38])-([.$B$2]/(2*[.$A$2]^2*COS([.$B$6])^2))*[.$F38]^2" office:value-type="float" office:value="79.0986016056674" calcext:value-type="float">
            <text:p>79,0986016056674</text:p>
          </table:table-cell>
          <table:table-cell table:style-name="ce5" table:formula="of:=(TAN([.$B$7])*[.$F38])-([.$B$2]/(2*[.$A$2]^2*COS([.$B$7])^2))*[.$F38]^2" office:value-type="float" office:value="186.246096908265" calcext:value-type="float">
            <text:p>186,246096908265</text:p>
          </table:table-cell>
          <table:table-cell table:style-name="ce5" table:formula="of:=(TAN([.$B$8])*[.$F38])-([.$B$2]/(2*[.$A$2]^2*COS([.$B$8])^2))*[.$F38]^2" office:value-type="float" office:value="327.6" calcext:value-type="float">
            <text:p>327,6</text:p>
          </table:table-cell>
          <table:table-cell table:style-name="ce5" table:formula="of:=(TAN([.$B$9])*[.$F38])-([.$B$2]/(2*[.$A$2]^2*COS([.$B$9])^2))*[.$F38]^2" office:value-type="float" office:value="518.431086656353" calcext:value-type="float">
            <text:p>518,431086656353</text:p>
          </table:table-cell>
          <table:table-cell table:style-name="ce5" table:formula="of:=(TAN([.$B$10])*[.$F38])-([.$B$2]/(2*[.$A$2]^2*COS([.$B$10])^2))*[.$F38]^2" office:value-type="float" office:value="1101.70139839433" calcext:value-type="float">
            <text:p>1101,7013983943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0" calcext:value-type="float">
            <text:p>370</text:p>
          </table:table-cell>
          <table:table-cell table:style-name="ce5" table:formula="of:=(TAN([.$B$5])*[.$F39])-([.$B$2]/(2*[.$A$2]^2*COS([.$B$5])^2))*[.$F39]^2" office:value-type="float" office:value="-17.1125" calcext:value-type="float">
            <text:p>-17,1125</text:p>
          </table:table-cell>
          <table:table-cell table:style-name="ce5" table:formula="of:=(TAN([.$B$6])*[.$F39])-([.$B$2]/(2*[.$A$2]^2*COS([.$B$6])^2))*[.$F39]^2" office:value-type="float" office:value="80.800078977605" calcext:value-type="float">
            <text:p>80,800078977605</text:p>
          </table:table-cell>
          <table:table-cell table:style-name="ce5" table:formula="of:=(TAN([.$B$7])*[.$F39])-([.$B$2]/(2*[.$A$2]^2*COS([.$B$7])^2))*[.$F39]^2" office:value-type="float" office:value="190.802932933495" calcext:value-type="float">
            <text:p>190,802932933495</text:p>
          </table:table-cell>
          <table:table-cell table:style-name="ce5" table:formula="of:=(TAN([.$B$8])*[.$F39])-([.$B$2]/(2*[.$A$2]^2*COS([.$B$8])^2))*[.$F39]^2" office:value-type="float" office:value="335.775" calcext:value-type="float">
            <text:p>335,775</text:p>
          </table:table-cell>
          <table:table-cell table:style-name="ce5" table:formula="of:=(TAN([.$B$9])*[.$F39])-([.$B$2]/(2*[.$A$2]^2*COS([.$B$9])^2))*[.$F39]^2" office:value-type="float" office:value="531.184955019846" calcext:value-type="float">
            <text:p>531,184955019846</text:p>
          </table:table-cell>
          <table:table-cell table:style-name="ce5" table:formula="of:=(TAN([.$B$10])*[.$F39])-([.$B$2]/(2*[.$A$2]^2*COS([.$B$10])^2))*[.$F39]^2" office:value-type="float" office:value="1125.39992102239" calcext:value-type="float">
            <text:p>1125,3999210223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0" calcext:value-type="float">
            <text:p>380</text:p>
          </table:table-cell>
          <table:table-cell table:style-name="ce5" table:formula="of:=(TAN([.$B$5])*[.$F40])-([.$B$2]/(2*[.$A$2]^2*COS([.$B$5])^2))*[.$F40]^2" office:value-type="float" office:value="-18.05" calcext:value-type="float">
            <text:p>-18,05</text:p>
          </table:table-cell>
          <table:table-cell table:style-name="ce5" table:formula="of:=(TAN([.$B$6])*[.$F40])-([.$B$2]/(2*[.$A$2]^2*COS([.$B$6])^2))*[.$F40]^2" office:value-type="float" office:value="82.4747614302996" calcext:value-type="float">
            <text:p>82,4747614302996</text:p>
          </table:table-cell>
          <table:table-cell table:style-name="ce5" table:formula="of:=(TAN([.$B$7])*[.$F40])-([.$B$2]/(2*[.$A$2]^2*COS([.$B$7])^2))*[.$F40]^2" office:value-type="float" office:value="195.326435625391" calcext:value-type="float">
            <text:p>195,326435625391</text:p>
          </table:table-cell>
          <table:table-cell table:style-name="ce5" table:formula="of:=(TAN([.$B$8])*[.$F40])-([.$B$2]/(2*[.$A$2]^2*COS([.$B$8])^2))*[.$F40]^2" office:value-type="float" office:value="343.9" calcext:value-type="float">
            <text:p>343,9</text:p>
          </table:table-cell>
          <table:table-cell table:style-name="ce5" table:formula="of:=(TAN([.$B$9])*[.$F40])-([.$B$2]/(2*[.$A$2]^2*COS([.$B$9])^2))*[.$F40]^2" office:value-type="float" office:value="543.849796618218" calcext:value-type="float">
            <text:p>543,849796618218</text:p>
          </table:table-cell>
          <table:table-cell table:style-name="ce5" table:formula="of:=(TAN([.$B$10])*[.$F40])-([.$B$2]/(2*[.$A$2]^2*COS([.$B$10])^2))*[.$F40]^2" office:value-type="float" office:value="1148.7252385697" calcext:value-type="float">
            <text:p>1148,725238569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0" calcext:value-type="float">
            <text:p>390</text:p>
          </table:table-cell>
          <table:table-cell table:style-name="ce5" table:formula="of:=(TAN([.$B$5])*[.$F41])-([.$B$2]/(2*[.$A$2]^2*COS([.$B$5])^2))*[.$F41]^2" office:value-type="float" office:value="-19.0125" calcext:value-type="float">
            <text:p>-19,0125</text:p>
          </table:table-cell>
          <table:table-cell table:style-name="ce5" table:formula="of:=(TAN([.$B$6])*[.$F41])-([.$B$2]/(2*[.$A$2]^2*COS([.$B$6])^2))*[.$F41]^2" office:value-type="float" office:value="84.122648963751" calcext:value-type="float">
            <text:p>84,122648963751</text:p>
          </table:table-cell>
          <table:table-cell table:style-name="ce5" table:formula="of:=(TAN([.$B$7])*[.$F41])-([.$B$2]/(2*[.$A$2]^2*COS([.$B$7])^2))*[.$F41]^2" office:value-type="float" office:value="199.816604983954" calcext:value-type="float">
            <text:p>199,816604983954</text:p>
          </table:table-cell>
          <table:table-cell table:style-name="ce5" table:formula="of:=(TAN([.$B$8])*[.$F41])-([.$B$2]/(2*[.$A$2]^2*COS([.$B$8])^2))*[.$F41]^2" office:value-type="float" office:value="351.975" calcext:value-type="float">
            <text:p>351,975</text:p>
          </table:table-cell>
          <table:table-cell table:style-name="ce5" table:formula="of:=(TAN([.$B$9])*[.$F41])-([.$B$2]/(2*[.$A$2]^2*COS([.$B$9])^2))*[.$F41]^2" office:value-type="float" office:value="556.42561145147" calcext:value-type="float">
            <text:p>556,42561145147</text:p>
          </table:table-cell>
          <table:table-cell table:style-name="ce5" table:formula="of:=(TAN([.$B$10])*[.$F41])-([.$B$2]/(2*[.$A$2]^2*COS([.$B$10])^2))*[.$F41]^2" office:value-type="float" office:value="1171.67735103625" calcext:value-type="float">
            <text:p>1171,6773510362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0" calcext:value-type="float">
            <text:p>400</text:p>
          </table:table-cell>
          <table:table-cell table:style-name="ce5" table:formula="of:=(TAN([.$B$5])*[.$F42])-([.$B$2]/(2*[.$A$2]^2*COS([.$B$5])^2))*[.$F42]^2" office:value-type="float" office:value="-20" calcext:value-type="float">
            <text:p>-20</text:p>
          </table:table-cell>
          <table:table-cell table:style-name="ce5" table:formula="of:=(TAN([.$B$6])*[.$F42])-([.$B$2]/(2*[.$A$2]^2*COS([.$B$6])^2))*[.$F42]^2" office:value-type="float" office:value="85.7437415779593" calcext:value-type="float">
            <text:p>85,7437415779593</text:p>
          </table:table-cell>
          <table:table-cell table:style-name="ce5" table:formula="of:=(TAN([.$B$7])*[.$F42])-([.$B$2]/(2*[.$A$2]^2*COS([.$B$7])^2))*[.$F42]^2" office:value-type="float" office:value="204.273441009184" calcext:value-type="float">
            <text:p>204,273441009184</text:p>
          </table:table-cell>
          <table:table-cell table:style-name="ce5" table:formula="of:=(TAN([.$B$8])*[.$F42])-([.$B$2]/(2*[.$A$2]^2*COS([.$B$8])^2))*[.$F42]^2" office:value-type="float" office:value="360" calcext:value-type="float">
            <text:p>360</text:p>
          </table:table-cell>
          <table:table-cell table:style-name="ce5" table:formula="of:=(TAN([.$B$9])*[.$F42])-([.$B$2]/(2*[.$A$2]^2*COS([.$B$9])^2))*[.$F42]^2" office:value-type="float" office:value="568.9123995196" calcext:value-type="float">
            <text:p>568,9123995196</text:p>
          </table:table-cell>
          <table:table-cell table:style-name="ce5" table:formula="of:=(TAN([.$B$10])*[.$F42])-([.$B$2]/(2*[.$A$2]^2*COS([.$B$10])^2))*[.$F42]^2" office:value-type="float" office:value="1194.25625842204" calcext:value-type="float">
            <text:p>1194,2562584220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10" calcext:value-type="float">
            <text:p>410</text:p>
          </table:table-cell>
          <table:table-cell table:style-name="ce5" table:formula="of:=(TAN([.$B$5])*[.$F43])-([.$B$2]/(2*[.$A$2]^2*COS([.$B$5])^2))*[.$F43]^2" office:value-type="float" office:value="-21.0125" calcext:value-type="float">
            <text:p>-21,0125</text:p>
          </table:table-cell>
          <table:table-cell table:style-name="ce5" table:formula="of:=(TAN([.$B$6])*[.$F43])-([.$B$2]/(2*[.$A$2]^2*COS([.$B$6])^2))*[.$F43]^2" office:value-type="float" office:value="87.3380392729245" calcext:value-type="float">
            <text:p>87,3380392729245</text:p>
          </table:table-cell>
          <table:table-cell table:style-name="ce5" table:formula="of:=(TAN([.$B$7])*[.$F43])-([.$B$2]/(2*[.$A$2]^2*COS([.$B$7])^2))*[.$F43]^2" office:value-type="float" office:value="208.69694370108" calcext:value-type="float">
            <text:p>208,69694370108</text:p>
          </table:table-cell>
          <table:table-cell table:style-name="ce5" table:formula="of:=(TAN([.$B$8])*[.$F43])-([.$B$2]/(2*[.$A$2]^2*COS([.$B$8])^2))*[.$F43]^2" office:value-type="float" office:value="367.975" calcext:value-type="float">
            <text:p>367,975</text:p>
          </table:table-cell>
          <table:table-cell table:style-name="ce5" table:formula="of:=(TAN([.$B$9])*[.$F43])-([.$B$2]/(2*[.$A$2]^2*COS([.$B$9])^2))*[.$F43]^2" office:value-type="float" office:value="581.310160822608" calcext:value-type="float">
            <text:p>581,310160822608</text:p>
          </table:table-cell>
          <table:table-cell table:style-name="ce5" table:formula="of:=(TAN([.$B$10])*[.$F43])-([.$B$2]/(2*[.$A$2]^2*COS([.$B$10])^2))*[.$F43]^2" office:value-type="float" office:value="1216.46196072708" calcext:value-type="float">
            <text:p>1216,4619607270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20" calcext:value-type="float">
            <text:p>420</text:p>
          </table:table-cell>
          <table:table-cell table:style-name="ce5" table:formula="of:=(TAN([.$B$5])*[.$F44])-([.$B$2]/(2*[.$A$2]^2*COS([.$B$5])^2))*[.$F44]^2" office:value-type="float" office:value="-22.05" calcext:value-type="float">
            <text:p>-22,05</text:p>
          </table:table-cell>
          <table:table-cell table:style-name="ce5" table:formula="of:=(TAN([.$B$6])*[.$F44])-([.$B$2]/(2*[.$A$2]^2*COS([.$B$6])^2))*[.$F44]^2" office:value-type="float" office:value="88.9055420486465" calcext:value-type="float">
            <text:p>88,9055420486465</text:p>
          </table:table-cell>
          <table:table-cell table:style-name="ce5" table:formula="of:=(TAN([.$B$7])*[.$F44])-([.$B$2]/(2*[.$A$2]^2*COS([.$B$7])^2))*[.$F44]^2" office:value-type="float" office:value="213.087113059643" calcext:value-type="float">
            <text:p>213,087113059643</text:p>
          </table:table-cell>
          <table:table-cell table:style-name="ce5" table:formula="of:=(TAN([.$B$8])*[.$F44])-([.$B$2]/(2*[.$A$2]^2*COS([.$B$8])^2))*[.$F44]^2" office:value-type="float" office:value="375.9" calcext:value-type="float">
            <text:p>375,9</text:p>
          </table:table-cell>
          <table:table-cell table:style-name="ce5" table:formula="of:=(TAN([.$B$9])*[.$F44])-([.$B$2]/(2*[.$A$2]^2*COS([.$B$9])^2))*[.$F44]^2" office:value-type="float" office:value="593.618895360496" calcext:value-type="float">
            <text:p>593,618895360496</text:p>
          </table:table-cell>
          <table:table-cell table:style-name="ce5" table:formula="of:=(TAN([.$B$10])*[.$F44])-([.$B$2]/(2*[.$A$2]^2*COS([.$B$10])^2))*[.$F44]^2" office:value-type="float" office:value="1238.29445795135" calcext:value-type="float">
            <text:p>1238,2944579513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30" calcext:value-type="float">
            <text:p>430</text:p>
          </table:table-cell>
          <table:table-cell table:style-name="ce5" table:formula="of:=(TAN([.$B$5])*[.$F45])-([.$B$2]/(2*[.$A$2]^2*COS([.$B$5])^2))*[.$F45]^2" office:value-type="float" office:value="-23.1125" calcext:value-type="float">
            <text:p>-23,1125</text:p>
          </table:table-cell>
          <table:table-cell table:style-name="ce5" table:formula="of:=(TAN([.$B$6])*[.$F45])-([.$B$2]/(2*[.$A$2]^2*COS([.$B$6])^2))*[.$F45]^2" office:value-type="float" office:value="90.4462499051255" calcext:value-type="float">
            <text:p>90,4462499051255</text:p>
          </table:table-cell>
          <table:table-cell table:style-name="ce5" table:formula="of:=(TAN([.$B$7])*[.$F45])-([.$B$2]/(2*[.$A$2]^2*COS([.$B$7])^2))*[.$F45]^2" office:value-type="float" office:value="217.443949084872" calcext:value-type="float">
            <text:p>217,443949084872</text:p>
          </table:table-cell>
          <table:table-cell table:style-name="ce5" table:formula="of:=(TAN([.$B$8])*[.$F45])-([.$B$2]/(2*[.$A$2]^2*COS([.$B$8])^2))*[.$F45]^2" office:value-type="float" office:value="383.775" calcext:value-type="float">
            <text:p>383,775</text:p>
          </table:table-cell>
          <table:table-cell table:style-name="ce5" table:formula="of:=(TAN([.$B$9])*[.$F45])-([.$B$2]/(2*[.$A$2]^2*COS([.$B$9])^2))*[.$F45]^2" office:value-type="float" office:value="605.838603133263" calcext:value-type="float">
            <text:p>605,838603133263</text:p>
          </table:table-cell>
          <table:table-cell table:style-name="ce5" table:formula="of:=(TAN([.$B$10])*[.$F45])-([.$B$2]/(2*[.$A$2]^2*COS([.$B$10])^2))*[.$F45]^2" office:value-type="float" office:value="1259.75375009487" calcext:value-type="float">
            <text:p>1259,7537500948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40" calcext:value-type="float">
            <text:p>440</text:p>
          </table:table-cell>
          <table:table-cell table:style-name="ce5" table:formula="of:=(TAN([.$B$5])*[.$F46])-([.$B$2]/(2*[.$A$2]^2*COS([.$B$5])^2))*[.$F46]^2" office:value-type="float" office:value="-24.2" calcext:value-type="float">
            <text:p>-24,2</text:p>
          </table:table-cell>
          <table:table-cell table:style-name="ce5" table:formula="of:=(TAN([.$B$6])*[.$F46])-([.$B$2]/(2*[.$A$2]^2*COS([.$B$6])^2))*[.$F46]^2" office:value-type="float" office:value="91.9601628423613" calcext:value-type="float">
            <text:p>91,9601628423613</text:p>
          </table:table-cell>
          <table:table-cell table:style-name="ce5" table:formula="of:=(TAN([.$B$7])*[.$F46])-([.$B$2]/(2*[.$A$2]^2*COS([.$B$7])^2))*[.$F46]^2" office:value-type="float" office:value="221.767451776769" calcext:value-type="float">
            <text:p>221,767451776769</text:p>
          </table:table-cell>
          <table:table-cell table:style-name="ce5" table:formula="of:=(TAN([.$B$8])*[.$F46])-([.$B$2]/(2*[.$A$2]^2*COS([.$B$8])^2))*[.$F46]^2" office:value-type="float" office:value="391.6" calcext:value-type="float">
            <text:p>391,6</text:p>
          </table:table-cell>
          <table:table-cell table:style-name="ce5" table:formula="of:=(TAN([.$B$9])*[.$F46])-([.$B$2]/(2*[.$A$2]^2*COS([.$B$9])^2))*[.$F46]^2" office:value-type="float" office:value="617.969284140909" calcext:value-type="float">
            <text:p>617,969284140909</text:p>
          </table:table-cell>
          <table:table-cell table:style-name="ce5" table:formula="of:=(TAN([.$B$10])*[.$F46])-([.$B$2]/(2*[.$A$2]^2*COS([.$B$10])^2))*[.$F46]^2" office:value-type="float" office:value="1280.83983715764" calcext:value-type="float">
            <text:p>1280,8398371576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50" calcext:value-type="float">
            <text:p>450</text:p>
          </table:table-cell>
          <table:table-cell table:style-name="ce5" table:formula="of:=(TAN([.$B$5])*[.$F47])-([.$B$2]/(2*[.$A$2]^2*COS([.$B$5])^2))*[.$F47]^2" office:value-type="float" office:value="-25.3125" calcext:value-type="float">
            <text:p>-25,3125</text:p>
          </table:table-cell>
          <table:table-cell table:style-name="ce5" table:formula="of:=(TAN([.$B$6])*[.$F47])-([.$B$2]/(2*[.$A$2]^2*COS([.$B$6])^2))*[.$F47]^2" office:value-type="float" office:value="93.447280860354" calcext:value-type="float">
            <text:p>93,447280860354</text:p>
          </table:table-cell>
          <table:table-cell table:style-name="ce5" table:formula="of:=(TAN([.$B$7])*[.$F47])-([.$B$2]/(2*[.$A$2]^2*COS([.$B$7])^2))*[.$F47]^2" office:value-type="float" office:value="226.057621135332" calcext:value-type="float">
            <text:p>226,057621135332</text:p>
          </table:table-cell>
          <table:table-cell table:style-name="ce5" table:formula="of:=(TAN([.$B$8])*[.$F47])-([.$B$2]/(2*[.$A$2]^2*COS([.$B$8])^2))*[.$F47]^2" office:value-type="float" office:value="399.375" calcext:value-type="float">
            <text:p>399,375</text:p>
          </table:table-cell>
          <table:table-cell table:style-name="ce5" table:formula="of:=(TAN([.$B$9])*[.$F47])-([.$B$2]/(2*[.$A$2]^2*COS([.$B$9])^2))*[.$F47]^2" office:value-type="float" office:value="630.010938383434" calcext:value-type="float">
            <text:p>630,010938383434</text:p>
          </table:table-cell>
          <table:table-cell table:style-name="ce5" table:formula="of:=(TAN([.$B$10])*[.$F47])-([.$B$2]/(2*[.$A$2]^2*COS([.$B$10])^2))*[.$F47]^2" office:value-type="float" office:value="1301.55271913965" calcext:value-type="float">
            <text:p>1301,5527191396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60" calcext:value-type="float">
            <text:p>460</text:p>
          </table:table-cell>
          <table:table-cell table:style-name="ce5" table:formula="of:=(TAN([.$B$5])*[.$F48])-([.$B$2]/(2*[.$A$2]^2*COS([.$B$5])^2))*[.$F48]^2" office:value-type="float" office:value="-26.45" calcext:value-type="float">
            <text:p>-26,45</text:p>
          </table:table-cell>
          <table:table-cell table:style-name="ce5" table:formula="of:=(TAN([.$B$6])*[.$F48])-([.$B$2]/(2*[.$A$2]^2*COS([.$B$6])^2))*[.$F48]^2" office:value-type="float" office:value="94.9076039591037" calcext:value-type="float">
            <text:p>94,9076039591037</text:p>
          </table:table-cell>
          <table:table-cell table:style-name="ce5" table:formula="of:=(TAN([.$B$7])*[.$F48])-([.$B$2]/(2*[.$A$2]^2*COS([.$B$7])^2))*[.$F48]^2" office:value-type="float" office:value="230.314457160561" calcext:value-type="float">
            <text:p>230,314457160561</text:p>
          </table:table-cell>
          <table:table-cell table:style-name="ce5" table:formula="of:=(TAN([.$B$8])*[.$F48])-([.$B$2]/(2*[.$A$2]^2*COS([.$B$8])^2))*[.$F48]^2" office:value-type="float" office:value="407.1" calcext:value-type="float">
            <text:p>407,1</text:p>
          </table:table-cell>
          <table:table-cell table:style-name="ce5" table:formula="of:=(TAN([.$B$9])*[.$F48])-([.$B$2]/(2*[.$A$2]^2*COS([.$B$9])^2))*[.$F48]^2" office:value-type="float" office:value="641.963565860838" calcext:value-type="float">
            <text:p>641,963565860838</text:p>
          </table:table-cell>
          <table:table-cell table:style-name="ce5" table:formula="of:=(TAN([.$B$10])*[.$F48])-([.$B$2]/(2*[.$A$2]^2*COS([.$B$10])^2))*[.$F48]^2" office:value-type="float" office:value="1321.8923960409" calcext:value-type="float">
            <text:p>1321,892396040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70" calcext:value-type="float">
            <text:p>470</text:p>
          </table:table-cell>
          <table:table-cell table:style-name="ce5" table:formula="of:=(TAN([.$B$5])*[.$F49])-([.$B$2]/(2*[.$A$2]^2*COS([.$B$5])^2))*[.$F49]^2" office:value-type="float" office:value="-27.6125" calcext:value-type="float">
            <text:p>-27,6125</text:p>
          </table:table-cell>
          <table:table-cell table:style-name="ce5" table:formula="of:=(TAN([.$B$6])*[.$F49])-([.$B$2]/(2*[.$A$2]^2*COS([.$B$6])^2))*[.$F49]^2" office:value-type="float" office:value="96.3411321386102" calcext:value-type="float">
            <text:p>96,3411321386102</text:p>
          </table:table-cell>
          <table:table-cell table:style-name="ce5" table:formula="of:=(TAN([.$B$7])*[.$F49])-([.$B$2]/(2*[.$A$2]^2*COS([.$B$7])^2))*[.$F49]^2" office:value-type="float" office:value="234.537959852457" calcext:value-type="float">
            <text:p>234,537959852457</text:p>
          </table:table-cell>
          <table:table-cell table:style-name="ce5" table:formula="of:=(TAN([.$B$8])*[.$F49])-([.$B$2]/(2*[.$A$2]^2*COS([.$B$8])^2))*[.$F49]^2" office:value-type="float" office:value="414.775" calcext:value-type="float">
            <text:p>414,775</text:p>
          </table:table-cell>
          <table:table-cell table:style-name="ce5" table:formula="of:=(TAN([.$B$9])*[.$F49])-([.$B$2]/(2*[.$A$2]^2*COS([.$B$9])^2))*[.$F49]^2" office:value-type="float" office:value="653.827166573121" calcext:value-type="float">
            <text:p>653,827166573121</text:p>
          </table:table-cell>
          <table:table-cell table:style-name="ce5" table:formula="of:=(TAN([.$B$10])*[.$F49])-([.$B$2]/(2*[.$A$2]^2*COS([.$B$10])^2))*[.$F49]^2" office:value-type="float" office:value="1341.85886786139" calcext:value-type="float">
            <text:p>1341,8588678613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80" calcext:value-type="float">
            <text:p>480</text:p>
          </table:table-cell>
          <table:table-cell table:style-name="ce5" table:formula="of:=(TAN([.$B$5])*[.$F50])-([.$B$2]/(2*[.$A$2]^2*COS([.$B$5])^2))*[.$F50]^2" office:value-type="float" office:value="-28.8" calcext:value-type="float">
            <text:p>-28,8</text:p>
          </table:table-cell>
          <table:table-cell table:style-name="ce5" table:formula="of:=(TAN([.$B$6])*[.$F50])-([.$B$2]/(2*[.$A$2]^2*COS([.$B$6])^2))*[.$F50]^2" office:value-type="float" office:value="97.7478653988736" calcext:value-type="float">
            <text:p>97,7478653988736</text:p>
          </table:table-cell>
          <table:table-cell table:style-name="ce5" table:formula="of:=(TAN([.$B$7])*[.$F50])-([.$B$2]/(2*[.$A$2]^2*COS([.$B$7])^2))*[.$F50]^2" office:value-type="float" office:value="238.72812921102" calcext:value-type="float">
            <text:p>238,72812921102</text:p>
          </table:table-cell>
          <table:table-cell table:style-name="ce5" table:formula="of:=(TAN([.$B$8])*[.$F50])-([.$B$2]/(2*[.$A$2]^2*COS([.$B$8])^2))*[.$F50]^2" office:value-type="float" office:value="422.4" calcext:value-type="float">
            <text:p>422,4</text:p>
          </table:table-cell>
          <table:table-cell table:style-name="ce5" table:formula="of:=(TAN([.$B$9])*[.$F50])-([.$B$2]/(2*[.$A$2]^2*COS([.$B$9])^2))*[.$F50]^2" office:value-type="float" office:value="665.601740520282" calcext:value-type="float">
            <text:p>665,601740520282</text:p>
          </table:table-cell>
          <table:table-cell table:style-name="ce5" table:formula="of:=(TAN([.$B$10])*[.$F50])-([.$B$2]/(2*[.$A$2]^2*COS([.$B$10])^2))*[.$F50]^2" office:value-type="float" office:value="1361.45213460113" calcext:value-type="float">
            <text:p>1361,4521346011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90" calcext:value-type="float">
            <text:p>490</text:p>
          </table:table-cell>
          <table:table-cell table:style-name="ce5" table:formula="of:=(TAN([.$B$5])*[.$F51])-([.$B$2]/(2*[.$A$2]^2*COS([.$B$5])^2))*[.$F51]^2" office:value-type="float" office:value="-30.0125" calcext:value-type="float">
            <text:p>-30,0125</text:p>
          </table:table-cell>
          <table:table-cell table:style-name="ce5" table:formula="of:=(TAN([.$B$6])*[.$F51])-([.$B$2]/(2*[.$A$2]^2*COS([.$B$6])^2))*[.$F51]^2" office:value-type="float" office:value="99.1278037398938" calcext:value-type="float">
            <text:p>99,1278037398938</text:p>
          </table:table-cell>
          <table:table-cell table:style-name="ce5" table:formula="of:=(TAN([.$B$7])*[.$F51])-([.$B$2]/(2*[.$A$2]^2*COS([.$B$7])^2))*[.$F51]^2" office:value-type="float" office:value="242.88496523625" calcext:value-type="float">
            <text:p>242,88496523625</text:p>
          </table:table-cell>
          <table:table-cell table:style-name="ce5" table:formula="of:=(TAN([.$B$8])*[.$F51])-([.$B$2]/(2*[.$A$2]^2*COS([.$B$8])^2))*[.$F51]^2" office:value-type="float" office:value="429.975" calcext:value-type="float">
            <text:p>429,975</text:p>
          </table:table-cell>
          <table:table-cell table:style-name="ce5" table:formula="of:=(TAN([.$B$9])*[.$F51])-([.$B$2]/(2*[.$A$2]^2*COS([.$B$9])^2))*[.$F51]^2" office:value-type="float" office:value="677.287287702323" calcext:value-type="float">
            <text:p>677,287287702323</text:p>
          </table:table-cell>
          <table:table-cell table:style-name="ce5" table:formula="of:=(TAN([.$B$10])*[.$F51])-([.$B$2]/(2*[.$A$2]^2*COS([.$B$10])^2))*[.$F51]^2" office:value-type="float" office:value="1380.67219626011" calcext:value-type="float">
            <text:p>1380,6721962601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00" calcext:value-type="float">
            <text:p>500</text:p>
          </table:table-cell>
          <table:table-cell table:style-name="ce5" table:formula="of:=(TAN([.$B$5])*[.$F52])-([.$B$2]/(2*[.$A$2]^2*COS([.$B$5])^2))*[.$F52]^2" office:value-type="float" office:value="-31.25" calcext:value-type="float">
            <text:p>-31,25</text:p>
          </table:table-cell>
          <table:table-cell table:style-name="ce5" table:formula="of:=(TAN([.$B$6])*[.$F52])-([.$B$2]/(2*[.$A$2]^2*COS([.$B$6])^2))*[.$F52]^2" office:value-type="float" office:value="100.480947161671" calcext:value-type="float">
            <text:p>100,480947161671</text:p>
          </table:table-cell>
          <table:table-cell table:style-name="ce5" table:formula="of:=(TAN([.$B$7])*[.$F52])-([.$B$2]/(2*[.$A$2]^2*COS([.$B$7])^2))*[.$F52]^2" office:value-type="float" office:value="247.008467928146" calcext:value-type="float">
            <text:p>247,008467928146</text:p>
          </table:table-cell>
          <table:table-cell table:style-name="ce5" table:formula="of:=(TAN([.$B$8])*[.$F52])-([.$B$2]/(2*[.$A$2]^2*COS([.$B$8])^2))*[.$F52]^2" office:value-type="float" office:value="437.5" calcext:value-type="float">
            <text:p>437,5</text:p>
          </table:table-cell>
          <table:table-cell table:style-name="ce5" table:formula="of:=(TAN([.$B$9])*[.$F52])-([.$B$2]/(2*[.$A$2]^2*COS([.$B$9])^2))*[.$F52]^2" office:value-type="float" office:value="688.883808119243" calcext:value-type="float">
            <text:p>688,883808119243</text:p>
          </table:table-cell>
          <table:table-cell table:style-name="ce5" table:formula="of:=(TAN([.$B$10])*[.$F52])-([.$B$2]/(2*[.$A$2]^2*COS([.$B$10])^2))*[.$F52]^2" office:value-type="float" office:value="1399.51905283833" calcext:value-type="float">
            <text:p>1399,5190528383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10" calcext:value-type="float">
            <text:p>510</text:p>
          </table:table-cell>
          <table:table-cell table:style-name="ce5" table:formula="of:=(TAN([.$B$5])*[.$F53])-([.$B$2]/(2*[.$A$2]^2*COS([.$B$5])^2))*[.$F53]^2" office:value-type="float" office:value="-32.5125" calcext:value-type="float">
            <text:p>-32,5125</text:p>
          </table:table-cell>
          <table:table-cell table:style-name="ce5" table:formula="of:=(TAN([.$B$6])*[.$F53])-([.$B$2]/(2*[.$A$2]^2*COS([.$B$6])^2))*[.$F53]^2" office:value-type="float" office:value="101.807295664205" calcext:value-type="float">
            <text:p>101,807295664205</text:p>
          </table:table-cell>
          <table:table-cell table:style-name="ce5" table:formula="of:=(TAN([.$B$7])*[.$F53])-([.$B$2]/(2*[.$A$2]^2*COS([.$B$7])^2))*[.$F53]^2" office:value-type="float" office:value="251.098637286709" calcext:value-type="float">
            <text:p>251,098637286709</text:p>
          </table:table-cell>
          <table:table-cell table:style-name="ce5" table:formula="of:=(TAN([.$B$8])*[.$F53])-([.$B$2]/(2*[.$A$2]^2*COS([.$B$8])^2))*[.$F53]^2" office:value-type="float" office:value="444.975" calcext:value-type="float">
            <text:p>444,975</text:p>
          </table:table-cell>
          <table:table-cell table:style-name="ce5" table:formula="of:=(TAN([.$B$9])*[.$F53])-([.$B$2]/(2*[.$A$2]^2*COS([.$B$9])^2))*[.$F53]^2" office:value-type="float" office:value="700.391301771042" calcext:value-type="float">
            <text:p>700,391301771042</text:p>
          </table:table-cell>
          <table:table-cell table:style-name="ce5" table:formula="of:=(TAN([.$B$10])*[.$F53])-([.$B$2]/(2*[.$A$2]^2*COS([.$B$10])^2))*[.$F53]^2" office:value-type="float" office:value="1417.9927043358" calcext:value-type="float">
            <text:p>1417,992704335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20" calcext:value-type="float">
            <text:p>520</text:p>
          </table:table-cell>
          <table:table-cell table:style-name="ce5" table:formula="of:=(TAN([.$B$5])*[.$F54])-([.$B$2]/(2*[.$A$2]^2*COS([.$B$5])^2))*[.$F54]^2" office:value-type="float" office:value="-33.8" calcext:value-type="float">
            <text:p>-33,8</text:p>
          </table:table-cell>
          <table:table-cell table:style-name="ce5" table:formula="of:=(TAN([.$B$6])*[.$F54])-([.$B$2]/(2*[.$A$2]^2*COS([.$B$6])^2))*[.$F54]^2" office:value-type="float" office:value="103.106849247496" calcext:value-type="float">
            <text:p>103,106849247496</text:p>
          </table:table-cell>
          <table:table-cell table:style-name="ce5" table:formula="of:=(TAN([.$B$7])*[.$F54])-([.$B$2]/(2*[.$A$2]^2*COS([.$B$7])^2))*[.$F54]^2" office:value-type="float" office:value="255.155473311939" calcext:value-type="float">
            <text:p>255,155473311939</text:p>
          </table:table-cell>
          <table:table-cell table:style-name="ce5" table:formula="of:=(TAN([.$B$8])*[.$F54])-([.$B$2]/(2*[.$A$2]^2*COS([.$B$8])^2))*[.$F54]^2" office:value-type="float" office:value="452.4" calcext:value-type="float">
            <text:p>452,4</text:p>
          </table:table-cell>
          <table:table-cell table:style-name="ce5" table:formula="of:=(TAN([.$B$9])*[.$F54])-([.$B$2]/(2*[.$A$2]^2*COS([.$B$9])^2))*[.$F54]^2" office:value-type="float" office:value="711.809768657719" calcext:value-type="float">
            <text:p>711,809768657719</text:p>
          </table:table-cell>
          <table:table-cell table:style-name="ce5" table:formula="of:=(TAN([.$B$10])*[.$F54])-([.$B$2]/(2*[.$A$2]^2*COS([.$B$10])^2))*[.$F54]^2" office:value-type="float" office:value="1436.0931507525" calcext:value-type="float">
            <text:p>1436,093150752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30" calcext:value-type="float">
            <text:p>530</text:p>
          </table:table-cell>
          <table:table-cell table:style-name="ce5" table:formula="of:=(TAN([.$B$5])*[.$F55])-([.$B$2]/(2*[.$A$2]^2*COS([.$B$5])^2))*[.$F55]^2" office:value-type="float" office:value="-35.1125" calcext:value-type="float">
            <text:p>-35,1125</text:p>
          </table:table-cell>
          <table:table-cell table:style-name="ce5" table:formula="of:=(TAN([.$B$6])*[.$F55])-([.$B$2]/(2*[.$A$2]^2*COS([.$B$6])^2))*[.$F55]^2" office:value-type="float" office:value="104.379607911544" calcext:value-type="float">
            <text:p>104,379607911544</text:p>
          </table:table-cell>
          <table:table-cell table:style-name="ce5" table:formula="of:=(TAN([.$B$7])*[.$F55])-([.$B$2]/(2*[.$A$2]^2*COS([.$B$7])^2))*[.$F55]^2" office:value-type="float" office:value="259.178976003835" calcext:value-type="float">
            <text:p>259,178976003835</text:p>
          </table:table-cell>
          <table:table-cell table:style-name="ce5" table:formula="of:=(TAN([.$B$8])*[.$F55])-([.$B$2]/(2*[.$A$2]^2*COS([.$B$8])^2))*[.$F55]^2" office:value-type="float" office:value="459.775" calcext:value-type="float">
            <text:p>459,775</text:p>
          </table:table-cell>
          <table:table-cell table:style-name="ce5" table:formula="of:=(TAN([.$B$9])*[.$F55])-([.$B$2]/(2*[.$A$2]^2*COS([.$B$9])^2))*[.$F55]^2" office:value-type="float" office:value="723.139208779276" calcext:value-type="float">
            <text:p>723,139208779276</text:p>
          </table:table-cell>
          <table:table-cell table:style-name="ce5" table:formula="of:=(TAN([.$B$10])*[.$F55])-([.$B$2]/(2*[.$A$2]^2*COS([.$B$10])^2))*[.$F55]^2" office:value-type="float" office:value="1453.82039208846" calcext:value-type="float">
            <text:p>1453,8203920884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40" calcext:value-type="float">
            <text:p>540</text:p>
          </table:table-cell>
          <table:table-cell table:style-name="ce5" table:formula="of:=(TAN([.$B$5])*[.$F56])-([.$B$2]/(2*[.$A$2]^2*COS([.$B$5])^2))*[.$F56]^2" office:value-type="float" office:value="-36.45" calcext:value-type="float">
            <text:p>-36,45</text:p>
          </table:table-cell>
          <table:table-cell table:style-name="ce5" table:formula="of:=(TAN([.$B$6])*[.$F56])-([.$B$2]/(2*[.$A$2]^2*COS([.$B$6])^2))*[.$F56]^2" office:value-type="float" office:value="105.625571656349" calcext:value-type="float">
            <text:p>105,625571656349</text:p>
          </table:table-cell>
          <table:table-cell table:style-name="ce5" table:formula="of:=(TAN([.$B$7])*[.$F56])-([.$B$2]/(2*[.$A$2]^2*COS([.$B$7])^2))*[.$F56]^2" office:value-type="float" office:value="263.169145362398" calcext:value-type="float">
            <text:p>263,169145362398</text:p>
          </table:table-cell>
          <table:table-cell table:style-name="ce5" table:formula="of:=(TAN([.$B$8])*[.$F56])-([.$B$2]/(2*[.$A$2]^2*COS([.$B$8])^2))*[.$F56]^2" office:value-type="float" office:value="467.1" calcext:value-type="float">
            <text:p>467,1</text:p>
          </table:table-cell>
          <table:table-cell table:style-name="ce5" table:formula="of:=(TAN([.$B$9])*[.$F56])-([.$B$2]/(2*[.$A$2]^2*COS([.$B$9])^2))*[.$F56]^2" office:value-type="float" office:value="734.379622135711" calcext:value-type="float">
            <text:p>734,379622135711</text:p>
          </table:table-cell>
          <table:table-cell table:style-name="ce5" table:formula="of:=(TAN([.$B$10])*[.$F56])-([.$B$2]/(2*[.$A$2]^2*COS([.$B$10])^2))*[.$F56]^2" office:value-type="float" office:value="1471.17442834365" calcext:value-type="float">
            <text:p>1471,1744283436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50" calcext:value-type="float">
            <text:p>550</text:p>
          </table:table-cell>
          <table:table-cell table:style-name="ce5" table:formula="of:=(TAN([.$B$5])*[.$F57])-([.$B$2]/(2*[.$A$2]^2*COS([.$B$5])^2))*[.$F57]^2" office:value-type="float" office:value="-37.8125" calcext:value-type="float">
            <text:p>-37,8125</text:p>
          </table:table-cell>
          <table:table-cell table:style-name="ce5" table:formula="of:=(TAN([.$B$6])*[.$F57])-([.$B$2]/(2*[.$A$2]^2*COS([.$B$6])^2))*[.$F57]^2" office:value-type="float" office:value="106.84474048191" calcext:value-type="float">
            <text:p>106,84474048191</text:p>
          </table:table-cell>
          <table:table-cell table:style-name="ce5" table:formula="of:=(TAN([.$B$7])*[.$F57])-([.$B$2]/(2*[.$A$2]^2*COS([.$B$7])^2))*[.$F57]^2" office:value-type="float" office:value="267.125981387627" calcext:value-type="float">
            <text:p>267,125981387627</text:p>
          </table:table-cell>
          <table:table-cell table:style-name="ce5" table:formula="of:=(TAN([.$B$8])*[.$F57])-([.$B$2]/(2*[.$A$2]^2*COS([.$B$8])^2))*[.$F57]^2" office:value-type="float" office:value="474.375" calcext:value-type="float">
            <text:p>474,375</text:p>
          </table:table-cell>
          <table:table-cell table:style-name="ce5" table:formula="of:=(TAN([.$B$9])*[.$F57])-([.$B$2]/(2*[.$A$2]^2*COS([.$B$9])^2))*[.$F57]^2" office:value-type="float" office:value="745.531008727026" calcext:value-type="float">
            <text:p>745,531008727026</text:p>
          </table:table-cell>
          <table:table-cell table:style-name="ce5" table:formula="of:=(TAN([.$B$10])*[.$F57])-([.$B$2]/(2*[.$A$2]^2*COS([.$B$10])^2))*[.$F57]^2" office:value-type="float" office:value="1488.15525951809" calcext:value-type="float">
            <text:p>1488,1552595180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60" calcext:value-type="float">
            <text:p>560</text:p>
          </table:table-cell>
          <table:table-cell table:style-name="ce5" table:formula="of:=(TAN([.$B$5])*[.$F58])-([.$B$2]/(2*[.$A$2]^2*COS([.$B$5])^2))*[.$F58]^2" office:value-type="float" office:value="-39.2" calcext:value-type="float">
            <text:p>-39,2</text:p>
          </table:table-cell>
          <table:table-cell table:style-name="ce5" table:formula="of:=(TAN([.$B$6])*[.$F58])-([.$B$2]/(2*[.$A$2]^2*COS([.$B$6])^2))*[.$F58]^2" office:value-type="float" office:value="108.037114388229" calcext:value-type="float">
            <text:p>108,037114388229</text:p>
          </table:table-cell>
          <table:table-cell table:style-name="ce5" table:formula="of:=(TAN([.$B$7])*[.$F58])-([.$B$2]/(2*[.$A$2]^2*COS([.$B$7])^2))*[.$F58]^2" office:value-type="float" office:value="271.049484079524" calcext:value-type="float">
            <text:p>271,049484079524</text:p>
          </table:table-cell>
          <table:table-cell table:style-name="ce5" table:formula="of:=(TAN([.$B$8])*[.$F58])-([.$B$2]/(2*[.$A$2]^2*COS([.$B$8])^2))*[.$F58]^2" office:value-type="float" office:value="481.6" calcext:value-type="float">
            <text:p>481,6</text:p>
          </table:table-cell>
          <table:table-cell table:style-name="ce5" table:formula="of:=(TAN([.$B$9])*[.$F58])-([.$B$2]/(2*[.$A$2]^2*COS([.$B$9])^2))*[.$F58]^2" office:value-type="float" office:value="756.59336855322" calcext:value-type="float">
            <text:p>756,59336855322</text:p>
          </table:table-cell>
          <table:table-cell table:style-name="ce5" table:formula="of:=(TAN([.$B$10])*[.$F58])-([.$B$2]/(2*[.$A$2]^2*COS([.$B$10])^2))*[.$F58]^2" office:value-type="float" office:value="1504.76288561177" calcext:value-type="float">
            <text:p>1504,7628856117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70" calcext:value-type="float">
            <text:p>570</text:p>
          </table:table-cell>
          <table:table-cell table:style-name="ce5" table:formula="of:=(TAN([.$B$5])*[.$F59])-([.$B$2]/(2*[.$A$2]^2*COS([.$B$5])^2))*[.$F59]^2" office:value-type="float" office:value="-40.6125" calcext:value-type="float">
            <text:p>-40,6125</text:p>
          </table:table-cell>
          <table:table-cell table:style-name="ce5" table:formula="of:=(TAN([.$B$6])*[.$F59])-([.$B$2]/(2*[.$A$2]^2*COS([.$B$6])^2))*[.$F59]^2" office:value-type="float" office:value="109.202693375304" calcext:value-type="float">
            <text:p>109,202693375304</text:p>
          </table:table-cell>
          <table:table-cell table:style-name="ce5" table:formula="of:=(TAN([.$B$7])*[.$F59])-([.$B$2]/(2*[.$A$2]^2*COS([.$B$7])^2))*[.$F59]^2" office:value-type="float" office:value="274.939653438087" calcext:value-type="float">
            <text:p>274,939653438087</text:p>
          </table:table-cell>
          <table:table-cell table:style-name="ce5" table:formula="of:=(TAN([.$B$8])*[.$F59])-([.$B$2]/(2*[.$A$2]^2*COS([.$B$8])^2))*[.$F59]^2" office:value-type="float" office:value="488.775" calcext:value-type="float">
            <text:p>488,775</text:p>
          </table:table-cell>
          <table:table-cell table:style-name="ce5" table:formula="of:=(TAN([.$B$9])*[.$F59])-([.$B$2]/(2*[.$A$2]^2*COS([.$B$9])^2))*[.$F59]^2" office:value-type="float" office:value="767.566701614292" calcext:value-type="float">
            <text:p>767,566701614292</text:p>
          </table:table-cell>
          <table:table-cell table:style-name="ce5" table:formula="of:=(TAN([.$B$10])*[.$F59])-([.$B$2]/(2*[.$A$2]^2*COS([.$B$10])^2))*[.$F59]^2" office:value-type="float" office:value="1520.9973066247" calcext:value-type="float">
            <text:p>1520,997306624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80" calcext:value-type="float">
            <text:p>580</text:p>
          </table:table-cell>
          <table:table-cell table:style-name="ce5" table:formula="of:=(TAN([.$B$5])*[.$F60])-([.$B$2]/(2*[.$A$2]^2*COS([.$B$5])^2))*[.$F60]^2" office:value-type="float" office:value="-42.05" calcext:value-type="float">
            <text:p>-42,05</text:p>
          </table:table-cell>
          <table:table-cell table:style-name="ce5" table:formula="of:=(TAN([.$B$6])*[.$F60])-([.$B$2]/(2*[.$A$2]^2*COS([.$B$6])^2))*[.$F60]^2" office:value-type="float" office:value="110.341477443136" calcext:value-type="float">
            <text:p>110,341477443136</text:p>
          </table:table-cell>
          <table:table-cell table:style-name="ce5" table:formula="of:=(TAN([.$B$7])*[.$F60])-([.$B$2]/(2*[.$A$2]^2*COS([.$B$7])^2))*[.$F60]^2" office:value-type="float" office:value="278.796489463316" calcext:value-type="float">
            <text:p>278,796489463316</text:p>
          </table:table-cell>
          <table:table-cell table:style-name="ce5" table:formula="of:=(TAN([.$B$8])*[.$F60])-([.$B$2]/(2*[.$A$2]^2*COS([.$B$8])^2))*[.$F60]^2" office:value-type="float" office:value="495.9" calcext:value-type="float">
            <text:p>495,9</text:p>
          </table:table-cell>
          <table:table-cell table:style-name="ce5" table:formula="of:=(TAN([.$B$9])*[.$F60])-([.$B$2]/(2*[.$A$2]^2*COS([.$B$9])^2))*[.$F60]^2" office:value-type="float" office:value="778.451007910244" calcext:value-type="float">
            <text:p>778,451007910244</text:p>
          </table:table-cell>
          <table:table-cell table:style-name="ce5" table:formula="of:=(TAN([.$B$10])*[.$F60])-([.$B$2]/(2*[.$A$2]^2*COS([.$B$10])^2))*[.$F60]^2" office:value-type="float" office:value="1536.85852255686" calcext:value-type="float">
            <text:p>1536,8585225568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590" calcext:value-type="float">
            <text:p>590</text:p>
          </table:table-cell>
          <table:table-cell table:style-name="ce5" table:formula="of:=(TAN([.$B$5])*[.$F61])-([.$B$2]/(2*[.$A$2]^2*COS([.$B$5])^2))*[.$F61]^2" office:value-type="float" office:value="-43.5125" calcext:value-type="float">
            <text:p>-43,5125</text:p>
          </table:table-cell>
          <table:table-cell table:style-name="ce5" table:formula="of:=(TAN([.$B$6])*[.$F61])-([.$B$2]/(2*[.$A$2]^2*COS([.$B$6])^2))*[.$F61]^2" office:value-type="float" office:value="111.453466591725" calcext:value-type="float">
            <text:p>111,453466591725</text:p>
          </table:table-cell>
          <table:table-cell table:style-name="ce5" table:formula="of:=(TAN([.$B$7])*[.$F61])-([.$B$2]/(2*[.$A$2]^2*COS([.$B$7])^2))*[.$F61]^2" office:value-type="float" office:value="282.619992155212" calcext:value-type="float">
            <text:p>282,619992155212</text:p>
          </table:table-cell>
          <table:table-cell table:style-name="ce5" table:formula="of:=(TAN([.$B$8])*[.$F61])-([.$B$2]/(2*[.$A$2]^2*COS([.$B$8])^2))*[.$F61]^2" office:value-type="float" office:value="502.975" calcext:value-type="float">
            <text:p>502,975</text:p>
          </table:table-cell>
          <table:table-cell table:style-name="ce5" table:formula="of:=(TAN([.$B$9])*[.$F61])-([.$B$2]/(2*[.$A$2]^2*COS([.$B$9])^2))*[.$F61]^2" office:value-type="float" office:value="789.246287441074" calcext:value-type="float">
            <text:p>789,246287441074</text:p>
          </table:table-cell>
          <table:table-cell table:style-name="ce5" table:formula="of:=(TAN([.$B$10])*[.$F61])-([.$B$2]/(2*[.$A$2]^2*COS([.$B$10])^2))*[.$F61]^2" office:value-type="float" office:value="1552.34653340828" calcext:value-type="float">
            <text:p>1552,3465334082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00" calcext:value-type="float">
            <text:p>600</text:p>
          </table:table-cell>
          <table:table-cell table:style-name="ce5" table:formula="of:=(TAN([.$B$5])*[.$F62])-([.$B$2]/(2*[.$A$2]^2*COS([.$B$5])^2))*[.$F62]^2" office:value-type="float" office:value="-45" calcext:value-type="float">
            <text:p>-45</text:p>
          </table:table-cell>
          <table:table-cell table:style-name="ce5" table:formula="of:=(TAN([.$B$6])*[.$F62])-([.$B$2]/(2*[.$A$2]^2*COS([.$B$6])^2))*[.$F62]^2" office:value-type="float" office:value="112.538660821072" calcext:value-type="float">
            <text:p>112,538660821072</text:p>
          </table:table-cell>
          <table:table-cell table:style-name="ce5" table:formula="of:=(TAN([.$B$7])*[.$F62])-([.$B$2]/(2*[.$A$2]^2*COS([.$B$7])^2))*[.$F62]^2" office:value-type="float" office:value="286.410161513775" calcext:value-type="float">
            <text:p>286,410161513775</text:p>
          </table:table-cell>
          <table:table-cell table:style-name="ce5" table:formula="of:=(TAN([.$B$8])*[.$F62])-([.$B$2]/(2*[.$A$2]^2*COS([.$B$8])^2))*[.$F62]^2" office:value-type="float" office:value="510" calcext:value-type="float">
            <text:p>510</text:p>
          </table:table-cell>
          <table:table-cell table:style-name="ce5" table:formula="of:=(TAN([.$B$9])*[.$F62])-([.$B$2]/(2*[.$A$2]^2*COS([.$B$9])^2))*[.$F62]^2" office:value-type="float" office:value="799.952540206784" calcext:value-type="float">
            <text:p>799,952540206784</text:p>
          </table:table-cell>
          <table:table-cell table:style-name="ce5" table:formula="of:=(TAN([.$B$10])*[.$F62])-([.$B$2]/(2*[.$A$2]^2*COS([.$B$10])^2))*[.$F62]^2" office:value-type="float" office:value="1567.46133917893" calcext:value-type="float">
            <text:p>1567,4613391789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10" calcext:value-type="float">
            <text:p>610</text:p>
          </table:table-cell>
          <table:table-cell table:style-name="ce5" table:formula="of:=(TAN([.$B$5])*[.$F63])-([.$B$2]/(2*[.$A$2]^2*COS([.$B$5])^2))*[.$F63]^2" office:value-type="float" office:value="-46.5125" calcext:value-type="float">
            <text:p>-46,5125</text:p>
          </table:table-cell>
          <table:table-cell table:style-name="ce5" table:formula="of:=(TAN([.$B$6])*[.$F63])-([.$B$2]/(2*[.$A$2]^2*COS([.$B$6])^2))*[.$F63]^2" office:value-type="float" office:value="113.597060131174" calcext:value-type="float">
            <text:p>113,597060131174</text:p>
          </table:table-cell>
          <table:table-cell table:style-name="ce5" table:formula="of:=(TAN([.$B$7])*[.$F63])-([.$B$2]/(2*[.$A$2]^2*COS([.$B$7])^2))*[.$F63]^2" office:value-type="float" office:value="290.166997539005" calcext:value-type="float">
            <text:p>290,166997539005</text:p>
          </table:table-cell>
          <table:table-cell table:style-name="ce5" table:formula="of:=(TAN([.$B$8])*[.$F63])-([.$B$2]/(2*[.$A$2]^2*COS([.$B$8])^2))*[.$F63]^2" office:value-type="float" office:value="516.975" calcext:value-type="float">
            <text:p>516,975</text:p>
          </table:table-cell>
          <table:table-cell table:style-name="ce5" table:formula="of:=(TAN([.$B$9])*[.$F63])-([.$B$2]/(2*[.$A$2]^2*COS([.$B$9])^2))*[.$F63]^2" office:value-type="float" office:value="810.569766207372" calcext:value-type="float">
            <text:p>810,569766207372</text:p>
          </table:table-cell>
          <table:table-cell table:style-name="ce5" table:formula="of:=(TAN([.$B$10])*[.$F63])-([.$B$2]/(2*[.$A$2]^2*COS([.$B$10])^2))*[.$F63]^2" office:value-type="float" office:value="1582.20293986883" calcext:value-type="float">
            <text:p>1582,2029398688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20" calcext:value-type="float">
            <text:p>620</text:p>
          </table:table-cell>
          <table:table-cell table:style-name="ce5" table:formula="of:=(TAN([.$B$5])*[.$F64])-([.$B$2]/(2*[.$A$2]^2*COS([.$B$5])^2))*[.$F64]^2" office:value-type="float" office:value="-48.05" calcext:value-type="float">
            <text:p>-48,05</text:p>
          </table:table-cell>
          <table:table-cell table:style-name="ce5" table:formula="of:=(TAN([.$B$6])*[.$F64])-([.$B$2]/(2*[.$A$2]^2*COS([.$B$6])^2))*[.$F64]^2" office:value-type="float" office:value="114.628664522034" calcext:value-type="float">
            <text:p>114,628664522034</text:p>
          </table:table-cell>
          <table:table-cell table:style-name="ce5" table:formula="of:=(TAN([.$B$7])*[.$F64])-([.$B$2]/(2*[.$A$2]^2*COS([.$B$7])^2))*[.$F64]^2" office:value-type="float" office:value="293.890500230901" calcext:value-type="float">
            <text:p>293,890500230901</text:p>
          </table:table-cell>
          <table:table-cell table:style-name="ce5" table:formula="of:=(TAN([.$B$8])*[.$F64])-([.$B$2]/(2*[.$A$2]^2*COS([.$B$8])^2))*[.$F64]^2" office:value-type="float" office:value="523.9" calcext:value-type="float">
            <text:p>523,9</text:p>
          </table:table-cell>
          <table:table-cell table:style-name="ce5" table:formula="of:=(TAN([.$B$9])*[.$F64])-([.$B$2]/(2*[.$A$2]^2*COS([.$B$9])^2))*[.$F64]^2" office:value-type="float" office:value="821.097965442839" calcext:value-type="float">
            <text:p>821,097965442839</text:p>
          </table:table-cell>
          <table:table-cell table:style-name="ce5" table:formula="of:=(TAN([.$B$10])*[.$F64])-([.$B$2]/(2*[.$A$2]^2*COS([.$B$10])^2))*[.$F64]^2" office:value-type="float" office:value="1596.57133547797" calcext:value-type="float">
            <text:p>1596,5713354779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30" calcext:value-type="float">
            <text:p>630</text:p>
          </table:table-cell>
          <table:table-cell table:style-name="ce5" table:formula="of:=(TAN([.$B$5])*[.$F65])-([.$B$2]/(2*[.$A$2]^2*COS([.$B$5])^2))*[.$F65]^2" office:value-type="float" office:value="-49.6125" calcext:value-type="float">
            <text:p>-49,6125</text:p>
          </table:table-cell>
          <table:table-cell table:style-name="ce5" table:formula="of:=(TAN([.$B$6])*[.$F65])-([.$B$2]/(2*[.$A$2]^2*COS([.$B$6])^2))*[.$F65]^2" office:value-type="float" office:value="115.633473993651" calcext:value-type="float">
            <text:p>115,633473993651</text:p>
          </table:table-cell>
          <table:table-cell table:style-name="ce5" table:formula="of:=(TAN([.$B$7])*[.$F65])-([.$B$2]/(2*[.$A$2]^2*COS([.$B$7])^2))*[.$F65]^2" office:value-type="float" office:value="297.580669589464" calcext:value-type="float">
            <text:p>297,580669589464</text:p>
          </table:table-cell>
          <table:table-cell table:style-name="ce5" table:formula="of:=(TAN([.$B$8])*[.$F65])-([.$B$2]/(2*[.$A$2]^2*COS([.$B$8])^2))*[.$F65]^2" office:value-type="float" office:value="530.775" calcext:value-type="float">
            <text:p>530,775</text:p>
          </table:table-cell>
          <table:table-cell table:style-name="ce5" table:formula="of:=(TAN([.$B$9])*[.$F65])-([.$B$2]/(2*[.$A$2]^2*COS([.$B$9])^2))*[.$F65]^2" office:value-type="float" office:value="831.537137913186" calcext:value-type="float">
            <text:p>831,537137913186</text:p>
          </table:table-cell>
          <table:table-cell table:style-name="ce5" table:formula="of:=(TAN([.$B$10])*[.$F65])-([.$B$2]/(2*[.$A$2]^2*COS([.$B$10])^2))*[.$F65]^2" office:value-type="float" office:value="1610.56652600635" calcext:value-type="float">
            <text:p>1610,5665260063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40" calcext:value-type="float">
            <text:p>640</text:p>
          </table:table-cell>
          <table:table-cell table:style-name="ce5" table:formula="of:=(TAN([.$B$5])*[.$F66])-([.$B$2]/(2*[.$A$2]^2*COS([.$B$5])^2))*[.$F66]^2" office:value-type="float" office:value="-51.2" calcext:value-type="float">
            <text:p>-51,2</text:p>
          </table:table-cell>
          <table:table-cell table:style-name="ce5" table:formula="of:=(TAN([.$B$6])*[.$F66])-([.$B$2]/(2*[.$A$2]^2*COS([.$B$6])^2))*[.$F66]^2" office:value-type="float" office:value="116.611488546025" calcext:value-type="float">
            <text:p>116,611488546025</text:p>
          </table:table-cell>
          <table:table-cell table:style-name="ce5" table:formula="of:=(TAN([.$B$7])*[.$F66])-([.$B$2]/(2*[.$A$2]^2*COS([.$B$7])^2))*[.$F66]^2" office:value-type="float" office:value="301.237505614694" calcext:value-type="float">
            <text:p>301,237505614694</text:p>
          </table:table-cell>
          <table:table-cell table:style-name="ce5" table:formula="of:=(TAN([.$B$8])*[.$F66])-([.$B$2]/(2*[.$A$2]^2*COS([.$B$8])^2))*[.$F66]^2" office:value-type="float" office:value="537.6" calcext:value-type="float">
            <text:p>537,6</text:p>
          </table:table-cell>
          <table:table-cell table:style-name="ce5" table:formula="of:=(TAN([.$B$9])*[.$F66])-([.$B$2]/(2*[.$A$2]^2*COS([.$B$9])^2))*[.$F66]^2" office:value-type="float" office:value="841.887283618411" calcext:value-type="float">
            <text:p>841,887283618411</text:p>
          </table:table-cell>
          <table:table-cell table:style-name="ce5" table:formula="of:=(TAN([.$B$10])*[.$F66])-([.$B$2]/(2*[.$A$2]^2*COS([.$B$10])^2))*[.$F66]^2" office:value-type="float" office:value="1624.18851145398" calcext:value-type="float">
            <text:p>1624,1885114539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50" calcext:value-type="float">
            <text:p>650</text:p>
          </table:table-cell>
          <table:table-cell table:style-name="ce5" table:formula="of:=(TAN([.$B$5])*[.$F67])-([.$B$2]/(2*[.$A$2]^2*COS([.$B$5])^2))*[.$F67]^2" office:value-type="float" office:value="-52.8125" calcext:value-type="float">
            <text:p>-52,8125</text:p>
          </table:table-cell>
          <table:table-cell table:style-name="ce5" table:formula="of:=(TAN([.$B$6])*[.$F67])-([.$B$2]/(2*[.$A$2]^2*COS([.$B$6])^2))*[.$F67]^2" office:value-type="float" office:value="117.562708179155" calcext:value-type="float">
            <text:p>117,562708179155</text:p>
          </table:table-cell>
          <table:table-cell table:style-name="ce5" table:formula="of:=(TAN([.$B$7])*[.$F67])-([.$B$2]/(2*[.$A$2]^2*COS([.$B$7])^2))*[.$F67]^2" office:value-type="float" office:value="304.86100830659" calcext:value-type="float">
            <text:p>304,86100830659</text:p>
          </table:table-cell>
          <table:table-cell table:style-name="ce5" table:formula="of:=(TAN([.$B$8])*[.$F67])-([.$B$2]/(2*[.$A$2]^2*COS([.$B$8])^2))*[.$F67]^2" office:value-type="float" office:value="544.375" calcext:value-type="float">
            <text:p>544,375</text:p>
          </table:table-cell>
          <table:table-cell table:style-name="ce5" table:formula="of:=(TAN([.$B$9])*[.$F67])-([.$B$2]/(2*[.$A$2]^2*COS([.$B$9])^2))*[.$F67]^2" office:value-type="float" office:value="852.148402558515" calcext:value-type="float">
            <text:p>852,148402558515</text:p>
          </table:table-cell>
          <table:table-cell table:style-name="ce5" table:formula="of:=(TAN([.$B$10])*[.$F67])-([.$B$2]/(2*[.$A$2]^2*COS([.$B$10])^2))*[.$F67]^2" office:value-type="float" office:value="1637.43729182085" calcext:value-type="float">
            <text:p>1637,4372918208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60" calcext:value-type="float">
            <text:p>660</text:p>
          </table:table-cell>
          <table:table-cell table:style-name="ce5" table:formula="of:=(TAN([.$B$5])*[.$F68])-([.$B$2]/(2*[.$A$2]^2*COS([.$B$5])^2))*[.$F68]^2" office:value-type="float" office:value="-54.45" calcext:value-type="float">
            <text:p>-54,45</text:p>
          </table:table-cell>
          <table:table-cell table:style-name="ce5" table:formula="of:=(TAN([.$B$6])*[.$F68])-([.$B$2]/(2*[.$A$2]^2*COS([.$B$6])^2))*[.$F68]^2" office:value-type="float" office:value="118.487132893042" calcext:value-type="float">
            <text:p>118,487132893042</text:p>
          </table:table-cell>
          <table:table-cell table:style-name="ce5" table:formula="of:=(TAN([.$B$7])*[.$F68])-([.$B$2]/(2*[.$A$2]^2*COS([.$B$7])^2))*[.$F68]^2" office:value-type="float" office:value="308.451177665153" calcext:value-type="float">
            <text:p>308,451177665153</text:p>
          </table:table-cell>
          <table:table-cell table:style-name="ce5" table:formula="of:=(TAN([.$B$8])*[.$F68])-([.$B$2]/(2*[.$A$2]^2*COS([.$B$8])^2))*[.$F68]^2" office:value-type="float" office:value="551.1" calcext:value-type="float">
            <text:p>551,1</text:p>
          </table:table-cell>
          <table:table-cell table:style-name="ce5" table:formula="of:=(TAN([.$B$9])*[.$F68])-([.$B$2]/(2*[.$A$2]^2*COS([.$B$9])^2))*[.$F68]^2" office:value-type="float" office:value="862.320494733499" calcext:value-type="float">
            <text:p>862,320494733499</text:p>
          </table:table-cell>
          <table:table-cell table:style-name="ce5" table:formula="of:=(TAN([.$B$10])*[.$F68])-([.$B$2]/(2*[.$A$2]^2*COS([.$B$10])^2))*[.$F68]^2" office:value-type="float" office:value="1650.31286710696" calcext:value-type="float">
            <text:p>1650,3128671069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70" calcext:value-type="float">
            <text:p>670</text:p>
          </table:table-cell>
          <table:table-cell table:style-name="ce5" table:formula="of:=(TAN([.$B$5])*[.$F69])-([.$B$2]/(2*[.$A$2]^2*COS([.$B$5])^2))*[.$F69]^2" office:value-type="float" office:value="-56.1125" calcext:value-type="float">
            <text:p>-56,1125</text:p>
          </table:table-cell>
          <table:table-cell table:style-name="ce5" table:formula="of:=(TAN([.$B$6])*[.$F69])-([.$B$2]/(2*[.$A$2]^2*COS([.$B$6])^2))*[.$F69]^2" office:value-type="float" office:value="119.384762687687" calcext:value-type="float">
            <text:p>119,384762687687</text:p>
          </table:table-cell>
          <table:table-cell table:style-name="ce5" table:formula="of:=(TAN([.$B$7])*[.$F69])-([.$B$2]/(2*[.$A$2]^2*COS([.$B$7])^2))*[.$F69]^2" office:value-type="float" office:value="312.008013690383" calcext:value-type="float">
            <text:p>312,008013690383</text:p>
          </table:table-cell>
          <table:table-cell table:style-name="ce5" table:formula="of:=(TAN([.$B$8])*[.$F69])-([.$B$2]/(2*[.$A$2]^2*COS([.$B$8])^2))*[.$F69]^2" office:value-type="float" office:value="557.775" calcext:value-type="float">
            <text:p>557,775</text:p>
          </table:table-cell>
          <table:table-cell table:style-name="ce5" table:formula="of:=(TAN([.$B$9])*[.$F69])-([.$B$2]/(2*[.$A$2]^2*COS([.$B$9])^2))*[.$F69]^2" office:value-type="float" office:value="872.403560143361" calcext:value-type="float">
            <text:p>872,403560143361</text:p>
          </table:table-cell>
          <table:table-cell table:style-name="ce5" table:formula="of:=(TAN([.$B$10])*[.$F69])-([.$B$2]/(2*[.$A$2]^2*COS([.$B$10])^2))*[.$F69]^2" office:value-type="float" office:value="1662.81523731231" calcext:value-type="float">
            <text:p>1662,8152373123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80" calcext:value-type="float">
            <text:p>680</text:p>
          </table:table-cell>
          <table:table-cell table:style-name="ce5" table:formula="of:=(TAN([.$B$5])*[.$F70])-([.$B$2]/(2*[.$A$2]^2*COS([.$B$5])^2))*[.$F70]^2" office:value-type="float" office:value="-57.8" calcext:value-type="float">
            <text:p>-57,8</text:p>
          </table:table-cell>
          <table:table-cell table:style-name="ce5" table:formula="of:=(TAN([.$B$6])*[.$F70])-([.$B$2]/(2*[.$A$2]^2*COS([.$B$6])^2))*[.$F70]^2" office:value-type="float" office:value="120.255597563088" calcext:value-type="float">
            <text:p>120,255597563088</text:p>
          </table:table-cell>
          <table:table-cell table:style-name="ce5" table:formula="of:=(TAN([.$B$7])*[.$F70])-([.$B$2]/(2*[.$A$2]^2*COS([.$B$7])^2))*[.$F70]^2" office:value-type="float" office:value="315.531516382279" calcext:value-type="float">
            <text:p>315,531516382279</text:p>
          </table:table-cell>
          <table:table-cell table:style-name="ce5" table:formula="of:=(TAN([.$B$8])*[.$F70])-([.$B$2]/(2*[.$A$2]^2*COS([.$B$8])^2))*[.$F70]^2" office:value-type="float" office:value="564.4" calcext:value-type="float">
            <text:p>564,4</text:p>
          </table:table-cell>
          <table:table-cell table:style-name="ce5" table:formula="of:=(TAN([.$B$9])*[.$F70])-([.$B$2]/(2*[.$A$2]^2*COS([.$B$9])^2))*[.$F70]^2" office:value-type="float" office:value="882.397598788102" calcext:value-type="float">
            <text:p>882,397598788102</text:p>
          </table:table-cell>
          <table:table-cell table:style-name="ce5" table:formula="of:=(TAN([.$B$10])*[.$F70])-([.$B$2]/(2*[.$A$2]^2*COS([.$B$10])^2))*[.$F70]^2" office:value-type="float" office:value="1674.94440243691" calcext:value-type="float">
            <text:p>1674,9444024369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690" calcext:value-type="float">
            <text:p>690</text:p>
          </table:table-cell>
          <table:table-cell table:style-name="ce5" table:formula="of:=(TAN([.$B$5])*[.$F71])-([.$B$2]/(2*[.$A$2]^2*COS([.$B$5])^2))*[.$F71]^2" office:value-type="float" office:value="-59.5125" calcext:value-type="float">
            <text:p>-59,5125</text:p>
          </table:table-cell>
          <table:table-cell table:style-name="ce5" table:formula="of:=(TAN([.$B$6])*[.$F71])-([.$B$2]/(2*[.$A$2]^2*COS([.$B$6])^2))*[.$F71]^2" office:value-type="float" office:value="121.099637519246" calcext:value-type="float">
            <text:p>121,099637519246</text:p>
          </table:table-cell>
          <table:table-cell table:style-name="ce5" table:formula="of:=(TAN([.$B$7])*[.$F71])-([.$B$2]/(2*[.$A$2]^2*COS([.$B$7])^2))*[.$F71]^2" office:value-type="float" office:value="319.021685740842" calcext:value-type="float">
            <text:p>319,021685740842</text:p>
          </table:table-cell>
          <table:table-cell table:style-name="ce5" table:formula="of:=(TAN([.$B$8])*[.$F71])-([.$B$2]/(2*[.$A$2]^2*COS([.$B$8])^2))*[.$F71]^2" office:value-type="float" office:value="570.975" calcext:value-type="float">
            <text:p>570,975</text:p>
          </table:table-cell>
          <table:table-cell table:style-name="ce5" table:formula="of:=(TAN([.$B$9])*[.$F71])-([.$B$2]/(2*[.$A$2]^2*COS([.$B$9])^2))*[.$F71]^2" office:value-type="float" office:value="892.302610667723" calcext:value-type="float">
            <text:p>892,302610667723</text:p>
          </table:table-cell>
          <table:table-cell table:style-name="ce5" table:formula="of:=(TAN([.$B$10])*[.$F71])-([.$B$2]/(2*[.$A$2]^2*COS([.$B$10])^2))*[.$F71]^2" office:value-type="float" office:value="1686.70036248075" calcext:value-type="float">
            <text:p>1686,7003624807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00" calcext:value-type="float">
            <text:p>700</text:p>
          </table:table-cell>
          <table:table-cell table:style-name="ce5" table:formula="of:=(TAN([.$B$5])*[.$F72])-([.$B$2]/(2*[.$A$2]^2*COS([.$B$5])^2))*[.$F72]^2" office:value-type="float" office:value="-61.25" calcext:value-type="float">
            <text:p>-61,25</text:p>
          </table:table-cell>
          <table:table-cell table:style-name="ce5" table:formula="of:=(TAN([.$B$6])*[.$F72])-([.$B$2]/(2*[.$A$2]^2*COS([.$B$6])^2))*[.$F72]^2" office:value-type="float" office:value="121.916882556161" calcext:value-type="float">
            <text:p>121,916882556161</text:p>
          </table:table-cell>
          <table:table-cell table:style-name="ce5" table:formula="of:=(TAN([.$B$7])*[.$F72])-([.$B$2]/(2*[.$A$2]^2*COS([.$B$7])^2))*[.$F72]^2" office:value-type="float" office:value="322.478521766071" calcext:value-type="float">
            <text:p>322,478521766071</text:p>
          </table:table-cell>
          <table:table-cell table:style-name="ce5" table:formula="of:=(TAN([.$B$8])*[.$F72])-([.$B$2]/(2*[.$A$2]^2*COS([.$B$8])^2))*[.$F72]^2" office:value-type="float" office:value="577.5" calcext:value-type="float">
            <text:p>577,5</text:p>
          </table:table-cell>
          <table:table-cell table:style-name="ce5" table:formula="of:=(TAN([.$B$9])*[.$F72])-([.$B$2]/(2*[.$A$2]^2*COS([.$B$9])^2))*[.$F72]^2" office:value-type="float" office:value="902.118595782222" calcext:value-type="float">
            <text:p>902,118595782222</text:p>
          </table:table-cell>
          <table:table-cell table:style-name="ce5" table:formula="of:=(TAN([.$B$10])*[.$F72])-([.$B$2]/(2*[.$A$2]^2*COS([.$B$10])^2))*[.$F72]^2" office:value-type="float" office:value="1698.08311744384" calcext:value-type="float">
            <text:p>1698,0831174438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10" calcext:value-type="float">
            <text:p>710</text:p>
          </table:table-cell>
          <table:table-cell table:style-name="ce5" table:formula="of:=(TAN([.$B$5])*[.$F73])-([.$B$2]/(2*[.$A$2]^2*COS([.$B$5])^2))*[.$F73]^2" office:value-type="float" office:value="-63.0125" calcext:value-type="float">
            <text:p>-63,0125</text:p>
          </table:table-cell>
          <table:table-cell table:style-name="ce5" table:formula="of:=(TAN([.$B$6])*[.$F73])-([.$B$2]/(2*[.$A$2]^2*COS([.$B$6])^2))*[.$F73]^2" office:value-type="float" office:value="122.707332673833" calcext:value-type="float">
            <text:p>122,707332673833</text:p>
          </table:table-cell>
          <table:table-cell table:style-name="ce5" table:formula="of:=(TAN([.$B$7])*[.$F73])-([.$B$2]/(2*[.$A$2]^2*COS([.$B$7])^2))*[.$F73]^2" office:value-type="float" office:value="325.902024457968" calcext:value-type="float">
            <text:p>325,902024457968</text:p>
          </table:table-cell>
          <table:table-cell table:style-name="ce5" table:formula="of:=(TAN([.$B$8])*[.$F73])-([.$B$2]/(2*[.$A$2]^2*COS([.$B$8])^2))*[.$F73]^2" office:value-type="float" office:value="583.975" calcext:value-type="float">
            <text:p>583,975</text:p>
          </table:table-cell>
          <table:table-cell table:style-name="ce5" table:formula="of:=(TAN([.$B$9])*[.$F73])-([.$B$2]/(2*[.$A$2]^2*COS([.$B$9])^2))*[.$F73]^2" office:value-type="float" office:value="911.8455541316" calcext:value-type="float">
            <text:p>911,8455541316</text:p>
          </table:table-cell>
          <table:table-cell table:style-name="ce5" table:formula="of:=(TAN([.$B$10])*[.$F73])-([.$B$2]/(2*[.$A$2]^2*COS([.$B$10])^2))*[.$F73]^2" office:value-type="float" office:value="1709.09266732617" calcext:value-type="float">
            <text:p>1709,0926673261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20" calcext:value-type="float">
            <text:p>720</text:p>
          </table:table-cell>
          <table:table-cell table:style-name="ce5" table:formula="of:=(TAN([.$B$5])*[.$F74])-([.$B$2]/(2*[.$A$2]^2*COS([.$B$5])^2))*[.$F74]^2" office:value-type="float" office:value="-64.8" calcext:value-type="float">
            <text:p>-64,8</text:p>
          </table:table-cell>
          <table:table-cell table:style-name="ce5" table:formula="of:=(TAN([.$B$6])*[.$F74])-([.$B$2]/(2*[.$A$2]^2*COS([.$B$6])^2))*[.$F74]^2" office:value-type="float" office:value="123.470987872261" calcext:value-type="float">
            <text:p>123,470987872261</text:p>
          </table:table-cell>
          <table:table-cell table:style-name="ce5" table:formula="of:=(TAN([.$B$7])*[.$F74])-([.$B$2]/(2*[.$A$2]^2*COS([.$B$7])^2))*[.$F74]^2" office:value-type="float" office:value="329.292193816531" calcext:value-type="float">
            <text:p>329,292193816531</text:p>
          </table:table-cell>
          <table:table-cell table:style-name="ce5" table:formula="of:=(TAN([.$B$8])*[.$F74])-([.$B$2]/(2*[.$A$2]^2*COS([.$B$8])^2))*[.$F74]^2" office:value-type="float" office:value="590.4" calcext:value-type="float">
            <text:p>590,4</text:p>
          </table:table-cell>
          <table:table-cell table:style-name="ce5" table:formula="of:=(TAN([.$B$9])*[.$F74])-([.$B$2]/(2*[.$A$2]^2*COS([.$B$9])^2))*[.$F74]^2" office:value-type="float" office:value="921.483485715857" calcext:value-type="float">
            <text:p>921,483485715857</text:p>
          </table:table-cell>
          <table:table-cell table:style-name="ce5" table:formula="of:=(TAN([.$B$10])*[.$F74])-([.$B$2]/(2*[.$A$2]^2*COS([.$B$10])^2))*[.$F74]^2" office:value-type="float" office:value="1719.72901212774" calcext:value-type="float">
            <text:p>1719,7290121277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30" calcext:value-type="float">
            <text:p>730</text:p>
          </table:table-cell>
          <table:table-cell table:style-name="ce5" table:formula="of:=(TAN([.$B$5])*[.$F75])-([.$B$2]/(2*[.$A$2]^2*COS([.$B$5])^2))*[.$F75]^2" office:value-type="float" office:value="-66.6125" calcext:value-type="float">
            <text:p>-66,6125</text:p>
          </table:table-cell>
          <table:table-cell table:style-name="ce5" table:formula="of:=(TAN([.$B$6])*[.$F75])-([.$B$2]/(2*[.$A$2]^2*COS([.$B$6])^2))*[.$F75]^2" office:value-type="float" office:value="124.207848151447" calcext:value-type="float">
            <text:p>124,207848151447</text:p>
          </table:table-cell>
          <table:table-cell table:style-name="ce5" table:formula="of:=(TAN([.$B$7])*[.$F75])-([.$B$2]/(2*[.$A$2]^2*COS([.$B$7])^2))*[.$F75]^2" office:value-type="float" office:value="332.64902984176" calcext:value-type="float">
            <text:p>332,64902984176</text:p>
          </table:table-cell>
          <table:table-cell table:style-name="ce5" table:formula="of:=(TAN([.$B$8])*[.$F75])-([.$B$2]/(2*[.$A$2]^2*COS([.$B$8])^2))*[.$F75]^2" office:value-type="float" office:value="596.775" calcext:value-type="float">
            <text:p>596,775</text:p>
          </table:table-cell>
          <table:table-cell table:style-name="ce5" table:formula="of:=(TAN([.$B$9])*[.$F75])-([.$B$2]/(2*[.$A$2]^2*COS([.$B$9])^2))*[.$F75]^2" office:value-type="float" office:value="931.032390534993" calcext:value-type="float">
            <text:p>931,032390534993</text:p>
          </table:table-cell>
          <table:table-cell table:style-name="ce5" table:formula="of:=(TAN([.$B$10])*[.$F75])-([.$B$2]/(2*[.$A$2]^2*COS([.$B$10])^2))*[.$F75]^2" office:value-type="float" office:value="1729.99215184855" calcext:value-type="float">
            <text:p>1729,9921518485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40" calcext:value-type="float">
            <text:p>740</text:p>
          </table:table-cell>
          <table:table-cell table:style-name="ce5" table:formula="of:=(TAN([.$B$5])*[.$F76])-([.$B$2]/(2*[.$A$2]^2*COS([.$B$5])^2))*[.$F76]^2" office:value-type="float" office:value="-68.45" calcext:value-type="float">
            <text:p>-68,45</text:p>
          </table:table-cell>
          <table:table-cell table:style-name="ce5" table:formula="of:=(TAN([.$B$6])*[.$F76])-([.$B$2]/(2*[.$A$2]^2*COS([.$B$6])^2))*[.$F76]^2" office:value-type="float" office:value="124.917913511389" calcext:value-type="float">
            <text:p>124,917913511389</text:p>
          </table:table-cell>
          <table:table-cell table:style-name="ce5" table:formula="of:=(TAN([.$B$7])*[.$F76])-([.$B$2]/(2*[.$A$2]^2*COS([.$B$7])^2))*[.$F76]^2" office:value-type="float" office:value="335.972532533656" calcext:value-type="float">
            <text:p>335,972532533656</text:p>
          </table:table-cell>
          <table:table-cell table:style-name="ce5" table:formula="of:=(TAN([.$B$8])*[.$F76])-([.$B$2]/(2*[.$A$2]^2*COS([.$B$8])^2))*[.$F76]^2" office:value-type="float" office:value="603.1" calcext:value-type="float">
            <text:p>603,1</text:p>
          </table:table-cell>
          <table:table-cell table:style-name="ce5" table:formula="of:=(TAN([.$B$9])*[.$F76])-([.$B$2]/(2*[.$A$2]^2*COS([.$B$9])^2))*[.$F76]^2" office:value-type="float" office:value="940.492268589008" calcext:value-type="float">
            <text:p>940,492268589008</text:p>
          </table:table-cell>
          <table:table-cell table:style-name="ce5" table:formula="of:=(TAN([.$B$10])*[.$F76])-([.$B$2]/(2*[.$A$2]^2*COS([.$B$10])^2))*[.$F76]^2" office:value-type="float" office:value="1739.88208648861" calcext:value-type="float">
            <text:p>1739,8820864886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50" calcext:value-type="float">
            <text:p>750</text:p>
          </table:table-cell>
          <table:table-cell table:style-name="ce5" table:formula="of:=(TAN([.$B$5])*[.$F77])-([.$B$2]/(2*[.$A$2]^2*COS([.$B$5])^2))*[.$F77]^2" office:value-type="float" office:value="-70.3125" calcext:value-type="float">
            <text:p>-70,3125</text:p>
          </table:table-cell>
          <table:table-cell table:style-name="ce5" table:formula="of:=(TAN([.$B$6])*[.$F77])-([.$B$2]/(2*[.$A$2]^2*COS([.$B$6])^2))*[.$F77]^2" office:value-type="float" office:value="125.601183952089" calcext:value-type="float">
            <text:p>125,601183952089</text:p>
          </table:table-cell>
          <table:table-cell table:style-name="ce5" table:formula="of:=(TAN([.$B$7])*[.$F77])-([.$B$2]/(2*[.$A$2]^2*COS([.$B$7])^2))*[.$F77]^2" office:value-type="float" office:value="339.262701892219" calcext:value-type="float">
            <text:p>339,262701892219</text:p>
          </table:table-cell>
          <table:table-cell table:style-name="ce5" table:formula="of:=(TAN([.$B$8])*[.$F77])-([.$B$2]/(2*[.$A$2]^2*COS([.$B$8])^2))*[.$F77]^2" office:value-type="float" office:value="609.375" calcext:value-type="float">
            <text:p>609,375</text:p>
          </table:table-cell>
          <table:table-cell table:style-name="ce5" table:formula="of:=(TAN([.$B$9])*[.$F77])-([.$B$2]/(2*[.$A$2]^2*COS([.$B$9])^2))*[.$F77]^2" office:value-type="float" office:value="949.863119877902" calcext:value-type="float">
            <text:p>949,863119877902</text:p>
          </table:table-cell>
          <table:table-cell table:style-name="ce5" table:formula="of:=(TAN([.$B$10])*[.$F77])-([.$B$2]/(2*[.$A$2]^2*COS([.$B$10])^2))*[.$F77]^2" office:value-type="float" office:value="1749.39881604791" calcext:value-type="float">
            <text:p>1749,3988160479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60" calcext:value-type="float">
            <text:p>760</text:p>
          </table:table-cell>
          <table:table-cell table:style-name="ce5"/>
          <table:table-cell table:style-name="ce5" table:formula="of:=(TAN([.$B$6])*[.$F78])-([.$B$2]/(2*[.$A$2]^2*COS([.$B$6])^2))*[.$F78]^2" office:value-type="float" office:value="126.257659473545" calcext:value-type="float">
            <text:p>126,257659473545</text:p>
          </table:table-cell>
          <table:table-cell table:style-name="ce5" table:formula="of:=(TAN([.$B$7])*[.$F78])-([.$B$2]/(2*[.$A$2]^2*COS([.$B$7])^2))*[.$F78]^2" office:value-type="float" office:value="342.519537917449" calcext:value-type="float">
            <text:p>342,519537917449</text:p>
          </table:table-cell>
          <table:table-cell table:style-name="ce5" table:formula="of:=(TAN([.$B$8])*[.$F78])-([.$B$2]/(2*[.$A$2]^2*COS([.$B$8])^2))*[.$F78]^2" office:value-type="float" office:value="615.6" calcext:value-type="float">
            <text:p>615,6</text:p>
          </table:table-cell>
          <table:table-cell table:style-name="ce5" table:formula="of:=(TAN([.$B$9])*[.$F78])-([.$B$2]/(2*[.$A$2]^2*COS([.$B$9])^2))*[.$F78]^2" office:value-type="float" office:value="959.144944401675" calcext:value-type="float">
            <text:p>959,144944401675</text:p>
          </table:table-cell>
          <table:table-cell table:style-name="ce5" table:formula="of:=(TAN([.$B$10])*[.$F78])-([.$B$2]/(2*[.$A$2]^2*COS([.$B$10])^2))*[.$F78]^2" office:value-type="float" office:value="1758.54234052646" calcext:value-type="float">
            <text:p>1758,5423405264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70" calcext:value-type="float">
            <text:p>770</text:p>
          </table:table-cell>
          <table:table-cell table:style-name="ce5"/>
          <table:table-cell table:style-name="ce5" table:formula="of:=(TAN([.$B$6])*[.$F79])-([.$B$2]/(2*[.$A$2]^2*COS([.$B$6])^2))*[.$F79]^2" office:value-type="float" office:value="126.887340075758" calcext:value-type="float">
            <text:p>126,887340075758</text:p>
          </table:table-cell>
          <table:table-cell table:style-name="ce5" table:formula="of:=(TAN([.$B$7])*[.$F79])-([.$B$2]/(2*[.$A$2]^2*COS([.$B$7])^2))*[.$F79]^2" office:value-type="float" office:value="345.743040609345" calcext:value-type="float">
            <text:p>345,743040609345</text:p>
          </table:table-cell>
          <table:table-cell table:style-name="ce5" table:formula="of:=(TAN([.$B$8])*[.$F79])-([.$B$2]/(2*[.$A$2]^2*COS([.$B$8])^2))*[.$F79]^2" office:value-type="float" office:value="621.775" calcext:value-type="float">
            <text:p>621,775</text:p>
          </table:table-cell>
          <table:table-cell table:style-name="ce5" table:formula="of:=(TAN([.$B$9])*[.$F79])-([.$B$2]/(2*[.$A$2]^2*COS([.$B$9])^2))*[.$F79]^2" office:value-type="float" office:value="968.337742160327" calcext:value-type="float">
            <text:p>968,337742160327</text:p>
          </table:table-cell>
          <table:table-cell table:style-name="ce5" table:formula="of:=(TAN([.$B$10])*[.$F79])-([.$B$2]/(2*[.$A$2]^2*COS([.$B$10])^2))*[.$F79]^2" office:value-type="float" office:value="1767.31265992424" calcext:value-type="float">
            <text:p>1767,3126599242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80" calcext:value-type="float">
            <text:p>780</text:p>
          </table:table-cell>
          <table:table-cell table:style-name="ce5"/>
          <table:table-cell table:style-name="ce5" table:formula="of:=(TAN([.$B$6])*[.$F80])-([.$B$2]/(2*[.$A$2]^2*COS([.$B$6])^2))*[.$F80]^2" office:value-type="float" office:value="127.490225758728" calcext:value-type="float">
            <text:p>127,490225758728</text:p>
          </table:table-cell>
          <table:table-cell table:style-name="ce5" table:formula="of:=(TAN([.$B$7])*[.$F80])-([.$B$2]/(2*[.$A$2]^2*COS([.$B$7])^2))*[.$F80]^2" office:value-type="float" office:value="348.933209967908" calcext:value-type="float">
            <text:p>348,933209967908</text:p>
          </table:table-cell>
          <table:table-cell table:style-name="ce5" table:formula="of:=(TAN([.$B$8])*[.$F80])-([.$B$2]/(2*[.$A$2]^2*COS([.$B$8])^2))*[.$F80]^2" office:value-type="float" office:value="627.9" calcext:value-type="float">
            <text:p>627,9</text:p>
          </table:table-cell>
          <table:table-cell table:style-name="ce5" table:formula="of:=(TAN([.$B$9])*[.$F80])-([.$B$2]/(2*[.$A$2]^2*COS([.$B$9])^2))*[.$F80]^2" office:value-type="float" office:value="977.441513153858" calcext:value-type="float">
            <text:p>977,441513153858</text:p>
          </table:table-cell>
          <table:table-cell table:style-name="ce5" table:formula="of:=(TAN([.$B$10])*[.$F80])-([.$B$2]/(2*[.$A$2]^2*COS([.$B$10])^2))*[.$F80]^2" office:value-type="float" office:value="1775.70977424127" calcext:value-type="float">
            <text:p>1775,7097742412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790" calcext:value-type="float">
            <text:p>790</text:p>
          </table:table-cell>
          <table:table-cell table:style-name="ce5"/>
          <table:table-cell table:style-name="ce5" table:formula="of:=(TAN([.$B$6])*[.$F81])-([.$B$2]/(2*[.$A$2]^2*COS([.$B$6])^2))*[.$F81]^2" office:value-type="float" office:value="128.066316522455" calcext:value-type="float">
            <text:p>128,066316522455</text:p>
          </table:table-cell>
          <table:table-cell table:style-name="ce5" table:formula="of:=(TAN([.$B$7])*[.$F81])-([.$B$2]/(2*[.$A$2]^2*COS([.$B$7])^2))*[.$F81]^2" office:value-type="float" office:value="352.090045993138" calcext:value-type="float">
            <text:p>352,090045993138</text:p>
          </table:table-cell>
          <table:table-cell table:style-name="ce5" table:formula="of:=(TAN([.$B$8])*[.$F81])-([.$B$2]/(2*[.$A$2]^2*COS([.$B$8])^2))*[.$F81]^2" office:value-type="float" office:value="633.975" calcext:value-type="float">
            <text:p>633,975</text:p>
          </table:table-cell>
          <table:table-cell table:style-name="ce5" table:formula="of:=(TAN([.$B$9])*[.$F81])-([.$B$2]/(2*[.$A$2]^2*COS([.$B$9])^2))*[.$F81]^2" office:value-type="float" office:value="986.456257382268" calcext:value-type="float">
            <text:p>986,456257382268</text:p>
          </table:table-cell>
          <table:table-cell table:style-name="ce5" table:formula="of:=(TAN([.$B$10])*[.$F81])-([.$B$2]/(2*[.$A$2]^2*COS([.$B$10])^2))*[.$F81]^2" office:value-type="float" office:value="1783.73368347754" calcext:value-type="float">
            <text:p>1783,7336834775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00" calcext:value-type="float">
            <text:p>800</text:p>
          </table:table-cell>
          <table:table-cell table:style-name="ce5"/>
          <table:table-cell table:style-name="ce5" table:formula="of:=(TAN([.$B$6])*[.$F82])-([.$B$2]/(2*[.$A$2]^2*COS([.$B$6])^2))*[.$F82]^2" office:value-type="float" office:value="128.615612366939" calcext:value-type="float">
            <text:p>128,615612366939</text:p>
          </table:table-cell>
          <table:table-cell table:style-name="ce5" table:formula="of:=(TAN([.$B$7])*[.$F82])-([.$B$2]/(2*[.$A$2]^2*COS([.$B$7])^2))*[.$F82]^2" office:value-type="float" office:value="355.213548685034" calcext:value-type="float">
            <text:p>355,213548685034</text:p>
          </table:table-cell>
          <table:table-cell table:style-name="ce5" table:formula="of:=(TAN([.$B$8])*[.$F82])-([.$B$2]/(2*[.$A$2]^2*COS([.$B$8])^2))*[.$F82]^2" office:value-type="float" office:value="640" calcext:value-type="float">
            <text:p>640</text:p>
          </table:table-cell>
          <table:table-cell table:style-name="ce5" table:formula="of:=(TAN([.$B$9])*[.$F82])-([.$B$2]/(2*[.$A$2]^2*COS([.$B$9])^2))*[.$F82]^2" office:value-type="float" office:value="995.381974845557" calcext:value-type="float">
            <text:p>995,381974845557</text:p>
          </table:table-cell>
          <table:table-cell table:style-name="ce5" table:formula="of:=(TAN([.$B$10])*[.$F82])-([.$B$2]/(2*[.$A$2]^2*COS([.$B$10])^2))*[.$F82]^2" office:value-type="float" office:value="1791.38438763306" calcext:value-type="float">
            <text:p>1791,3843876330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10" calcext:value-type="float">
            <text:p>810</text:p>
          </table:table-cell>
          <table:table-cell table:style-name="ce5"/>
          <table:table-cell table:style-name="ce5" table:formula="of:=(TAN([.$B$6])*[.$F83])-([.$B$2]/(2*[.$A$2]^2*COS([.$B$6])^2))*[.$F83]^2" office:value-type="float" office:value="129.13811329218" calcext:value-type="float">
            <text:p>129,13811329218</text:p>
          </table:table-cell>
          <table:table-cell table:style-name="ce5" table:formula="of:=(TAN([.$B$7])*[.$F83])-([.$B$2]/(2*[.$A$2]^2*COS([.$B$7])^2))*[.$F83]^2" office:value-type="float" office:value="358.303718043597" calcext:value-type="float">
            <text:p>358,303718043597</text:p>
          </table:table-cell>
          <table:table-cell table:style-name="ce5" table:formula="of:=(TAN([.$B$8])*[.$F83])-([.$B$2]/(2*[.$A$2]^2*COS([.$B$8])^2))*[.$F83]^2" office:value-type="float" office:value="645.975" calcext:value-type="float">
            <text:p>645,975</text:p>
          </table:table-cell>
          <table:table-cell table:style-name="ce5" table:formula="of:=(TAN([.$B$9])*[.$F83])-([.$B$2]/(2*[.$A$2]^2*COS([.$B$9])^2))*[.$F83]^2" office:value-type="float" office:value="1004.21866554373" calcext:value-type="float">
            <text:p>1004,21866554373</text:p>
          </table:table-cell>
          <table:table-cell table:style-name="ce5" table:formula="of:=(TAN([.$B$10])*[.$F83])-([.$B$2]/(2*[.$A$2]^2*COS([.$B$10])^2))*[.$F83]^2" office:value-type="float" office:value="1798.66188670782" calcext:value-type="float">
            <text:p>1798,6618867078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20" calcext:value-type="float">
            <text:p>820</text:p>
          </table:table-cell>
          <table:table-cell table:style-name="ce5"/>
          <table:table-cell table:style-name="ce5" table:formula="of:=(TAN([.$B$6])*[.$F84])-([.$B$2]/(2*[.$A$2]^2*COS([.$B$6])^2))*[.$F84]^2" office:value-type="float" office:value="129.633819298177" calcext:value-type="float">
            <text:p>129,633819298177</text:p>
          </table:table-cell>
          <table:table-cell table:style-name="ce5" table:formula="of:=(TAN([.$B$7])*[.$F84])-([.$B$2]/(2*[.$A$2]^2*COS([.$B$7])^2))*[.$F84]^2" office:value-type="float" office:value="361.360554068826" calcext:value-type="float">
            <text:p>361,360554068826</text:p>
          </table:table-cell>
          <table:table-cell table:style-name="ce5" table:formula="of:=(TAN([.$B$8])*[.$F84])-([.$B$2]/(2*[.$A$2]^2*COS([.$B$8])^2))*[.$F84]^2" office:value-type="float" office:value="651.9" calcext:value-type="float">
            <text:p>651,9</text:p>
          </table:table-cell>
          <table:table-cell table:style-name="ce5" table:formula="of:=(TAN([.$B$9])*[.$F84])-([.$B$2]/(2*[.$A$2]^2*COS([.$B$9])^2))*[.$F84]^2" office:value-type="float" office:value="1012.96632947677" calcext:value-type="float">
            <text:p>1012,96632947677</text:p>
          </table:table-cell>
          <table:table-cell table:style-name="ce5" table:formula="of:=(TAN([.$B$10])*[.$F84])-([.$B$2]/(2*[.$A$2]^2*COS([.$B$10])^2))*[.$F84]^2" office:value-type="float" office:value="1805.56618070182" calcext:value-type="float">
            <text:p>1805,5661807018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30" calcext:value-type="float">
            <text:p>830</text:p>
          </table:table-cell>
          <table:table-cell table:style-name="ce5"/>
          <table:table-cell table:style-name="ce5" table:formula="of:=(TAN([.$B$6])*[.$F85])-([.$B$2]/(2*[.$A$2]^2*COS([.$B$6])^2))*[.$F85]^2" office:value-type="float" office:value="130.102730384932" calcext:value-type="float">
            <text:p>130,102730384932</text:p>
          </table:table-cell>
          <table:table-cell table:style-name="ce5" table:formula="of:=(TAN([.$B$7])*[.$F85])-([.$B$2]/(2*[.$A$2]^2*COS([.$B$7])^2))*[.$F85]^2" office:value-type="float" office:value="364.384056760723" calcext:value-type="float">
            <text:p>364,384056760723</text:p>
          </table:table-cell>
          <table:table-cell table:style-name="ce5" table:formula="of:=(TAN([.$B$8])*[.$F85])-([.$B$2]/(2*[.$A$2]^2*COS([.$B$8])^2))*[.$F85]^2" office:value-type="float" office:value="657.775" calcext:value-type="float">
            <text:p>657,775</text:p>
          </table:table-cell>
          <table:table-cell table:style-name="ce5" table:formula="of:=(TAN([.$B$9])*[.$F85])-([.$B$2]/(2*[.$A$2]^2*COS([.$B$9])^2))*[.$F85]^2" office:value-type="float" office:value="1021.6249666447" calcext:value-type="float">
            <text:p>1021,6249666447</text:p>
          </table:table-cell>
          <table:table-cell table:style-name="ce5" table:formula="of:=(TAN([.$B$10])*[.$F85])-([.$B$2]/(2*[.$A$2]^2*COS([.$B$10])^2))*[.$F85]^2" office:value-type="float" office:value="1812.09726961507" calcext:value-type="float">
            <text:p>1812,0972696150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40" calcext:value-type="float">
            <text:p>840</text:p>
          </table:table-cell>
          <table:table-cell table:style-name="ce5"/>
          <table:table-cell table:style-name="ce5" table:formula="of:=(TAN([.$B$6])*[.$F86])-([.$B$2]/(2*[.$A$2]^2*COS([.$B$6])^2))*[.$F86]^2" office:value-type="float" office:value="130.544846552443" calcext:value-type="float">
            <text:p>130,544846552443</text:p>
          </table:table-cell>
          <table:table-cell table:style-name="ce5" table:formula="of:=(TAN([.$B$7])*[.$F86])-([.$B$2]/(2*[.$A$2]^2*COS([.$B$7])^2))*[.$F86]^2" office:value-type="float" office:value="367.374226119286" calcext:value-type="float">
            <text:p>367,374226119286</text:p>
          </table:table-cell>
          <table:table-cell table:style-name="ce5" table:formula="of:=(TAN([.$B$8])*[.$F86])-([.$B$2]/(2*[.$A$2]^2*COS([.$B$8])^2))*[.$F86]^2" office:value-type="float" office:value="663.6" calcext:value-type="float">
            <text:p>663,6</text:p>
          </table:table-cell>
          <table:table-cell table:style-name="ce5" table:formula="of:=(TAN([.$B$9])*[.$F86])-([.$B$2]/(2*[.$A$2]^2*COS([.$B$9])^2))*[.$F86]^2" office:value-type="float" office:value="1030.1945770475" calcext:value-type="float">
            <text:p>1030,1945770475</text:p>
          </table:table-cell>
          <table:table-cell table:style-name="ce5" table:formula="of:=(TAN([.$B$10])*[.$F86])-([.$B$2]/(2*[.$A$2]^2*COS([.$B$10])^2))*[.$F86]^2" office:value-type="float" office:value="1818.25515344756" calcext:value-type="float">
            <text:p>1818,2551534475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50" calcext:value-type="float">
            <text:p>850</text:p>
          </table:table-cell>
          <table:table-cell table:style-name="ce5"/>
          <table:table-cell table:style-name="ce5" table:formula="of:=(TAN([.$B$6])*[.$F87])-([.$B$2]/(2*[.$A$2]^2*COS([.$B$6])^2))*[.$F87]^2" office:value-type="float" office:value="130.960167800711" calcext:value-type="float">
            <text:p>130,960167800711</text:p>
          </table:table-cell>
          <table:table-cell table:style-name="ce5" table:formula="of:=(TAN([.$B$7])*[.$F87])-([.$B$2]/(2*[.$A$2]^2*COS([.$B$7])^2))*[.$F87]^2" office:value-type="float" office:value="370.331062144515" calcext:value-type="float">
            <text:p>370,331062144515</text:p>
          </table:table-cell>
          <table:table-cell table:style-name="ce5" table:formula="of:=(TAN([.$B$8])*[.$F87])-([.$B$2]/(2*[.$A$2]^2*COS([.$B$8])^2))*[.$F87]^2" office:value-type="float" office:value="669.375" calcext:value-type="float">
            <text:p>669,375</text:p>
          </table:table-cell>
          <table:table-cell table:style-name="ce5" table:formula="of:=(TAN([.$B$9])*[.$F87])-([.$B$2]/(2*[.$A$2]^2*COS([.$B$9])^2))*[.$F87]^2" office:value-type="float" office:value="1038.67516068519" calcext:value-type="float">
            <text:p>1038,67516068519</text:p>
          </table:table-cell>
          <table:table-cell table:style-name="ce5" table:formula="of:=(TAN([.$B$10])*[.$F87])-([.$B$2]/(2*[.$A$2]^2*COS([.$B$10])^2))*[.$F87]^2" office:value-type="float" office:value="1824.03983219929" calcext:value-type="float">
            <text:p>1824,0398321992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60" calcext:value-type="float">
            <text:p>860</text:p>
          </table:table-cell>
          <table:table-cell table:style-name="ce5"/>
          <table:table-cell table:style-name="ce5" table:formula="of:=(TAN([.$B$6])*[.$F88])-([.$B$2]/(2*[.$A$2]^2*COS([.$B$6])^2))*[.$F88]^2" office:value-type="float" office:value="131.348694129736" calcext:value-type="float">
            <text:p>131,348694129736</text:p>
          </table:table-cell>
          <table:table-cell table:style-name="ce5" table:formula="of:=(TAN([.$B$7])*[.$F88])-([.$B$2]/(2*[.$A$2]^2*COS([.$B$7])^2))*[.$F88]^2" office:value-type="float" office:value="373.254564836411" calcext:value-type="float">
            <text:p>373,254564836411</text:p>
          </table:table-cell>
          <table:table-cell table:style-name="ce5" table:formula="of:=(TAN([.$B$8])*[.$F88])-([.$B$2]/(2*[.$A$2]^2*COS([.$B$8])^2))*[.$F88]^2" office:value-type="float" office:value="675.1" calcext:value-type="float">
            <text:p>675,1</text:p>
          </table:table-cell>
          <table:table-cell table:style-name="ce5" table:formula="of:=(TAN([.$B$9])*[.$F88])-([.$B$2]/(2*[.$A$2]^2*COS([.$B$9])^2))*[.$F88]^2" office:value-type="float" office:value="1047.06671755775" calcext:value-type="float">
            <text:p>1047,06671755775</text:p>
          </table:table-cell>
          <table:table-cell table:style-name="ce5" table:formula="of:=(TAN([.$B$10])*[.$F88])-([.$B$2]/(2*[.$A$2]^2*COS([.$B$10])^2))*[.$F88]^2" office:value-type="float" office:value="1829.45130587026" calcext:value-type="float">
            <text:p>1829,4513058702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70" calcext:value-type="float">
            <text:p>870</text:p>
          </table:table-cell>
          <table:table-cell table:style-name="ce5"/>
          <table:table-cell table:style-name="ce5" table:formula="of:=(TAN([.$B$6])*[.$F89])-([.$B$2]/(2*[.$A$2]^2*COS([.$B$6])^2))*[.$F89]^2" office:value-type="float" office:value="131.710425539518" calcext:value-type="float">
            <text:p>131,710425539518</text:p>
          </table:table-cell>
          <table:table-cell table:style-name="ce5" table:formula="of:=(TAN([.$B$7])*[.$F89])-([.$B$2]/(2*[.$A$2]^2*COS([.$B$7])^2))*[.$F89]^2" office:value-type="float" office:value="376.144734194974" calcext:value-type="float">
            <text:p>376,144734194974</text:p>
          </table:table-cell>
          <table:table-cell table:style-name="ce5" table:formula="of:=(TAN([.$B$8])*[.$F89])-([.$B$2]/(2*[.$A$2]^2*COS([.$B$8])^2))*[.$F89]^2" office:value-type="float" office:value="680.775" calcext:value-type="float">
            <text:p>680,775</text:p>
          </table:table-cell>
          <table:table-cell table:style-name="ce5" table:formula="of:=(TAN([.$B$9])*[.$F89])-([.$B$2]/(2*[.$A$2]^2*COS([.$B$9])^2))*[.$F89]^2" office:value-type="float" office:value="1055.36924766519" calcext:value-type="float">
            <text:p>1055,36924766519</text:p>
          </table:table-cell>
          <table:table-cell table:style-name="ce5" table:formula="of:=(TAN([.$B$10])*[.$F89])-([.$B$2]/(2*[.$A$2]^2*COS([.$B$10])^2))*[.$F89]^2" office:value-type="float" office:value="1834.48957446048" calcext:value-type="float">
            <text:p>1834,4895744604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80" calcext:value-type="float">
            <text:p>880</text:p>
          </table:table-cell>
          <table:table-cell table:style-name="ce5"/>
          <table:table-cell table:style-name="ce5" table:formula="of:=(TAN([.$B$6])*[.$F90])-([.$B$2]/(2*[.$A$2]^2*COS([.$B$6])^2))*[.$F90]^2" office:value-type="float" office:value="132.045362030057" calcext:value-type="float">
            <text:p>132,045362030057</text:p>
          </table:table-cell>
          <table:table-cell table:style-name="ce5" table:formula="of:=(TAN([.$B$7])*[.$F90])-([.$B$2]/(2*[.$A$2]^2*COS([.$B$7])^2))*[.$F90]^2" office:value-type="float" office:value="379.001570220204" calcext:value-type="float">
            <text:p>379,001570220204</text:p>
          </table:table-cell>
          <table:table-cell table:style-name="ce5" table:formula="of:=(TAN([.$B$8])*[.$F90])-([.$B$2]/(2*[.$A$2]^2*COS([.$B$8])^2))*[.$F90]^2" office:value-type="float" office:value="686.4" calcext:value-type="float">
            <text:p>686,4</text:p>
          </table:table-cell>
          <table:table-cell table:style-name="ce5" table:formula="of:=(TAN([.$B$9])*[.$F90])-([.$B$2]/(2*[.$A$2]^2*COS([.$B$9])^2))*[.$F90]^2" office:value-type="float" office:value="1063.58275100751" calcext:value-type="float">
            <text:p>1063,58275100751</text:p>
          </table:table-cell>
          <table:table-cell table:style-name="ce5" table:formula="of:=(TAN([.$B$10])*[.$F90])-([.$B$2]/(2*[.$A$2]^2*COS([.$B$10])^2))*[.$F90]^2" office:value-type="float" office:value="1839.15463796994" calcext:value-type="float">
            <text:p>1839,1546379699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890" calcext:value-type="float">
            <text:p>890</text:p>
          </table:table-cell>
          <table:table-cell table:style-name="ce5"/>
          <table:table-cell table:style-name="ce5" table:formula="of:=(TAN([.$B$6])*[.$F91])-([.$B$2]/(2*[.$A$2]^2*COS([.$B$6])^2))*[.$F91]^2" office:value-type="float" office:value="132.353503601353" calcext:value-type="float">
            <text:p>132,353503601353</text:p>
          </table:table-cell>
          <table:table-cell table:style-name="ce5" table:formula="of:=(TAN([.$B$7])*[.$F91])-([.$B$2]/(2*[.$A$2]^2*COS([.$B$7])^2))*[.$F91]^2" office:value-type="float" office:value="381.8250729121" calcext:value-type="float">
            <text:p>381,8250729121</text:p>
          </table:table-cell>
          <table:table-cell table:style-name="ce5" table:formula="of:=(TAN([.$B$8])*[.$F91])-([.$B$2]/(2*[.$A$2]^2*COS([.$B$8])^2))*[.$F91]^2" office:value-type="float" office:value="691.975" calcext:value-type="float">
            <text:p>691,975</text:p>
          </table:table-cell>
          <table:table-cell table:style-name="ce5" table:formula="of:=(TAN([.$B$9])*[.$F91])-([.$B$2]/(2*[.$A$2]^2*COS([.$B$9])^2))*[.$F91]^2" office:value-type="float" office:value="1071.70722758471" calcext:value-type="float">
            <text:p>1071,70722758471</text:p>
          </table:table-cell>
          <table:table-cell table:style-name="ce5" table:formula="of:=(TAN([.$B$10])*[.$F91])-([.$B$2]/(2*[.$A$2]^2*COS([.$B$10])^2))*[.$F91]^2" office:value-type="float" office:value="1843.44649639865" calcext:value-type="float">
            <text:p>1843,4464963986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00" calcext:value-type="float">
            <text:p>900</text:p>
          </table:table-cell>
          <table:table-cell table:style-name="ce5"/>
          <table:table-cell table:style-name="ce5" table:formula="of:=(TAN([.$B$6])*[.$F92])-([.$B$2]/(2*[.$A$2]^2*COS([.$B$6])^2))*[.$F92]^2" office:value-type="float" office:value="132.634850253406" calcext:value-type="float">
            <text:p>132,634850253406</text:p>
          </table:table-cell>
          <table:table-cell table:style-name="ce5" table:formula="of:=(TAN([.$B$7])*[.$F92])-([.$B$2]/(2*[.$A$2]^2*COS([.$B$7])^2))*[.$F92]^2" office:value-type="float" office:value="384.615242270663" calcext:value-type="float">
            <text:p>384,615242270663</text:p>
          </table:table-cell>
          <table:table-cell table:style-name="ce5" table:formula="of:=(TAN([.$B$8])*[.$F92])-([.$B$2]/(2*[.$A$2]^2*COS([.$B$8])^2))*[.$F92]^2" office:value-type="float" office:value="697.5" calcext:value-type="float">
            <text:p>697,5</text:p>
          </table:table-cell>
          <table:table-cell table:style-name="ce5" table:formula="of:=(TAN([.$B$9])*[.$F92])-([.$B$2]/(2*[.$A$2]^2*COS([.$B$9])^2))*[.$F92]^2" office:value-type="float" office:value="1079.74267739679" calcext:value-type="float">
            <text:p>1079,74267739679</text:p>
          </table:table-cell>
          <table:table-cell table:style-name="ce5" table:formula="of:=(TAN([.$B$10])*[.$F92])-([.$B$2]/(2*[.$A$2]^2*COS([.$B$10])^2))*[.$F92]^2" office:value-type="float" office:value="1847.36514974659" calcext:value-type="float">
            <text:p>1847,3651497465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10" calcext:value-type="float">
            <text:p>910</text:p>
          </table:table-cell>
          <table:table-cell table:style-name="ce5"/>
          <table:table-cell table:style-name="ce5" table:formula="of:=(TAN([.$B$6])*[.$F93])-([.$B$2]/(2*[.$A$2]^2*COS([.$B$6])^2))*[.$F93]^2" office:value-type="float" office:value="132.889401986215" calcext:value-type="float">
            <text:p>132,889401986215</text:p>
          </table:table-cell>
          <table:table-cell table:style-name="ce5" table:formula="of:=(TAN([.$B$7])*[.$F93])-([.$B$2]/(2*[.$A$2]^2*COS([.$B$7])^2))*[.$F93]^2" office:value-type="float" office:value="387.372078295893" calcext:value-type="float">
            <text:p>387,372078295893</text:p>
          </table:table-cell>
          <table:table-cell table:style-name="ce5" table:formula="of:=(TAN([.$B$8])*[.$F93])-([.$B$2]/(2*[.$A$2]^2*COS([.$B$8])^2))*[.$F93]^2" office:value-type="float" office:value="702.975" calcext:value-type="float">
            <text:p>702,975</text:p>
          </table:table-cell>
          <table:table-cell table:style-name="ce5" table:formula="of:=(TAN([.$B$9])*[.$F93])-([.$B$2]/(2*[.$A$2]^2*COS([.$B$9])^2))*[.$F93]^2" office:value-type="float" office:value="1087.68910044375" calcext:value-type="float">
            <text:p>1087,68910044375</text:p>
          </table:table-cell>
          <table:table-cell table:style-name="ce5" table:formula="of:=(TAN([.$B$10])*[.$F93])-([.$B$2]/(2*[.$A$2]^2*COS([.$B$10])^2))*[.$F93]^2" office:value-type="float" office:value="1850.91059801378" calcext:value-type="float">
            <text:p>1850,9105980137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20" calcext:value-type="float">
            <text:p>920</text:p>
          </table:table-cell>
          <table:table-cell table:style-name="ce5"/>
          <table:table-cell table:style-name="ce5" table:formula="of:=(TAN([.$B$6])*[.$F94])-([.$B$2]/(2*[.$A$2]^2*COS([.$B$6])^2))*[.$F94]^2" office:value-type="float" office:value="133.117158799782" calcext:value-type="float">
            <text:p>133,117158799782</text:p>
          </table:table-cell>
          <table:table-cell table:style-name="ce5" table:formula="of:=(TAN([.$B$7])*[.$F94])-([.$B$2]/(2*[.$A$2]^2*COS([.$B$7])^2))*[.$F94]^2" office:value-type="float" office:value="390.095580987789" calcext:value-type="float">
            <text:p>390,095580987789</text:p>
          </table:table-cell>
          <table:table-cell table:style-name="ce5" table:formula="of:=(TAN([.$B$8])*[.$F94])-([.$B$2]/(2*[.$A$2]^2*COS([.$B$8])^2))*[.$F94]^2" office:value-type="float" office:value="708.4" calcext:value-type="float">
            <text:p>708,4</text:p>
          </table:table-cell>
          <table:table-cell table:style-name="ce5" table:formula="of:=(TAN([.$B$9])*[.$F94])-([.$B$2]/(2*[.$A$2]^2*COS([.$B$9])^2))*[.$F94]^2" office:value-type="float" office:value="1095.54649672558" calcext:value-type="float">
            <text:p>1095,54649672558</text:p>
          </table:table-cell>
          <table:table-cell table:style-name="ce5" table:formula="of:=(TAN([.$B$10])*[.$F94])-([.$B$2]/(2*[.$A$2]^2*COS([.$B$10])^2))*[.$F94]^2" office:value-type="float" office:value="1854.08284120022" calcext:value-type="float">
            <text:p>1854,0828412002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30" calcext:value-type="float">
            <text:p>930</text:p>
          </table:table-cell>
          <table:table-cell table:style-name="ce5"/>
          <table:table-cell table:style-name="ce5" table:formula="of:=(TAN([.$B$6])*[.$F95])-([.$B$2]/(2*[.$A$2]^2*COS([.$B$6])^2))*[.$F95]^2" office:value-type="float" office:value="133.318120694105" calcext:value-type="float">
            <text:p>133,318120694105</text:p>
          </table:table-cell>
          <table:table-cell table:style-name="ce5" table:formula="of:=(TAN([.$B$7])*[.$F95])-([.$B$2]/(2*[.$A$2]^2*COS([.$B$7])^2))*[.$F95]^2" office:value-type="float" office:value="392.785750346352" calcext:value-type="float">
            <text:p>392,785750346352</text:p>
          </table:table-cell>
          <table:table-cell table:style-name="ce5" table:formula="of:=(TAN([.$B$8])*[.$F95])-([.$B$2]/(2*[.$A$2]^2*COS([.$B$8])^2))*[.$F95]^2" office:value-type="float" office:value="713.775" calcext:value-type="float">
            <text:p>713,775</text:p>
          </table:table-cell>
          <table:table-cell table:style-name="ce5" table:formula="of:=(TAN([.$B$9])*[.$F95])-([.$B$2]/(2*[.$A$2]^2*COS([.$B$9])^2))*[.$F95]^2" office:value-type="float" office:value="1103.3148662423" calcext:value-type="float">
            <text:p>1103,3148662423</text:p>
          </table:table-cell>
          <table:table-cell table:style-name="ce5" table:formula="of:=(TAN([.$B$10])*[.$F95])-([.$B$2]/(2*[.$A$2]^2*COS([.$B$10])^2))*[.$F95]^2" office:value-type="float" office:value="1856.88187930589" calcext:value-type="float">
            <text:p>1856,8818793058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40" calcext:value-type="float">
            <text:p>940</text:p>
          </table:table-cell>
          <table:table-cell table:style-name="ce5"/>
          <table:table-cell table:style-name="ce5" table:formula="of:=(TAN([.$B$6])*[.$F96])-([.$B$2]/(2*[.$A$2]^2*COS([.$B$6])^2))*[.$F96]^2" office:value-type="float" office:value="133.492287669185" calcext:value-type="float">
            <text:p>133,492287669185</text:p>
          </table:table-cell>
          <table:table-cell table:style-name="ce5" table:formula="of:=(TAN([.$B$7])*[.$F96])-([.$B$2]/(2*[.$A$2]^2*COS([.$B$7])^2))*[.$F96]^2" office:value-type="float" office:value="395.442586371582" calcext:value-type="float">
            <text:p>395,442586371582</text:p>
          </table:table-cell>
          <table:table-cell table:style-name="ce5" table:formula="of:=(TAN([.$B$8])*[.$F96])-([.$B$2]/(2*[.$A$2]^2*COS([.$B$8])^2))*[.$F96]^2" office:value-type="float" office:value="719.1" calcext:value-type="float">
            <text:p>719,1</text:p>
          </table:table-cell>
          <table:table-cell table:style-name="ce5" table:formula="of:=(TAN([.$B$9])*[.$F96])-([.$B$2]/(2*[.$A$2]^2*COS([.$B$9])^2))*[.$F96]^2" office:value-type="float" office:value="1110.99420899389" calcext:value-type="float">
            <text:p>1110,99420899389</text:p>
          </table:table-cell>
          <table:table-cell table:style-name="ce5" table:formula="of:=(TAN([.$B$10])*[.$F96])-([.$B$2]/(2*[.$A$2]^2*COS([.$B$10])^2))*[.$F96]^2" office:value-type="float" office:value="1859.30771233081" calcext:value-type="float">
            <text:p>1859,3077123308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50" calcext:value-type="float">
            <text:p>950</text:p>
          </table:table-cell>
          <table:table-cell table:style-name="ce5"/>
          <table:table-cell table:style-name="ce5" table:formula="of:=(TAN([.$B$6])*[.$F97])-([.$B$2]/(2*[.$A$2]^2*COS([.$B$6])^2))*[.$F97]^2" office:value-type="float" office:value="133.639659725022" calcext:value-type="float">
            <text:p>133,639659725022</text:p>
          </table:table-cell>
          <table:table-cell table:style-name="ce5" table:formula="of:=(TAN([.$B$7])*[.$F97])-([.$B$2]/(2*[.$A$2]^2*COS([.$B$7])^2))*[.$F97]^2" office:value-type="float" office:value="398.066089063478" calcext:value-type="float">
            <text:p>398,066089063478</text:p>
          </table:table-cell>
          <table:table-cell table:style-name="ce5" table:formula="of:=(TAN([.$B$8])*[.$F97])-([.$B$2]/(2*[.$A$2]^2*COS([.$B$8])^2))*[.$F97]^2" office:value-type="float" office:value="724.375" calcext:value-type="float">
            <text:p>724,375</text:p>
          </table:table-cell>
          <table:table-cell table:style-name="ce5" table:formula="of:=(TAN([.$B$9])*[.$F97])-([.$B$2]/(2*[.$A$2]^2*COS([.$B$9])^2))*[.$F97]^2" office:value-type="float" office:value="1118.58452498037" calcext:value-type="float">
            <text:p>1118,58452498037</text:p>
          </table:table-cell>
          <table:table-cell table:style-name="ce5" table:formula="of:=(TAN([.$B$10])*[.$F97])-([.$B$2]/(2*[.$A$2]^2*COS([.$B$10])^2))*[.$F97]^2" office:value-type="float" office:value="1861.36034027498" calcext:value-type="float">
            <text:p>1861,3603402749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60" calcext:value-type="float">
            <text:p>960</text:p>
          </table:table-cell>
          <table:table-cell table:style-name="ce5"/>
          <table:table-cell table:style-name="ce5" table:formula="of:=(TAN([.$B$6])*[.$F98])-([.$B$2]/(2*[.$A$2]^2*COS([.$B$6])^2))*[.$F98]^2" office:value-type="float" office:value="133.760236861616" calcext:value-type="float">
            <text:p>133,760236861616</text:p>
          </table:table-cell>
          <table:table-cell table:style-name="ce5" table:formula="of:=(TAN([.$B$7])*[.$F98])-([.$B$2]/(2*[.$A$2]^2*COS([.$B$7])^2))*[.$F98]^2" office:value-type="float" office:value="400.656258422041" calcext:value-type="float">
            <text:p>400,656258422041</text:p>
          </table:table-cell>
          <table:table-cell table:style-name="ce5" table:formula="of:=(TAN([.$B$8])*[.$F98])-([.$B$2]/(2*[.$A$2]^2*COS([.$B$8])^2))*[.$F98]^2" office:value-type="float" office:value="729.6" calcext:value-type="float">
            <text:p>729,6</text:p>
          </table:table-cell>
          <table:table-cell table:style-name="ce5" table:formula="of:=(TAN([.$B$9])*[.$F98])-([.$B$2]/(2*[.$A$2]^2*COS([.$B$9])^2))*[.$F98]^2" office:value-type="float" office:value="1126.08581420172" calcext:value-type="float">
            <text:p>1126,08581420172</text:p>
          </table:table-cell>
          <table:table-cell table:style-name="ce5" table:formula="of:=(TAN([.$B$10])*[.$F98])-([.$B$2]/(2*[.$A$2]^2*COS([.$B$10])^2))*[.$F98]^2" office:value-type="float" office:value="1863.03976313838" calcext:value-type="float">
            <text:p>1863,0397631383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70" calcext:value-type="float">
            <text:p>970</text:p>
          </table:table-cell>
          <table:table-cell table:style-name="ce5"/>
          <table:table-cell table:style-name="ce5" table:formula="of:=(TAN([.$B$6])*[.$F99])-([.$B$2]/(2*[.$A$2]^2*COS([.$B$6])^2))*[.$F99]^2" office:value-type="float" office:value="133.854019078967" calcext:value-type="float">
            <text:p>133,854019078967</text:p>
          </table:table-cell>
          <table:table-cell table:style-name="ce5" table:formula="of:=(TAN([.$B$7])*[.$F99])-([.$B$2]/(2*[.$A$2]^2*COS([.$B$7])^2))*[.$F99]^2" office:value-type="float" office:value="403.21309444727" calcext:value-type="float">
            <text:p>403,21309444727</text:p>
          </table:table-cell>
          <table:table-cell table:style-name="ce5" table:formula="of:=(TAN([.$B$8])*[.$F99])-([.$B$2]/(2*[.$A$2]^2*COS([.$B$8])^2))*[.$F99]^2" office:value-type="float" office:value="734.775" calcext:value-type="float">
            <text:p>734,775</text:p>
          </table:table-cell>
          <table:table-cell table:style-name="ce5" table:formula="of:=(TAN([.$B$9])*[.$F99])-([.$B$2]/(2*[.$A$2]^2*COS([.$B$9])^2))*[.$F99]^2" office:value-type="float" office:value="1133.49807665795" calcext:value-type="float">
            <text:p>1133,49807665795</text:p>
          </table:table-cell>
          <table:table-cell table:style-name="ce5" table:formula="of:=(TAN([.$B$10])*[.$F99])-([.$B$2]/(2*[.$A$2]^2*COS([.$B$10])^2))*[.$F99]^2" office:value-type="float" office:value="1864.34598092103" calcext:value-type="float">
            <text:p>1864,3459809210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80" calcext:value-type="float">
            <text:p>980</text:p>
          </table:table-cell>
          <table:table-cell table:style-name="ce5"/>
          <table:table-cell table:style-name="ce5" table:formula="of:=(TAN([.$B$6])*[.$F100])-([.$B$2]/(2*[.$A$2]^2*COS([.$B$6])^2))*[.$F100]^2" office:value-type="float" office:value="133.921006377075" calcext:value-type="float">
            <text:p>133,921006377075</text:p>
          </table:table-cell>
          <table:table-cell table:style-name="ce5" table:formula="of:=(TAN([.$B$7])*[.$F100])-([.$B$2]/(2*[.$A$2]^2*COS([.$B$7])^2))*[.$F100]^2" office:value-type="float" office:value="405.736597139167" calcext:value-type="float">
            <text:p>405,736597139167</text:p>
          </table:table-cell>
          <table:table-cell table:style-name="ce5" table:formula="of:=(TAN([.$B$8])*[.$F100])-([.$B$2]/(2*[.$A$2]^2*COS([.$B$8])^2))*[.$F100]^2" office:value-type="float" office:value="739.9" calcext:value-type="float">
            <text:p>739,9</text:p>
          </table:table-cell>
          <table:table-cell table:style-name="ce5" table:formula="of:=(TAN([.$B$9])*[.$F100])-([.$B$2]/(2*[.$A$2]^2*COS([.$B$9])^2))*[.$F100]^2" office:value-type="float" office:value="1140.82131234906" calcext:value-type="float">
            <text:p>1140,82131234906</text:p>
          </table:table-cell>
          <table:table-cell table:style-name="ce5" table:formula="of:=(TAN([.$B$10])*[.$F100])-([.$B$2]/(2*[.$A$2]^2*COS([.$B$10])^2))*[.$F100]^2" office:value-type="float" office:value="1865.27899362292" calcext:value-type="float">
            <text:p>1865,2789936229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990" calcext:value-type="float">
            <text:p>990</text:p>
          </table:table-cell>
          <table:table-cell table:style-name="ce5"/>
          <table:table-cell table:style-name="ce5" table:formula="of:=(TAN([.$B$6])*[.$F101])-([.$B$2]/(2*[.$A$2]^2*COS([.$B$6])^2))*[.$F101]^2" office:value-type="float" office:value="133.96119875594" calcext:value-type="float">
            <text:p>133,96119875594</text:p>
          </table:table-cell>
          <table:table-cell table:style-name="ce5" table:formula="of:=(TAN([.$B$7])*[.$F101])-([.$B$2]/(2*[.$A$2]^2*COS([.$B$7])^2))*[.$F101]^2" office:value-type="float" office:value="408.22676649773" calcext:value-type="float">
            <text:p>408,22676649773</text:p>
          </table:table-cell>
          <table:table-cell table:style-name="ce5" table:formula="of:=(TAN([.$B$8])*[.$F101])-([.$B$2]/(2*[.$A$2]^2*COS([.$B$8])^2))*[.$F101]^2" office:value-type="float" office:value="744.975" calcext:value-type="float">
            <text:p>744,975</text:p>
          </table:table-cell>
          <table:table-cell table:style-name="ce5" table:formula="of:=(TAN([.$B$9])*[.$F101])-([.$B$2]/(2*[.$A$2]^2*COS([.$B$9])^2))*[.$F101]^2" office:value-type="float" office:value="1148.05552127505" calcext:value-type="float">
            <text:p>1148,05552127505</text:p>
          </table:table-cell>
          <table:table-cell table:style-name="ce5" table:formula="of:=(TAN([.$B$10])*[.$F101])-([.$B$2]/(2*[.$A$2]^2*COS([.$B$10])^2))*[.$F101]^2" office:value-type="float" office:value="1865.83880124406" calcext:value-type="float">
            <text:p>1865,8388012440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00" calcext:value-type="float">
            <text:p>1000</text:p>
          </table:table-cell>
          <table:table-cell table:style-name="ce5"/>
          <table:table-cell table:style-name="ce5" table:formula="of:=(TAN([.$B$6])*[.$F102])-([.$B$2]/(2*[.$A$2]^2*COS([.$B$6])^2))*[.$F102]^2" office:value-type="float" office:value="133.974596215561" calcext:value-type="float">
            <text:p>133,974596215561</text:p>
          </table:table-cell>
          <table:table-cell table:style-name="ce5" table:formula="of:=(TAN([.$B$7])*[.$F102])-([.$B$2]/(2*[.$A$2]^2*COS([.$B$7])^2))*[.$F102]^2" office:value-type="float" office:value="410.683602522959" calcext:value-type="float">
            <text:p>410,683602522959</text:p>
          </table:table-cell>
          <table:table-cell table:style-name="ce5" table:formula="of:=(TAN([.$B$8])*[.$F102])-([.$B$2]/(2*[.$A$2]^2*COS([.$B$8])^2))*[.$F102]^2" office:value-type="float" office:value="750" calcext:value-type="float">
            <text:p>750</text:p>
          </table:table-cell>
          <table:table-cell table:style-name="ce5" table:formula="of:=(TAN([.$B$9])*[.$F102])-([.$B$2]/(2*[.$A$2]^2*COS([.$B$9])^2))*[.$F102]^2" office:value-type="float" office:value="1155.20070343592" calcext:value-type="float">
            <text:p>1155,20070343592</text:p>
          </table:table-cell>
          <table:table-cell table:style-name="ce5" table:formula="of:=(TAN([.$B$10])*[.$F102])-([.$B$2]/(2*[.$A$2]^2*COS([.$B$10])^2))*[.$F102]^2" office:value-type="float" office:value="1866.02540378444" calcext:value-type="float">
            <text:p>1866,0254037844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10" calcext:value-type="float">
            <text:p>1010</text:p>
          </table:table-cell>
          <table:table-cell table:style-name="ce5"/>
          <table:table-cell table:style-name="ce5" table:formula="of:=(TAN([.$B$6])*[.$F103])-([.$B$2]/(2*[.$A$2]^2*COS([.$B$6])^2))*[.$F103]^2" office:value-type="float" office:value="133.96119875594" calcext:value-type="float">
            <text:p>133,96119875594</text:p>
          </table:table-cell>
          <table:table-cell table:style-name="ce5" table:formula="of:=(TAN([.$B$7])*[.$F103])-([.$B$2]/(2*[.$A$2]^2*COS([.$B$7])^2))*[.$F103]^2" office:value-type="float" office:value="413.107105214855" calcext:value-type="float">
            <text:p>413,107105214855</text:p>
          </table:table-cell>
          <table:table-cell table:style-name="ce5" table:formula="of:=(TAN([.$B$8])*[.$F103])-([.$B$2]/(2*[.$A$2]^2*COS([.$B$8])^2))*[.$F103]^2" office:value-type="float" office:value="754.975" calcext:value-type="float">
            <text:p>754,975</text:p>
          </table:table-cell>
          <table:table-cell table:style-name="ce5" table:formula="of:=(TAN([.$B$9])*[.$F103])-([.$B$2]/(2*[.$A$2]^2*COS([.$B$9])^2))*[.$F103]^2" office:value-type="float" office:value="1162.25685883167" calcext:value-type="float">
            <text:p>1162,25685883167</text:p>
          </table:table-cell>
          <table:table-cell table:style-name="ce5" table:formula="of:=(TAN([.$B$10])*[.$F103])-([.$B$2]/(2*[.$A$2]^2*COS([.$B$10])^2))*[.$F103]^2" office:value-type="float" office:value="1865.83880124406" calcext:value-type="float">
            <text:p>1865,8388012440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20" calcext:value-type="float">
            <text:p>1020</text:p>
          </table:table-cell>
          <table:table-cell table:style-name="ce5"/>
          <table:table-cell table:style-name="ce5" table:formula="of:=(TAN([.$B$6])*[.$F104])-([.$B$2]/(2*[.$A$2]^2*COS([.$B$6])^2))*[.$F104]^2" office:value-type="float" office:value="133.921006377075" calcext:value-type="float">
            <text:p>133,921006377075</text:p>
          </table:table-cell>
          <table:table-cell table:style-name="ce5" table:formula="of:=(TAN([.$B$7])*[.$F104])-([.$B$2]/(2*[.$A$2]^2*COS([.$B$7])^2))*[.$F104]^2" office:value-type="float" office:value="415.497274573418" calcext:value-type="float">
            <text:p>415,497274573418</text:p>
          </table:table-cell>
          <table:table-cell table:style-name="ce5" table:formula="of:=(TAN([.$B$8])*[.$F104])-([.$B$2]/(2*[.$A$2]^2*COS([.$B$8])^2))*[.$F104]^2" office:value-type="float" office:value="759.9" calcext:value-type="float">
            <text:p>759,9</text:p>
          </table:table-cell>
          <table:table-cell table:style-name="ce5" table:formula="of:=(TAN([.$B$9])*[.$F104])-([.$B$2]/(2*[.$A$2]^2*COS([.$B$9])^2))*[.$F104]^2" office:value-type="float" office:value="1169.22398746229" calcext:value-type="float">
            <text:p>1169,22398746229</text:p>
          </table:table-cell>
          <table:table-cell table:style-name="ce5" table:formula="of:=(TAN([.$B$10])*[.$F104])-([.$B$2]/(2*[.$A$2]^2*COS([.$B$10])^2))*[.$F104]^2" office:value-type="float" office:value="1865.27899362292" calcext:value-type="float">
            <text:p>1865,2789936229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30" calcext:value-type="float">
            <text:p>1030</text:p>
          </table:table-cell>
          <table:table-cell table:style-name="ce5"/>
          <table:table-cell table:style-name="ce5" table:formula="of:=(TAN([.$B$6])*[.$F105])-([.$B$2]/(2*[.$A$2]^2*COS([.$B$6])^2))*[.$F105]^2" office:value-type="float" office:value="133.854019078967" calcext:value-type="float">
            <text:p>133,854019078967</text:p>
          </table:table-cell>
          <table:table-cell table:style-name="ce5" table:formula="of:=(TAN([.$B$7])*[.$F105])-([.$B$2]/(2*[.$A$2]^2*COS([.$B$7])^2))*[.$F105]^2" office:value-type="float" office:value="417.854110598648" calcext:value-type="float">
            <text:p>417,854110598648</text:p>
          </table:table-cell>
          <table:table-cell table:style-name="ce5" table:formula="of:=(TAN([.$B$8])*[.$F105])-([.$B$2]/(2*[.$A$2]^2*COS([.$B$8])^2))*[.$F105]^2" office:value-type="float" office:value="764.775" calcext:value-type="float">
            <text:p>764,775</text:p>
          </table:table-cell>
          <table:table-cell table:style-name="ce5" table:formula="of:=(TAN([.$B$9])*[.$F105])-([.$B$2]/(2*[.$A$2]^2*COS([.$B$9])^2))*[.$F105]^2" office:value-type="float" office:value="1176.1020893278" calcext:value-type="float">
            <text:p>1176,1020893278</text:p>
          </table:table-cell>
          <table:table-cell table:style-name="ce5" table:formula="of:=(TAN([.$B$10])*[.$F105])-([.$B$2]/(2*[.$A$2]^2*COS([.$B$10])^2))*[.$F105]^2" office:value-type="float" office:value="1864.34598092103" calcext:value-type="float">
            <text:p>1864,3459809210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40" calcext:value-type="float">
            <text:p>1040</text:p>
          </table:table-cell>
          <table:table-cell table:style-name="ce5"/>
          <table:table-cell table:style-name="ce5" table:formula="of:=(TAN([.$B$6])*[.$F106])-([.$B$2]/(2*[.$A$2]^2*COS([.$B$6])^2))*[.$F106]^2" office:value-type="float" office:value="133.760236861616" calcext:value-type="float">
            <text:p>133,760236861616</text:p>
          </table:table-cell>
          <table:table-cell table:style-name="ce5" table:formula="of:=(TAN([.$B$7])*[.$F106])-([.$B$2]/(2*[.$A$2]^2*COS([.$B$7])^2))*[.$F106]^2" office:value-type="float" office:value="420.177613290544" calcext:value-type="float">
            <text:p>420,177613290544</text:p>
          </table:table-cell>
          <table:table-cell table:style-name="ce5" table:formula="of:=(TAN([.$B$8])*[.$F106])-([.$B$2]/(2*[.$A$2]^2*COS([.$B$8])^2))*[.$F106]^2" office:value-type="float" office:value="769.6" calcext:value-type="float">
            <text:p>769,6</text:p>
          </table:table-cell>
          <table:table-cell table:style-name="ce5" table:formula="of:=(TAN([.$B$9])*[.$F106])-([.$B$2]/(2*[.$A$2]^2*COS([.$B$9])^2))*[.$F106]^2" office:value-type="float" office:value="1182.89116442818" calcext:value-type="float">
            <text:p>1182,89116442818</text:p>
          </table:table-cell>
          <table:table-cell table:style-name="ce5" table:formula="of:=(TAN([.$B$10])*[.$F106])-([.$B$2]/(2*[.$A$2]^2*COS([.$B$10])^2))*[.$F106]^2" office:value-type="float" office:value="1863.03976313838" calcext:value-type="float">
            <text:p>1863,0397631383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50" calcext:value-type="float">
            <text:p>1050</text:p>
          </table:table-cell>
          <table:table-cell table:style-name="ce5"/>
          <table:table-cell table:style-name="ce5" table:formula="of:=(TAN([.$B$6])*[.$F107])-([.$B$2]/(2*[.$A$2]^2*COS([.$B$6])^2))*[.$F107]^2" office:value-type="float" office:value="133.639659725022" calcext:value-type="float">
            <text:p>133,639659725022</text:p>
          </table:table-cell>
          <table:table-cell table:style-name="ce5" table:formula="of:=(TAN([.$B$7])*[.$F107])-([.$B$2]/(2*[.$A$2]^2*COS([.$B$7])^2))*[.$F107]^2" office:value-type="float" office:value="422.467782649107" calcext:value-type="float">
            <text:p>422,467782649107</text:p>
          </table:table-cell>
          <table:table-cell table:style-name="ce5" table:formula="of:=(TAN([.$B$8])*[.$F107])-([.$B$2]/(2*[.$A$2]^2*COS([.$B$8])^2))*[.$F107]^2" office:value-type="float" office:value="774.375" calcext:value-type="float">
            <text:p>774,375</text:p>
          </table:table-cell>
          <table:table-cell table:style-name="ce5" table:formula="of:=(TAN([.$B$9])*[.$F107])-([.$B$2]/(2*[.$A$2]^2*COS([.$B$9])^2))*[.$F107]^2" office:value-type="float" office:value="1189.59121276345" calcext:value-type="float">
            <text:p>1189,59121276345</text:p>
          </table:table-cell>
          <table:table-cell table:style-name="ce5" table:formula="of:=(TAN([.$B$10])*[.$F107])-([.$B$2]/(2*[.$A$2]^2*COS([.$B$10])^2))*[.$F107]^2" office:value-type="float" office:value="1861.36034027498" calcext:value-type="float">
            <text:p>1861,3603402749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60" calcext:value-type="float">
            <text:p>1060</text:p>
          </table:table-cell>
          <table:table-cell table:style-name="ce5"/>
          <table:table-cell table:style-name="ce5" table:formula="of:=(TAN([.$B$6])*[.$F108])-([.$B$2]/(2*[.$A$2]^2*COS([.$B$6])^2))*[.$F108]^2" office:value-type="float" office:value="133.492287669185" calcext:value-type="float">
            <text:p>133,492287669185</text:p>
          </table:table-cell>
          <table:table-cell table:style-name="ce5" table:formula="of:=(TAN([.$B$7])*[.$F108])-([.$B$2]/(2*[.$A$2]^2*COS([.$B$7])^2))*[.$F108]^2" office:value-type="float" office:value="424.724618674337" calcext:value-type="float">
            <text:p>424,724618674337</text:p>
          </table:table-cell>
          <table:table-cell table:style-name="ce5" table:formula="of:=(TAN([.$B$8])*[.$F108])-([.$B$2]/(2*[.$A$2]^2*COS([.$B$8])^2))*[.$F108]^2" office:value-type="float" office:value="779.1" calcext:value-type="float">
            <text:p>779,1</text:p>
          </table:table-cell>
          <table:table-cell table:style-name="ce5" table:formula="of:=(TAN([.$B$9])*[.$F108])-([.$B$2]/(2*[.$A$2]^2*COS([.$B$9])^2))*[.$F108]^2" office:value-type="float" office:value="1196.20223433359" calcext:value-type="float">
            <text:p>1196,20223433359</text:p>
          </table:table-cell>
          <table:table-cell table:style-name="ce5" table:formula="of:=(TAN([.$B$10])*[.$F108])-([.$B$2]/(2*[.$A$2]^2*COS([.$B$10])^2))*[.$F108]^2" office:value-type="float" office:value="1859.30771233081" calcext:value-type="float">
            <text:p>1859,3077123308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70" calcext:value-type="float">
            <text:p>1070</text:p>
          </table:table-cell>
          <table:table-cell table:style-name="ce5"/>
          <table:table-cell table:style-name="ce5" table:formula="of:=(TAN([.$B$6])*[.$F109])-([.$B$2]/(2*[.$A$2]^2*COS([.$B$6])^2))*[.$F109]^2" office:value-type="float" office:value="133.318120694105" calcext:value-type="float">
            <text:p>133,318120694105</text:p>
          </table:table-cell>
          <table:table-cell table:style-name="ce5" table:formula="of:=(TAN([.$B$7])*[.$F109])-([.$B$2]/(2*[.$A$2]^2*COS([.$B$7])^2))*[.$F109]^2" office:value-type="float" office:value="426.948121366233" calcext:value-type="float">
            <text:p>426,948121366233</text:p>
          </table:table-cell>
          <table:table-cell table:style-name="ce5" table:formula="of:=(TAN([.$B$8])*[.$F109])-([.$B$2]/(2*[.$A$2]^2*COS([.$B$8])^2))*[.$F109]^2" office:value-type="float" office:value="783.775" calcext:value-type="float">
            <text:p>783,775</text:p>
          </table:table-cell>
          <table:table-cell table:style-name="ce5" table:formula="of:=(TAN([.$B$9])*[.$F109])-([.$B$2]/(2*[.$A$2]^2*COS([.$B$9])^2))*[.$F109]^2" office:value-type="float" office:value="1202.72422913861" calcext:value-type="float">
            <text:p>1202,72422913861</text:p>
          </table:table-cell>
          <table:table-cell table:style-name="ce5" table:formula="of:=(TAN([.$B$10])*[.$F109])-([.$B$2]/(2*[.$A$2]^2*COS([.$B$10])^2))*[.$F109]^2" office:value-type="float" office:value="1856.8818793059" calcext:value-type="float">
            <text:p>1856,881879305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80" calcext:value-type="float">
            <text:p>1080</text:p>
          </table:table-cell>
          <table:table-cell table:style-name="ce5"/>
          <table:table-cell table:style-name="ce5" table:formula="of:=(TAN([.$B$6])*[.$F110])-([.$B$2]/(2*[.$A$2]^2*COS([.$B$6])^2))*[.$F110]^2" office:value-type="float" office:value="133.117158799782" calcext:value-type="float">
            <text:p>133,117158799782</text:p>
          </table:table-cell>
          <table:table-cell table:style-name="ce5" table:formula="of:=(TAN([.$B$7])*[.$F110])-([.$B$2]/(2*[.$A$2]^2*COS([.$B$7])^2))*[.$F110]^2" office:value-type="float" office:value="429.138290724796" calcext:value-type="float">
            <text:p>429,138290724796</text:p>
          </table:table-cell>
          <table:table-cell table:style-name="ce5" table:formula="of:=(TAN([.$B$8])*[.$F110])-([.$B$2]/(2*[.$A$2]^2*COS([.$B$8])^2))*[.$F110]^2" office:value-type="float" office:value="788.4" calcext:value-type="float">
            <text:p>788,4</text:p>
          </table:table-cell>
          <table:table-cell table:style-name="ce5" table:formula="of:=(TAN([.$B$9])*[.$F110])-([.$B$2]/(2*[.$A$2]^2*COS([.$B$9])^2))*[.$F110]^2" office:value-type="float" office:value="1209.15719717851" calcext:value-type="float">
            <text:p>1209,15719717851</text:p>
          </table:table-cell>
          <table:table-cell table:style-name="ce5" table:formula="of:=(TAN([.$B$10])*[.$F110])-([.$B$2]/(2*[.$A$2]^2*COS([.$B$10])^2))*[.$F110]^2" office:value-type="float" office:value="1854.08284120022" calcext:value-type="float">
            <text:p>1854,0828412002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090" calcext:value-type="float">
            <text:p>1090</text:p>
          </table:table-cell>
          <table:table-cell table:style-name="ce5"/>
          <table:table-cell table:style-name="ce5" table:formula="of:=(TAN([.$B$6])*[.$F111])-([.$B$2]/(2*[.$A$2]^2*COS([.$B$6])^2))*[.$F111]^2" office:value-type="float" office:value="132.889401986215" calcext:value-type="float">
            <text:p>132,889401986215</text:p>
          </table:table-cell>
          <table:table-cell table:style-name="ce5" table:formula="of:=(TAN([.$B$7])*[.$F111])-([.$B$2]/(2*[.$A$2]^2*COS([.$B$7])^2))*[.$F111]^2" office:value-type="float" office:value="431.295126750025" calcext:value-type="float">
            <text:p>431,295126750025</text:p>
          </table:table-cell>
          <table:table-cell table:style-name="ce5" table:formula="of:=(TAN([.$B$8])*[.$F111])-([.$B$2]/(2*[.$A$2]^2*COS([.$B$8])^2))*[.$F111]^2" office:value-type="float" office:value="792.975" calcext:value-type="float">
            <text:p>792,975</text:p>
          </table:table-cell>
          <table:table-cell table:style-name="ce5" table:formula="of:=(TAN([.$B$9])*[.$F111])-([.$B$2]/(2*[.$A$2]^2*COS([.$B$9])^2))*[.$F111]^2" office:value-type="float" office:value="1215.50113845329" calcext:value-type="float">
            <text:p>1215,50113845329</text:p>
          </table:table-cell>
          <table:table-cell table:style-name="ce5" table:formula="of:=(TAN([.$B$10])*[.$F111])-([.$B$2]/(2*[.$A$2]^2*COS([.$B$10])^2))*[.$F111]^2" office:value-type="float" office:value="1850.91059801378" calcext:value-type="float">
            <text:p>1850,9105980137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00" calcext:value-type="float">
            <text:p>1100</text:p>
          </table:table-cell>
          <table:table-cell table:style-name="ce5"/>
          <table:table-cell table:style-name="ce5" table:formula="of:=(TAN([.$B$6])*[.$F112])-([.$B$2]/(2*[.$A$2]^2*COS([.$B$6])^2))*[.$F112]^2" office:value-type="float" office:value="132.634850253406" calcext:value-type="float">
            <text:p>132,634850253406</text:p>
          </table:table-cell>
          <table:table-cell table:style-name="ce5" table:formula="of:=(TAN([.$B$7])*[.$F112])-([.$B$2]/(2*[.$A$2]^2*COS([.$B$7])^2))*[.$F112]^2" office:value-type="float" office:value="433.418629441922" calcext:value-type="float">
            <text:p>433,418629441922</text:p>
          </table:table-cell>
          <table:table-cell table:style-name="ce5" table:formula="of:=(TAN([.$B$8])*[.$F112])-([.$B$2]/(2*[.$A$2]^2*COS([.$B$8])^2))*[.$F112]^2" office:value-type="float" office:value="797.5" calcext:value-type="float">
            <text:p>797,5</text:p>
          </table:table-cell>
          <table:table-cell table:style-name="ce5" table:formula="of:=(TAN([.$B$9])*[.$F112])-([.$B$2]/(2*[.$A$2]^2*COS([.$B$9])^2))*[.$F112]^2" office:value-type="float" office:value="1221.75605296295" calcext:value-type="float">
            <text:p>1221,75605296295</text:p>
          </table:table-cell>
          <table:table-cell table:style-name="ce5" table:formula="of:=(TAN([.$B$10])*[.$F112])-([.$B$2]/(2*[.$A$2]^2*COS([.$B$10])^2))*[.$F112]^2" office:value-type="float" office:value="1847.36514974659" calcext:value-type="float">
            <text:p>1847,3651497465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10" calcext:value-type="float">
            <text:p>1110</text:p>
          </table:table-cell>
          <table:table-cell table:style-name="ce5"/>
          <table:table-cell table:style-name="ce5" table:formula="of:=(TAN([.$B$6])*[.$F113])-([.$B$2]/(2*[.$A$2]^2*COS([.$B$6])^2))*[.$F113]^2" office:value-type="float" office:value="132.353503601353" calcext:value-type="float">
            <text:p>132,353503601353</text:p>
          </table:table-cell>
          <table:table-cell table:style-name="ce5" table:formula="of:=(TAN([.$B$7])*[.$F113])-([.$B$2]/(2*[.$A$2]^2*COS([.$B$7])^2))*[.$F113]^2" office:value-type="float" office:value="435.508798800485" calcext:value-type="float">
            <text:p>435,508798800485</text:p>
          </table:table-cell>
          <table:table-cell table:style-name="ce5" table:formula="of:=(TAN([.$B$8])*[.$F113])-([.$B$2]/(2*[.$A$2]^2*COS([.$B$8])^2))*[.$F113]^2" office:value-type="float" office:value="801.975" calcext:value-type="float">
            <text:p>801,975</text:p>
          </table:table-cell>
          <table:table-cell table:style-name="ce5" table:formula="of:=(TAN([.$B$9])*[.$F113])-([.$B$2]/(2*[.$A$2]^2*COS([.$B$9])^2))*[.$F113]^2" office:value-type="float" office:value="1227.92194070749" calcext:value-type="float">
            <text:p>1227,92194070749</text:p>
          </table:table-cell>
          <table:table-cell table:style-name="ce5" table:formula="of:=(TAN([.$B$10])*[.$F113])-([.$B$2]/(2*[.$A$2]^2*COS([.$B$10])^2))*[.$F113]^2" office:value-type="float" office:value="1843.44649639865" calcext:value-type="float">
            <text:p>1843,4464963986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20" calcext:value-type="float">
            <text:p>1120</text:p>
          </table:table-cell>
          <table:table-cell table:style-name="ce5"/>
          <table:table-cell table:style-name="ce5" table:formula="of:=(TAN([.$B$6])*[.$F114])-([.$B$2]/(2*[.$A$2]^2*COS([.$B$6])^2))*[.$F114]^2" office:value-type="float" office:value="132.045362030057" calcext:value-type="float">
            <text:p>132,045362030057</text:p>
          </table:table-cell>
          <table:table-cell table:style-name="ce5" table:formula="of:=(TAN([.$B$7])*[.$F114])-([.$B$2]/(2*[.$A$2]^2*COS([.$B$7])^2))*[.$F114]^2" office:value-type="float" office:value="437.565634825714" calcext:value-type="float">
            <text:p>437,565634825714</text:p>
          </table:table-cell>
          <table:table-cell table:style-name="ce5" table:formula="of:=(TAN([.$B$8])*[.$F114])-([.$B$2]/(2*[.$A$2]^2*COS([.$B$8])^2))*[.$F114]^2" office:value-type="float" office:value="806.4" calcext:value-type="float">
            <text:p>806,4</text:p>
          </table:table-cell>
          <table:table-cell table:style-name="ce5" table:formula="of:=(TAN([.$B$9])*[.$F114])-([.$B$2]/(2*[.$A$2]^2*COS([.$B$9])^2))*[.$F114]^2" office:value-type="float" office:value="1233.9988016869" calcext:value-type="float">
            <text:p>1233,9988016869</text:p>
          </table:table-cell>
          <table:table-cell table:style-name="ce5" table:formula="of:=(TAN([.$B$10])*[.$F114])-([.$B$2]/(2*[.$A$2]^2*COS([.$B$10])^2))*[.$F114]^2" office:value-type="float" office:value="1839.15463796994" calcext:value-type="float">
            <text:p>1839,1546379699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30" calcext:value-type="float">
            <text:p>1130</text:p>
          </table:table-cell>
          <table:table-cell table:style-name="ce5"/>
          <table:table-cell table:style-name="ce5" table:formula="of:=(TAN([.$B$6])*[.$F115])-([.$B$2]/(2*[.$A$2]^2*COS([.$B$6])^2))*[.$F115]^2" office:value-type="float" office:value="131.710425539518" calcext:value-type="float">
            <text:p>131,710425539518</text:p>
          </table:table-cell>
          <table:table-cell table:style-name="ce5" table:formula="of:=(TAN([.$B$7])*[.$F115])-([.$B$2]/(2*[.$A$2]^2*COS([.$B$7])^2))*[.$F115]^2" office:value-type="float" office:value="439.58913751761" calcext:value-type="float">
            <text:p>439,58913751761</text:p>
          </table:table-cell>
          <table:table-cell table:style-name="ce5" table:formula="of:=(TAN([.$B$8])*[.$F115])-([.$B$2]/(2*[.$A$2]^2*COS([.$B$8])^2))*[.$F115]^2" office:value-type="float" office:value="810.775" calcext:value-type="float">
            <text:p>810,775</text:p>
          </table:table-cell>
          <table:table-cell table:style-name="ce5" table:formula="of:=(TAN([.$B$9])*[.$F115])-([.$B$2]/(2*[.$A$2]^2*COS([.$B$9])^2))*[.$F115]^2" office:value-type="float" office:value="1239.9866359012" calcext:value-type="float">
            <text:p>1239,9866359012</text:p>
          </table:table-cell>
          <table:table-cell table:style-name="ce5" table:formula="of:=(TAN([.$B$10])*[.$F115])-([.$B$2]/(2*[.$A$2]^2*COS([.$B$10])^2))*[.$F115]^2" office:value-type="float" office:value="1834.48957446048" calcext:value-type="float">
            <text:p>1834,4895744604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40" calcext:value-type="float">
            <text:p>1140</text:p>
          </table:table-cell>
          <table:table-cell table:style-name="ce5"/>
          <table:table-cell table:style-name="ce5" table:formula="of:=(TAN([.$B$6])*[.$F116])-([.$B$2]/(2*[.$A$2]^2*COS([.$B$6])^2))*[.$F116]^2" office:value-type="float" office:value="131.348694129736" calcext:value-type="float">
            <text:p>131,348694129736</text:p>
          </table:table-cell>
          <table:table-cell table:style-name="ce5" table:formula="of:=(TAN([.$B$7])*[.$F116])-([.$B$2]/(2*[.$A$2]^2*COS([.$B$7])^2))*[.$F116]^2" office:value-type="float" office:value="441.579306876173" calcext:value-type="float">
            <text:p>441,579306876173</text:p>
          </table:table-cell>
          <table:table-cell table:style-name="ce5" table:formula="of:=(TAN([.$B$8])*[.$F116])-([.$B$2]/(2*[.$A$2]^2*COS([.$B$8])^2))*[.$F116]^2" office:value-type="float" office:value="815.1" calcext:value-type="float">
            <text:p>815,1</text:p>
          </table:table-cell>
          <table:table-cell table:style-name="ce5" table:formula="of:=(TAN([.$B$9])*[.$F116])-([.$B$2]/(2*[.$A$2]^2*COS([.$B$9])^2))*[.$F116]^2" office:value-type="float" office:value="1245.88544335037" calcext:value-type="float">
            <text:p>1245,88544335037</text:p>
          </table:table-cell>
          <table:table-cell table:style-name="ce5" table:formula="of:=(TAN([.$B$10])*[.$F116])-([.$B$2]/(2*[.$A$2]^2*COS([.$B$10])^2))*[.$F116]^2" office:value-type="float" office:value="1829.45130587026" calcext:value-type="float">
            <text:p>1829,4513058702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50" calcext:value-type="float">
            <text:p>1150</text:p>
          </table:table-cell>
          <table:table-cell table:style-name="ce5"/>
          <table:table-cell table:style-name="ce5" table:formula="of:=(TAN([.$B$6])*[.$F117])-([.$B$2]/(2*[.$A$2]^2*COS([.$B$6])^2))*[.$F117]^2" office:value-type="float" office:value="130.960167800711" calcext:value-type="float">
            <text:p>130,960167800711</text:p>
          </table:table-cell>
          <table:table-cell table:style-name="ce5" table:formula="of:=(TAN([.$B$7])*[.$F117])-([.$B$2]/(2*[.$A$2]^2*COS([.$B$7])^2))*[.$F117]^2" office:value-type="float" office:value="443.536142901403" calcext:value-type="float">
            <text:p>443,536142901403</text:p>
          </table:table-cell>
          <table:table-cell table:style-name="ce5" table:formula="of:=(TAN([.$B$8])*[.$F117])-([.$B$2]/(2*[.$A$2]^2*COS([.$B$8])^2))*[.$F117]^2" office:value-type="float" office:value="819.375" calcext:value-type="float">
            <text:p>819,375</text:p>
          </table:table-cell>
          <table:table-cell table:style-name="ce5" table:formula="of:=(TAN([.$B$9])*[.$F117])-([.$B$2]/(2*[.$A$2]^2*COS([.$B$9])^2))*[.$F117]^2" office:value-type="float" office:value="1251.69522403442" calcext:value-type="float">
            <text:p>1251,69522403442</text:p>
          </table:table-cell>
          <table:table-cell table:style-name="ce5" table:formula="of:=(TAN([.$B$10])*[.$F117])-([.$B$2]/(2*[.$A$2]^2*COS([.$B$10])^2))*[.$F117]^2" office:value-type="float" office:value="1824.03983219929" calcext:value-type="float">
            <text:p>1824,0398321992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60" calcext:value-type="float">
            <text:p>1160</text:p>
          </table:table-cell>
          <table:table-cell table:style-name="ce5"/>
          <table:table-cell table:style-name="ce5" table:formula="of:=(TAN([.$B$6])*[.$F118])-([.$B$2]/(2*[.$A$2]^2*COS([.$B$6])^2))*[.$F118]^2" office:value-type="float" office:value="130.544846552443" calcext:value-type="float">
            <text:p>130,544846552443</text:p>
          </table:table-cell>
          <table:table-cell table:style-name="ce5" table:formula="of:=(TAN([.$B$7])*[.$F118])-([.$B$2]/(2*[.$A$2]^2*COS([.$B$7])^2))*[.$F118]^2" office:value-type="float" office:value="445.459645593299" calcext:value-type="float">
            <text:p>445,459645593299</text:p>
          </table:table-cell>
          <table:table-cell table:style-name="ce5" table:formula="of:=(TAN([.$B$8])*[.$F118])-([.$B$2]/(2*[.$A$2]^2*COS([.$B$8])^2))*[.$F118]^2" office:value-type="float" office:value="823.6" calcext:value-type="float">
            <text:p>823,6</text:p>
          </table:table-cell>
          <table:table-cell table:style-name="ce5" table:formula="of:=(TAN([.$B$9])*[.$F118])-([.$B$2]/(2*[.$A$2]^2*COS([.$B$9])^2))*[.$F118]^2" office:value-type="float" office:value="1257.41597795336" calcext:value-type="float">
            <text:p>1257,41597795336</text:p>
          </table:table-cell>
          <table:table-cell table:style-name="ce5" table:formula="of:=(TAN([.$B$10])*[.$F118])-([.$B$2]/(2*[.$A$2]^2*COS([.$B$10])^2))*[.$F118]^2" office:value-type="float" office:value="1818.25515344756" calcext:value-type="float">
            <text:p>1818,2551534475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70" calcext:value-type="float">
            <text:p>1170</text:p>
          </table:table-cell>
          <table:table-cell table:style-name="ce5"/>
          <table:table-cell table:style-name="ce5" table:formula="of:=(TAN([.$B$6])*[.$F119])-([.$B$2]/(2*[.$A$2]^2*COS([.$B$6])^2))*[.$F119]^2" office:value-type="float" office:value="130.102730384932" calcext:value-type="float">
            <text:p>130,102730384932</text:p>
          </table:table-cell>
          <table:table-cell table:style-name="ce5" table:formula="of:=(TAN([.$B$7])*[.$F119])-([.$B$2]/(2*[.$A$2]^2*COS([.$B$7])^2))*[.$F119]^2" office:value-type="float" office:value="447.349814951862" calcext:value-type="float">
            <text:p>447,349814951862</text:p>
          </table:table-cell>
          <table:table-cell table:style-name="ce5" table:formula="of:=(TAN([.$B$8])*[.$F119])-([.$B$2]/(2*[.$A$2]^2*COS([.$B$8])^2))*[.$F119]^2" office:value-type="float" office:value="827.775" calcext:value-type="float">
            <text:p>827,775</text:p>
          </table:table-cell>
          <table:table-cell table:style-name="ce5" table:formula="of:=(TAN([.$B$9])*[.$F119])-([.$B$2]/(2*[.$A$2]^2*COS([.$B$9])^2))*[.$F119]^2" office:value-type="float" office:value="1263.04770510717" calcext:value-type="float">
            <text:p>1263,04770510717</text:p>
          </table:table-cell>
          <table:table-cell table:style-name="ce5" table:formula="of:=(TAN([.$B$10])*[.$F119])-([.$B$2]/(2*[.$A$2]^2*COS([.$B$10])^2))*[.$F119]^2" office:value-type="float" office:value="1812.09726961507" calcext:value-type="float">
            <text:p>1812,0972696150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80" calcext:value-type="float">
            <text:p>1180</text:p>
          </table:table-cell>
          <table:table-cell table:style-name="ce5"/>
          <table:table-cell table:style-name="ce5" table:formula="of:=(TAN([.$B$6])*[.$F120])-([.$B$2]/(2*[.$A$2]^2*COS([.$B$6])^2))*[.$F120]^2" office:value-type="float" office:value="129.633819298177" calcext:value-type="float">
            <text:p>129,633819298177</text:p>
          </table:table-cell>
          <table:table-cell table:style-name="ce5" table:formula="of:=(TAN([.$B$7])*[.$F120])-([.$B$2]/(2*[.$A$2]^2*COS([.$B$7])^2))*[.$F120]^2" office:value-type="float" office:value="449.206650977092" calcext:value-type="float">
            <text:p>449,206650977092</text:p>
          </table:table-cell>
          <table:table-cell table:style-name="ce5" table:formula="of:=(TAN([.$B$8])*[.$F120])-([.$B$2]/(2*[.$A$2]^2*COS([.$B$8])^2))*[.$F120]^2" office:value-type="float" office:value="831.9" calcext:value-type="float">
            <text:p>831,9</text:p>
          </table:table-cell>
          <table:table-cell table:style-name="ce5" table:formula="of:=(TAN([.$B$9])*[.$F120])-([.$B$2]/(2*[.$A$2]^2*COS([.$B$9])^2))*[.$F120]^2" office:value-type="float" office:value="1268.59040549586" calcext:value-type="float">
            <text:p>1268,59040549586</text:p>
          </table:table-cell>
          <table:table-cell table:style-name="ce5" table:formula="of:=(TAN([.$B$10])*[.$F120])-([.$B$2]/(2*[.$A$2]^2*COS([.$B$10])^2))*[.$F120]^2" office:value-type="float" office:value="1805.56618070182" calcext:value-type="float">
            <text:p>1805,5661807018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190" calcext:value-type="float">
            <text:p>1190</text:p>
          </table:table-cell>
          <table:table-cell table:style-name="ce5"/>
          <table:table-cell table:style-name="ce5" table:formula="of:=(TAN([.$B$6])*[.$F121])-([.$B$2]/(2*[.$A$2]^2*COS([.$B$6])^2))*[.$F121]^2" office:value-type="float" office:value="129.13811329218" calcext:value-type="float">
            <text:p>129,13811329218</text:p>
          </table:table-cell>
          <table:table-cell table:style-name="ce5" table:formula="of:=(TAN([.$B$7])*[.$F121])-([.$B$2]/(2*[.$A$2]^2*COS([.$B$7])^2))*[.$F121]^2" office:value-type="float" office:value="451.030153668988" calcext:value-type="float">
            <text:p>451,030153668988</text:p>
          </table:table-cell>
          <table:table-cell table:style-name="ce5" table:formula="of:=(TAN([.$B$8])*[.$F121])-([.$B$2]/(2*[.$A$2]^2*COS([.$B$8])^2))*[.$F121]^2" office:value-type="float" office:value="835.975" calcext:value-type="float">
            <text:p>835,975</text:p>
          </table:table-cell>
          <table:table-cell table:style-name="ce5" table:formula="of:=(TAN([.$B$9])*[.$F121])-([.$B$2]/(2*[.$A$2]^2*COS([.$B$9])^2))*[.$F121]^2" office:value-type="float" office:value="1274.04407911943" calcext:value-type="float">
            <text:p>1274,04407911943</text:p>
          </table:table-cell>
          <table:table-cell table:style-name="ce5" table:formula="of:=(TAN([.$B$10])*[.$F121])-([.$B$2]/(2*[.$A$2]^2*COS([.$B$10])^2))*[.$F121]^2" office:value-type="float" office:value="1798.66188670782" calcext:value-type="float">
            <text:p>1798,6618867078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00" calcext:value-type="float">
            <text:p>1200</text:p>
          </table:table-cell>
          <table:table-cell table:style-name="ce5"/>
          <table:table-cell table:style-name="ce5" table:formula="of:=(TAN([.$B$6])*[.$F122])-([.$B$2]/(2*[.$A$2]^2*COS([.$B$6])^2))*[.$F122]^2" office:value-type="float" office:value="128.615612366939" calcext:value-type="float">
            <text:p>128,615612366939</text:p>
          </table:table-cell>
          <table:table-cell table:style-name="ce5" table:formula="of:=(TAN([.$B$7])*[.$F122])-([.$B$2]/(2*[.$A$2]^2*COS([.$B$7])^2))*[.$F122]^2" office:value-type="float" office:value="452.820323027551" calcext:value-type="float">
            <text:p>452,820323027551</text:p>
          </table:table-cell>
          <table:table-cell table:style-name="ce5" table:formula="of:=(TAN([.$B$8])*[.$F122])-([.$B$2]/(2*[.$A$2]^2*COS([.$B$8])^2))*[.$F122]^2" office:value-type="float" office:value="840" calcext:value-type="float">
            <text:p>840</text:p>
          </table:table-cell>
          <table:table-cell table:style-name="ce5" table:formula="of:=(TAN([.$B$9])*[.$F122])-([.$B$2]/(2*[.$A$2]^2*COS([.$B$9])^2))*[.$F122]^2" office:value-type="float" office:value="1279.40872597787" calcext:value-type="float">
            <text:p>1279,40872597787</text:p>
          </table:table-cell>
          <table:table-cell table:style-name="ce5" table:formula="of:=(TAN([.$B$10])*[.$F122])-([.$B$2]/(2*[.$A$2]^2*COS([.$B$10])^2))*[.$F122]^2" office:value-type="float" office:value="1791.38438763306" calcext:value-type="float">
            <text:p>1791,3843876330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10" calcext:value-type="float">
            <text:p>1210</text:p>
          </table:table-cell>
          <table:table-cell table:style-name="ce5"/>
          <table:table-cell table:style-name="ce5" table:formula="of:=(TAN([.$B$6])*[.$F123])-([.$B$2]/(2*[.$A$2]^2*COS([.$B$6])^2))*[.$F123]^2" office:value-type="float" office:value="128.066316522455" calcext:value-type="float">
            <text:p>128,066316522455</text:p>
          </table:table-cell>
          <table:table-cell table:style-name="ce5" table:formula="of:=(TAN([.$B$7])*[.$F123])-([.$B$2]/(2*[.$A$2]^2*COS([.$B$7])^2))*[.$F123]^2" office:value-type="float" office:value="454.577159052781" calcext:value-type="float">
            <text:p>454,577159052781</text:p>
          </table:table-cell>
          <table:table-cell table:style-name="ce5" table:formula="of:=(TAN([.$B$8])*[.$F123])-([.$B$2]/(2*[.$A$2]^2*COS([.$B$8])^2))*[.$F123]^2" office:value-type="float" office:value="843.975" calcext:value-type="float">
            <text:p>843,975</text:p>
          </table:table-cell>
          <table:table-cell table:style-name="ce5" table:formula="of:=(TAN([.$B$9])*[.$F123])-([.$B$2]/(2*[.$A$2]^2*COS([.$B$9])^2))*[.$F123]^2" office:value-type="float" office:value="1284.6843460712" calcext:value-type="float">
            <text:p>1284,6843460712</text:p>
          </table:table-cell>
          <table:table-cell table:style-name="ce5" table:formula="of:=(TAN([.$B$10])*[.$F123])-([.$B$2]/(2*[.$A$2]^2*COS([.$B$10])^2))*[.$F123]^2" office:value-type="float" office:value="1783.73368347754" calcext:value-type="float">
            <text:p>1783,7336834775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20" calcext:value-type="float">
            <text:p>1220</text:p>
          </table:table-cell>
          <table:table-cell table:style-name="ce5"/>
          <table:table-cell table:style-name="ce5" table:formula="of:=(TAN([.$B$6])*[.$F124])-([.$B$2]/(2*[.$A$2]^2*COS([.$B$6])^2))*[.$F124]^2" office:value-type="float" office:value="127.490225758728" calcext:value-type="float">
            <text:p>127,490225758728</text:p>
          </table:table-cell>
          <table:table-cell table:style-name="ce5" table:formula="of:=(TAN([.$B$7])*[.$F124])-([.$B$2]/(2*[.$A$2]^2*COS([.$B$7])^2))*[.$F124]^2" office:value-type="float" office:value="456.300661744677" calcext:value-type="float">
            <text:p>456,300661744677</text:p>
          </table:table-cell>
          <table:table-cell table:style-name="ce5" table:formula="of:=(TAN([.$B$8])*[.$F124])-([.$B$2]/(2*[.$A$2]^2*COS([.$B$8])^2))*[.$F124]^2" office:value-type="float" office:value="847.9" calcext:value-type="float">
            <text:p>847,9</text:p>
          </table:table-cell>
          <table:table-cell table:style-name="ce5" table:formula="of:=(TAN([.$B$9])*[.$F124])-([.$B$2]/(2*[.$A$2]^2*COS([.$B$9])^2))*[.$F124]^2" office:value-type="float" office:value="1289.87093939941" calcext:value-type="float">
            <text:p>1289,87093939941</text:p>
          </table:table-cell>
          <table:table-cell table:style-name="ce5" table:formula="of:=(TAN([.$B$10])*[.$F124])-([.$B$2]/(2*[.$A$2]^2*COS([.$B$10])^2))*[.$F124]^2" office:value-type="float" office:value="1775.70977424127" calcext:value-type="float">
            <text:p>1775,7097742412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30" calcext:value-type="float">
            <text:p>1230</text:p>
          </table:table-cell>
          <table:table-cell table:style-name="ce5"/>
          <table:table-cell table:style-name="ce5" table:formula="of:=(TAN([.$B$6])*[.$F125])-([.$B$2]/(2*[.$A$2]^2*COS([.$B$6])^2))*[.$F125]^2" office:value-type="float" office:value="126.887340075758" calcext:value-type="float">
            <text:p>126,887340075758</text:p>
          </table:table-cell>
          <table:table-cell table:style-name="ce5" table:formula="of:=(TAN([.$B$7])*[.$F125])-([.$B$2]/(2*[.$A$2]^2*COS([.$B$7])^2))*[.$F125]^2" office:value-type="float" office:value="457.99083110324" calcext:value-type="float">
            <text:p>457,99083110324</text:p>
          </table:table-cell>
          <table:table-cell table:style-name="ce5" table:formula="of:=(TAN([.$B$8])*[.$F125])-([.$B$2]/(2*[.$A$2]^2*COS([.$B$8])^2))*[.$F125]^2" office:value-type="float" office:value="851.775" calcext:value-type="float">
            <text:p>851,775</text:p>
          </table:table-cell>
          <table:table-cell table:style-name="ce5" table:formula="of:=(TAN([.$B$9])*[.$F125])-([.$B$2]/(2*[.$A$2]^2*COS([.$B$9])^2))*[.$F125]^2" office:value-type="float" office:value="1294.96850596249" calcext:value-type="float">
            <text:p>1294,96850596249</text:p>
          </table:table-cell>
          <table:table-cell table:style-name="ce5" table:formula="of:=(TAN([.$B$10])*[.$F125])-([.$B$2]/(2*[.$A$2]^2*COS([.$B$10])^2))*[.$F125]^2" office:value-type="float" office:value="1767.31265992424" calcext:value-type="float">
            <text:p>1767,3126599242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40" calcext:value-type="float">
            <text:p>1240</text:p>
          </table:table-cell>
          <table:table-cell table:style-name="ce5"/>
          <table:table-cell table:style-name="ce5" table:formula="of:=(TAN([.$B$6])*[.$F126])-([.$B$2]/(2*[.$A$2]^2*COS([.$B$6])^2))*[.$F126]^2" office:value-type="float" office:value="126.257659473545" calcext:value-type="float">
            <text:p>126,257659473545</text:p>
          </table:table-cell>
          <table:table-cell table:style-name="ce5" table:formula="of:=(TAN([.$B$7])*[.$F126])-([.$B$2]/(2*[.$A$2]^2*COS([.$B$7])^2))*[.$F126]^2" office:value-type="float" office:value="459.647667128469" calcext:value-type="float">
            <text:p>459,647667128469</text:p>
          </table:table-cell>
          <table:table-cell table:style-name="ce5" table:formula="of:=(TAN([.$B$8])*[.$F126])-([.$B$2]/(2*[.$A$2]^2*COS([.$B$8])^2))*[.$F126]^2" office:value-type="float" office:value="855.6" calcext:value-type="float">
            <text:p>855,6</text:p>
          </table:table-cell>
          <table:table-cell table:style-name="ce5" table:formula="of:=(TAN([.$B$9])*[.$F126])-([.$B$2]/(2*[.$A$2]^2*COS([.$B$9])^2))*[.$F126]^2" office:value-type="float" office:value="1299.97704576045" calcext:value-type="float">
            <text:p>1299,97704576045</text:p>
          </table:table-cell>
          <table:table-cell table:style-name="ce5" table:formula="of:=(TAN([.$B$10])*[.$F126])-([.$B$2]/(2*[.$A$2]^2*COS([.$B$10])^2))*[.$F126]^2" office:value-type="float" office:value="1758.54234052645" calcext:value-type="float">
            <text:p>1758,5423405264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50" calcext:value-type="float">
            <text:p>1250</text:p>
          </table:table-cell>
          <table:table-cell table:style-name="ce5"/>
          <table:table-cell table:style-name="ce5" table:formula="of:=(TAN([.$B$6])*[.$F127])-([.$B$2]/(2*[.$A$2]^2*COS([.$B$6])^2))*[.$F127]^2" office:value-type="float" office:value="125.601183952089" calcext:value-type="float">
            <text:p>125,601183952089</text:p>
          </table:table-cell>
          <table:table-cell table:style-name="ce5" table:formula="of:=(TAN([.$B$7])*[.$F127])-([.$B$2]/(2*[.$A$2]^2*COS([.$B$7])^2))*[.$F127]^2" office:value-type="float" office:value="461.271169820366" calcext:value-type="float">
            <text:p>461,271169820366</text:p>
          </table:table-cell>
          <table:table-cell table:style-name="ce5" table:formula="of:=(TAN([.$B$8])*[.$F127])-([.$B$2]/(2*[.$A$2]^2*COS([.$B$8])^2))*[.$F127]^2" office:value-type="float" office:value="859.375" calcext:value-type="float">
            <text:p>859,375</text:p>
          </table:table-cell>
          <table:table-cell table:style-name="ce5" table:formula="of:=(TAN([.$B$9])*[.$F127])-([.$B$2]/(2*[.$A$2]^2*COS([.$B$9])^2))*[.$F127]^2" office:value-type="float" office:value="1304.8965587933" calcext:value-type="float">
            <text:p>1304,8965587933</text:p>
          </table:table-cell>
          <table:table-cell table:style-name="ce5" table:formula="of:=(TAN([.$B$10])*[.$F127])-([.$B$2]/(2*[.$A$2]^2*COS([.$B$10])^2))*[.$F127]^2" office:value-type="float" office:value="1749.39881604791" calcext:value-type="float">
            <text:p>1749,3988160479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60" calcext:value-type="float">
            <text:p>1260</text:p>
          </table:table-cell>
          <table:table-cell table:style-name="ce5"/>
          <table:table-cell table:style-name="ce5" table:formula="of:=(TAN([.$B$6])*[.$F128])-([.$B$2]/(2*[.$A$2]^2*COS([.$B$6])^2))*[.$F128]^2" office:value-type="float" office:value="124.917913511389" calcext:value-type="float">
            <text:p>124,917913511389</text:p>
          </table:table-cell>
          <table:table-cell table:style-name="ce5" table:formula="of:=(TAN([.$B$7])*[.$F128])-([.$B$2]/(2*[.$A$2]^2*COS([.$B$7])^2))*[.$F128]^2" office:value-type="float" office:value="462.861339178928" calcext:value-type="float">
            <text:p>462,861339178928</text:p>
          </table:table-cell>
          <table:table-cell table:style-name="ce5" table:formula="of:=(TAN([.$B$8])*[.$F128])-([.$B$2]/(2*[.$A$2]^2*COS([.$B$8])^2))*[.$F128]^2" office:value-type="float" office:value="863.1" calcext:value-type="float">
            <text:p>863,1</text:p>
          </table:table-cell>
          <table:table-cell table:style-name="ce5" table:formula="of:=(TAN([.$B$9])*[.$F128])-([.$B$2]/(2*[.$A$2]^2*COS([.$B$9])^2))*[.$F128]^2" office:value-type="float" office:value="1309.72704506102" calcext:value-type="float">
            <text:p>1309,72704506102</text:p>
          </table:table-cell>
          <table:table-cell table:style-name="ce5" table:formula="of:=(TAN([.$B$10])*[.$F128])-([.$B$2]/(2*[.$A$2]^2*COS([.$B$10])^2))*[.$F128]^2" office:value-type="float" office:value="1739.88208648861" calcext:value-type="float">
            <text:p>1739,8820864886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70" calcext:value-type="float">
            <text:p>1270</text:p>
          </table:table-cell>
          <table:table-cell table:style-name="ce5"/>
          <table:table-cell table:style-name="ce5" table:formula="of:=(TAN([.$B$6])*[.$F129])-([.$B$2]/(2*[.$A$2]^2*COS([.$B$6])^2))*[.$F129]^2" office:value-type="float" office:value="124.207848151447" calcext:value-type="float">
            <text:p>124,207848151447</text:p>
          </table:table-cell>
          <table:table-cell table:style-name="ce5" table:formula="of:=(TAN([.$B$7])*[.$F129])-([.$B$2]/(2*[.$A$2]^2*COS([.$B$7])^2))*[.$F129]^2" office:value-type="float" office:value="464.418175204158" calcext:value-type="float">
            <text:p>464,418175204158</text:p>
          </table:table-cell>
          <table:table-cell table:style-name="ce5" table:formula="of:=(TAN([.$B$8])*[.$F129])-([.$B$2]/(2*[.$A$2]^2*COS([.$B$8])^2))*[.$F129]^2" office:value-type="float" office:value="866.775" calcext:value-type="float">
            <text:p>866,775</text:p>
          </table:table-cell>
          <table:table-cell table:style-name="ce5" table:formula="of:=(TAN([.$B$9])*[.$F129])-([.$B$2]/(2*[.$A$2]^2*COS([.$B$9])^2))*[.$F129]^2" office:value-type="float" office:value="1314.46850456362" calcext:value-type="float">
            <text:p>1314,46850456362</text:p>
          </table:table-cell>
          <table:table-cell table:style-name="ce5" table:formula="of:=(TAN([.$B$10])*[.$F129])-([.$B$2]/(2*[.$A$2]^2*COS([.$B$10])^2))*[.$F129]^2" office:value-type="float" office:value="1729.99215184855" calcext:value-type="float">
            <text:p>1729,9921518485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80" calcext:value-type="float">
            <text:p>1280</text:p>
          </table:table-cell>
          <table:table-cell table:style-name="ce5"/>
          <table:table-cell table:style-name="ce5" table:formula="of:=(TAN([.$B$6])*[.$F130])-([.$B$2]/(2*[.$A$2]^2*COS([.$B$6])^2))*[.$F130]^2" office:value-type="float" office:value="123.470987872261" calcext:value-type="float">
            <text:p>123,470987872261</text:p>
          </table:table-cell>
          <table:table-cell table:style-name="ce5" table:formula="of:=(TAN([.$B$7])*[.$F130])-([.$B$2]/(2*[.$A$2]^2*COS([.$B$7])^2))*[.$F130]^2" office:value-type="float" office:value="465.941677896054" calcext:value-type="float">
            <text:p>465,941677896054</text:p>
          </table:table-cell>
          <table:table-cell table:style-name="ce5" table:formula="of:=(TAN([.$B$8])*[.$F130])-([.$B$2]/(2*[.$A$2]^2*COS([.$B$8])^2))*[.$F130]^2" office:value-type="float" office:value="870.4" calcext:value-type="float">
            <text:p>870,4</text:p>
          </table:table-cell>
          <table:table-cell table:style-name="ce5" table:formula="of:=(TAN([.$B$9])*[.$F130])-([.$B$2]/(2*[.$A$2]^2*COS([.$B$9])^2))*[.$F130]^2" office:value-type="float" office:value="1319.1209373011" calcext:value-type="float">
            <text:p>1319,1209373011</text:p>
          </table:table-cell>
          <table:table-cell table:style-name="ce5" table:formula="of:=(TAN([.$B$10])*[.$F130])-([.$B$2]/(2*[.$A$2]^2*COS([.$B$10])^2))*[.$F130]^2" office:value-type="float" office:value="1719.72901212774" calcext:value-type="float">
            <text:p>1719,7290121277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290" calcext:value-type="float">
            <text:p>1290</text:p>
          </table:table-cell>
          <table:table-cell table:style-name="ce5"/>
          <table:table-cell table:style-name="ce5" table:formula="of:=(TAN([.$B$6])*[.$F131])-([.$B$2]/(2*[.$A$2]^2*COS([.$B$6])^2))*[.$F131]^2" office:value-type="float" office:value="122.707332673833" calcext:value-type="float">
            <text:p>122,707332673833</text:p>
          </table:table-cell>
          <table:table-cell table:style-name="ce5" table:formula="of:=(TAN([.$B$7])*[.$F131])-([.$B$2]/(2*[.$A$2]^2*COS([.$B$7])^2))*[.$F131]^2" office:value-type="float" office:value="467.431847254617" calcext:value-type="float">
            <text:p>467,431847254617</text:p>
          </table:table-cell>
          <table:table-cell table:style-name="ce5" table:formula="of:=(TAN([.$B$8])*[.$F131])-([.$B$2]/(2*[.$A$2]^2*COS([.$B$8])^2))*[.$F131]^2" office:value-type="float" office:value="873.975" calcext:value-type="float">
            <text:p>873,975</text:p>
          </table:table-cell>
          <table:table-cell table:style-name="ce5" table:formula="of:=(TAN([.$B$9])*[.$F131])-([.$B$2]/(2*[.$A$2]^2*COS([.$B$9])^2))*[.$F131]^2" office:value-type="float" office:value="1323.68434327346" calcext:value-type="float">
            <text:p>1323,68434327346</text:p>
          </table:table-cell>
          <table:table-cell table:style-name="ce5" table:formula="of:=(TAN([.$B$10])*[.$F131])-([.$B$2]/(2*[.$A$2]^2*COS([.$B$10])^2))*[.$F131]^2" office:value-type="float" office:value="1709.09266732617" calcext:value-type="float">
            <text:p>1709,0926673261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00" calcext:value-type="float">
            <text:p>1300</text:p>
          </table:table-cell>
          <table:table-cell table:style-name="ce5"/>
          <table:table-cell table:style-name="ce5" table:formula="of:=(TAN([.$B$6])*[.$F132])-([.$B$2]/(2*[.$A$2]^2*COS([.$B$6])^2))*[.$F132]^2" office:value-type="float" office:value="121.916882556161" calcext:value-type="float">
            <text:p>121,916882556161</text:p>
          </table:table-cell>
          <table:table-cell table:style-name="ce5" table:formula="of:=(TAN([.$B$7])*[.$F132])-([.$B$2]/(2*[.$A$2]^2*COS([.$B$7])^2))*[.$F132]^2" office:value-type="float" office:value="468.888683279847" calcext:value-type="float">
            <text:p>468,888683279847</text:p>
          </table:table-cell>
          <table:table-cell table:style-name="ce5" table:formula="of:=(TAN([.$B$8])*[.$F132])-([.$B$2]/(2*[.$A$2]^2*COS([.$B$8])^2))*[.$F132]^2" office:value-type="float" office:value="877.5" calcext:value-type="float">
            <text:p>877,5</text:p>
          </table:table-cell>
          <table:table-cell table:style-name="ce5" table:formula="of:=(TAN([.$B$9])*[.$F132])-([.$B$2]/(2*[.$A$2]^2*COS([.$B$9])^2))*[.$F132]^2" office:value-type="float" office:value="1328.1587224807" calcext:value-type="float">
            <text:p>1328,1587224807</text:p>
          </table:table-cell>
          <table:table-cell table:style-name="ce5" table:formula="of:=(TAN([.$B$10])*[.$F132])-([.$B$2]/(2*[.$A$2]^2*COS([.$B$10])^2))*[.$F132]^2" office:value-type="float" office:value="1698.08311744384" calcext:value-type="float">
            <text:p>1698,0831174438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10" calcext:value-type="float">
            <text:p>1310</text:p>
          </table:table-cell>
          <table:table-cell table:style-name="ce5"/>
          <table:table-cell table:style-name="ce5" table:formula="of:=(TAN([.$B$6])*[.$F133])-([.$B$2]/(2*[.$A$2]^2*COS([.$B$6])^2))*[.$F133]^2" office:value-type="float" office:value="121.099637519246" calcext:value-type="float">
            <text:p>121,099637519246</text:p>
          </table:table-cell>
          <table:table-cell table:style-name="ce5" table:formula="of:=(TAN([.$B$7])*[.$F133])-([.$B$2]/(2*[.$A$2]^2*COS([.$B$7])^2))*[.$F133]^2" office:value-type="float" office:value="470.312185971743" calcext:value-type="float">
            <text:p>470,312185971743</text:p>
          </table:table-cell>
          <table:table-cell table:style-name="ce5" table:formula="of:=(TAN([.$B$8])*[.$F133])-([.$B$2]/(2*[.$A$2]^2*COS([.$B$8])^2))*[.$F133]^2" office:value-type="float" office:value="880.975" calcext:value-type="float">
            <text:p>880,975</text:p>
          </table:table-cell>
          <table:table-cell table:style-name="ce5" table:formula="of:=(TAN([.$B$9])*[.$F133])-([.$B$2]/(2*[.$A$2]^2*COS([.$B$9])^2))*[.$F133]^2" office:value-type="float" office:value="1332.54407492281" calcext:value-type="float">
            <text:p>1332,54407492281</text:p>
          </table:table-cell>
          <table:table-cell table:style-name="ce5" table:formula="of:=(TAN([.$B$10])*[.$F133])-([.$B$2]/(2*[.$A$2]^2*COS([.$B$10])^2))*[.$F133]^2" office:value-type="float" office:value="1686.70036248075" calcext:value-type="float">
            <text:p>1686,7003624807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20" calcext:value-type="float">
            <text:p>1320</text:p>
          </table:table-cell>
          <table:table-cell table:style-name="ce5"/>
          <table:table-cell table:style-name="ce5" table:formula="of:=(TAN([.$B$6])*[.$F134])-([.$B$2]/(2*[.$A$2]^2*COS([.$B$6])^2))*[.$F134]^2" office:value-type="float" office:value="120.255597563088" calcext:value-type="float">
            <text:p>120,255597563088</text:p>
          </table:table-cell>
          <table:table-cell table:style-name="ce5" table:formula="of:=(TAN([.$B$7])*[.$F134])-([.$B$2]/(2*[.$A$2]^2*COS([.$B$7])^2))*[.$F134]^2" office:value-type="float" office:value="471.702355330306" calcext:value-type="float">
            <text:p>471,702355330306</text:p>
          </table:table-cell>
          <table:table-cell table:style-name="ce5" table:formula="of:=(TAN([.$B$8])*[.$F134])-([.$B$2]/(2*[.$A$2]^2*COS([.$B$8])^2))*[.$F134]^2" office:value-type="float" office:value="884.4" calcext:value-type="float">
            <text:p>884,4</text:p>
          </table:table-cell>
          <table:table-cell table:style-name="ce5" table:formula="of:=(TAN([.$B$9])*[.$F134])-([.$B$2]/(2*[.$A$2]^2*COS([.$B$9])^2))*[.$F134]^2" office:value-type="float" office:value="1336.84040059981" calcext:value-type="float">
            <text:p>1336,84040059981</text:p>
          </table:table-cell>
          <table:table-cell table:style-name="ce5" table:formula="of:=(TAN([.$B$10])*[.$F134])-([.$B$2]/(2*[.$A$2]^2*COS([.$B$10])^2))*[.$F134]^2" office:value-type="float" office:value="1674.94440243691" calcext:value-type="float">
            <text:p>1674,9444024369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30" calcext:value-type="float">
            <text:p>1330</text:p>
          </table:table-cell>
          <table:table-cell table:style-name="ce5"/>
          <table:table-cell table:style-name="ce5" table:formula="of:=(TAN([.$B$6])*[.$F135])-([.$B$2]/(2*[.$A$2]^2*COS([.$B$6])^2))*[.$F135]^2" office:value-type="float" office:value="119.384762687687" calcext:value-type="float">
            <text:p>119,384762687687</text:p>
          </table:table-cell>
          <table:table-cell table:style-name="ce5" table:formula="of:=(TAN([.$B$7])*[.$F135])-([.$B$2]/(2*[.$A$2]^2*COS([.$B$7])^2))*[.$F135]^2" office:value-type="float" office:value="473.059191355536" calcext:value-type="float">
            <text:p>473,059191355536</text:p>
          </table:table-cell>
          <table:table-cell table:style-name="ce5" table:formula="of:=(TAN([.$B$8])*[.$F135])-([.$B$2]/(2*[.$A$2]^2*COS([.$B$8])^2))*[.$F135]^2" office:value-type="float" office:value="887.775" calcext:value-type="float">
            <text:p>887,775</text:p>
          </table:table-cell>
          <table:table-cell table:style-name="ce5" table:formula="of:=(TAN([.$B$9])*[.$F135])-([.$B$2]/(2*[.$A$2]^2*COS([.$B$9])^2))*[.$F135]^2" office:value-type="float" office:value="1341.04769951168" calcext:value-type="float">
            <text:p>1341,04769951168</text:p>
          </table:table-cell>
          <table:table-cell table:style-name="ce5" table:formula="of:=(TAN([.$B$10])*[.$F135])-([.$B$2]/(2*[.$A$2]^2*COS([.$B$10])^2))*[.$F135]^2" office:value-type="float" office:value="1662.81523731231" calcext:value-type="float">
            <text:p>1662,8152373123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40" calcext:value-type="float">
            <text:p>1340</text:p>
          </table:table-cell>
          <table:table-cell table:style-name="ce5"/>
          <table:table-cell table:style-name="ce5" table:formula="of:=(TAN([.$B$6])*[.$F136])-([.$B$2]/(2*[.$A$2]^2*COS([.$B$6])^2))*[.$F136]^2" office:value-type="float" office:value="118.487132893043" calcext:value-type="float">
            <text:p>118,487132893043</text:p>
          </table:table-cell>
          <table:table-cell table:style-name="ce5" table:formula="of:=(TAN([.$B$7])*[.$F136])-([.$B$2]/(2*[.$A$2]^2*COS([.$B$7])^2))*[.$F136]^2" office:value-type="float" office:value="474.382694047432" calcext:value-type="float">
            <text:p>474,382694047432</text:p>
          </table:table-cell>
          <table:table-cell table:style-name="ce5" table:formula="of:=(TAN([.$B$8])*[.$F136])-([.$B$2]/(2*[.$A$2]^2*COS([.$B$8])^2))*[.$F136]^2" office:value-type="float" office:value="891.1" calcext:value-type="float">
            <text:p>891,1</text:p>
          </table:table-cell>
          <table:table-cell table:style-name="ce5" table:formula="of:=(TAN([.$B$9])*[.$F136])-([.$B$2]/(2*[.$A$2]^2*COS([.$B$9])^2))*[.$F136]^2" office:value-type="float" office:value="1345.16597165844" calcext:value-type="float">
            <text:p>1345,16597165844</text:p>
          </table:table-cell>
          <table:table-cell table:style-name="ce5" table:formula="of:=(TAN([.$B$10])*[.$F136])-([.$B$2]/(2*[.$A$2]^2*COS([.$B$10])^2))*[.$F136]^2" office:value-type="float" office:value="1650.31286710696" calcext:value-type="float">
            <text:p>1650,3128671069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50" calcext:value-type="float">
            <text:p>1350</text:p>
          </table:table-cell>
          <table:table-cell table:style-name="ce5"/>
          <table:table-cell table:style-name="ce5" table:formula="of:=(TAN([.$B$6])*[.$F137])-([.$B$2]/(2*[.$A$2]^2*COS([.$B$6])^2))*[.$F137]^2" office:value-type="float" office:value="117.562708179155" calcext:value-type="float">
            <text:p>117,562708179155</text:p>
          </table:table-cell>
          <table:table-cell table:style-name="ce5" table:formula="of:=(TAN([.$B$7])*[.$F137])-([.$B$2]/(2*[.$A$2]^2*COS([.$B$7])^2))*[.$F137]^2" office:value-type="float" office:value="475.672863405995" calcext:value-type="float">
            <text:p>475,672863405995</text:p>
          </table:table-cell>
          <table:table-cell table:style-name="ce5" table:formula="of:=(TAN([.$B$8])*[.$F137])-([.$B$2]/(2*[.$A$2]^2*COS([.$B$8])^2))*[.$F137]^2" office:value-type="float" office:value="894.375" calcext:value-type="float">
            <text:p>894,375</text:p>
          </table:table-cell>
          <table:table-cell table:style-name="ce5" table:formula="of:=(TAN([.$B$9])*[.$F137])-([.$B$2]/(2*[.$A$2]^2*COS([.$B$9])^2))*[.$F137]^2" office:value-type="float" office:value="1349.19521704007" calcext:value-type="float">
            <text:p>1349,19521704007</text:p>
          </table:table-cell>
          <table:table-cell table:style-name="ce5" table:formula="of:=(TAN([.$B$10])*[.$F137])-([.$B$2]/(2*[.$A$2]^2*COS([.$B$10])^2))*[.$F137]^2" office:value-type="float" office:value="1637.43729182084" calcext:value-type="float">
            <text:p>1637,4372918208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60" calcext:value-type="float">
            <text:p>1360</text:p>
          </table:table-cell>
          <table:table-cell table:style-name="ce5"/>
          <table:table-cell table:style-name="ce5" table:formula="of:=(TAN([.$B$6])*[.$F138])-([.$B$2]/(2*[.$A$2]^2*COS([.$B$6])^2))*[.$F138]^2" office:value-type="float" office:value="116.611488546025" calcext:value-type="float">
            <text:p>116,611488546025</text:p>
          </table:table-cell>
          <table:table-cell table:style-name="ce5" table:formula="of:=(TAN([.$B$7])*[.$F138])-([.$B$2]/(2*[.$A$2]^2*COS([.$B$7])^2))*[.$F138]^2" office:value-type="float" office:value="476.929699431224" calcext:value-type="float">
            <text:p>476,929699431224</text:p>
          </table:table-cell>
          <table:table-cell table:style-name="ce5" table:formula="of:=(TAN([.$B$8])*[.$F138])-([.$B$2]/(2*[.$A$2]^2*COS([.$B$8])^2))*[.$F138]^2" office:value-type="float" office:value="897.6" calcext:value-type="float">
            <text:p>897,6</text:p>
          </table:table-cell>
          <table:table-cell table:style-name="ce5" table:formula="of:=(TAN([.$B$9])*[.$F138])-([.$B$2]/(2*[.$A$2]^2*COS([.$B$9])^2))*[.$F138]^2" office:value-type="float" office:value="1353.13543565658" calcext:value-type="float">
            <text:p>1353,13543565658</text:p>
          </table:table-cell>
          <table:table-cell table:style-name="ce5" table:formula="of:=(TAN([.$B$10])*[.$F138])-([.$B$2]/(2*[.$A$2]^2*COS([.$B$10])^2))*[.$F138]^2" office:value-type="float" office:value="1624.18851145397" calcext:value-type="float">
            <text:p>1624,1885114539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70" calcext:value-type="float">
            <text:p>1370</text:p>
          </table:table-cell>
          <table:table-cell table:style-name="ce5"/>
          <table:table-cell table:style-name="ce5" table:formula="of:=(TAN([.$B$6])*[.$F139])-([.$B$2]/(2*[.$A$2]^2*COS([.$B$6])^2))*[.$F139]^2" office:value-type="float" office:value="115.633473993651" calcext:value-type="float">
            <text:p>115,633473993651</text:p>
          </table:table-cell>
          <table:table-cell table:style-name="ce5" table:formula="of:=(TAN([.$B$7])*[.$F139])-([.$B$2]/(2*[.$A$2]^2*COS([.$B$7])^2))*[.$F139]^2" office:value-type="float" office:value="478.153202123121" calcext:value-type="float">
            <text:p>478,153202123121</text:p>
          </table:table-cell>
          <table:table-cell table:style-name="ce5" table:formula="of:=(TAN([.$B$8])*[.$F139])-([.$B$2]/(2*[.$A$2]^2*COS([.$B$8])^2))*[.$F139]^2" office:value-type="float" office:value="900.775" calcext:value-type="float">
            <text:p>900,775</text:p>
          </table:table-cell>
          <table:table-cell table:style-name="ce5" table:formula="of:=(TAN([.$B$9])*[.$F139])-([.$B$2]/(2*[.$A$2]^2*COS([.$B$9])^2))*[.$F139]^2" office:value-type="float" office:value="1356.98662750797" calcext:value-type="float">
            <text:p>1356,98662750797</text:p>
          </table:table-cell>
          <table:table-cell table:style-name="ce5" table:formula="of:=(TAN([.$B$10])*[.$F139])-([.$B$2]/(2*[.$A$2]^2*COS([.$B$10])^2))*[.$F139]^2" office:value-type="float" office:value="1610.56652600635" calcext:value-type="float">
            <text:p>1610,5665260063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80" calcext:value-type="float">
            <text:p>1380</text:p>
          </table:table-cell>
          <table:table-cell table:style-name="ce5"/>
          <table:table-cell table:style-name="ce5" table:formula="of:=(TAN([.$B$6])*[.$F140])-([.$B$2]/(2*[.$A$2]^2*COS([.$B$6])^2))*[.$F140]^2" office:value-type="float" office:value="114.628664522034" calcext:value-type="float">
            <text:p>114,628664522034</text:p>
          </table:table-cell>
          <table:table-cell table:style-name="ce5" table:formula="of:=(TAN([.$B$7])*[.$F140])-([.$B$2]/(2*[.$A$2]^2*COS([.$B$7])^2))*[.$F140]^2" office:value-type="float" office:value="479.343371481684" calcext:value-type="float">
            <text:p>479,343371481684</text:p>
          </table:table-cell>
          <table:table-cell table:style-name="ce5" table:formula="of:=(TAN([.$B$8])*[.$F140])-([.$B$2]/(2*[.$A$2]^2*COS([.$B$8])^2))*[.$F140]^2" office:value-type="float" office:value="903.9" calcext:value-type="float">
            <text:p>903,9</text:p>
          </table:table-cell>
          <table:table-cell table:style-name="ce5" table:formula="of:=(TAN([.$B$9])*[.$F140])-([.$B$2]/(2*[.$A$2]^2*COS([.$B$9])^2))*[.$F140]^2" office:value-type="float" office:value="1360.74879259424" calcext:value-type="float">
            <text:p>1360,74879259424</text:p>
          </table:table-cell>
          <table:table-cell table:style-name="ce5" table:formula="of:=(TAN([.$B$10])*[.$F140])-([.$B$2]/(2*[.$A$2]^2*COS([.$B$10])^2))*[.$F140]^2" office:value-type="float" office:value="1596.57133547797" calcext:value-type="float">
            <text:p>1596,5713354779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390" calcext:value-type="float">
            <text:p>1390</text:p>
          </table:table-cell>
          <table:table-cell table:style-name="ce5"/>
          <table:table-cell table:style-name="ce5" table:formula="of:=(TAN([.$B$6])*[.$F141])-([.$B$2]/(2*[.$A$2]^2*COS([.$B$6])^2))*[.$F141]^2" office:value-type="float" office:value="113.597060131174" calcext:value-type="float">
            <text:p>113,597060131174</text:p>
          </table:table-cell>
          <table:table-cell table:style-name="ce5" table:formula="of:=(TAN([.$B$7])*[.$F141])-([.$B$2]/(2*[.$A$2]^2*COS([.$B$7])^2))*[.$F141]^2" office:value-type="float" office:value="480.500207506913" calcext:value-type="float">
            <text:p>480,500207506913</text:p>
          </table:table-cell>
          <table:table-cell table:style-name="ce5" table:formula="of:=(TAN([.$B$8])*[.$F141])-([.$B$2]/(2*[.$A$2]^2*COS([.$B$8])^2))*[.$F141]^2" office:value-type="float" office:value="906.975" calcext:value-type="float">
            <text:p>906,975</text:p>
          </table:table-cell>
          <table:table-cell table:style-name="ce5" table:formula="of:=(TAN([.$B$9])*[.$F141])-([.$B$2]/(2*[.$A$2]^2*COS([.$B$9])^2))*[.$F141]^2" office:value-type="float" office:value="1364.42193091539" calcext:value-type="float">
            <text:p>1364,42193091539</text:p>
          </table:table-cell>
          <table:table-cell table:style-name="ce5" table:formula="of:=(TAN([.$B$10])*[.$F141])-([.$B$2]/(2*[.$A$2]^2*COS([.$B$10])^2))*[.$F141]^2" office:value-type="float" office:value="1582.20293986883" calcext:value-type="float">
            <text:p>1582,2029398688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00" calcext:value-type="float">
            <text:p>1400</text:p>
          </table:table-cell>
          <table:table-cell table:style-name="ce5"/>
          <table:table-cell table:style-name="ce5" table:formula="of:=(TAN([.$B$6])*[.$F142])-([.$B$2]/(2*[.$A$2]^2*COS([.$B$6])^2))*[.$F142]^2" office:value-type="float" office:value="112.538660821072" calcext:value-type="float">
            <text:p>112,538660821072</text:p>
          </table:table-cell>
          <table:table-cell table:style-name="ce5" table:formula="of:=(TAN([.$B$7])*[.$F142])-([.$B$2]/(2*[.$A$2]^2*COS([.$B$7])^2))*[.$F142]^2" office:value-type="float" office:value="481.623710198809" calcext:value-type="float">
            <text:p>481,623710198809</text:p>
          </table:table-cell>
          <table:table-cell table:style-name="ce5" table:formula="of:=(TAN([.$B$8])*[.$F142])-([.$B$2]/(2*[.$A$2]^2*COS([.$B$8])^2))*[.$F142]^2" office:value-type="float" office:value="910" calcext:value-type="float">
            <text:p>910</text:p>
          </table:table-cell>
          <table:table-cell table:style-name="ce5" table:formula="of:=(TAN([.$B$9])*[.$F142])-([.$B$2]/(2*[.$A$2]^2*COS([.$B$9])^2))*[.$F142]^2" office:value-type="float" office:value="1368.00604247142" calcext:value-type="float">
            <text:p>1368,00604247142</text:p>
          </table:table-cell>
          <table:table-cell table:style-name="ce5" table:formula="of:=(TAN([.$B$10])*[.$F142])-([.$B$2]/(2*[.$A$2]^2*COS([.$B$10])^2))*[.$F142]^2" office:value-type="float" office:value="1567.46133917893" calcext:value-type="float">
            <text:p>1567,4613391789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10" calcext:value-type="float">
            <text:p>1410</text:p>
          </table:table-cell>
          <table:table-cell table:style-name="ce5"/>
          <table:table-cell table:style-name="ce5" table:formula="of:=(TAN([.$B$6])*[.$F143])-([.$B$2]/(2*[.$A$2]^2*COS([.$B$6])^2))*[.$F143]^2" office:value-type="float" office:value="111.453466591725" calcext:value-type="float">
            <text:p>111,453466591725</text:p>
          </table:table-cell>
          <table:table-cell table:style-name="ce5" table:formula="of:=(TAN([.$B$7])*[.$F143])-([.$B$2]/(2*[.$A$2]^2*COS([.$B$7])^2))*[.$F143]^2" office:value-type="float" office:value="482.713879557372" calcext:value-type="float">
            <text:p>482,713879557372</text:p>
          </table:table-cell>
          <table:table-cell table:style-name="ce5" table:formula="of:=(TAN([.$B$8])*[.$F143])-([.$B$2]/(2*[.$A$2]^2*COS([.$B$8])^2))*[.$F143]^2" office:value-type="float" office:value="912.975" calcext:value-type="float">
            <text:p>912,975</text:p>
          </table:table-cell>
          <table:table-cell table:style-name="ce5" table:formula="of:=(TAN([.$B$9])*[.$F143])-([.$B$2]/(2*[.$A$2]^2*COS([.$B$9])^2))*[.$F143]^2" office:value-type="float" office:value="1371.50112726232" calcext:value-type="float">
            <text:p>1371,50112726232</text:p>
          </table:table-cell>
          <table:table-cell table:style-name="ce5" table:formula="of:=(TAN([.$B$10])*[.$F143])-([.$B$2]/(2*[.$A$2]^2*COS([.$B$10])^2))*[.$F143]^2" office:value-type="float" office:value="1552.34653340827" calcext:value-type="float">
            <text:p>1552,3465334082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20" calcext:value-type="float">
            <text:p>1420</text:p>
          </table:table-cell>
          <table:table-cell table:style-name="ce5"/>
          <table:table-cell table:style-name="ce5" table:formula="of:=(TAN([.$B$6])*[.$F144])-([.$B$2]/(2*[.$A$2]^2*COS([.$B$6])^2))*[.$F144]^2" office:value-type="float" office:value="110.341477443136" calcext:value-type="float">
            <text:p>110,341477443136</text:p>
          </table:table-cell>
          <table:table-cell table:style-name="ce5" table:formula="of:=(TAN([.$B$7])*[.$F144])-([.$B$2]/(2*[.$A$2]^2*COS([.$B$7])^2))*[.$F144]^2" office:value-type="float" office:value="483.770715582602" calcext:value-type="float">
            <text:p>483,770715582602</text:p>
          </table:table-cell>
          <table:table-cell table:style-name="ce5" table:formula="of:=(TAN([.$B$8])*[.$F144])-([.$B$2]/(2*[.$A$2]^2*COS([.$B$8])^2))*[.$F144]^2" office:value-type="float" office:value="915.9" calcext:value-type="float">
            <text:p>915,9</text:p>
          </table:table-cell>
          <table:table-cell table:style-name="ce5" table:formula="of:=(TAN([.$B$9])*[.$F144])-([.$B$2]/(2*[.$A$2]^2*COS([.$B$9])^2))*[.$F144]^2" office:value-type="float" office:value="1374.90718528811" calcext:value-type="float">
            <text:p>1374,90718528811</text:p>
          </table:table-cell>
          <table:table-cell table:style-name="ce5" table:formula="of:=(TAN([.$B$10])*[.$F144])-([.$B$2]/(2*[.$A$2]^2*COS([.$B$10])^2))*[.$F144]^2" office:value-type="float" office:value="1536.85852255686" calcext:value-type="float">
            <text:p>1536,8585225568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30" calcext:value-type="float">
            <text:p>1430</text:p>
          </table:table-cell>
          <table:table-cell table:style-name="ce5"/>
          <table:table-cell table:style-name="ce5" table:formula="of:=(TAN([.$B$6])*[.$F145])-([.$B$2]/(2*[.$A$2]^2*COS([.$B$6])^2))*[.$F145]^2" office:value-type="float" office:value="109.202693375304" calcext:value-type="float">
            <text:p>109,202693375304</text:p>
          </table:table-cell>
          <table:table-cell table:style-name="ce5" table:formula="of:=(TAN([.$B$7])*[.$F145])-([.$B$2]/(2*[.$A$2]^2*COS([.$B$7])^2))*[.$F145]^2" office:value-type="float" office:value="484.794218274498" calcext:value-type="float">
            <text:p>484,794218274498</text:p>
          </table:table-cell>
          <table:table-cell table:style-name="ce5" table:formula="of:=(TAN([.$B$8])*[.$F145])-([.$B$2]/(2*[.$A$2]^2*COS([.$B$8])^2))*[.$F145]^2" office:value-type="float" office:value="918.775" calcext:value-type="float">
            <text:p>918,775</text:p>
          </table:table-cell>
          <table:table-cell table:style-name="ce5" table:formula="of:=(TAN([.$B$9])*[.$F145])-([.$B$2]/(2*[.$A$2]^2*COS([.$B$9])^2))*[.$F145]^2" office:value-type="float" office:value="1378.22421654877" calcext:value-type="float">
            <text:p>1378,22421654877</text:p>
          </table:table-cell>
          <table:table-cell table:style-name="ce5" table:formula="of:=(TAN([.$B$10])*[.$F145])-([.$B$2]/(2*[.$A$2]^2*COS([.$B$10])^2))*[.$F145]^2" office:value-type="float" office:value="1520.9973066247" calcext:value-type="float">
            <text:p>1520,997306624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40" calcext:value-type="float">
            <text:p>1440</text:p>
          </table:table-cell>
          <table:table-cell table:style-name="ce5"/>
          <table:table-cell table:style-name="ce5" table:formula="of:=(TAN([.$B$6])*[.$F146])-([.$B$2]/(2*[.$A$2]^2*COS([.$B$6])^2))*[.$F146]^2" office:value-type="float" office:value="108.037114388229" calcext:value-type="float">
            <text:p>108,037114388229</text:p>
          </table:table-cell>
          <table:table-cell table:style-name="ce5" table:formula="of:=(TAN([.$B$7])*[.$F146])-([.$B$2]/(2*[.$A$2]^2*COS([.$B$7])^2))*[.$F146]^2" office:value-type="float" office:value="485.784387633061" calcext:value-type="float">
            <text:p>485,784387633061</text:p>
          </table:table-cell>
          <table:table-cell table:style-name="ce5" table:formula="of:=(TAN([.$B$8])*[.$F146])-([.$B$2]/(2*[.$A$2]^2*COS([.$B$8])^2))*[.$F146]^2" office:value-type="float" office:value="921.6" calcext:value-type="float">
            <text:p>921,6</text:p>
          </table:table-cell>
          <table:table-cell table:style-name="ce5" table:formula="of:=(TAN([.$B$9])*[.$F146])-([.$B$2]/(2*[.$A$2]^2*COS([.$B$9])^2))*[.$F146]^2" office:value-type="float" office:value="1381.45222104432" calcext:value-type="float">
            <text:p>1381,45222104432</text:p>
          </table:table-cell>
          <table:table-cell table:style-name="ce5" table:formula="of:=(TAN([.$B$10])*[.$F146])-([.$B$2]/(2*[.$A$2]^2*COS([.$B$10])^2))*[.$F146]^2" office:value-type="float" office:value="1504.76288561177" calcext:value-type="float">
            <text:p>1504,7628856117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50" calcext:value-type="float">
            <text:p>1450</text:p>
          </table:table-cell>
          <table:table-cell table:style-name="ce5"/>
          <table:table-cell table:style-name="ce5" table:formula="of:=(TAN([.$B$6])*[.$F147])-([.$B$2]/(2*[.$A$2]^2*COS([.$B$6])^2))*[.$F147]^2" office:value-type="float" office:value="106.84474048191" calcext:value-type="float">
            <text:p>106,84474048191</text:p>
          </table:table-cell>
          <table:table-cell table:style-name="ce5" table:formula="of:=(TAN([.$B$7])*[.$F147])-([.$B$2]/(2*[.$A$2]^2*COS([.$B$7])^2))*[.$F147]^2" office:value-type="float" office:value="486.741223658291" calcext:value-type="float">
            <text:p>486,741223658291</text:p>
          </table:table-cell>
          <table:table-cell table:style-name="ce5" table:formula="of:=(TAN([.$B$8])*[.$F147])-([.$B$2]/(2*[.$A$2]^2*COS([.$B$8])^2))*[.$F147]^2" office:value-type="float" office:value="924.375" calcext:value-type="float">
            <text:p>924,375</text:p>
          </table:table-cell>
          <table:table-cell table:style-name="ce5" table:formula="of:=(TAN([.$B$9])*[.$F147])-([.$B$2]/(2*[.$A$2]^2*COS([.$B$9])^2))*[.$F147]^2" office:value-type="float" office:value="1384.59119877474" calcext:value-type="float">
            <text:p>1384,59119877474</text:p>
          </table:table-cell>
          <table:table-cell table:style-name="ce5" table:formula="of:=(TAN([.$B$10])*[.$F147])-([.$B$2]/(2*[.$A$2]^2*COS([.$B$10])^2))*[.$F147]^2" office:value-type="float" office:value="1488.15525951809" calcext:value-type="float">
            <text:p>1488,1552595180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60" calcext:value-type="float">
            <text:p>1460</text:p>
          </table:table-cell>
          <table:table-cell table:style-name="ce5"/>
          <table:table-cell table:style-name="ce5" table:formula="of:=(TAN([.$B$6])*[.$F148])-([.$B$2]/(2*[.$A$2]^2*COS([.$B$6])^2))*[.$F148]^2" office:value-type="float" office:value="105.625571656349" calcext:value-type="float">
            <text:p>105,625571656349</text:p>
          </table:table-cell>
          <table:table-cell table:style-name="ce5" table:formula="of:=(TAN([.$B$7])*[.$F148])-([.$B$2]/(2*[.$A$2]^2*COS([.$B$7])^2))*[.$F148]^2" office:value-type="float" office:value="487.664726350187" calcext:value-type="float">
            <text:p>487,664726350187</text:p>
          </table:table-cell>
          <table:table-cell table:style-name="ce5" table:formula="of:=(TAN([.$B$8])*[.$F148])-([.$B$2]/(2*[.$A$2]^2*COS([.$B$8])^2))*[.$F148]^2" office:value-type="float" office:value="927.1" calcext:value-type="float">
            <text:p>927,1</text:p>
          </table:table-cell>
          <table:table-cell table:style-name="ce5" table:formula="of:=(TAN([.$B$9])*[.$F148])-([.$B$2]/(2*[.$A$2]^2*COS([.$B$9])^2))*[.$F148]^2" office:value-type="float" office:value="1387.64114974004" calcext:value-type="float">
            <text:p>1387,64114974004</text:p>
          </table:table-cell>
          <table:table-cell table:style-name="ce5" table:formula="of:=(TAN([.$B$10])*[.$F148])-([.$B$2]/(2*[.$A$2]^2*COS([.$B$10])^2))*[.$F148]^2" office:value-type="float" office:value="1471.17442834365" calcext:value-type="float">
            <text:p>1471,1744283436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70" calcext:value-type="float">
            <text:p>1470</text:p>
          </table:table-cell>
          <table:table-cell table:style-name="ce5"/>
          <table:table-cell table:style-name="ce5" table:formula="of:=(TAN([.$B$6])*[.$F149])-([.$B$2]/(2*[.$A$2]^2*COS([.$B$6])^2))*[.$F149]^2" office:value-type="float" office:value="104.379607911544" calcext:value-type="float">
            <text:p>104,379607911544</text:p>
          </table:table-cell>
          <table:table-cell table:style-name="ce5" table:formula="of:=(TAN([.$B$7])*[.$F149])-([.$B$2]/(2*[.$A$2]^2*COS([.$B$7])^2))*[.$F149]^2" office:value-type="float" office:value="488.55489570875" calcext:value-type="float">
            <text:p>488,55489570875</text:p>
          </table:table-cell>
          <table:table-cell table:style-name="ce5" table:formula="of:=(TAN([.$B$8])*[.$F149])-([.$B$2]/(2*[.$A$2]^2*COS([.$B$8])^2))*[.$F149]^2" office:value-type="float" office:value="929.775" calcext:value-type="float">
            <text:p>929,775</text:p>
          </table:table-cell>
          <table:table-cell table:style-name="ce5" table:formula="of:=(TAN([.$B$9])*[.$F149])-([.$B$2]/(2*[.$A$2]^2*COS([.$B$9])^2))*[.$F149]^2" office:value-type="float" office:value="1390.60207394022" calcext:value-type="float">
            <text:p>1390,60207394022</text:p>
          </table:table-cell>
          <table:table-cell table:style-name="ce5" table:formula="of:=(TAN([.$B$10])*[.$F149])-([.$B$2]/(2*[.$A$2]^2*COS([.$B$10])^2))*[.$F149]^2" office:value-type="float" office:value="1453.82039208846" calcext:value-type="float">
            <text:p>1453,8203920884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80" calcext:value-type="float">
            <text:p>1480</text:p>
          </table:table-cell>
          <table:table-cell table:style-name="ce5"/>
          <table:table-cell table:style-name="ce5" table:formula="of:=(TAN([.$B$6])*[.$F150])-([.$B$2]/(2*[.$A$2]^2*COS([.$B$6])^2))*[.$F150]^2" office:value-type="float" office:value="103.106849247496" calcext:value-type="float">
            <text:p>103,106849247496</text:p>
          </table:table-cell>
          <table:table-cell table:style-name="ce5" table:formula="of:=(TAN([.$B$7])*[.$F150])-([.$B$2]/(2*[.$A$2]^2*COS([.$B$7])^2))*[.$F150]^2" office:value-type="float" office:value="489.411731733979" calcext:value-type="float">
            <text:p>489,411731733979</text:p>
          </table:table-cell>
          <table:table-cell table:style-name="ce5" table:formula="of:=(TAN([.$B$8])*[.$F150])-([.$B$2]/(2*[.$A$2]^2*COS([.$B$8])^2))*[.$F150]^2" office:value-type="float" office:value="932.4" calcext:value-type="float">
            <text:p>932,4</text:p>
          </table:table-cell>
          <table:table-cell table:style-name="ce5" table:formula="of:=(TAN([.$B$9])*[.$F150])-([.$B$2]/(2*[.$A$2]^2*COS([.$B$9])^2))*[.$F150]^2" office:value-type="float" office:value="1393.47397137528" calcext:value-type="float">
            <text:p>1393,47397137528</text:p>
          </table:table-cell>
          <table:table-cell table:style-name="ce5" table:formula="of:=(TAN([.$B$10])*[.$F150])-([.$B$2]/(2*[.$A$2]^2*COS([.$B$10])^2))*[.$F150]^2" office:value-type="float" office:value="1436.0931507525" calcext:value-type="float">
            <text:p>1436,093150752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490" calcext:value-type="float">
            <text:p>1490</text:p>
          </table:table-cell>
          <table:table-cell table:style-name="ce5"/>
          <table:table-cell table:style-name="ce5" table:formula="of:=(TAN([.$B$6])*[.$F151])-([.$B$2]/(2*[.$A$2]^2*COS([.$B$6])^2))*[.$F151]^2" office:value-type="float" office:value="101.807295664205" calcext:value-type="float">
            <text:p>101,807295664205</text:p>
          </table:table-cell>
          <table:table-cell table:style-name="ce5" table:formula="of:=(TAN([.$B$7])*[.$F151])-([.$B$2]/(2*[.$A$2]^2*COS([.$B$7])^2))*[.$F151]^2" office:value-type="float" office:value="490.235234425876" calcext:value-type="float">
            <text:p>490,235234425876</text:p>
          </table:table-cell>
          <table:table-cell table:style-name="ce5" table:formula="of:=(TAN([.$B$8])*[.$F151])-([.$B$2]/(2*[.$A$2]^2*COS([.$B$8])^2))*[.$F151]^2" office:value-type="float" office:value="934.975" calcext:value-type="float">
            <text:p>934,975</text:p>
          </table:table-cell>
          <table:table-cell table:style-name="ce5" table:formula="of:=(TAN([.$B$9])*[.$F151])-([.$B$2]/(2*[.$A$2]^2*COS([.$B$9])^2))*[.$F151]^2" office:value-type="float" office:value="1396.25684204522" calcext:value-type="float">
            <text:p>1396,25684204522</text:p>
          </table:table-cell>
          <table:table-cell table:style-name="ce5" table:formula="of:=(TAN([.$B$10])*[.$F151])-([.$B$2]/(2*[.$A$2]^2*COS([.$B$10])^2))*[.$F151]^2" office:value-type="float" office:value="1417.99270433579" calcext:value-type="float">
            <text:p>1417,9927043357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00" calcext:value-type="float">
            <text:p>1500</text:p>
          </table:table-cell>
          <table:table-cell table:style-name="ce5"/>
          <table:table-cell table:style-name="ce5" table:formula="of:=(TAN([.$B$6])*[.$F152])-([.$B$2]/(2*[.$A$2]^2*COS([.$B$6])^2))*[.$F152]^2" office:value-type="float" office:value="100.480947161671" calcext:value-type="float">
            <text:p>100,480947161671</text:p>
          </table:table-cell>
          <table:table-cell table:style-name="ce5" table:formula="of:=(TAN([.$B$7])*[.$F152])-([.$B$2]/(2*[.$A$2]^2*COS([.$B$7])^2))*[.$F152]^2" office:value-type="float" office:value="491.025403784439" calcext:value-type="float">
            <text:p>491,025403784439</text:p>
          </table:table-cell>
          <table:table-cell table:style-name="ce5" table:formula="of:=(TAN([.$B$8])*[.$F152])-([.$B$2]/(2*[.$A$2]^2*COS([.$B$8])^2))*[.$F152]^2" office:value-type="float" office:value="937.5" calcext:value-type="float">
            <text:p>937,5</text:p>
          </table:table-cell>
          <table:table-cell table:style-name="ce5" table:formula="of:=(TAN([.$B$9])*[.$F152])-([.$B$2]/(2*[.$A$2]^2*COS([.$B$9])^2))*[.$F152]^2" office:value-type="float" office:value="1398.95068595003" calcext:value-type="float">
            <text:p>1398,95068595003</text:p>
          </table:table-cell>
          <table:table-cell table:style-name="ce5" table:formula="of:=(TAN([.$B$10])*[.$F152])-([.$B$2]/(2*[.$A$2]^2*COS([.$B$10])^2))*[.$F152]^2" office:value-type="float" office:value="1399.51905283833" calcext:value-type="float">
            <text:p>1399,5190528383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10" calcext:value-type="float">
            <text:p>1510</text:p>
          </table:table-cell>
          <table:table-cell table:style-name="ce5"/>
          <table:table-cell table:style-name="ce5" table:formula="of:=(TAN([.$B$6])*[.$F153])-([.$B$2]/(2*[.$A$2]^2*COS([.$B$6])^2))*[.$F153]^2" office:value-type="float" office:value="99.1278037398938" calcext:value-type="float">
            <text:p>99,1278037398938</text:p>
          </table:table-cell>
          <table:table-cell table:style-name="ce5" table:formula="of:=(TAN([.$B$7])*[.$F153])-([.$B$2]/(2*[.$A$2]^2*COS([.$B$7])^2))*[.$F153]^2" office:value-type="float" office:value="491.782239809668" calcext:value-type="float">
            <text:p>491,782239809668</text:p>
          </table:table-cell>
          <table:table-cell table:style-name="ce5" table:formula="of:=(TAN([.$B$8])*[.$F153])-([.$B$2]/(2*[.$A$2]^2*COS([.$B$8])^2))*[.$F153]^2" office:value-type="float" office:value="939.975" calcext:value-type="float">
            <text:p>939,975</text:p>
          </table:table-cell>
          <table:table-cell table:style-name="ce5" table:formula="of:=(TAN([.$B$9])*[.$F153])-([.$B$2]/(2*[.$A$2]^2*COS([.$B$9])^2))*[.$F153]^2" office:value-type="float" office:value="1401.55550308973" calcext:value-type="float">
            <text:p>1401,55550308973</text:p>
          </table:table-cell>
          <table:table-cell table:style-name="ce5" table:formula="of:=(TAN([.$B$10])*[.$F153])-([.$B$2]/(2*[.$A$2]^2*COS([.$B$10])^2))*[.$F153]^2" office:value-type="float" office:value="1380.67219626011" calcext:value-type="float">
            <text:p>1380,6721962601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20" calcext:value-type="float">
            <text:p>1520</text:p>
          </table:table-cell>
          <table:table-cell table:style-name="ce5"/>
          <table:table-cell table:style-name="ce5" table:formula="of:=(TAN([.$B$6])*[.$F154])-([.$B$2]/(2*[.$A$2]^2*COS([.$B$6])^2))*[.$F154]^2" office:value-type="float" office:value="97.7478653988736" calcext:value-type="float">
            <text:p>97,7478653988736</text:p>
          </table:table-cell>
          <table:table-cell table:style-name="ce5" table:formula="of:=(TAN([.$B$7])*[.$F154])-([.$B$2]/(2*[.$A$2]^2*COS([.$B$7])^2))*[.$F154]^2" office:value-type="float" office:value="492.505742501565" calcext:value-type="float">
            <text:p>492,505742501565</text:p>
          </table:table-cell>
          <table:table-cell table:style-name="ce5" table:formula="of:=(TAN([.$B$8])*[.$F154])-([.$B$2]/(2*[.$A$2]^2*COS([.$B$8])^2))*[.$F154]^2" office:value-type="float" office:value="942.4" calcext:value-type="float">
            <text:p>942,4</text:p>
          </table:table-cell>
          <table:table-cell table:style-name="ce5" table:formula="of:=(TAN([.$B$9])*[.$F154])-([.$B$2]/(2*[.$A$2]^2*COS([.$B$9])^2))*[.$F154]^2" office:value-type="float" office:value="1404.0712934643" calcext:value-type="float">
            <text:p>1404,0712934643</text:p>
          </table:table-cell>
          <table:table-cell table:style-name="ce5" table:formula="of:=(TAN([.$B$10])*[.$F154])-([.$B$2]/(2*[.$A$2]^2*COS([.$B$10])^2))*[.$F154]^2" office:value-type="float" office:value="1361.45213460113" calcext:value-type="float">
            <text:p>1361,4521346011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30" calcext:value-type="float">
            <text:p>1530</text:p>
          </table:table-cell>
          <table:table-cell table:style-name="ce5"/>
          <table:table-cell table:style-name="ce5" table:formula="of:=(TAN([.$B$6])*[.$F155])-([.$B$2]/(2*[.$A$2]^2*COS([.$B$6])^2))*[.$F155]^2" office:value-type="float" office:value="96.3411321386101" calcext:value-type="float">
            <text:p>96,3411321386101</text:p>
          </table:table-cell>
          <table:table-cell table:style-name="ce5" table:formula="of:=(TAN([.$B$7])*[.$F155])-([.$B$2]/(2*[.$A$2]^2*COS([.$B$7])^2))*[.$F155]^2" office:value-type="float" office:value="493.195911860127" calcext:value-type="float">
            <text:p>493,195911860127</text:p>
          </table:table-cell>
          <table:table-cell table:style-name="ce5" table:formula="of:=(TAN([.$B$8])*[.$F155])-([.$B$2]/(2*[.$A$2]^2*COS([.$B$8])^2))*[.$F155]^2" office:value-type="float" office:value="944.775" calcext:value-type="float">
            <text:p>944,775</text:p>
          </table:table-cell>
          <table:table-cell table:style-name="ce5" table:formula="of:=(TAN([.$B$9])*[.$F155])-([.$B$2]/(2*[.$A$2]^2*COS([.$B$9])^2))*[.$F155]^2" office:value-type="float" office:value="1406.49805707376" calcext:value-type="float">
            <text:p>1406,49805707376</text:p>
          </table:table-cell>
          <table:table-cell table:style-name="ce5" table:formula="of:=(TAN([.$B$10])*[.$F155])-([.$B$2]/(2*[.$A$2]^2*COS([.$B$10])^2))*[.$F155]^2" office:value-type="float" office:value="1341.85886786139" calcext:value-type="float">
            <text:p>1341,8588678613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40" calcext:value-type="float">
            <text:p>1540</text:p>
          </table:table-cell>
          <table:table-cell table:style-name="ce5"/>
          <table:table-cell table:style-name="ce5" table:formula="of:=(TAN([.$B$6])*[.$F156])-([.$B$2]/(2*[.$A$2]^2*COS([.$B$6])^2))*[.$F156]^2" office:value-type="float" office:value="94.9076039591037" calcext:value-type="float">
            <text:p>94,9076039591037</text:p>
          </table:table-cell>
          <table:table-cell table:style-name="ce5" table:formula="of:=(TAN([.$B$7])*[.$F156])-([.$B$2]/(2*[.$A$2]^2*COS([.$B$7])^2))*[.$F156]^2" office:value-type="float" office:value="493.852747885357" calcext:value-type="float">
            <text:p>493,852747885357</text:p>
          </table:table-cell>
          <table:table-cell table:style-name="ce5" table:formula="of:=(TAN([.$B$8])*[.$F156])-([.$B$2]/(2*[.$A$2]^2*COS([.$B$8])^2))*[.$F156]^2" office:value-type="float" office:value="947.1" calcext:value-type="float">
            <text:p>947,1</text:p>
          </table:table-cell>
          <table:table-cell table:style-name="ce5" table:formula="of:=(TAN([.$B$9])*[.$F156])-([.$B$2]/(2*[.$A$2]^2*COS([.$B$9])^2))*[.$F156]^2" office:value-type="float" office:value="1408.83579391809" calcext:value-type="float">
            <text:p>1408,83579391809</text:p>
          </table:table-cell>
          <table:table-cell table:style-name="ce5" table:formula="of:=(TAN([.$B$10])*[.$F156])-([.$B$2]/(2*[.$A$2]^2*COS([.$B$10])^2))*[.$F156]^2" office:value-type="float" office:value="1321.8923960409" calcext:value-type="float">
            <text:p>1321,892396040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50" calcext:value-type="float">
            <text:p>1550</text:p>
          </table:table-cell>
          <table:table-cell table:style-name="ce5"/>
          <table:table-cell table:style-name="ce5" table:formula="of:=(TAN([.$B$6])*[.$F157])-([.$B$2]/(2*[.$A$2]^2*COS([.$B$6])^2))*[.$F157]^2" office:value-type="float" office:value="93.4472808603541" calcext:value-type="float">
            <text:p>93,4472808603541</text:p>
          </table:table-cell>
          <table:table-cell table:style-name="ce5" table:formula="of:=(TAN([.$B$7])*[.$F157])-([.$B$2]/(2*[.$A$2]^2*COS([.$B$7])^2))*[.$F157]^2" office:value-type="float" office:value="494.476250577253" calcext:value-type="float">
            <text:p>494,476250577253</text:p>
          </table:table-cell>
          <table:table-cell table:style-name="ce5" table:formula="of:=(TAN([.$B$8])*[.$F157])-([.$B$2]/(2*[.$A$2]^2*COS([.$B$8])^2))*[.$F157]^2" office:value-type="float" office:value="949.375" calcext:value-type="float">
            <text:p>949,375</text:p>
          </table:table-cell>
          <table:table-cell table:style-name="ce5" table:formula="of:=(TAN([.$B$9])*[.$F157])-([.$B$2]/(2*[.$A$2]^2*COS([.$B$9])^2))*[.$F157]^2" office:value-type="float" office:value="1411.0845039973" calcext:value-type="float">
            <text:p>1411,0845039973</text:p>
          </table:table-cell>
          <table:table-cell table:style-name="ce5" table:formula="of:=(TAN([.$B$10])*[.$F157])-([.$B$2]/(2*[.$A$2]^2*COS([.$B$10])^2))*[.$F157]^2" office:value-type="float" office:value="1301.55271913965" calcext:value-type="float">
            <text:p>1301,5527191396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60" calcext:value-type="float">
            <text:p>1560</text:p>
          </table:table-cell>
          <table:table-cell table:style-name="ce5"/>
          <table:table-cell table:style-name="ce5" table:formula="of:=(TAN([.$B$6])*[.$F158])-([.$B$2]/(2*[.$A$2]^2*COS([.$B$6])^2))*[.$F158]^2" office:value-type="float" office:value="91.9601628423613" calcext:value-type="float">
            <text:p>91,9601628423613</text:p>
          </table:table-cell>
          <table:table-cell table:style-name="ce5" table:formula="of:=(TAN([.$B$7])*[.$F158])-([.$B$2]/(2*[.$A$2]^2*COS([.$B$7])^2))*[.$F158]^2" office:value-type="float" office:value="495.066419935816" calcext:value-type="float">
            <text:p>495,066419935816</text:p>
          </table:table-cell>
          <table:table-cell table:style-name="ce5" table:formula="of:=(TAN([.$B$8])*[.$F158])-([.$B$2]/(2*[.$A$2]^2*COS([.$B$8])^2))*[.$F158]^2" office:value-type="float" office:value="951.6" calcext:value-type="float">
            <text:p>951,6</text:p>
          </table:table-cell>
          <table:table-cell table:style-name="ce5" table:formula="of:=(TAN([.$B$9])*[.$F158])-([.$B$2]/(2*[.$A$2]^2*COS([.$B$9])^2))*[.$F158]^2" office:value-type="float" office:value="1413.24418731139" calcext:value-type="float">
            <text:p>1413,24418731139</text:p>
          </table:table-cell>
          <table:table-cell table:style-name="ce5" table:formula="of:=(TAN([.$B$10])*[.$F158])-([.$B$2]/(2*[.$A$2]^2*COS([.$B$10])^2))*[.$F158]^2" office:value-type="float" office:value="1280.83983715764" calcext:value-type="float">
            <text:p>1280,8398371576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70" calcext:value-type="float">
            <text:p>1570</text:p>
          </table:table-cell>
          <table:table-cell table:style-name="ce5"/>
          <table:table-cell table:style-name="ce5" table:formula="of:=(TAN([.$B$6])*[.$F159])-([.$B$2]/(2*[.$A$2]^2*COS([.$B$6])^2))*[.$F159]^2" office:value-type="float" office:value="90.4462499051255" calcext:value-type="float">
            <text:p>90,4462499051255</text:p>
          </table:table-cell>
          <table:table-cell table:style-name="ce5" table:formula="of:=(TAN([.$B$7])*[.$F159])-([.$B$2]/(2*[.$A$2]^2*COS([.$B$7])^2))*[.$F159]^2" office:value-type="float" office:value="495.623255961046" calcext:value-type="float">
            <text:p>495,623255961046</text:p>
          </table:table-cell>
          <table:table-cell table:style-name="ce5" table:formula="of:=(TAN([.$B$8])*[.$F159])-([.$B$2]/(2*[.$A$2]^2*COS([.$B$8])^2))*[.$F159]^2" office:value-type="float" office:value="953.775" calcext:value-type="float">
            <text:p>953,775</text:p>
          </table:table-cell>
          <table:table-cell table:style-name="ce5" table:formula="of:=(TAN([.$B$9])*[.$F159])-([.$B$2]/(2*[.$A$2]^2*COS([.$B$9])^2))*[.$F159]^2" office:value-type="float" office:value="1415.31484386036" calcext:value-type="float">
            <text:p>1415,31484386036</text:p>
          </table:table-cell>
          <table:table-cell table:style-name="ce5" table:formula="of:=(TAN([.$B$10])*[.$F159])-([.$B$2]/(2*[.$A$2]^2*COS([.$B$10])^2))*[.$F159]^2" office:value-type="float" office:value="1259.75375009487" calcext:value-type="float">
            <text:p>1259,7537500948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80" calcext:value-type="float">
            <text:p>1580</text:p>
          </table:table-cell>
          <table:table-cell table:style-name="ce5"/>
          <table:table-cell table:style-name="ce5" table:formula="of:=(TAN([.$B$6])*[.$F160])-([.$B$2]/(2*[.$A$2]^2*COS([.$B$6])^2))*[.$F160]^2" office:value-type="float" office:value="88.9055420486465" calcext:value-type="float">
            <text:p>88,9055420486465</text:p>
          </table:table-cell>
          <table:table-cell table:style-name="ce5" table:formula="of:=(TAN([.$B$7])*[.$F160])-([.$B$2]/(2*[.$A$2]^2*COS([.$B$7])^2))*[.$F160]^2" office:value-type="float" office:value="496.146758652942" calcext:value-type="float">
            <text:p>496,146758652942</text:p>
          </table:table-cell>
          <table:table-cell table:style-name="ce5" table:formula="of:=(TAN([.$B$8])*[.$F160])-([.$B$2]/(2*[.$A$2]^2*COS([.$B$8])^2))*[.$F160]^2" office:value-type="float" office:value="955.9" calcext:value-type="float">
            <text:p>955,9</text:p>
          </table:table-cell>
          <table:table-cell table:style-name="ce5" table:formula="of:=(TAN([.$B$9])*[.$F160])-([.$B$2]/(2*[.$A$2]^2*COS([.$B$9])^2))*[.$F160]^2" office:value-type="float" office:value="1417.29647364421" calcext:value-type="float">
            <text:p>1417,29647364421</text:p>
          </table:table-cell>
          <table:table-cell table:style-name="ce5" table:formula="of:=(TAN([.$B$10])*[.$F160])-([.$B$2]/(2*[.$A$2]^2*COS([.$B$10])^2))*[.$F160]^2" office:value-type="float" office:value="1238.29445795135" calcext:value-type="float">
            <text:p>1238,2944579513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590" calcext:value-type="float">
            <text:p>1590</text:p>
          </table:table-cell>
          <table:table-cell table:style-name="ce5"/>
          <table:table-cell table:style-name="ce5" table:formula="of:=(TAN([.$B$6])*[.$F161])-([.$B$2]/(2*[.$A$2]^2*COS([.$B$6])^2))*[.$F161]^2" office:value-type="float" office:value="87.3380392729245" calcext:value-type="float">
            <text:p>87,3380392729245</text:p>
          </table:table-cell>
          <table:table-cell table:style-name="ce5" table:formula="of:=(TAN([.$B$7])*[.$F161])-([.$B$2]/(2*[.$A$2]^2*COS([.$B$7])^2))*[.$F161]^2" office:value-type="float" office:value="496.636928011505" calcext:value-type="float">
            <text:p>496,636928011505</text:p>
          </table:table-cell>
          <table:table-cell table:style-name="ce5" table:formula="of:=(TAN([.$B$8])*[.$F161])-([.$B$2]/(2*[.$A$2]^2*COS([.$B$8])^2))*[.$F161]^2" office:value-type="float" office:value="957.975" calcext:value-type="float">
            <text:p>957,975</text:p>
          </table:table-cell>
          <table:table-cell table:style-name="ce5" table:formula="of:=(TAN([.$B$9])*[.$F161])-([.$B$2]/(2*[.$A$2]^2*COS([.$B$9])^2))*[.$F161]^2" office:value-type="float" office:value="1419.18907666294" calcext:value-type="float">
            <text:p>1419,18907666294</text:p>
          </table:table-cell>
          <table:table-cell table:style-name="ce5" table:formula="of:=(TAN([.$B$10])*[.$F161])-([.$B$2]/(2*[.$A$2]^2*COS([.$B$10])^2))*[.$F161]^2" office:value-type="float" office:value="1216.46196072707" calcext:value-type="float">
            <text:p>1216,4619607270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00" calcext:value-type="float">
            <text:p>1600</text:p>
          </table:table-cell>
          <table:table-cell table:style-name="ce5"/>
          <table:table-cell table:style-name="ce5" table:formula="of:=(TAN([.$B$6])*[.$F162])-([.$B$2]/(2*[.$A$2]^2*COS([.$B$6])^2))*[.$F162]^2" office:value-type="float" office:value="85.7437415779592" calcext:value-type="float">
            <text:p>85,7437415779592</text:p>
          </table:table-cell>
          <table:table-cell table:style-name="ce5" table:formula="of:=(TAN([.$B$7])*[.$F162])-([.$B$2]/(2*[.$A$2]^2*COS([.$B$7])^2))*[.$F162]^2" office:value-type="float" office:value="497.093764036735" calcext:value-type="float">
            <text:p>497,093764036735</text:p>
          </table:table-cell>
          <table:table-cell table:style-name="ce5" table:formula="of:=(TAN([.$B$8])*[.$F162])-([.$B$2]/(2*[.$A$2]^2*COS([.$B$8])^2))*[.$F162]^2" office:value-type="float" office:value="960" calcext:value-type="float">
            <text:p>960</text:p>
          </table:table-cell>
          <table:table-cell table:style-name="ce5" table:formula="of:=(TAN([.$B$9])*[.$F162])-([.$B$2]/(2*[.$A$2]^2*COS([.$B$9])^2))*[.$F162]^2" office:value-type="float" office:value="1420.99265291655" calcext:value-type="float">
            <text:p>1420,99265291655</text:p>
          </table:table-cell>
          <table:table-cell table:style-name="ce5" table:formula="of:=(TAN([.$B$10])*[.$F162])-([.$B$2]/(2*[.$A$2]^2*COS([.$B$10])^2))*[.$F162]^2" office:value-type="float" office:value="1194.25625842204" calcext:value-type="float">
            <text:p>1194,2562584220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10" calcext:value-type="float">
            <text:p>1610</text:p>
          </table:table-cell>
          <table:table-cell table:style-name="ce5"/>
          <table:table-cell table:style-name="ce5" table:formula="of:=(TAN([.$B$6])*[.$F163])-([.$B$2]/(2*[.$A$2]^2*COS([.$B$6])^2))*[.$F163]^2" office:value-type="float" office:value="84.122648963751" calcext:value-type="float">
            <text:p>84,122648963751</text:p>
          </table:table-cell>
          <table:table-cell table:style-name="ce5" table:formula="of:=(TAN([.$B$7])*[.$F163])-([.$B$2]/(2*[.$A$2]^2*COS([.$B$7])^2))*[.$F163]^2" office:value-type="float" office:value="497.517266728631" calcext:value-type="float">
            <text:p>497,517266728631</text:p>
          </table:table-cell>
          <table:table-cell table:style-name="ce5" table:formula="of:=(TAN([.$B$8])*[.$F163])-([.$B$2]/(2*[.$A$2]^2*COS([.$B$8])^2))*[.$F163]^2" office:value-type="float" office:value="961.975" calcext:value-type="float">
            <text:p>961,975</text:p>
          </table:table-cell>
          <table:table-cell table:style-name="ce5" table:formula="of:=(TAN([.$B$9])*[.$F163])-([.$B$2]/(2*[.$A$2]^2*COS([.$B$9])^2))*[.$F163]^2" office:value-type="float" office:value="1422.70720240503" calcext:value-type="float">
            <text:p>1422,70720240503</text:p>
          </table:table-cell>
          <table:table-cell table:style-name="ce5" table:formula="of:=(TAN([.$B$10])*[.$F163])-([.$B$2]/(2*[.$A$2]^2*COS([.$B$10])^2))*[.$F163]^2" office:value-type="float" office:value="1171.67735103625" calcext:value-type="float">
            <text:p>1171,6773510362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20" calcext:value-type="float">
            <text:p>1620</text:p>
          </table:table-cell>
          <table:table-cell table:style-name="ce5"/>
          <table:table-cell table:style-name="ce5" table:formula="of:=(TAN([.$B$6])*[.$F164])-([.$B$2]/(2*[.$A$2]^2*COS([.$B$6])^2))*[.$F164]^2" office:value-type="float" office:value="82.4747614302996" calcext:value-type="float">
            <text:p>82,4747614302996</text:p>
          </table:table-cell>
          <table:table-cell table:style-name="ce5" table:formula="of:=(TAN([.$B$7])*[.$F164])-([.$B$2]/(2*[.$A$2]^2*COS([.$B$7])^2))*[.$F164]^2" office:value-type="float" office:value="497.907436087194" calcext:value-type="float">
            <text:p>497,907436087194</text:p>
          </table:table-cell>
          <table:table-cell table:style-name="ce5" table:formula="of:=(TAN([.$B$8])*[.$F164])-([.$B$2]/(2*[.$A$2]^2*COS([.$B$8])^2))*[.$F164]^2" office:value-type="float" office:value="963.9" calcext:value-type="float">
            <text:p>963,9</text:p>
          </table:table-cell>
          <table:table-cell table:style-name="ce5" table:formula="of:=(TAN([.$B$9])*[.$F164])-([.$B$2]/(2*[.$A$2]^2*COS([.$B$9])^2))*[.$F164]^2" office:value-type="float" office:value="1424.3327251284" calcext:value-type="float">
            <text:p>1424,3327251284</text:p>
          </table:table-cell>
          <table:table-cell table:style-name="ce5" table:formula="of:=(TAN([.$B$10])*[.$F164])-([.$B$2]/(2*[.$A$2]^2*COS([.$B$10])^2))*[.$F164]^2" office:value-type="float" office:value="1148.7252385697" calcext:value-type="float">
            <text:p>1148,725238569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30" calcext:value-type="float">
            <text:p>1630</text:p>
          </table:table-cell>
          <table:table-cell table:style-name="ce5"/>
          <table:table-cell table:style-name="ce5" table:formula="of:=(TAN([.$B$6])*[.$F165])-([.$B$2]/(2*[.$A$2]^2*COS([.$B$6])^2))*[.$F165]^2" office:value-type="float" office:value="80.800078977605" calcext:value-type="float">
            <text:p>80,800078977605</text:p>
          </table:table-cell>
          <table:table-cell table:style-name="ce5" table:formula="of:=(TAN([.$B$7])*[.$F165])-([.$B$2]/(2*[.$A$2]^2*COS([.$B$7])^2))*[.$F165]^2" office:value-type="float" office:value="498.264272112423" calcext:value-type="float">
            <text:p>498,264272112423</text:p>
          </table:table-cell>
          <table:table-cell table:style-name="ce5" table:formula="of:=(TAN([.$B$8])*[.$F165])-([.$B$2]/(2*[.$A$2]^2*COS([.$B$8])^2))*[.$F165]^2" office:value-type="float" office:value="965.775" calcext:value-type="float">
            <text:p>965,775</text:p>
          </table:table-cell>
          <table:table-cell table:style-name="ce5" table:formula="of:=(TAN([.$B$9])*[.$F165])-([.$B$2]/(2*[.$A$2]^2*COS([.$B$9])^2))*[.$F165]^2" office:value-type="float" office:value="1425.86922108664" calcext:value-type="float">
            <text:p>1425,86922108664</text:p>
          </table:table-cell>
          <table:table-cell table:style-name="ce5" table:formula="of:=(TAN([.$B$10])*[.$F165])-([.$B$2]/(2*[.$A$2]^2*COS([.$B$10])^2))*[.$F165]^2" office:value-type="float" office:value="1125.39992102239" calcext:value-type="float">
            <text:p>1125,3999210223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40" calcext:value-type="float">
            <text:p>1640</text:p>
          </table:table-cell>
          <table:table-cell table:style-name="ce5"/>
          <table:table-cell table:style-name="ce5" table:formula="of:=(TAN([.$B$6])*[.$F166])-([.$B$2]/(2*[.$A$2]^2*COS([.$B$6])^2))*[.$F166]^2" office:value-type="float" office:value="79.0986016056674" calcext:value-type="float">
            <text:p>79,0986016056674</text:p>
          </table:table-cell>
          <table:table-cell table:style-name="ce5" table:formula="of:=(TAN([.$B$7])*[.$F166])-([.$B$2]/(2*[.$A$2]^2*COS([.$B$7])^2))*[.$F166]^2" office:value-type="float" office:value="498.58777480432" calcext:value-type="float">
            <text:p>498,58777480432</text:p>
          </table:table-cell>
          <table:table-cell table:style-name="ce5" table:formula="of:=(TAN([.$B$8])*[.$F166])-([.$B$2]/(2*[.$A$2]^2*COS([.$B$8])^2))*[.$F166]^2" office:value-type="float" office:value="967.6" calcext:value-type="float">
            <text:p>967,6</text:p>
          </table:table-cell>
          <table:table-cell table:style-name="ce5" table:formula="of:=(TAN([.$B$9])*[.$F166])-([.$B$2]/(2*[.$A$2]^2*COS([.$B$9])^2))*[.$F166]^2" office:value-type="float" office:value="1427.31669027977" calcext:value-type="float">
            <text:p>1427,31669027977</text:p>
          </table:table-cell>
          <table:table-cell table:style-name="ce5" table:formula="of:=(TAN([.$B$10])*[.$F166])-([.$B$2]/(2*[.$A$2]^2*COS([.$B$10])^2))*[.$F166]^2" office:value-type="float" office:value="1101.70139839433" calcext:value-type="float">
            <text:p>1101,7013983943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50" calcext:value-type="float">
            <text:p>1650</text:p>
          </table:table-cell>
          <table:table-cell table:style-name="ce5"/>
          <table:table-cell table:style-name="ce5" table:formula="of:=(TAN([.$B$6])*[.$F167])-([.$B$2]/(2*[.$A$2]^2*COS([.$B$6])^2))*[.$F167]^2" office:value-type="float" office:value="77.3703293144866" calcext:value-type="float">
            <text:p>77,3703293144866</text:p>
          </table:table-cell>
          <table:table-cell table:style-name="ce5" table:formula="of:=(TAN([.$B$7])*[.$F167])-([.$B$2]/(2*[.$A$2]^2*COS([.$B$7])^2))*[.$F167]^2" office:value-type="float" office:value="498.877944162883" calcext:value-type="float">
            <text:p>498,877944162883</text:p>
          </table:table-cell>
          <table:table-cell table:style-name="ce5" table:formula="of:=(TAN([.$B$8])*[.$F167])-([.$B$2]/(2*[.$A$2]^2*COS([.$B$8])^2))*[.$F167]^2" office:value-type="float" office:value="969.375" calcext:value-type="float">
            <text:p>969,375</text:p>
          </table:table-cell>
          <table:table-cell table:style-name="ce5" table:formula="of:=(TAN([.$B$9])*[.$F167])-([.$B$2]/(2*[.$A$2]^2*COS([.$B$9])^2))*[.$F167]^2" office:value-type="float" office:value="1428.67513270777" calcext:value-type="float">
            <text:p>1428,67513270777</text:p>
          </table:table-cell>
          <table:table-cell table:style-name="ce5" table:formula="of:=(TAN([.$B$10])*[.$F167])-([.$B$2]/(2*[.$A$2]^2*COS([.$B$10])^2))*[.$F167]^2" office:value-type="float" office:value="1077.62967068551" calcext:value-type="float">
            <text:p>1077,6296706855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60" calcext:value-type="float">
            <text:p>1660</text:p>
          </table:table-cell>
          <table:table-cell table:style-name="ce5"/>
          <table:table-cell table:style-name="ce5" table:formula="of:=(TAN([.$B$6])*[.$F168])-([.$B$2]/(2*[.$A$2]^2*COS([.$B$6])^2))*[.$F168]^2" office:value-type="float" office:value="75.6152621040628" calcext:value-type="float">
            <text:p>75,6152621040628</text:p>
          </table:table-cell>
          <table:table-cell table:style-name="ce5" table:formula="of:=(TAN([.$B$7])*[.$F168])-([.$B$2]/(2*[.$A$2]^2*COS([.$B$7])^2))*[.$F168]^2" office:value-type="float" office:value="499.134780188112" calcext:value-type="float">
            <text:p>499,134780188112</text:p>
          </table:table-cell>
          <table:table-cell table:style-name="ce5" table:formula="of:=(TAN([.$B$8])*[.$F168])-([.$B$2]/(2*[.$A$2]^2*COS([.$B$8])^2))*[.$F168]^2" office:value-type="float" office:value="971.1" calcext:value-type="float">
            <text:p>971,1</text:p>
          </table:table-cell>
          <table:table-cell table:style-name="ce5" table:formula="of:=(TAN([.$B$9])*[.$F168])-([.$B$2]/(2*[.$A$2]^2*COS([.$B$9])^2))*[.$F168]^2" office:value-type="float" office:value="1429.94454837065" calcext:value-type="float">
            <text:p>1429,94454837065</text:p>
          </table:table-cell>
          <table:table-cell table:style-name="ce5" table:formula="of:=(TAN([.$B$10])*[.$F168])-([.$B$2]/(2*[.$A$2]^2*COS([.$B$10])^2))*[.$F168]^2" office:value-type="float" office:value="1053.18473789594" calcext:value-type="float">
            <text:p>1053,1847378959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70" calcext:value-type="float">
            <text:p>1670</text:p>
          </table:table-cell>
          <table:table-cell table:style-name="ce5"/>
          <table:table-cell table:style-name="ce5" table:formula="of:=(TAN([.$B$6])*[.$F169])-([.$B$2]/(2*[.$A$2]^2*COS([.$B$6])^2))*[.$F169]^2" office:value-type="float" office:value="73.8333999743959" calcext:value-type="float">
            <text:p>73,8333999743959</text:p>
          </table:table-cell>
          <table:table-cell table:style-name="ce5" table:formula="of:=(TAN([.$B$7])*[.$F169])-([.$B$2]/(2*[.$A$2]^2*COS([.$B$7])^2))*[.$F169]^2" office:value-type="float" office:value="499.358282880008" calcext:value-type="float">
            <text:p>499,358282880008</text:p>
          </table:table-cell>
          <table:table-cell table:style-name="ce5" table:formula="of:=(TAN([.$B$8])*[.$F169])-([.$B$2]/(2*[.$A$2]^2*COS([.$B$8])^2))*[.$F169]^2" office:value-type="float" office:value="972.775" calcext:value-type="float">
            <text:p>972,775</text:p>
          </table:table-cell>
          <table:table-cell table:style-name="ce5" table:formula="of:=(TAN([.$B$9])*[.$F169])-([.$B$2]/(2*[.$A$2]^2*COS([.$B$9])^2))*[.$F169]^2" office:value-type="float" office:value="1431.12493726841" calcext:value-type="float">
            <text:p>1431,12493726841</text:p>
          </table:table-cell>
          <table:table-cell table:style-name="ce5" table:formula="of:=(TAN([.$B$10])*[.$F169])-([.$B$2]/(2*[.$A$2]^2*COS([.$B$10])^2))*[.$F169]^2" office:value-type="float" office:value="1028.3666000256" calcext:value-type="float">
            <text:p>1028,366600025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80" calcext:value-type="float">
            <text:p>1680</text:p>
          </table:table-cell>
          <table:table-cell table:style-name="ce5"/>
          <table:table-cell table:style-name="ce5" table:formula="of:=(TAN([.$B$6])*[.$F170])-([.$B$2]/(2*[.$A$2]^2*COS([.$B$6])^2))*[.$F170]^2" office:value-type="float" office:value="72.0247429254858" calcext:value-type="float">
            <text:p>72,0247429254858</text:p>
          </table:table-cell>
          <table:table-cell table:style-name="ce5" table:formula="of:=(TAN([.$B$7])*[.$F170])-([.$B$2]/(2*[.$A$2]^2*COS([.$B$7])^2))*[.$F170]^2" office:value-type="float" office:value="499.548452238571" calcext:value-type="float">
            <text:p>499,548452238571</text:p>
          </table:table-cell>
          <table:table-cell table:style-name="ce5" table:formula="of:=(TAN([.$B$8])*[.$F170])-([.$B$2]/(2*[.$A$2]^2*COS([.$B$8])^2))*[.$F170]^2" office:value-type="float" office:value="974.4" calcext:value-type="float">
            <text:p>974,4</text:p>
          </table:table-cell>
          <table:table-cell table:style-name="ce5" table:formula="of:=(TAN([.$B$9])*[.$F170])-([.$B$2]/(2*[.$A$2]^2*COS([.$B$9])^2))*[.$F170]^2" office:value-type="float" office:value="1432.21629940105" calcext:value-type="float">
            <text:p>1432,21629940105</text:p>
          </table:table-cell>
          <table:table-cell table:style-name="ce5" table:formula="of:=(TAN([.$B$10])*[.$F170])-([.$B$2]/(2*[.$A$2]^2*COS([.$B$10])^2))*[.$F170]^2" office:value-type="float" office:value="1003.17525707451" calcext:value-type="float">
            <text:p>1003,1752570745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690" calcext:value-type="float">
            <text:p>1690</text:p>
          </table:table-cell>
          <table:table-cell table:style-name="ce5"/>
          <table:table-cell table:style-name="ce5" table:formula="of:=(TAN([.$B$6])*[.$F171])-([.$B$2]/(2*[.$A$2]^2*COS([.$B$6])^2))*[.$F171]^2" office:value-type="float" office:value="70.1892909573326" calcext:value-type="float">
            <text:p>70,1892909573326</text:p>
          </table:table-cell>
          <table:table-cell table:style-name="ce5" table:formula="of:=(TAN([.$B$7])*[.$F171])-([.$B$2]/(2*[.$A$2]^2*COS([.$B$7])^2))*[.$F171]^2" office:value-type="float" office:value="499.705288263801" calcext:value-type="float">
            <text:p>499,705288263801</text:p>
          </table:table-cell>
          <table:table-cell table:style-name="ce5" table:formula="of:=(TAN([.$B$8])*[.$F171])-([.$B$2]/(2*[.$A$2]^2*COS([.$B$8])^2))*[.$F171]^2" office:value-type="float" office:value="975.975" calcext:value-type="float">
            <text:p>975,975</text:p>
          </table:table-cell>
          <table:table-cell table:style-name="ce5" table:formula="of:=(TAN([.$B$9])*[.$F171])-([.$B$2]/(2*[.$A$2]^2*COS([.$B$9])^2))*[.$F171]^2" office:value-type="float" office:value="1433.21863476856" calcext:value-type="float">
            <text:p>1433,21863476856</text:p>
          </table:table-cell>
          <table:table-cell table:style-name="ce5" table:formula="of:=(TAN([.$B$10])*[.$F171])-([.$B$2]/(2*[.$A$2]^2*COS([.$B$10])^2))*[.$F171]^2" office:value-type="float" office:value="977.610709042666" calcext:value-type="float">
            <text:p>977,61070904266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00" calcext:value-type="float">
            <text:p>1700</text:p>
          </table:table-cell>
          <table:table-cell table:style-name="ce5"/>
          <table:table-cell table:style-name="ce5" table:formula="of:=(TAN([.$B$6])*[.$F172])-([.$B$2]/(2*[.$A$2]^2*COS([.$B$6])^2))*[.$F172]^2" office:value-type="float" office:value="68.3270440699363" calcext:value-type="float">
            <text:p>68,3270440699363</text:p>
          </table:table-cell>
          <table:table-cell table:style-name="ce5" table:formula="of:=(TAN([.$B$7])*[.$F172])-([.$B$2]/(2*[.$A$2]^2*COS([.$B$7])^2))*[.$F172]^2" office:value-type="float" office:value="499.828790955697" calcext:value-type="float">
            <text:p>499,828790955697</text:p>
          </table:table-cell>
          <table:table-cell table:style-name="ce5" table:formula="of:=(TAN([.$B$8])*[.$F172])-([.$B$2]/(2*[.$A$2]^2*COS([.$B$8])^2))*[.$F172]^2" office:value-type="float" office:value="977.5" calcext:value-type="float">
            <text:p>977,5</text:p>
          </table:table-cell>
          <table:table-cell table:style-name="ce5" table:formula="of:=(TAN([.$B$9])*[.$F172])-([.$B$2]/(2*[.$A$2]^2*COS([.$B$9])^2))*[.$F172]^2" office:value-type="float" office:value="1434.13194337096" calcext:value-type="float">
            <text:p>1434,13194337096</text:p>
          </table:table-cell>
          <table:table-cell table:style-name="ce5" table:formula="of:=(TAN([.$B$10])*[.$F172])-([.$B$2]/(2*[.$A$2]^2*COS([.$B$10])^2))*[.$F172]^2" office:value-type="float" office:value="951.672955930063" calcext:value-type="float">
            <text:p>951,672955930063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10" calcext:value-type="float">
            <text:p>1710</text:p>
          </table:table-cell>
          <table:table-cell table:style-name="ce5"/>
          <table:table-cell table:style-name="ce5" table:formula="of:=(TAN([.$B$6])*[.$F173])-([.$B$2]/(2*[.$A$2]^2*COS([.$B$6])^2))*[.$F173]^2" office:value-type="float" office:value="66.4380022632969" calcext:value-type="float">
            <text:p>66,4380022632969</text:p>
          </table:table-cell>
          <table:table-cell table:style-name="ce5" table:formula="of:=(TAN([.$B$7])*[.$F173])-([.$B$2]/(2*[.$A$2]^2*COS([.$B$7])^2))*[.$F173]^2" office:value-type="float" office:value="499.91896031426" calcext:value-type="float">
            <text:p>499,91896031426</text:p>
          </table:table-cell>
          <table:table-cell table:style-name="ce5" table:formula="of:=(TAN([.$B$8])*[.$F173])-([.$B$2]/(2*[.$A$2]^2*COS([.$B$8])^2))*[.$F173]^2" office:value-type="float" office:value="978.975" calcext:value-type="float">
            <text:p>978,975</text:p>
          </table:table-cell>
          <table:table-cell table:style-name="ce5" table:formula="of:=(TAN([.$B$9])*[.$F173])-([.$B$2]/(2*[.$A$2]^2*COS([.$B$9])^2))*[.$F173]^2" office:value-type="float" office:value="1434.95622520824" calcext:value-type="float">
            <text:p>1434,95622520824</text:p>
          </table:table-cell>
          <table:table-cell table:style-name="ce5" table:formula="of:=(TAN([.$B$10])*[.$F173])-([.$B$2]/(2*[.$A$2]^2*COS([.$B$10])^2))*[.$F173]^2" office:value-type="float" office:value="925.361997736702" calcext:value-type="float">
            <text:p>925,36199773670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20" calcext:value-type="float">
            <text:p>1720</text:p>
          </table:table-cell>
          <table:table-cell table:style-name="ce5"/>
          <table:table-cell table:style-name="ce5" table:formula="of:=(TAN([.$B$6])*[.$F174])-([.$B$2]/(2*[.$A$2]^2*COS([.$B$6])^2))*[.$F174]^2" office:value-type="float" office:value="64.5221655374143" calcext:value-type="float">
            <text:p>64,5221655374143</text:p>
          </table:table-cell>
          <table:table-cell table:style-name="ce5" table:formula="of:=(TAN([.$B$7])*[.$F174])-([.$B$2]/(2*[.$A$2]^2*COS([.$B$7])^2))*[.$F174]^2" office:value-type="float" office:value="499.97579633949" calcext:value-type="float">
            <text:p>499,97579633949</text:p>
          </table:table-cell>
          <table:table-cell table:style-name="ce5" table:formula="of:=(TAN([.$B$8])*[.$F174])-([.$B$2]/(2*[.$A$2]^2*COS([.$B$8])^2))*[.$F174]^2" office:value-type="float" office:value="980.4" calcext:value-type="float">
            <text:p>980,4</text:p>
          </table:table-cell>
          <table:table-cell table:style-name="ce5" table:formula="of:=(TAN([.$B$9])*[.$F174])-([.$B$2]/(2*[.$A$2]^2*COS([.$B$9])^2))*[.$F174]^2" office:value-type="float" office:value="1435.69148028039" calcext:value-type="float">
            <text:p>1435,69148028039</text:p>
          </table:table-cell>
          <table:table-cell table:style-name="ce5" table:formula="of:=(TAN([.$B$10])*[.$F174])-([.$B$2]/(2*[.$A$2]^2*COS([.$B$10])^2))*[.$F174]^2" office:value-type="float" office:value="898.677834462585" calcext:value-type="float">
            <text:p>898,67783446258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30" calcext:value-type="float">
            <text:p>1730</text:p>
          </table:table-cell>
          <table:table-cell table:style-name="ce5"/>
          <table:table-cell table:style-name="ce5" table:formula="of:=(TAN([.$B$6])*[.$F175])-([.$B$2]/(2*[.$A$2]^2*COS([.$B$6])^2))*[.$F175]^2" office:value-type="float" office:value="62.5795338922887" calcext:value-type="float">
            <text:p>62,5795338922887</text:p>
          </table:table-cell>
          <table:table-cell table:style-name="ce5" table:formula="of:=(TAN([.$B$7])*[.$F175])-([.$B$2]/(2*[.$A$2]^2*COS([.$B$7])^2))*[.$F175]^2" office:value-type="float" office:value="499.999299031386" calcext:value-type="float">
            <text:p>499,999299031386</text:p>
          </table:table-cell>
          <table:table-cell table:style-name="ce5" table:formula="of:=(TAN([.$B$8])*[.$F175])-([.$B$2]/(2*[.$A$2]^2*COS([.$B$8])^2))*[.$F175]^2" office:value-type="float" office:value="981.775" calcext:value-type="float">
            <text:p>981,775</text:p>
          </table:table-cell>
          <table:table-cell table:style-name="ce5" table:formula="of:=(TAN([.$B$9])*[.$F175])-([.$B$2]/(2*[.$A$2]^2*COS([.$B$9])^2))*[.$F175]^2" office:value-type="float" office:value="1436.33770858742" calcext:value-type="float">
            <text:p>1436,33770858742</text:p>
          </table:table-cell>
          <table:table-cell table:style-name="ce5" table:formula="of:=(TAN([.$B$10])*[.$F175])-([.$B$2]/(2*[.$A$2]^2*COS([.$B$10])^2))*[.$F175]^2" office:value-type="float" office:value="871.62046610771" calcext:value-type="float">
            <text:p>871,6204661077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40" calcext:value-type="float">
            <text:p>1740</text:p>
          </table:table-cell>
          <table:table-cell table:style-name="ce5"/>
          <table:table-cell table:style-name="ce5" table:formula="of:=(TAN([.$B$6])*[.$F176])-([.$B$2]/(2*[.$A$2]^2*COS([.$B$6])^2))*[.$F176]^2" office:value-type="float" office:value="60.6101073279199" calcext:value-type="float">
            <text:p>60,6101073279199</text:p>
          </table:table-cell>
          <table:table-cell table:style-name="ce5" table:formula="of:=(TAN([.$B$7])*[.$F176])-([.$B$2]/(2*[.$A$2]^2*COS([.$B$7])^2))*[.$F176]^2" office:value-type="float" office:value="499.989468389949" calcext:value-type="float">
            <text:p>499,989468389949</text:p>
          </table:table-cell>
          <table:table-cell table:style-name="ce5" table:formula="of:=(TAN([.$B$8])*[.$F176])-([.$B$2]/(2*[.$A$2]^2*COS([.$B$8])^2))*[.$F176]^2" office:value-type="float" office:value="983.1" calcext:value-type="float">
            <text:p>983,1</text:p>
          </table:table-cell>
          <table:table-cell table:style-name="ce5" table:formula="of:=(TAN([.$B$9])*[.$F176])-([.$B$2]/(2*[.$A$2]^2*COS([.$B$9])^2))*[.$F176]^2" office:value-type="float" office:value="1436.89491012934" calcext:value-type="float">
            <text:p>1436,89491012934</text:p>
          </table:table-cell>
          <table:table-cell table:style-name="ce5" table:formula="of:=(TAN([.$B$10])*[.$F176])-([.$B$2]/(2*[.$A$2]^2*COS([.$B$10])^2))*[.$F176]^2" office:value-type="float" office:value="844.189892672079" calcext:value-type="float">
            <text:p>844,18989267207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50" calcext:value-type="float">
            <text:p>1750</text:p>
          </table:table-cell>
          <table:table-cell table:style-name="ce5"/>
          <table:table-cell table:style-name="ce5" table:formula="of:=(TAN([.$B$6])*[.$F177])-([.$B$2]/(2*[.$A$2]^2*COS([.$B$6])^2))*[.$F177]^2" office:value-type="float" office:value="58.6138858443081" calcext:value-type="float">
            <text:p>58,6138858443081</text:p>
          </table:table-cell>
          <table:table-cell table:style-name="ce5" table:formula="of:=(TAN([.$B$7])*[.$F177])-([.$B$2]/(2*[.$A$2]^2*COS([.$B$7])^2))*[.$F177]^2" office:value-type="float" office:value="499.946304415178" calcext:value-type="float">
            <text:p>499,946304415178</text:p>
          </table:table-cell>
          <table:table-cell table:style-name="ce5" table:formula="of:=(TAN([.$B$8])*[.$F177])-([.$B$2]/(2*[.$A$2]^2*COS([.$B$8])^2))*[.$F177]^2" office:value-type="float" office:value="984.375" calcext:value-type="float">
            <text:p>984,375</text:p>
          </table:table-cell>
          <table:table-cell table:style-name="ce5" table:formula="of:=(TAN([.$B$9])*[.$F177])-([.$B$2]/(2*[.$A$2]^2*COS([.$B$9])^2))*[.$F177]^2" office:value-type="float" office:value="1437.36308490613" calcext:value-type="float">
            <text:p>1437,36308490613</text:p>
          </table:table-cell>
          <table:table-cell table:style-name="ce5" table:formula="of:=(TAN([.$B$10])*[.$F177])-([.$B$2]/(2*[.$A$2]^2*COS([.$B$10])^2))*[.$F177]^2" office:value-type="float" office:value="816.386114155691" calcext:value-type="float">
            <text:p>816,38611415569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60" calcext:value-type="float">
            <text:p>1760</text:p>
          </table:table-cell>
          <table:table-cell table:style-name="ce5"/>
          <table:table-cell table:style-name="ce5" table:formula="of:=(TAN([.$B$6])*[.$F178])-([.$B$2]/(2*[.$A$2]^2*COS([.$B$6])^2))*[.$F178]^2" office:value-type="float" office:value="56.5908694414531" calcext:value-type="float">
            <text:p>56,5908694414531</text:p>
          </table:table-cell>
          <table:table-cell table:style-name="ce5" table:formula="of:=(TAN([.$B$7])*[.$F178])-([.$B$2]/(2*[.$A$2]^2*COS([.$B$7])^2))*[.$F178]^2" office:value-type="float" office:value="499.869807107075" calcext:value-type="float">
            <text:p>499,869807107075</text:p>
          </table:table-cell>
          <table:table-cell table:style-name="ce5" table:formula="of:=(TAN([.$B$8])*[.$F178])-([.$B$2]/(2*[.$A$2]^2*COS([.$B$8])^2))*[.$F178]^2" office:value-type="float" office:value="985.6" calcext:value-type="float">
            <text:p>985,6</text:p>
          </table:table-cell>
          <table:table-cell table:style-name="ce5" table:formula="of:=(TAN([.$B$9])*[.$F178])-([.$B$2]/(2*[.$A$2]^2*COS([.$B$9])^2))*[.$F178]^2" office:value-type="float" office:value="1437.7422329178" calcext:value-type="float">
            <text:p>1437,7422329178</text:p>
          </table:table-cell>
          <table:table-cell table:style-name="ce5" table:formula="of:=(TAN([.$B$10])*[.$F178])-([.$B$2]/(2*[.$A$2]^2*COS([.$B$10])^2))*[.$F178]^2" office:value-type="float" office:value="788.209130558546" calcext:value-type="float">
            <text:p>788,20913055854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70" calcext:value-type="float">
            <text:p>1770</text:p>
          </table:table-cell>
          <table:table-cell table:style-name="ce5"/>
          <table:table-cell table:style-name="ce5" table:formula="of:=(TAN([.$B$6])*[.$F179])-([.$B$2]/(2*[.$A$2]^2*COS([.$B$6])^2))*[.$F179]^2" office:value-type="float" office:value="54.541058119355" calcext:value-type="float">
            <text:p>54,541058119355</text:p>
          </table:table-cell>
          <table:table-cell table:style-name="ce5" table:formula="of:=(TAN([.$B$7])*[.$F179])-([.$B$2]/(2*[.$A$2]^2*COS([.$B$7])^2))*[.$F179]^2" office:value-type="float" office:value="499.759976465638" calcext:value-type="float">
            <text:p>499,759976465638</text:p>
          </table:table-cell>
          <table:table-cell table:style-name="ce5" table:formula="of:=(TAN([.$B$8])*[.$F179])-([.$B$2]/(2*[.$A$2]^2*COS([.$B$8])^2))*[.$F179]^2" office:value-type="float" office:value="986.775" calcext:value-type="float">
            <text:p>986,775</text:p>
          </table:table-cell>
          <table:table-cell table:style-name="ce5" table:formula="of:=(TAN([.$B$9])*[.$F179])-([.$B$2]/(2*[.$A$2]^2*COS([.$B$9])^2))*[.$F179]^2" office:value-type="float" office:value="1438.03235416435" calcext:value-type="float">
            <text:p>1438,03235416435</text:p>
          </table:table-cell>
          <table:table-cell table:style-name="ce5" table:formula="of:=(TAN([.$B$10])*[.$F179])-([.$B$2]/(2*[.$A$2]^2*COS([.$B$10])^2))*[.$F179]^2" office:value-type="float" office:value="759.658941880644" calcext:value-type="float">
            <text:p>759,65894188064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80" calcext:value-type="float">
            <text:p>1780</text:p>
          </table:table-cell>
          <table:table-cell table:style-name="ce5"/>
          <table:table-cell table:style-name="ce5" table:formula="of:=(TAN([.$B$6])*[.$F180])-([.$B$2]/(2*[.$A$2]^2*COS([.$B$6])^2))*[.$F180]^2" office:value-type="float" office:value="52.4644518780138" calcext:value-type="float">
            <text:p>52,4644518780138</text:p>
          </table:table-cell>
          <table:table-cell table:style-name="ce5" table:formula="of:=(TAN([.$B$7])*[.$F180])-([.$B$2]/(2*[.$A$2]^2*COS([.$B$7])^2))*[.$F180]^2" office:value-type="float" office:value="499.616812490867" calcext:value-type="float">
            <text:p>499,616812490867</text:p>
          </table:table-cell>
          <table:table-cell table:style-name="ce5" table:formula="of:=(TAN([.$B$8])*[.$F180])-([.$B$2]/(2*[.$A$2]^2*COS([.$B$8])^2))*[.$F180]^2" office:value-type="float" office:value="987.9" calcext:value-type="float">
            <text:p>987,9</text:p>
          </table:table-cell>
          <table:table-cell table:style-name="ce5" table:formula="of:=(TAN([.$B$9])*[.$F180])-([.$B$2]/(2*[.$A$2]^2*COS([.$B$9])^2))*[.$F180]^2" office:value-type="float" office:value="1438.23344864578" calcext:value-type="float">
            <text:p>1438,23344864578</text:p>
          </table:table-cell>
          <table:table-cell table:style-name="ce5" table:formula="of:=(TAN([.$B$10])*[.$F180])-([.$B$2]/(2*[.$A$2]^2*COS([.$B$10])^2))*[.$F180]^2" office:value-type="float" office:value="730.735548121986" calcext:value-type="float">
            <text:p>730,73554812198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790" calcext:value-type="float">
            <text:p>1790</text:p>
          </table:table-cell>
          <table:table-cell table:style-name="ce5"/>
          <table:table-cell table:style-name="ce5" table:formula="of:=(TAN([.$B$6])*[.$F181])-([.$B$2]/(2*[.$A$2]^2*COS([.$B$6])^2))*[.$F181]^2" office:value-type="float" office:value="50.3610507174295" calcext:value-type="float">
            <text:p>50,3610507174295</text:p>
          </table:table-cell>
          <table:table-cell table:style-name="ce5" table:formula="of:=(TAN([.$B$7])*[.$F181])-([.$B$2]/(2*[.$A$2]^2*COS([.$B$7])^2))*[.$F181]^2" office:value-type="float" office:value="499.440315182764" calcext:value-type="float">
            <text:p>499,440315182764</text:p>
          </table:table-cell>
          <table:table-cell table:style-name="ce5" table:formula="of:=(TAN([.$B$8])*[.$F181])-([.$B$2]/(2*[.$A$2]^2*COS([.$B$8])^2))*[.$F181]^2" office:value-type="float" office:value="988.975" calcext:value-type="float">
            <text:p>988,975</text:p>
          </table:table-cell>
          <table:table-cell table:style-name="ce5" table:formula="of:=(TAN([.$B$9])*[.$F181])-([.$B$2]/(2*[.$A$2]^2*COS([.$B$9])^2))*[.$F181]^2" office:value-type="float" office:value="1438.34551636208" calcext:value-type="float">
            <text:p>1438,34551636208</text:p>
          </table:table-cell>
          <table:table-cell table:style-name="ce5" table:formula="of:=(TAN([.$B$10])*[.$F181])-([.$B$2]/(2*[.$A$2]^2*COS([.$B$10])^2))*[.$F181]^2" office:value-type="float" office:value="701.438949282569" calcext:value-type="float">
            <text:p>701,43894928256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00" calcext:value-type="float">
            <text:p>1800</text:p>
          </table:table-cell>
          <table:table-cell table:style-name="ce5"/>
          <table:table-cell table:style-name="ce5" table:formula="of:=(TAN([.$B$6])*[.$F182])-([.$B$2]/(2*[.$A$2]^2*COS([.$B$6])^2))*[.$F182]^2" office:value-type="float" office:value="48.2308546376021" calcext:value-type="float">
            <text:p>48,2308546376021</text:p>
          </table:table-cell>
          <table:table-cell table:style-name="ce5" table:formula="of:=(TAN([.$B$7])*[.$F182])-([.$B$2]/(2*[.$A$2]^2*COS([.$B$7])^2))*[.$F182]^2" office:value-type="float" office:value="499.230484541327" calcext:value-type="float">
            <text:p>499,230484541327</text:p>
          </table:table-cell>
          <table:table-cell table:style-name="ce5" table:formula="of:=(TAN([.$B$8])*[.$F182])-([.$B$2]/(2*[.$A$2]^2*COS([.$B$8])^2))*[.$F182]^2" office:value-type="float" office:value="990" calcext:value-type="float">
            <text:p>990</text:p>
          </table:table-cell>
          <table:table-cell table:style-name="ce5" table:formula="of:=(TAN([.$B$9])*[.$F182])-([.$B$2]/(2*[.$A$2]^2*COS([.$B$9])^2))*[.$F182]^2" office:value-type="float" office:value="1438.36855731327" calcext:value-type="float">
            <text:p>1438,36855731327</text:p>
          </table:table-cell>
          <table:table-cell table:style-name="ce5" table:formula="of:=(TAN([.$B$10])*[.$F182])-([.$B$2]/(2*[.$A$2]^2*COS([.$B$10])^2))*[.$F182]^2" office:value-type="float" office:value="671.769145362397" calcext:value-type="float">
            <text:p>671,76914536239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10" calcext:value-type="float">
            <text:p>1810</text:p>
          </table:table-cell>
          <table:table-cell table:style-name="ce5"/>
          <table:table-cell table:style-name="ce5" table:formula="of:=(TAN([.$B$6])*[.$F183])-([.$B$2]/(2*[.$A$2]^2*COS([.$B$6])^2))*[.$F183]^2" office:value-type="float" office:value="46.0738636385316" calcext:value-type="float">
            <text:p>46,0738636385316</text:p>
          </table:table-cell>
          <table:table-cell table:style-name="ce5" table:formula="of:=(TAN([.$B$7])*[.$F183])-([.$B$2]/(2*[.$A$2]^2*COS([.$B$7])^2))*[.$F183]^2" office:value-type="float" office:value="498.987320566556" calcext:value-type="float">
            <text:p>498,987320566556</text:p>
          </table:table-cell>
          <table:table-cell table:style-name="ce5" table:formula="of:=(TAN([.$B$8])*[.$F183])-([.$B$2]/(2*[.$A$2]^2*COS([.$B$8])^2))*[.$F183]^2" office:value-type="float" office:value="990.975" calcext:value-type="float">
            <text:p>990,975</text:p>
          </table:table-cell>
          <table:table-cell table:style-name="ce5" table:formula="of:=(TAN([.$B$9])*[.$F183])-([.$B$2]/(2*[.$A$2]^2*COS([.$B$9])^2))*[.$F183]^2" office:value-type="float" office:value="1438.30257149934" calcext:value-type="float">
            <text:p>1438,30257149934</text:p>
          </table:table-cell>
          <table:table-cell table:style-name="ce5" table:formula="of:=(TAN([.$B$10])*[.$F183])-([.$B$2]/(2*[.$A$2]^2*COS([.$B$10])^2))*[.$F183]^2" office:value-type="float" office:value="641.726136361468" calcext:value-type="float">
            <text:p>641,72613636146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20" calcext:value-type="float">
            <text:p>1820</text:p>
          </table:table-cell>
          <table:table-cell table:style-name="ce5"/>
          <table:table-cell table:style-name="ce5" table:formula="of:=(TAN([.$B$6])*[.$F184])-([.$B$2]/(2*[.$A$2]^2*COS([.$B$6])^2))*[.$F184]^2" office:value-type="float" office:value="43.8900777202179" calcext:value-type="float">
            <text:p>43,8900777202179</text:p>
          </table:table-cell>
          <table:table-cell table:style-name="ce5" table:formula="of:=(TAN([.$B$7])*[.$F184])-([.$B$2]/(2*[.$A$2]^2*COS([.$B$7])^2))*[.$F184]^2" office:value-type="float" office:value="498.710823258452" calcext:value-type="float">
            <text:p>498,710823258452</text:p>
          </table:table-cell>
          <table:table-cell table:style-name="ce5" table:formula="of:=(TAN([.$B$8])*[.$F184])-([.$B$2]/(2*[.$A$2]^2*COS([.$B$8])^2))*[.$F184]^2" office:value-type="float" office:value="991.9" calcext:value-type="float">
            <text:p>991,9</text:p>
          </table:table-cell>
          <table:table-cell table:style-name="ce5" table:formula="of:=(TAN([.$B$9])*[.$F184])-([.$B$2]/(2*[.$A$2]^2*COS([.$B$9])^2))*[.$F184]^2" office:value-type="float" office:value="1438.14755892028" calcext:value-type="float">
            <text:p>1438,14755892028</text:p>
          </table:table-cell>
          <table:table-cell table:style-name="ce5" table:formula="of:=(TAN([.$B$10])*[.$F184])-([.$B$2]/(2*[.$A$2]^2*COS([.$B$10])^2))*[.$F184]^2" office:value-type="float" office:value="611.309922279781" calcext:value-type="float">
            <text:p>611,30992227978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30" calcext:value-type="float">
            <text:p>1830</text:p>
          </table:table-cell>
          <table:table-cell table:style-name="ce5"/>
          <table:table-cell table:style-name="ce5" table:formula="of:=(TAN([.$B$6])*[.$F185])-([.$B$2]/(2*[.$A$2]^2*COS([.$B$6])^2))*[.$F185]^2" office:value-type="float" office:value="41.6794968826611" calcext:value-type="float">
            <text:p>41,6794968826611</text:p>
          </table:table-cell>
          <table:table-cell table:style-name="ce5" table:formula="of:=(TAN([.$B$7])*[.$F185])-([.$B$2]/(2*[.$A$2]^2*COS([.$B$7])^2))*[.$F185]^2" office:value-type="float" office:value="498.400992617015" calcext:value-type="float">
            <text:p>498,400992617015</text:p>
          </table:table-cell>
          <table:table-cell table:style-name="ce5" table:formula="of:=(TAN([.$B$8])*[.$F185])-([.$B$2]/(2*[.$A$2]^2*COS([.$B$8])^2))*[.$F185]^2" office:value-type="float" office:value="992.775" calcext:value-type="float">
            <text:p>992,775</text:p>
          </table:table-cell>
          <table:table-cell table:style-name="ce5" table:formula="of:=(TAN([.$B$9])*[.$F185])-([.$B$2]/(2*[.$A$2]^2*COS([.$B$9])^2))*[.$F185]^2" office:value-type="float" office:value="1437.9035195761" calcext:value-type="float">
            <text:p>1437,9035195761</text:p>
          </table:table-cell>
          <table:table-cell table:style-name="ce5" table:formula="of:=(TAN([.$B$10])*[.$F185])-([.$B$2]/(2*[.$A$2]^2*COS([.$B$10])^2))*[.$F185]^2" office:value-type="float" office:value="580.520503117337" calcext:value-type="float">
            <text:p>580,52050311733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40" calcext:value-type="float">
            <text:p>1840</text:p>
          </table:table-cell>
          <table:table-cell table:style-name="ce5"/>
          <table:table-cell table:style-name="ce5" table:formula="of:=(TAN([.$B$6])*[.$F186])-([.$B$2]/(2*[.$A$2]^2*COS([.$B$6])^2))*[.$F186]^2" office:value-type="float" office:value="39.4421211258613" calcext:value-type="float">
            <text:p>39,4421211258613</text:p>
          </table:table-cell>
          <table:table-cell table:style-name="ce5" table:formula="of:=(TAN([.$B$7])*[.$F186])-([.$B$2]/(2*[.$A$2]^2*COS([.$B$7])^2))*[.$F186]^2" office:value-type="float" office:value="498.057828642245" calcext:value-type="float">
            <text:p>498,057828642245</text:p>
          </table:table-cell>
          <table:table-cell table:style-name="ce5" table:formula="of:=(TAN([.$B$8])*[.$F186])-([.$B$2]/(2*[.$A$2]^2*COS([.$B$8])^2))*[.$F186]^2" office:value-type="float" office:value="993.6" calcext:value-type="float">
            <text:p>993,6</text:p>
          </table:table-cell>
          <table:table-cell table:style-name="ce5" table:formula="of:=(TAN([.$B$9])*[.$F186])-([.$B$2]/(2*[.$A$2]^2*COS([.$B$9])^2))*[.$F186]^2" office:value-type="float" office:value="1437.5704534668" calcext:value-type="float">
            <text:p>1437,5704534668</text:p>
          </table:table-cell>
          <table:table-cell table:style-name="ce5" table:formula="of:=(TAN([.$B$10])*[.$F186])-([.$B$2]/(2*[.$A$2]^2*COS([.$B$10])^2))*[.$F186]^2" office:value-type="float" office:value="549.357878874137" calcext:value-type="float">
            <text:p>549,35787887413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50" calcext:value-type="float">
            <text:p>1850</text:p>
          </table:table-cell>
          <table:table-cell table:style-name="ce5"/>
          <table:table-cell table:style-name="ce5" table:formula="of:=(TAN([.$B$6])*[.$F187])-([.$B$2]/(2*[.$A$2]^2*COS([.$B$6])^2))*[.$F187]^2" office:value-type="float" office:value="37.1779504498182" calcext:value-type="float">
            <text:p>37,1779504498182</text:p>
          </table:table-cell>
          <table:table-cell table:style-name="ce5" table:formula="of:=(TAN([.$B$7])*[.$F187])-([.$B$2]/(2*[.$A$2]^2*COS([.$B$7])^2))*[.$F187]^2" office:value-type="float" office:value="497.681331334141" calcext:value-type="float">
            <text:p>497,681331334141</text:p>
          </table:table-cell>
          <table:table-cell table:style-name="ce5" table:formula="of:=(TAN([.$B$8])*[.$F187])-([.$B$2]/(2*[.$A$2]^2*COS([.$B$8])^2))*[.$F187]^2" office:value-type="float" office:value="994.375" calcext:value-type="float">
            <text:p>994,375</text:p>
          </table:table-cell>
          <table:table-cell table:style-name="ce5" table:formula="of:=(TAN([.$B$9])*[.$F187])-([.$B$2]/(2*[.$A$2]^2*COS([.$B$9])^2))*[.$F187]^2" office:value-type="float" office:value="1437.14836059239" calcext:value-type="float">
            <text:p>1437,14836059239</text:p>
          </table:table-cell>
          <table:table-cell table:style-name="ce5" table:formula="of:=(TAN([.$B$10])*[.$F187])-([.$B$2]/(2*[.$A$2]^2*COS([.$B$10])^2))*[.$F187]^2" office:value-type="float" office:value="517.82204955018" calcext:value-type="float">
            <text:p>517,8220495501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60" calcext:value-type="float">
            <text:p>1860</text:p>
          </table:table-cell>
          <table:table-cell table:style-name="ce5"/>
          <table:table-cell table:style-name="ce5" table:formula="of:=(TAN([.$B$6])*[.$F188])-([.$B$2]/(2*[.$A$2]^2*COS([.$B$6])^2))*[.$F188]^2" office:value-type="float" office:value="34.8869848545322" calcext:value-type="float">
            <text:p>34,8869848545322</text:p>
          </table:table-cell>
          <table:table-cell table:style-name="ce5" table:formula="of:=(TAN([.$B$7])*[.$F188])-([.$B$2]/(2*[.$A$2]^2*COS([.$B$7])^2))*[.$F188]^2" office:value-type="float" office:value="497.271500692704" calcext:value-type="float">
            <text:p>497,271500692704</text:p>
          </table:table-cell>
          <table:table-cell table:style-name="ce5" table:formula="of:=(TAN([.$B$8])*[.$F188])-([.$B$2]/(2*[.$A$2]^2*COS([.$B$8])^2))*[.$F188]^2" office:value-type="float" office:value="995.1" calcext:value-type="float">
            <text:p>995,1</text:p>
          </table:table-cell>
          <table:table-cell table:style-name="ce5" table:formula="of:=(TAN([.$B$9])*[.$F188])-([.$B$2]/(2*[.$A$2]^2*COS([.$B$9])^2))*[.$F188]^2" office:value-type="float" office:value="1436.63724095285" calcext:value-type="float">
            <text:p>1436,63724095285</text:p>
          </table:table-cell>
          <table:table-cell table:style-name="ce5" table:formula="of:=(TAN([.$B$10])*[.$F188])-([.$B$2]/(2*[.$A$2]^2*COS([.$B$10])^2))*[.$F188]^2" office:value-type="float" office:value="485.913015145467" calcext:value-type="float">
            <text:p>485,91301514546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70" calcext:value-type="float">
            <text:p>1870</text:p>
          </table:table-cell>
          <table:table-cell table:style-name="ce5"/>
          <table:table-cell table:style-name="ce5" table:formula="of:=(TAN([.$B$6])*[.$F189])-([.$B$2]/(2*[.$A$2]^2*COS([.$B$6])^2))*[.$F189]^2" office:value-type="float" office:value="32.569224340003" calcext:value-type="float">
            <text:p>32,569224340003</text:p>
          </table:table-cell>
          <table:table-cell table:style-name="ce5" table:formula="of:=(TAN([.$B$7])*[.$F189])-([.$B$2]/(2*[.$A$2]^2*COS([.$B$7])^2))*[.$F189]^2" office:value-type="float" office:value="496.828336717934" calcext:value-type="float">
            <text:p>496,828336717934</text:p>
          </table:table-cell>
          <table:table-cell table:style-name="ce5" table:formula="of:=(TAN([.$B$8])*[.$F189])-([.$B$2]/(2*[.$A$2]^2*COS([.$B$8])^2))*[.$F189]^2" office:value-type="float" office:value="995.775" calcext:value-type="float">
            <text:p>995,775</text:p>
          </table:table-cell>
          <table:table-cell table:style-name="ce5" table:formula="of:=(TAN([.$B$9])*[.$F189])-([.$B$2]/(2*[.$A$2]^2*COS([.$B$9])^2))*[.$F189]^2" office:value-type="float" office:value="1436.03709454819" calcext:value-type="float">
            <text:p>1436,03709454819</text:p>
          </table:table-cell>
          <table:table-cell table:style-name="ce5" table:formula="of:=(TAN([.$B$10])*[.$F189])-([.$B$2]/(2*[.$A$2]^2*COS([.$B$10])^2))*[.$F189]^2" office:value-type="float" office:value="453.630775659996" calcext:value-type="float">
            <text:p>453,63077565999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80" calcext:value-type="float">
            <text:p>1880</text:p>
          </table:table-cell>
          <table:table-cell table:style-name="ce5"/>
          <table:table-cell table:style-name="ce5" table:formula="of:=(TAN([.$B$6])*[.$F190])-([.$B$2]/(2*[.$A$2]^2*COS([.$B$6])^2))*[.$F190]^2" office:value-type="float" office:value="30.2246689062306" calcext:value-type="float">
            <text:p>30,2246689062306</text:p>
          </table:table-cell>
          <table:table-cell table:style-name="ce5" table:formula="of:=(TAN([.$B$7])*[.$F190])-([.$B$2]/(2*[.$A$2]^2*COS([.$B$7])^2))*[.$F190]^2" office:value-type="float" office:value="496.35183940983" calcext:value-type="float">
            <text:p>496,35183940983</text:p>
          </table:table-cell>
          <table:table-cell table:style-name="ce5" table:formula="of:=(TAN([.$B$8])*[.$F190])-([.$B$2]/(2*[.$A$2]^2*COS([.$B$8])^2))*[.$F190]^2" office:value-type="float" office:value="996.4" calcext:value-type="float">
            <text:p>996,4</text:p>
          </table:table-cell>
          <table:table-cell table:style-name="ce5" table:formula="of:=(TAN([.$B$9])*[.$F190])-([.$B$2]/(2*[.$A$2]^2*COS([.$B$9])^2))*[.$F190]^2" office:value-type="float" office:value="1435.3479213784" calcext:value-type="float">
            <text:p>1435,3479213784</text:p>
          </table:table-cell>
          <table:table-cell table:style-name="ce5" table:formula="of:=(TAN([.$B$10])*[.$F190])-([.$B$2]/(2*[.$A$2]^2*COS([.$B$10])^2))*[.$F190]^2" office:value-type="float" office:value="420.975331093769" calcext:value-type="float">
            <text:p>420,97533109376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890" calcext:value-type="float">
            <text:p>1890</text:p>
          </table:table-cell>
          <table:table-cell table:style-name="ce5"/>
          <table:table-cell table:style-name="ce5" table:formula="of:=(TAN([.$B$6])*[.$F191])-([.$B$2]/(2*[.$A$2]^2*COS([.$B$6])^2))*[.$F191]^2" office:value-type="float" office:value="27.8533185532152" calcext:value-type="float">
            <text:p>27,8533185532152</text:p>
          </table:table-cell>
          <table:table-cell table:style-name="ce5" table:formula="of:=(TAN([.$B$7])*[.$F191])-([.$B$2]/(2*[.$A$2]^2*COS([.$B$7])^2))*[.$F191]^2" office:value-type="float" office:value="495.842008768393" calcext:value-type="float">
            <text:p>495,842008768393</text:p>
          </table:table-cell>
          <table:table-cell table:style-name="ce5" table:formula="of:=(TAN([.$B$8])*[.$F191])-([.$B$2]/(2*[.$A$2]^2*COS([.$B$8])^2))*[.$F191]^2" office:value-type="float" office:value="996.975" calcext:value-type="float">
            <text:p>996,975</text:p>
          </table:table-cell>
          <table:table-cell table:style-name="ce5" table:formula="of:=(TAN([.$B$9])*[.$F191])-([.$B$2]/(2*[.$A$2]^2*COS([.$B$9])^2))*[.$F191]^2" office:value-type="float" office:value="1434.5697214435" calcext:value-type="float">
            <text:p>1434,5697214435</text:p>
          </table:table-cell>
          <table:table-cell table:style-name="ce5" table:formula="of:=(TAN([.$B$10])*[.$F191])-([.$B$2]/(2*[.$A$2]^2*COS([.$B$10])^2))*[.$F191]^2" office:value-type="float" office:value="387.946681446784" calcext:value-type="float">
            <text:p>387,94668144678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00" calcext:value-type="float">
            <text:p>1900</text:p>
          </table:table-cell>
          <table:table-cell table:style-name="ce5"/>
          <table:table-cell table:style-name="ce5" table:formula="of:=(TAN([.$B$6])*[.$F192])-([.$B$2]/(2*[.$A$2]^2*COS([.$B$6])^2))*[.$F192]^2" office:value-type="float" office:value="25.4551732809567" calcext:value-type="float">
            <text:p>25,4551732809567</text:p>
          </table:table-cell>
          <table:table-cell table:style-name="ce5" table:formula="of:=(TAN([.$B$7])*[.$F192])-([.$B$2]/(2*[.$A$2]^2*COS([.$B$7])^2))*[.$F192]^2" office:value-type="float" office:value="495.298844793622" calcext:value-type="float">
            <text:p>495,298844793622</text:p>
          </table:table-cell>
          <table:table-cell table:style-name="ce5" table:formula="of:=(TAN([.$B$8])*[.$F192])-([.$B$2]/(2*[.$A$2]^2*COS([.$B$8])^2))*[.$F192]^2" office:value-type="float" office:value="997.5" calcext:value-type="float">
            <text:p>997,5</text:p>
          </table:table-cell>
          <table:table-cell table:style-name="ce5" table:formula="of:=(TAN([.$B$9])*[.$F192])-([.$B$2]/(2*[.$A$2]^2*COS([.$B$9])^2))*[.$F192]^2" office:value-type="float" office:value="1433.70249474348" calcext:value-type="float">
            <text:p>1433,70249474348</text:p>
          </table:table-cell>
          <table:table-cell table:style-name="ce5" table:formula="of:=(TAN([.$B$10])*[.$F192])-([.$B$2]/(2*[.$A$2]^2*COS([.$B$10])^2))*[.$F192]^2" office:value-type="float" office:value="354.544826719042" calcext:value-type="float">
            <text:p>354,54482671904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10" calcext:value-type="float">
            <text:p>1910</text:p>
          </table:table-cell>
          <table:table-cell table:style-name="ce5"/>
          <table:table-cell table:style-name="ce5" table:formula="of:=(TAN([.$B$6])*[.$F193])-([.$B$2]/(2*[.$A$2]^2*COS([.$B$6])^2))*[.$F193]^2" office:value-type="float" office:value="23.030233089455" calcext:value-type="float">
            <text:p>23,030233089455</text:p>
          </table:table-cell>
          <table:table-cell table:style-name="ce5" table:formula="of:=(TAN([.$B$7])*[.$F193])-([.$B$2]/(2*[.$A$2]^2*COS([.$B$7])^2))*[.$F193]^2" office:value-type="float" office:value="494.722347485519" calcext:value-type="float">
            <text:p>494,722347485519</text:p>
          </table:table-cell>
          <table:table-cell table:style-name="ce5" table:formula="of:=(TAN([.$B$8])*[.$F193])-([.$B$2]/(2*[.$A$2]^2*COS([.$B$8])^2))*[.$F193]^2" office:value-type="float" office:value="997.975" calcext:value-type="float">
            <text:p>997,975</text:p>
          </table:table-cell>
          <table:table-cell table:style-name="ce5" table:formula="of:=(TAN([.$B$9])*[.$F193])-([.$B$2]/(2*[.$A$2]^2*COS([.$B$9])^2))*[.$F193]^2" office:value-type="float" office:value="1432.74624127833" calcext:value-type="float">
            <text:p>1432,74624127833</text:p>
          </table:table-cell>
          <table:table-cell table:style-name="ce5" table:formula="of:=(TAN([.$B$10])*[.$F193])-([.$B$2]/(2*[.$A$2]^2*COS([.$B$10])^2))*[.$F193]^2" office:value-type="float" office:value="320.769766910544" calcext:value-type="float">
            <text:p>320,769766910544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20" calcext:value-type="float">
            <text:p>1920</text:p>
          </table:table-cell>
          <table:table-cell table:style-name="ce5"/>
          <table:table-cell table:style-name="ce5" table:formula="of:=(TAN([.$B$6])*[.$F194])-([.$B$2]/(2*[.$A$2]^2*COS([.$B$6])^2))*[.$F194]^2" office:value-type="float" office:value="20.5784979787102" calcext:value-type="float">
            <text:p>20,5784979787102</text:p>
          </table:table-cell>
          <table:table-cell table:style-name="ce5" table:formula="of:=(TAN([.$B$7])*[.$F194])-([.$B$2]/(2*[.$A$2]^2*COS([.$B$7])^2))*[.$F194]^2" office:value-type="float" office:value="494.112516844081" calcext:value-type="float">
            <text:p>494,112516844081</text:p>
          </table:table-cell>
          <table:table-cell table:style-name="ce5" table:formula="of:=(TAN([.$B$8])*[.$F194])-([.$B$2]/(2*[.$A$2]^2*COS([.$B$8])^2))*[.$F194]^2" office:value-type="float" office:value="998.4" calcext:value-type="float">
            <text:p>998,4</text:p>
          </table:table-cell>
          <table:table-cell table:style-name="ce5" table:formula="of:=(TAN([.$B$9])*[.$F194])-([.$B$2]/(2*[.$A$2]^2*COS([.$B$9])^2))*[.$F194]^2" office:value-type="float" office:value="1431.70096104807" calcext:value-type="float">
            <text:p>1431,70096104807</text:p>
          </table:table-cell>
          <table:table-cell table:style-name="ce5" table:formula="of:=(TAN([.$B$10])*[.$F194])-([.$B$2]/(2*[.$A$2]^2*COS([.$B$10])^2))*[.$F194]^2" office:value-type="float" office:value="286.621502021288" calcext:value-type="float">
            <text:p>286,62150202128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30" calcext:value-type="float">
            <text:p>1930</text:p>
          </table:table-cell>
          <table:table-cell table:style-name="ce5"/>
          <table:table-cell table:style-name="ce5" table:formula="of:=(TAN([.$B$6])*[.$F195])-([.$B$2]/(2*[.$A$2]^2*COS([.$B$6])^2))*[.$F195]^2" office:value-type="float" office:value="18.0999679487223" calcext:value-type="float">
            <text:p>18,0999679487223</text:p>
          </table:table-cell>
          <table:table-cell table:style-name="ce5" table:formula="of:=(TAN([.$B$7])*[.$F195])-([.$B$2]/(2*[.$A$2]^2*COS([.$B$7])^2))*[.$F195]^2" office:value-type="float" office:value="493.469352869311" calcext:value-type="float">
            <text:p>493,469352869311</text:p>
          </table:table-cell>
          <table:table-cell table:style-name="ce5" table:formula="of:=(TAN([.$B$8])*[.$F195])-([.$B$2]/(2*[.$A$2]^2*COS([.$B$8])^2))*[.$F195]^2" office:value-type="float" office:value="998.775" calcext:value-type="float">
            <text:p>998,775</text:p>
          </table:table-cell>
          <table:table-cell table:style-name="ce5" table:formula="of:=(TAN([.$B$9])*[.$F195])-([.$B$2]/(2*[.$A$2]^2*COS([.$B$9])^2))*[.$F195]^2" office:value-type="float" office:value="1430.56665405268" calcext:value-type="float">
            <text:p>1430,56665405268</text:p>
          </table:table-cell>
          <table:table-cell table:style-name="ce5" table:formula="of:=(TAN([.$B$10])*[.$F195])-([.$B$2]/(2*[.$A$2]^2*COS([.$B$10])^2))*[.$F195]^2" office:value-type="float" office:value="252.100032051277" calcext:value-type="float">
            <text:p>252,10003205127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40" calcext:value-type="float">
            <text:p>1940</text:p>
          </table:table-cell>
          <table:table-cell table:style-name="ce5"/>
          <table:table-cell table:style-name="ce5" table:formula="of:=(TAN([.$B$6])*[.$F196])-([.$B$2]/(2*[.$A$2]^2*COS([.$B$6])^2))*[.$F196]^2" office:value-type="float" office:value="15.5946429994913" calcext:value-type="float">
            <text:p>15,5946429994913</text:p>
          </table:table-cell>
          <table:table-cell table:style-name="ce5" table:formula="of:=(TAN([.$B$7])*[.$F196])-([.$B$2]/(2*[.$A$2]^2*COS([.$B$7])^2))*[.$F196]^2" office:value-type="float" office:value="492.792855561207" calcext:value-type="float">
            <text:p>492,792855561207</text:p>
          </table:table-cell>
          <table:table-cell table:style-name="ce5" table:formula="of:=(TAN([.$B$8])*[.$F196])-([.$B$2]/(2*[.$A$2]^2*COS([.$B$8])^2))*[.$F196]^2" office:value-type="float" office:value="999.1" calcext:value-type="float">
            <text:p>999,1</text:p>
          </table:table-cell>
          <table:table-cell table:style-name="ce5" table:formula="of:=(TAN([.$B$9])*[.$F196])-([.$B$2]/(2*[.$A$2]^2*COS([.$B$9])^2))*[.$F196]^2" office:value-type="float" office:value="1429.34332029217" calcext:value-type="float">
            <text:p>1429,34332029217</text:p>
          </table:table-cell>
          <table:table-cell table:style-name="ce5" table:formula="of:=(TAN([.$B$10])*[.$F196])-([.$B$2]/(2*[.$A$2]^2*COS([.$B$10])^2))*[.$F196]^2" office:value-type="float" office:value="217.205357000507" calcext:value-type="float">
            <text:p>217,205357000507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50" calcext:value-type="float">
            <text:p>1950</text:p>
          </table:table-cell>
          <table:table-cell table:style-name="ce5"/>
          <table:table-cell table:style-name="ce5" table:formula="of:=(TAN([.$B$6])*[.$F197])-([.$B$2]/(2*[.$A$2]^2*COS([.$B$6])^2))*[.$F197]^2" office:value-type="float" office:value="13.0625231310173" calcext:value-type="float">
            <text:p>13,0625231310173</text:p>
          </table:table-cell>
          <table:table-cell table:style-name="ce5" table:formula="of:=(TAN([.$B$7])*[.$F197])-([.$B$2]/(2*[.$A$2]^2*COS([.$B$7])^2))*[.$F197]^2" office:value-type="float" office:value="492.08302491977" calcext:value-type="float">
            <text:p>492,08302491977</text:p>
          </table:table-cell>
          <table:table-cell table:style-name="ce5" table:formula="of:=(TAN([.$B$8])*[.$F197])-([.$B$2]/(2*[.$A$2]^2*COS([.$B$8])^2))*[.$F197]^2" office:value-type="float" office:value="999.375" calcext:value-type="float">
            <text:p>999,375</text:p>
          </table:table-cell>
          <table:table-cell table:style-name="ce5" table:formula="of:=(TAN([.$B$9])*[.$F197])-([.$B$2]/(2*[.$A$2]^2*COS([.$B$9])^2))*[.$F197]^2" office:value-type="float" office:value="1428.03095976654" calcext:value-type="float">
            <text:p>1428,03095976654</text:p>
          </table:table-cell>
          <table:table-cell table:style-name="ce5" table:formula="of:=(TAN([.$B$10])*[.$F197])-([.$B$2]/(2*[.$A$2]^2*COS([.$B$10])^2))*[.$F197]^2" office:value-type="float" office:value="181.937476868981" calcext:value-type="float">
            <text:p>181,937476868981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60" calcext:value-type="float">
            <text:p>1960</text:p>
          </table:table-cell>
          <table:table-cell table:style-name="ce5"/>
          <table:table-cell table:style-name="ce5" table:formula="of:=(TAN([.$B$6])*[.$F198])-([.$B$2]/(2*[.$A$2]^2*COS([.$B$6])^2))*[.$F198]^2" office:value-type="float" office:value="10.5036083432999" calcext:value-type="float">
            <text:p>10,5036083432999</text:p>
          </table:table-cell>
          <table:table-cell table:style-name="ce5" table:formula="of:=(TAN([.$B$7])*[.$F198])-([.$B$2]/(2*[.$A$2]^2*COS([.$B$7])^2))*[.$F198]^2" office:value-type="float" office:value="491.339860945" calcext:value-type="float">
            <text:p>491,339860945</text:p>
          </table:table-cell>
          <table:table-cell table:style-name="ce5" table:formula="of:=(TAN([.$B$8])*[.$F198])-([.$B$2]/(2*[.$A$2]^2*COS([.$B$8])^2))*[.$F198]^2" office:value-type="float" office:value="999.6" calcext:value-type="float">
            <text:p>999,6</text:p>
          </table:table-cell>
          <table:table-cell table:style-name="ce5" table:formula="of:=(TAN([.$B$9])*[.$F198])-([.$B$2]/(2*[.$A$2]^2*COS([.$B$9])^2))*[.$F198]^2" office:value-type="float" office:value="1426.62957247579" calcext:value-type="float">
            <text:p>1426,62957247579</text:p>
          </table:table-cell>
          <table:table-cell table:style-name="ce5" table:formula="of:=(TAN([.$B$10])*[.$F198])-([.$B$2]/(2*[.$A$2]^2*COS([.$B$10])^2))*[.$F198]^2" office:value-type="float" office:value="146.296391656699" calcext:value-type="float">
            <text:p>146,29639165669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70" calcext:value-type="float">
            <text:p>1970</text:p>
          </table:table-cell>
          <table:table-cell table:style-name="ce5"/>
          <table:table-cell table:style-name="ce5" table:formula="of:=(TAN([.$B$6])*[.$F199])-([.$B$2]/(2*[.$A$2]^2*COS([.$B$6])^2))*[.$F199]^2" office:value-type="float" office:value="7.91789863633971" calcext:value-type="float">
            <text:p>7,91789863633971</text:p>
          </table:table-cell>
          <table:table-cell table:style-name="ce5" table:formula="of:=(TAN([.$B$7])*[.$F199])-([.$B$2]/(2*[.$A$2]^2*COS([.$B$7])^2))*[.$F199]^2" office:value-type="float" office:value="490.563363636896" calcext:value-type="float">
            <text:p>490,563363636896</text:p>
          </table:table-cell>
          <table:table-cell table:style-name="ce5" table:formula="of:=(TAN([.$B$8])*[.$F199])-([.$B$2]/(2*[.$A$2]^2*COS([.$B$8])^2))*[.$F199]^2" office:value-type="float" office:value="999.775" calcext:value-type="float">
            <text:p>999,775</text:p>
          </table:table-cell>
          <table:table-cell table:style-name="ce5" table:formula="of:=(TAN([.$B$9])*[.$F199])-([.$B$2]/(2*[.$A$2]^2*COS([.$B$9])^2))*[.$F199]^2" office:value-type="float" office:value="1425.13915841992" calcext:value-type="float">
            <text:p>1425,13915841992</text:p>
          </table:table-cell>
          <table:table-cell table:style-name="ce5" table:formula="of:=(TAN([.$B$10])*[.$F199])-([.$B$2]/(2*[.$A$2]^2*COS([.$B$10])^2))*[.$F199]^2" office:value-type="float" office:value="110.282101363659" calcext:value-type="float">
            <text:p>110,282101363659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80" calcext:value-type="float">
            <text:p>1980</text:p>
          </table:table-cell>
          <table:table-cell table:style-name="ce5"/>
          <table:table-cell table:style-name="ce5" table:formula="of:=(TAN([.$B$6])*[.$F200])-([.$B$2]/(2*[.$A$2]^2*COS([.$B$6])^2))*[.$F200]^2" office:value-type="float" office:value="5.3053940101363" calcext:value-type="float">
            <text:p>5,3053940101363</text:p>
          </table:table-cell>
          <table:table-cell table:style-name="ce5" table:formula="of:=(TAN([.$B$7])*[.$F200])-([.$B$2]/(2*[.$A$2]^2*COS([.$B$7])^2))*[.$F200]^2" office:value-type="float" office:value="489.753532995459" calcext:value-type="float">
            <text:p>489,753532995459</text:p>
          </table:table-cell>
          <table:table-cell table:style-name="ce5" table:formula="of:=(TAN([.$B$8])*[.$F200])-([.$B$2]/(2*[.$A$2]^2*COS([.$B$8])^2))*[.$F200]^2" office:value-type="float" office:value="999.9" calcext:value-type="float">
            <text:p>999,9</text:p>
          </table:table-cell>
          <table:table-cell table:style-name="ce5" table:formula="of:=(TAN([.$B$9])*[.$F200])-([.$B$2]/(2*[.$A$2]^2*COS([.$B$9])^2))*[.$F200]^2" office:value-type="float" office:value="1423.55971759893" calcext:value-type="float">
            <text:p>1423,55971759893</text:p>
          </table:table-cell>
          <table:table-cell table:style-name="ce5" table:formula="of:=(TAN([.$B$10])*[.$F200])-([.$B$2]/(2*[.$A$2]^2*COS([.$B$10])^2))*[.$F200]^2" office:value-type="float" office:value="73.8946059898626" calcext:value-type="float">
            <text:p>73,8946059898626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1990" calcext:value-type="float">
            <text:p>1990</text:p>
          </table:table-cell>
          <table:table-cell table:style-name="ce5"/>
          <table:table-cell table:style-name="ce5" table:formula="of:=(TAN([.$B$6])*[.$F201])-([.$B$2]/(2*[.$A$2]^2*COS([.$B$6])^2))*[.$F201]^2" office:value-type="float" office:value="2.66609446468965" calcext:value-type="float">
            <text:p>2,66609446468965</text:p>
          </table:table-cell>
          <table:table-cell table:style-name="ce5" table:formula="of:=(TAN([.$B$7])*[.$F201])-([.$B$2]/(2*[.$A$2]^2*COS([.$B$7])^2))*[.$F201]^2" office:value-type="float" office:value="488.910369020689" calcext:value-type="float">
            <text:p>488,910369020689</text:p>
          </table:table-cell>
          <table:table-cell table:style-name="ce5" table:formula="of:=(TAN([.$B$8])*[.$F201])-([.$B$2]/(2*[.$A$2]^2*COS([.$B$8])^2))*[.$F201]^2" office:value-type="float" office:value="999.975" calcext:value-type="float">
            <text:p>999,975</text:p>
          </table:table-cell>
          <table:table-cell table:style-name="ce5" table:formula="of:=(TAN([.$B$9])*[.$F201])-([.$B$2]/(2*[.$A$2]^2*COS([.$B$9])^2))*[.$F201]^2" office:value-type="float" office:value="1421.89125001282" calcext:value-type="float">
            <text:p>1421,89125001282</text:p>
          </table:table-cell>
          <table:table-cell table:style-name="ce5" table:formula="of:=(TAN([.$B$10])*[.$F201])-([.$B$2]/(2*[.$A$2]^2*COS([.$B$10])^2))*[.$F201]^2" office:value-type="float" office:value="37.1339055353092" calcext:value-type="float">
            <text:p>37,1339055353092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00" calcext:value-type="float">
            <text:p>2000</text:p>
          </table:table-cell>
          <table:table-cell table:style-name="ce5"/>
          <table:table-cell table:style-name="ce5" table:formula="of:=(TAN([.$B$6])*[.$F202])-([.$B$2]/(2*[.$A$2]^2*COS([.$B$6])^2))*[.$F202]^2" office:value-type="float" office:value="0" calcext:value-type="float">
            <text:p>0</text:p>
          </table:table-cell>
          <table:table-cell table:style-name="ce5" table:formula="of:=(TAN([.$B$7])*[.$F202])-([.$B$2]/(2*[.$A$2]^2*COS([.$B$7])^2))*[.$F202]^2" office:value-type="float" office:value="488.033871712585" calcext:value-type="float">
            <text:p>488,033871712585</text:p>
          </table:table-cell>
          <table:table-cell table:style-name="ce5" table:formula="of:=(TAN([.$B$8])*[.$F202])-([.$B$2]/(2*[.$A$2]^2*COS([.$B$8])^2))*[.$F202]^2" office:value-type="float" office:value="1000" calcext:value-type="float">
            <text:p>1000</text:p>
          </table:table-cell>
          <table:table-cell table:style-name="ce5" table:formula="of:=(TAN([.$B$9])*[.$F202])-([.$B$2]/(2*[.$A$2]^2*COS([.$B$9])^2))*[.$F202]^2" office:value-type="float" office:value="1420.13375566158" calcext:value-type="float">
            <text:p>1420,13375566158</text:p>
          </table:table-cell>
          <table:table-cell table:style-name="ce5" table:formula="of:=(TAN([.$B$10])*[.$F202])-([.$B$2]/(2*[.$A$2]^2*COS([.$B$10])^2))*[.$F202]^2" office:value-type="float" office:value="0" calcext:value-type="float">
            <text:p>0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10" calcext:value-type="float">
            <text:p>2010</text:p>
          </table:table-cell>
          <table:table-cell table:style-name="ce5"/>
          <table:table-cell table:style-name="ce5" table:formula="of:=(TAN([.$B$6])*[.$F203])-([.$B$2]/(2*[.$A$2]^2*COS([.$B$6])^2))*[.$F203]^2" office:value-type="float" office:value="-2.69288938393277" calcext:value-type="float">
            <text:p>-2,69288938393277</text:p>
          </table:table-cell>
          <table:table-cell table:style-name="ce5" table:formula="of:=(TAN([.$B$7])*[.$F203])-([.$B$2]/(2*[.$A$2]^2*COS([.$B$7])^2))*[.$F203]^2" office:value-type="float" office:value="487.124041071148" calcext:value-type="float">
            <text:p>487,124041071148</text:p>
          </table:table-cell>
          <table:table-cell table:style-name="ce5" table:formula="of:=(TAN([.$B$8])*[.$F203])-([.$B$2]/(2*[.$A$2]^2*COS([.$B$8])^2))*[.$F203]^2" office:value-type="float" office:value="999.975" calcext:value-type="float">
            <text:p>999,975</text:p>
          </table:table-cell>
          <table:table-cell table:style-name="ce5" table:formula="of:=(TAN([.$B$9])*[.$F203])-([.$B$2]/(2*[.$A$2]^2*COS([.$B$9])^2))*[.$F203]^2" office:value-type="float" office:value="1418.28723454523" calcext:value-type="float">
            <text:p>1418,28723454523</text:p>
          </table:table-cell>
          <table:table-cell table:style-name="ce5" table:formula="of:=(TAN([.$B$10])*[.$F203])-([.$B$2]/(2*[.$A$2]^2*COS([.$B$10])^2))*[.$F203]^2" office:value-type="float" office:value="-37.5071106160685" calcext:value-type="float">
            <text:p>-37,5071106160685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20" calcext:value-type="float">
            <text:p>2020</text:p>
          </table:table-cell>
          <table:table-cell table:style-name="ce5"/>
          <table:table-cell table:style-name="ce5" table:formula="of:=(TAN([.$B$6])*[.$F204])-([.$B$2]/(2*[.$A$2]^2*COS([.$B$6])^2))*[.$F204]^2" office:value-type="float" office:value="-5.41257368710876" calcext:value-type="float">
            <text:p>-5,41257368710876</text:p>
          </table:table-cell>
          <table:table-cell table:style-name="ce5" table:formula="of:=(TAN([.$B$7])*[.$F204])-([.$B$2]/(2*[.$A$2]^2*COS([.$B$7])^2))*[.$F204]^2" office:value-type="float" office:value="486.180877096377" calcext:value-type="float">
            <text:p>486,180877096377</text:p>
          </table:table-cell>
          <table:table-cell table:style-name="ce5" table:formula="of:=(TAN([.$B$8])*[.$F204])-([.$B$2]/(2*[.$A$2]^2*COS([.$B$8])^2))*[.$F204]^2" office:value-type="float" office:value="999.9" calcext:value-type="float">
            <text:p>999,9</text:p>
          </table:table-cell>
          <table:table-cell table:style-name="ce5" table:formula="of:=(TAN([.$B$9])*[.$F204])-([.$B$2]/(2*[.$A$2]^2*COS([.$B$9])^2))*[.$F204]^2" office:value-type="float" office:value="1416.35168666375" calcext:value-type="float">
            <text:p>1416,35168666375</text:p>
          </table:table-cell>
          <table:table-cell table:style-name="ce5" table:formula="of:=(TAN([.$B$10])*[.$F204])-([.$B$2]/(2*[.$A$2]^2*COS([.$B$10])^2))*[.$F204]^2" office:value-type="float" office:value="-75.3874263128928" calcext:value-type="float">
            <text:p>-75,3874263128928</text:p>
          </table:table-cell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30" calcext:value-type="float">
            <text:p>2030</text:p>
          </table:table-cell>
          <table:table-cell table:style-name="ce5"/>
          <table:table-cell table:style-name="ce5" table:formula="of:=(TAN([.$B$6])*[.$F205])-([.$B$2]/(2*[.$A$2]^2*COS([.$B$6])^2))*[.$F205]^2" office:value-type="float" office:value="-8.15905290952776" calcext:value-type="float">
            <text:p>-8,15905290952776</text:p>
          </table:table-cell>
          <table:table-cell table:style-name="ce5" table:formula="of:=(TAN([.$B$7])*[.$F205])-([.$B$2]/(2*[.$A$2]^2*COS([.$B$7])^2))*[.$F205]^2" office:value-type="float" office:value="485.204379788274" calcext:value-type="float">
            <text:p>485,204379788274</text:p>
          </table:table-cell>
          <table:table-cell table:style-name="ce5" table:formula="of:=(TAN([.$B$8])*[.$F205])-([.$B$2]/(2*[.$A$2]^2*COS([.$B$8])^2))*[.$F205]^2" office:value-type="float" office:value="999.775" calcext:value-type="float">
            <text:p>999,775</text:p>
          </table:table-cell>
          <table:table-cell table:style-name="ce5" table:formula="of:=(TAN([.$B$9])*[.$F205])-([.$B$2]/(2*[.$A$2]^2*COS([.$B$9])^2))*[.$F205]^2" office:value-type="float" office:value="1414.32711201715" calcext:value-type="float">
            <text:p>1414,3271120171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40" calcext:value-type="float">
            <text:p>2040</text:p>
          </table:table-cell>
          <table:table-cell table:style-name="ce5"/>
          <table:table-cell table:style-name="ce5" table:formula="of:=(TAN([.$B$6])*[.$F206])-([.$B$2]/(2*[.$A$2]^2*COS([.$B$6])^2))*[.$F206]^2" office:value-type="float" office:value="-10.9323270511898" calcext:value-type="float">
            <text:p>-10,9323270511898</text:p>
          </table:table-cell>
          <table:table-cell table:style-name="ce5" table:formula="of:=(TAN([.$B$7])*[.$F206])-([.$B$2]/(2*[.$A$2]^2*COS([.$B$7])^2))*[.$F206]^2" office:value-type="float" office:value="484.194549146837" calcext:value-type="float">
            <text:p>484,194549146837</text:p>
          </table:table-cell>
          <table:table-cell table:style-name="ce5" table:formula="of:=(TAN([.$B$8])*[.$F206])-([.$B$2]/(2*[.$A$2]^2*COS([.$B$8])^2))*[.$F206]^2" office:value-type="float" office:value="999.6" calcext:value-type="float">
            <text:p>999,6</text:p>
          </table:table-cell>
          <table:table-cell table:style-name="ce5" table:formula="of:=(TAN([.$B$9])*[.$F206])-([.$B$2]/(2*[.$A$2]^2*COS([.$B$9])^2))*[.$F206]^2" office:value-type="float" office:value="1412.21351060543" calcext:value-type="float">
            <text:p>1412,2135106054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50" calcext:value-type="float">
            <text:p>2050</text:p>
          </table:table-cell>
          <table:table-cell table:style-name="ce5"/>
          <table:table-cell table:style-name="ce5" table:formula="of:=(TAN([.$B$6])*[.$F207])-([.$B$2]/(2*[.$A$2]^2*COS([.$B$6])^2))*[.$F207]^2" office:value-type="float" office:value="-13.7323961120951" calcext:value-type="float">
            <text:p>-13,7323961120951</text:p>
          </table:table-cell>
          <table:table-cell table:style-name="ce5" table:formula="of:=(TAN([.$B$7])*[.$F207])-([.$B$2]/(2*[.$A$2]^2*COS([.$B$7])^2))*[.$F207]^2" office:value-type="float" office:value="483.151385172066" calcext:value-type="float">
            <text:p>483,151385172066</text:p>
          </table:table-cell>
          <table:table-cell table:style-name="ce5" table:formula="of:=(TAN([.$B$8])*[.$F207])-([.$B$2]/(2*[.$A$2]^2*COS([.$B$8])^2))*[.$F207]^2" office:value-type="float" office:value="999.375" calcext:value-type="float">
            <text:p>999,375</text:p>
          </table:table-cell>
          <table:table-cell table:style-name="ce5" table:formula="of:=(TAN([.$B$9])*[.$F207])-([.$B$2]/(2*[.$A$2]^2*COS([.$B$9])^2))*[.$F207]^2" office:value-type="float" office:value="1410.01088242859" calcext:value-type="float">
            <text:p>1410,0108824285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60" calcext:value-type="float">
            <text:p>2060</text:p>
          </table:table-cell>
          <table:table-cell table:style-name="ce5"/>
          <table:table-cell table:style-name="ce5" table:formula="of:=(TAN([.$B$6])*[.$F208])-([.$B$2]/(2*[.$A$2]^2*COS([.$B$6])^2))*[.$F208]^2" office:value-type="float" office:value="-16.5592600922435" calcext:value-type="float">
            <text:p>-16,5592600922435</text:p>
          </table:table-cell>
          <table:table-cell table:style-name="ce5" table:formula="of:=(TAN([.$B$7])*[.$F208])-([.$B$2]/(2*[.$A$2]^2*COS([.$B$7])^2))*[.$F208]^2" office:value-type="float" office:value="482.074887863963" calcext:value-type="float">
            <text:p>482,074887863963</text:p>
          </table:table-cell>
          <table:table-cell table:style-name="ce5" table:formula="of:=(TAN([.$B$8])*[.$F208])-([.$B$2]/(2*[.$A$2]^2*COS([.$B$8])^2))*[.$F208]^2" office:value-type="float" office:value="999.1" calcext:value-type="float">
            <text:p>999,1</text:p>
          </table:table-cell>
          <table:table-cell table:style-name="ce5" table:formula="of:=(TAN([.$B$9])*[.$F208])-([.$B$2]/(2*[.$A$2]^2*COS([.$B$9])^2))*[.$F208]^2" office:value-type="float" office:value="1407.71922748663" calcext:value-type="float">
            <text:p>1407,7192274866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70" calcext:value-type="float">
            <text:p>2070</text:p>
          </table:table-cell>
          <table:table-cell table:style-name="ce5"/>
          <table:table-cell table:style-name="ce5" table:formula="of:=(TAN([.$B$6])*[.$F209])-([.$B$2]/(2*[.$A$2]^2*COS([.$B$6])^2))*[.$F209]^2" office:value-type="float" office:value="-19.4129189916348" calcext:value-type="float">
            <text:p>-19,4129189916348</text:p>
          </table:table-cell>
          <table:table-cell table:style-name="ce5" table:formula="of:=(TAN([.$B$7])*[.$F209])-([.$B$2]/(2*[.$A$2]^2*COS([.$B$7])^2))*[.$F209]^2" office:value-type="float" office:value="480.965057222526" calcext:value-type="float">
            <text:p>480,965057222526</text:p>
          </table:table-cell>
          <table:table-cell table:style-name="ce5" table:formula="of:=(TAN([.$B$8])*[.$F209])-([.$B$2]/(2*[.$A$2]^2*COS([.$B$8])^2))*[.$F209]^2" office:value-type="float" office:value="998.775" calcext:value-type="float">
            <text:p>998,775</text:p>
          </table:table-cell>
          <table:table-cell table:style-name="ce5" table:formula="of:=(TAN([.$B$9])*[.$F209])-([.$B$2]/(2*[.$A$2]^2*COS([.$B$9])^2))*[.$F209]^2" office:value-type="float" office:value="1405.33854577955" calcext:value-type="float">
            <text:p>1405,3385457795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80" calcext:value-type="float">
            <text:p>2080</text:p>
          </table:table-cell>
          <table:table-cell table:style-name="ce5"/>
          <table:table-cell table:style-name="ce5" table:formula="of:=(TAN([.$B$6])*[.$F210])-([.$B$2]/(2*[.$A$2]^2*COS([.$B$6])^2))*[.$F210]^2" office:value-type="float" office:value="-22.2933728102695" calcext:value-type="float">
            <text:p>-22,2933728102695</text:p>
          </table:table-cell>
          <table:table-cell table:style-name="ce5" table:formula="of:=(TAN([.$B$7])*[.$F210])-([.$B$2]/(2*[.$A$2]^2*COS([.$B$7])^2))*[.$F210]^2" office:value-type="float" office:value="479.821893247755" calcext:value-type="float">
            <text:p>479,821893247755</text:p>
          </table:table-cell>
          <table:table-cell table:style-name="ce5" table:formula="of:=(TAN([.$B$8])*[.$F210])-([.$B$2]/(2*[.$A$2]^2*COS([.$B$8])^2))*[.$F210]^2" office:value-type="float" office:value="998.4" calcext:value-type="float">
            <text:p>998,4</text:p>
          </table:table-cell>
          <table:table-cell table:style-name="ce5" table:formula="of:=(TAN([.$B$9])*[.$F210])-([.$B$2]/(2*[.$A$2]^2*COS([.$B$9])^2))*[.$F210]^2" office:value-type="float" office:value="1402.86883730735" calcext:value-type="float">
            <text:p>1402,8688373073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090" calcext:value-type="float">
            <text:p>2090</text:p>
          </table:table-cell>
          <table:table-cell table:style-name="ce5"/>
          <table:table-cell table:style-name="ce5" table:formula="of:=(TAN([.$B$6])*[.$F211])-([.$B$2]/(2*[.$A$2]^2*COS([.$B$6])^2))*[.$F211]^2" office:value-type="float" office:value="-25.2006215481471" calcext:value-type="float">
            <text:p>-25,2006215481471</text:p>
          </table:table-cell>
          <table:table-cell table:style-name="ce5" table:formula="of:=(TAN([.$B$7])*[.$F211])-([.$B$2]/(2*[.$A$2]^2*COS([.$B$7])^2))*[.$F211]^2" office:value-type="float" office:value="478.645395939651" calcext:value-type="float">
            <text:p>478,645395939651</text:p>
          </table:table-cell>
          <table:table-cell table:style-name="ce5" table:formula="of:=(TAN([.$B$8])*[.$F211])-([.$B$2]/(2*[.$A$2]^2*COS([.$B$8])^2))*[.$F211]^2" office:value-type="float" office:value="997.975" calcext:value-type="float">
            <text:p>997,975</text:p>
          </table:table-cell>
          <table:table-cell table:style-name="ce5" table:formula="of:=(TAN([.$B$9])*[.$F211])-([.$B$2]/(2*[.$A$2]^2*COS([.$B$9])^2))*[.$F211]^2" office:value-type="float" office:value="1400.31010207003" calcext:value-type="float">
            <text:p>1400,3101020700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00" calcext:value-type="float">
            <text:p>2100</text:p>
          </table:table-cell>
          <table:table-cell table:style-name="ce5"/>
          <table:table-cell table:style-name="ce5" table:formula="of:=(TAN([.$B$6])*[.$F212])-([.$B$2]/(2*[.$A$2]^2*COS([.$B$6])^2))*[.$F212]^2" office:value-type="float" office:value="-28.1346652052679" calcext:value-type="float">
            <text:p>-28,1346652052679</text:p>
          </table:table-cell>
          <table:table-cell table:style-name="ce5" table:formula="of:=(TAN([.$B$7])*[.$F212])-([.$B$2]/(2*[.$A$2]^2*COS([.$B$7])^2))*[.$F212]^2" office:value-type="float" office:value="477.435565298214" calcext:value-type="float">
            <text:p>477,435565298214</text:p>
          </table:table-cell>
          <table:table-cell table:style-name="ce5" table:formula="of:=(TAN([.$B$8])*[.$F212])-([.$B$2]/(2*[.$A$2]^2*COS([.$B$8])^2))*[.$F212]^2" office:value-type="float" office:value="997.5" calcext:value-type="float">
            <text:p>997,5</text:p>
          </table:table-cell>
          <table:table-cell table:style-name="ce5" table:formula="of:=(TAN([.$B$9])*[.$F212])-([.$B$2]/(2*[.$A$2]^2*COS([.$B$9])^2))*[.$F212]^2" office:value-type="float" office:value="1397.66234006758" calcext:value-type="float">
            <text:p>1397,6623400675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10" calcext:value-type="float">
            <text:p>2110</text:p>
          </table:table-cell>
          <table:table-cell table:style-name="ce5"/>
          <table:table-cell table:style-name="ce5" table:formula="of:=(TAN([.$B$6])*[.$F213])-([.$B$2]/(2*[.$A$2]^2*COS([.$B$6])^2))*[.$F213]^2" office:value-type="float" office:value="-31.0955037816318" calcext:value-type="float">
            <text:p>-31,0955037816318</text:p>
          </table:table-cell>
          <table:table-cell table:style-name="ce5" table:formula="of:=(TAN([.$B$7])*[.$F213])-([.$B$2]/(2*[.$A$2]^2*COS([.$B$7])^2))*[.$F213]^2" office:value-type="float" office:value="476.192401323444" calcext:value-type="float">
            <text:p>476,192401323444</text:p>
          </table:table-cell>
          <table:table-cell table:style-name="ce5" table:formula="of:=(TAN([.$B$8])*[.$F213])-([.$B$2]/(2*[.$A$2]^2*COS([.$B$8])^2))*[.$F213]^2" office:value-type="float" office:value="996.975" calcext:value-type="float">
            <text:p>996,975</text:p>
          </table:table-cell>
          <table:table-cell table:style-name="ce5" table:formula="of:=(TAN([.$B$9])*[.$F213])-([.$B$2]/(2*[.$A$2]^2*COS([.$B$9])^2))*[.$F213]^2" office:value-type="float" office:value="1394.92555130002" calcext:value-type="float">
            <text:p>1394,9255513000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20" calcext:value-type="float">
            <text:p>2120</text:p>
          </table:table-cell>
          <table:table-cell table:style-name="ce5"/>
          <table:table-cell table:style-name="ce5" table:formula="of:=(TAN([.$B$6])*[.$F214])-([.$B$2]/(2*[.$A$2]^2*COS([.$B$6])^2))*[.$F214]^2" office:value-type="float" office:value="-34.0831372772388" calcext:value-type="float">
            <text:p>-34,0831372772388</text:p>
          </table:table-cell>
          <table:table-cell table:style-name="ce5" table:formula="of:=(TAN([.$B$7])*[.$F214])-([.$B$2]/(2*[.$A$2]^2*COS([.$B$7])^2))*[.$F214]^2" office:value-type="float" office:value="474.91590401534" calcext:value-type="float">
            <text:p>474,91590401534</text:p>
          </table:table-cell>
          <table:table-cell table:style-name="ce5" table:formula="of:=(TAN([.$B$8])*[.$F214])-([.$B$2]/(2*[.$A$2]^2*COS([.$B$8])^2))*[.$F214]^2" office:value-type="float" office:value="996.4" calcext:value-type="float">
            <text:p>996,4</text:p>
          </table:table-cell>
          <table:table-cell table:style-name="ce5" table:formula="of:=(TAN([.$B$9])*[.$F214])-([.$B$2]/(2*[.$A$2]^2*COS([.$B$9])^2))*[.$F214]^2" office:value-type="float" office:value="1392.09973576733" calcext:value-type="float">
            <text:p>1392,0997357673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30" calcext:value-type="float">
            <text:p>2130</text:p>
          </table:table-cell>
          <table:table-cell table:style-name="ce5"/>
          <table:table-cell table:style-name="ce5" table:formula="of:=(TAN([.$B$6])*[.$F215])-([.$B$2]/(2*[.$A$2]^2*COS([.$B$6])^2))*[.$F215]^2" office:value-type="float" office:value="-37.0975656920889" calcext:value-type="float">
            <text:p>-37,0975656920889</text:p>
          </table:table-cell>
          <table:table-cell table:style-name="ce5" table:formula="of:=(TAN([.$B$7])*[.$F215])-([.$B$2]/(2*[.$A$2]^2*COS([.$B$7])^2))*[.$F215]^2" office:value-type="float" office:value="473.606073373903" calcext:value-type="float">
            <text:p>473,606073373903</text:p>
          </table:table-cell>
          <table:table-cell table:style-name="ce5" table:formula="of:=(TAN([.$B$8])*[.$F215])-([.$B$2]/(2*[.$A$2]^2*COS([.$B$8])^2))*[.$F215]^2" office:value-type="float" office:value="995.775" calcext:value-type="float">
            <text:p>995,775</text:p>
          </table:table-cell>
          <table:table-cell table:style-name="ce5" table:formula="of:=(TAN([.$B$9])*[.$F215])-([.$B$2]/(2*[.$A$2]^2*COS([.$B$9])^2))*[.$F215]^2" office:value-type="float" office:value="1389.18489346952" calcext:value-type="float">
            <text:p>1389,1848934695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40" calcext:value-type="float">
            <text:p>2140</text:p>
          </table:table-cell>
          <table:table-cell table:style-name="ce5"/>
          <table:table-cell table:style-name="ce5" table:formula="of:=(TAN([.$B$6])*[.$F216])-([.$B$2]/(2*[.$A$2]^2*COS([.$B$6])^2))*[.$F216]^2" office:value-type="float" office:value="-40.1387890261823" calcext:value-type="float">
            <text:p>-40,1387890261823</text:p>
          </table:table-cell>
          <table:table-cell table:style-name="ce5" table:formula="of:=(TAN([.$B$7])*[.$F216])-([.$B$2]/(2*[.$A$2]^2*COS([.$B$7])^2))*[.$F216]^2" office:value-type="float" office:value="472.262909399133" calcext:value-type="float">
            <text:p>472,262909399133</text:p>
          </table:table-cell>
          <table:table-cell table:style-name="ce5" table:formula="of:=(TAN([.$B$8])*[.$F216])-([.$B$2]/(2*[.$A$2]^2*COS([.$B$8])^2))*[.$F216]^2" office:value-type="float" office:value="995.1" calcext:value-type="float">
            <text:p>995,1</text:p>
          </table:table-cell>
          <table:table-cell table:style-name="ce5" table:formula="of:=(TAN([.$B$9])*[.$F216])-([.$B$2]/(2*[.$A$2]^2*COS([.$B$9])^2))*[.$F216]^2" office:value-type="float" office:value="1386.18102440659" calcext:value-type="float">
            <text:p>1386,1810244065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50" calcext:value-type="float">
            <text:p>2150</text:p>
          </table:table-cell>
          <table:table-cell table:style-name="ce5"/>
          <table:table-cell table:style-name="ce5" table:formula="of:=(TAN([.$B$6])*[.$F217])-([.$B$2]/(2*[.$A$2]^2*COS([.$B$6])^2))*[.$F217]^2" office:value-type="float" office:value="-43.2068072795186" calcext:value-type="float">
            <text:p>-43,2068072795186</text:p>
          </table:table-cell>
          <table:table-cell table:style-name="ce5" table:formula="of:=(TAN([.$B$7])*[.$F217])-([.$B$2]/(2*[.$A$2]^2*COS([.$B$7])^2))*[.$F217]^2" office:value-type="float" office:value="470.886412091029" calcext:value-type="float">
            <text:p>470,886412091029</text:p>
          </table:table-cell>
          <table:table-cell table:style-name="ce5" table:formula="of:=(TAN([.$B$8])*[.$F217])-([.$B$2]/(2*[.$A$2]^2*COS([.$B$8])^2))*[.$F217]^2" office:value-type="float" office:value="994.375" calcext:value-type="float">
            <text:p>994,375</text:p>
          </table:table-cell>
          <table:table-cell table:style-name="ce5" table:formula="of:=(TAN([.$B$9])*[.$F217])-([.$B$2]/(2*[.$A$2]^2*COS([.$B$9])^2))*[.$F217]^2" office:value-type="float" office:value="1383.08812857855" calcext:value-type="float">
            <text:p>1383,0881285785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60" calcext:value-type="float">
            <text:p>2160</text:p>
          </table:table-cell>
          <table:table-cell table:style-name="ce5"/>
          <table:table-cell table:style-name="ce5" table:formula="of:=(TAN([.$B$6])*[.$F218])-([.$B$2]/(2*[.$A$2]^2*COS([.$B$6])^2))*[.$F218]^2" office:value-type="float" office:value="-46.301620452098" calcext:value-type="float">
            <text:p>-46,301620452098</text:p>
          </table:table-cell>
          <table:table-cell table:style-name="ce5" table:formula="of:=(TAN([.$B$7])*[.$F218])-([.$B$2]/(2*[.$A$2]^2*COS([.$B$7])^2))*[.$F218]^2" office:value-type="float" office:value="469.476581449592" calcext:value-type="float">
            <text:p>469,476581449592</text:p>
          </table:table-cell>
          <table:table-cell table:style-name="ce5" table:formula="of:=(TAN([.$B$8])*[.$F218])-([.$B$2]/(2*[.$A$2]^2*COS([.$B$8])^2))*[.$F218]^2" office:value-type="float" office:value="993.6" calcext:value-type="float">
            <text:p>993,6</text:p>
          </table:table-cell>
          <table:table-cell table:style-name="ce5" table:formula="of:=(TAN([.$B$9])*[.$F218])-([.$B$2]/(2*[.$A$2]^2*COS([.$B$9])^2))*[.$F218]^2" office:value-type="float" office:value="1379.90620598537" calcext:value-type="float">
            <text:p>1379,9062059853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70" calcext:value-type="float">
            <text:p>2170</text:p>
          </table:table-cell>
          <table:table-cell table:style-name="ce5"/>
          <table:table-cell table:style-name="ce5" table:formula="of:=(TAN([.$B$6])*[.$F219])-([.$B$2]/(2*[.$A$2]^2*COS([.$B$6])^2))*[.$F219]^2" office:value-type="float" office:value="-49.4232285439207" calcext:value-type="float">
            <text:p>-49,4232285439207</text:p>
          </table:table-cell>
          <table:table-cell table:style-name="ce5" table:formula="of:=(TAN([.$B$7])*[.$F219])-([.$B$2]/(2*[.$A$2]^2*COS([.$B$7])^2))*[.$F219]^2" office:value-type="float" office:value="468.033417474821" calcext:value-type="float">
            <text:p>468,033417474821</text:p>
          </table:table-cell>
          <table:table-cell table:style-name="ce5" table:formula="of:=(TAN([.$B$8])*[.$F219])-([.$B$2]/(2*[.$A$2]^2*COS([.$B$8])^2))*[.$F219]^2" office:value-type="float" office:value="992.775" calcext:value-type="float">
            <text:p>992,775</text:p>
          </table:table-cell>
          <table:table-cell table:style-name="ce5" table:formula="of:=(TAN([.$B$9])*[.$F219])-([.$B$2]/(2*[.$A$2]^2*COS([.$B$9])^2))*[.$F219]^2" office:value-type="float" office:value="1376.63525662708" calcext:value-type="float">
            <text:p>1376,6352566270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80" calcext:value-type="float">
            <text:p>2180</text:p>
          </table:table-cell>
          <table:table-cell table:style-name="ce5"/>
          <table:table-cell table:style-name="ce5" table:formula="of:=(TAN([.$B$6])*[.$F220])-([.$B$2]/(2*[.$A$2]^2*COS([.$B$6])^2))*[.$F220]^2" office:value-type="float" office:value="-52.5716315549863" calcext:value-type="float">
            <text:p>-52,5716315549863</text:p>
          </table:table-cell>
          <table:table-cell table:style-name="ce5" table:formula="of:=(TAN([.$B$7])*[.$F220])-([.$B$2]/(2*[.$A$2]^2*COS([.$B$7])^2))*[.$F220]^2" office:value-type="float" office:value="466.556920166718" calcext:value-type="float">
            <text:p>466,556920166718</text:p>
          </table:table-cell>
          <table:table-cell table:style-name="ce5" table:formula="of:=(TAN([.$B$8])*[.$F220])-([.$B$2]/(2*[.$A$2]^2*COS([.$B$8])^2))*[.$F220]^2" office:value-type="float" office:value="991.9" calcext:value-type="float">
            <text:p>991,9</text:p>
          </table:table-cell>
          <table:table-cell table:style-name="ce5" table:formula="of:=(TAN([.$B$9])*[.$F220])-([.$B$2]/(2*[.$A$2]^2*COS([.$B$9])^2))*[.$F220]^2" office:value-type="float" office:value="1373.27528050367" calcext:value-type="float">
            <text:p>1373,2752805036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190" calcext:value-type="float">
            <text:p>2190</text:p>
          </table:table-cell>
          <table:table-cell table:style-name="ce5"/>
          <table:table-cell table:style-name="ce5" table:formula="of:=(TAN([.$B$6])*[.$F221])-([.$B$2]/(2*[.$A$2]^2*COS([.$B$6])^2))*[.$F221]^2" office:value-type="float" office:value="-55.7468294852951" calcext:value-type="float">
            <text:p>-55,7468294852951</text:p>
          </table:table-cell>
          <table:table-cell table:style-name="ce5" table:formula="of:=(TAN([.$B$7])*[.$F221])-([.$B$2]/(2*[.$A$2]^2*COS([.$B$7])^2))*[.$F221]^2" office:value-type="float" office:value="465.047089525281" calcext:value-type="float">
            <text:p>465,047089525281</text:p>
          </table:table-cell>
          <table:table-cell table:style-name="ce5" table:formula="of:=(TAN([.$B$8])*[.$F221])-([.$B$2]/(2*[.$A$2]^2*COS([.$B$8])^2))*[.$F221]^2" office:value-type="float" office:value="990.975" calcext:value-type="float">
            <text:p>990,975</text:p>
          </table:table-cell>
          <table:table-cell table:style-name="ce5" table:formula="of:=(TAN([.$B$9])*[.$F221])-([.$B$2]/(2*[.$A$2]^2*COS([.$B$9])^2))*[.$F221]^2" office:value-type="float" office:value="1369.82627761514" calcext:value-type="float">
            <text:p>1369,8262776151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00" calcext:value-type="float">
            <text:p>2200</text:p>
          </table:table-cell>
          <table:table-cell table:style-name="ce5"/>
          <table:table-cell table:style-name="ce5" table:formula="of:=(TAN([.$B$6])*[.$F222])-([.$B$2]/(2*[.$A$2]^2*COS([.$B$6])^2))*[.$F222]^2" office:value-type="float" office:value="-58.948822334847" calcext:value-type="float">
            <text:p>-58,948822334847</text:p>
          </table:table-cell>
          <table:table-cell table:style-name="ce5" table:formula="of:=(TAN([.$B$7])*[.$F222])-([.$B$2]/(2*[.$A$2]^2*COS([.$B$7])^2))*[.$F222]^2" office:value-type="float" office:value="463.50392555051" calcext:value-type="float">
            <text:p>463,50392555051</text:p>
          </table:table-cell>
          <table:table-cell table:style-name="ce5" table:formula="of:=(TAN([.$B$8])*[.$F222])-([.$B$2]/(2*[.$A$2]^2*COS([.$B$8])^2))*[.$F222]^2" office:value-type="float" office:value="990" calcext:value-type="float">
            <text:p>990</text:p>
          </table:table-cell>
          <table:table-cell table:style-name="ce5" table:formula="of:=(TAN([.$B$9])*[.$F222])-([.$B$2]/(2*[.$A$2]^2*COS([.$B$9])^2))*[.$F222]^2" office:value-type="float" office:value="1366.28824796148" calcext:value-type="float">
            <text:p>1366,2882479614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10" calcext:value-type="float">
            <text:p>2210</text:p>
          </table:table-cell>
          <table:table-cell table:style-name="ce5"/>
          <table:table-cell table:style-name="ce5" table:formula="of:=(TAN([.$B$6])*[.$F223])-([.$B$2]/(2*[.$A$2]^2*COS([.$B$6])^2))*[.$F223]^2" office:value-type="float" office:value="-62.177610103642" calcext:value-type="float">
            <text:p>-62,177610103642</text:p>
          </table:table-cell>
          <table:table-cell table:style-name="ce5" table:formula="of:=(TAN([.$B$7])*[.$F223])-([.$B$2]/(2*[.$A$2]^2*COS([.$B$7])^2))*[.$F223]^2" office:value-type="float" office:value="461.927428242406" calcext:value-type="float">
            <text:p>461,927428242406</text:p>
          </table:table-cell>
          <table:table-cell table:style-name="ce5" table:formula="of:=(TAN([.$B$8])*[.$F223])-([.$B$2]/(2*[.$A$2]^2*COS([.$B$8])^2))*[.$F223]^2" office:value-type="float" office:value="988.975" calcext:value-type="float">
            <text:p>988,975</text:p>
          </table:table-cell>
          <table:table-cell table:style-name="ce5" table:formula="of:=(TAN([.$B$9])*[.$F223])-([.$B$2]/(2*[.$A$2]^2*COS([.$B$9])^2))*[.$F223]^2" office:value-type="float" office:value="1362.66119154271" calcext:value-type="float">
            <text:p>1362,6611915427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20" calcext:value-type="float">
            <text:p>2220</text:p>
          </table:table-cell>
          <table:table-cell table:style-name="ce5"/>
          <table:table-cell table:style-name="ce5" table:formula="of:=(TAN([.$B$6])*[.$F224])-([.$B$2]/(2*[.$A$2]^2*COS([.$B$6])^2))*[.$F224]^2" office:value-type="float" office:value="-65.4331927916802" calcext:value-type="float">
            <text:p>-65,4331927916802</text:p>
          </table:table-cell>
          <table:table-cell table:style-name="ce5" table:formula="of:=(TAN([.$B$7])*[.$F224])-([.$B$2]/(2*[.$A$2]^2*COS([.$B$7])^2))*[.$F224]^2" office:value-type="float" office:value="460.317597600969" calcext:value-type="float">
            <text:p>460,317597600969</text:p>
          </table:table-cell>
          <table:table-cell table:style-name="ce5" table:formula="of:=(TAN([.$B$8])*[.$F224])-([.$B$2]/(2*[.$A$2]^2*COS([.$B$8])^2))*[.$F224]^2" office:value-type="float" office:value="987.9" calcext:value-type="float">
            <text:p>987,9</text:p>
          </table:table-cell>
          <table:table-cell table:style-name="ce5" table:formula="of:=(TAN([.$B$9])*[.$F224])-([.$B$2]/(2*[.$A$2]^2*COS([.$B$9])^2))*[.$F224]^2" office:value-type="float" office:value="1358.94510835881" calcext:value-type="float">
            <text:p>1358,9451083588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30" calcext:value-type="float">
            <text:p>2230</text:p>
          </table:table-cell>
          <table:table-cell table:style-name="ce5"/>
          <table:table-cell table:style-name="ce5" table:formula="of:=(TAN([.$B$6])*[.$F225])-([.$B$2]/(2*[.$A$2]^2*COS([.$B$6])^2))*[.$F225]^2" office:value-type="float" office:value="-68.7155703989615" calcext:value-type="float">
            <text:p>-68,7155703989615</text:p>
          </table:table-cell>
          <table:table-cell table:style-name="ce5" table:formula="of:=(TAN([.$B$7])*[.$F225])-([.$B$2]/(2*[.$A$2]^2*COS([.$B$7])^2))*[.$F225]^2" office:value-type="float" office:value="458.674433626199" calcext:value-type="float">
            <text:p>458,674433626199</text:p>
          </table:table-cell>
          <table:table-cell table:style-name="ce5" table:formula="of:=(TAN([.$B$8])*[.$F225])-([.$B$2]/(2*[.$A$2]^2*COS([.$B$8])^2))*[.$F225]^2" office:value-type="float" office:value="986.775" calcext:value-type="float">
            <text:p>986,775</text:p>
          </table:table-cell>
          <table:table-cell table:style-name="ce5" table:formula="of:=(TAN([.$B$9])*[.$F225])-([.$B$2]/(2*[.$A$2]^2*COS([.$B$9])^2))*[.$F225]^2" office:value-type="float" office:value="1355.13999840979" calcext:value-type="float">
            <text:p>1355,1399984097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40" calcext:value-type="float">
            <text:p>2240</text:p>
          </table:table-cell>
          <table:table-cell table:style-name="ce5"/>
          <table:table-cell table:style-name="ce5" table:formula="of:=(TAN([.$B$6])*[.$F226])-([.$B$2]/(2*[.$A$2]^2*COS([.$B$6])^2))*[.$F226]^2" office:value-type="float" office:value="-72.0247429254858" calcext:value-type="float">
            <text:p>-72,0247429254858</text:p>
          </table:table-cell>
          <table:table-cell table:style-name="ce5" table:formula="of:=(TAN([.$B$7])*[.$F226])-([.$B$2]/(2*[.$A$2]^2*COS([.$B$7])^2))*[.$F226]^2" office:value-type="float" office:value="456.997936318095" calcext:value-type="float">
            <text:p>456,997936318095</text:p>
          </table:table-cell>
          <table:table-cell table:style-name="ce5" table:formula="of:=(TAN([.$B$8])*[.$F226])-([.$B$2]/(2*[.$A$2]^2*COS([.$B$8])^2))*[.$F226]^2" office:value-type="float" office:value="985.6" calcext:value-type="float">
            <text:p>985,6</text:p>
          </table:table-cell>
          <table:table-cell table:style-name="ce5" table:formula="of:=(TAN([.$B$9])*[.$F226])-([.$B$2]/(2*[.$A$2]^2*COS([.$B$9])^2))*[.$F226]^2" office:value-type="float" office:value="1351.24586169565" calcext:value-type="float">
            <text:p>1351,2458616956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50" calcext:value-type="float">
            <text:p>2250</text:p>
          </table:table-cell>
          <table:table-cell table:style-name="ce5" table:number-columns-repeated="2"/>
          <table:table-cell table:style-name="ce5" table:formula="of:=(TAN([.$B$7])*[.$F227])-([.$B$2]/(2*[.$A$2]^2*COS([.$B$7])^2))*[.$F227]^2" office:value-type="float" office:value="455.288105676658" calcext:value-type="float">
            <text:p>455,288105676658</text:p>
          </table:table-cell>
          <table:table-cell table:style-name="ce5" table:formula="of:=(TAN([.$B$8])*[.$F227])-([.$B$2]/(2*[.$A$2]^2*COS([.$B$8])^2))*[.$F227]^2" office:value-type="float" office:value="984.375" calcext:value-type="float">
            <text:p>984,375</text:p>
          </table:table-cell>
          <table:table-cell table:style-name="ce5" table:formula="of:=(TAN([.$B$9])*[.$F227])-([.$B$2]/(2*[.$A$2]^2*COS([.$B$9])^2))*[.$F227]^2" office:value-type="float" office:value="1347.26269821639" calcext:value-type="float">
            <text:p>1347,2626982163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60" calcext:value-type="float">
            <text:p>2260</text:p>
          </table:table-cell>
          <table:table-cell table:style-name="ce5" table:number-columns-repeated="2"/>
          <table:table-cell table:style-name="ce5" table:formula="of:=(TAN([.$B$7])*[.$F228])-([.$B$2]/(2*[.$A$2]^2*COS([.$B$7])^2))*[.$F228]^2" office:value-type="float" office:value="453.544941701888" calcext:value-type="float">
            <text:p>453,544941701888</text:p>
          </table:table-cell>
          <table:table-cell table:style-name="ce5" table:formula="of:=(TAN([.$B$8])*[.$F228])-([.$B$2]/(2*[.$A$2]^2*COS([.$B$8])^2))*[.$F228]^2" office:value-type="float" office:value="983.1" calcext:value-type="float">
            <text:p>983,1</text:p>
          </table:table-cell>
          <table:table-cell table:style-name="ce5" table:formula="of:=(TAN([.$B$9])*[.$F228])-([.$B$2]/(2*[.$A$2]^2*COS([.$B$9])^2))*[.$F228]^2" office:value-type="float" office:value="1343.19050797201" calcext:value-type="float">
            <text:p>1343,1905079720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70" calcext:value-type="float">
            <text:p>2270</text:p>
          </table:table-cell>
          <table:table-cell table:style-name="ce5" table:number-columns-repeated="2"/>
          <table:table-cell table:style-name="ce5" table:formula="of:=(TAN([.$B$7])*[.$F229])-([.$B$2]/(2*[.$A$2]^2*COS([.$B$7])^2))*[.$F229]^2" office:value-type="float" office:value="451.768444393784" calcext:value-type="float">
            <text:p>451,768444393784</text:p>
          </table:table-cell>
          <table:table-cell table:style-name="ce5" table:formula="of:=(TAN([.$B$8])*[.$F229])-([.$B$2]/(2*[.$A$2]^2*COS([.$B$8])^2))*[.$F229]^2" office:value-type="float" office:value="981.775" calcext:value-type="float">
            <text:p>981,775</text:p>
          </table:table-cell>
          <table:table-cell table:style-name="ce5" table:formula="of:=(TAN([.$B$9])*[.$F229])-([.$B$2]/(2*[.$A$2]^2*COS([.$B$9])^2))*[.$F229]^2" office:value-type="float" office:value="1339.02929096251" calcext:value-type="float">
            <text:p>1339,0292909625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80" calcext:value-type="float">
            <text:p>2280</text:p>
          </table:table-cell>
          <table:table-cell table:style-name="ce5" table:number-columns-repeated="2"/>
          <table:table-cell table:style-name="ce5" table:formula="of:=(TAN([.$B$7])*[.$F230])-([.$B$2]/(2*[.$A$2]^2*COS([.$B$7])^2))*[.$F230]^2" office:value-type="float" office:value="449.958613752347" calcext:value-type="float">
            <text:p>449,958613752347</text:p>
          </table:table-cell>
          <table:table-cell table:style-name="ce5" table:formula="of:=(TAN([.$B$8])*[.$F230])-([.$B$2]/(2*[.$A$2]^2*COS([.$B$8])^2))*[.$F230]^2" office:value-type="float" office:value="980.4" calcext:value-type="float">
            <text:p>980,4</text:p>
          </table:table-cell>
          <table:table-cell table:style-name="ce5" table:formula="of:=(TAN([.$B$9])*[.$F230])-([.$B$2]/(2*[.$A$2]^2*COS([.$B$9])^2))*[.$F230]^2" office:value-type="float" office:value="1334.77904718789" calcext:value-type="float">
            <text:p>1334,7790471878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290" calcext:value-type="float">
            <text:p>2290</text:p>
          </table:table-cell>
          <table:table-cell table:style-name="ce5" table:number-columns-repeated="2"/>
          <table:table-cell table:style-name="ce5" table:formula="of:=(TAN([.$B$7])*[.$F231])-([.$B$2]/(2*[.$A$2]^2*COS([.$B$7])^2))*[.$F231]^2" office:value-type="float" office:value="448.115449777576" calcext:value-type="float">
            <text:p>448,115449777576</text:p>
          </table:table-cell>
          <table:table-cell table:style-name="ce5" table:formula="of:=(TAN([.$B$8])*[.$F231])-([.$B$2]/(2*[.$A$2]^2*COS([.$B$8])^2))*[.$F231]^2" office:value-type="float" office:value="978.975" calcext:value-type="float">
            <text:p>978,975</text:p>
          </table:table-cell>
          <table:table-cell table:style-name="ce5" table:formula="of:=(TAN([.$B$9])*[.$F231])-([.$B$2]/(2*[.$A$2]^2*COS([.$B$9])^2))*[.$F231]^2" office:value-type="float" office:value="1330.43977664814" calcext:value-type="float">
            <text:p>1330,4397766481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00" calcext:value-type="float">
            <text:p>2300</text:p>
          </table:table-cell>
          <table:table-cell table:style-name="ce5" table:number-columns-repeated="2"/>
          <table:table-cell table:style-name="ce5" table:formula="of:=(TAN([.$B$7])*[.$F232])-([.$B$2]/(2*[.$A$2]^2*COS([.$B$7])^2))*[.$F232]^2" office:value-type="float" office:value="446.238952469473" calcext:value-type="float">
            <text:p>446,238952469473</text:p>
          </table:table-cell>
          <table:table-cell table:style-name="ce5" table:formula="of:=(TAN([.$B$8])*[.$F232])-([.$B$2]/(2*[.$A$2]^2*COS([.$B$8])^2))*[.$F232]^2" office:value-type="float" office:value="977.5" calcext:value-type="float">
            <text:p>977,5</text:p>
          </table:table-cell>
          <table:table-cell table:style-name="ce5" table:formula="of:=(TAN([.$B$9])*[.$F232])-([.$B$2]/(2*[.$A$2]^2*COS([.$B$9])^2))*[.$F232]^2" office:value-type="float" office:value="1326.01147934328" calcext:value-type="float">
            <text:p>1326,0114793432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10" calcext:value-type="float">
            <text:p>2310</text:p>
          </table:table-cell>
          <table:table-cell table:style-name="ce5" table:number-columns-repeated="2"/>
          <table:table-cell table:style-name="ce5" table:formula="of:=(TAN([.$B$7])*[.$F233])-([.$B$2]/(2*[.$A$2]^2*COS([.$B$7])^2))*[.$F233]^2" office:value-type="float" office:value="444.329121828036" calcext:value-type="float">
            <text:p>444,329121828036</text:p>
          </table:table-cell>
          <table:table-cell table:style-name="ce5" table:formula="of:=(TAN([.$B$8])*[.$F233])-([.$B$2]/(2*[.$A$2]^2*COS([.$B$8])^2))*[.$F233]^2" office:value-type="float" office:value="975.975" calcext:value-type="float">
            <text:p>975,975</text:p>
          </table:table-cell>
          <table:table-cell table:style-name="ce5" table:formula="of:=(TAN([.$B$9])*[.$F233])-([.$B$2]/(2*[.$A$2]^2*COS([.$B$9])^2))*[.$F233]^2" office:value-type="float" office:value="1321.49415527329" calcext:value-type="float">
            <text:p>1321,4941552732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20" calcext:value-type="float">
            <text:p>2320</text:p>
          </table:table-cell>
          <table:table-cell table:style-name="ce5" table:number-columns-repeated="2"/>
          <table:table-cell table:style-name="ce5" table:formula="of:=(TAN([.$B$7])*[.$F234])-([.$B$2]/(2*[.$A$2]^2*COS([.$B$7])^2))*[.$F234]^2" office:value-type="float" office:value="442.385957853265" calcext:value-type="float">
            <text:p>442,385957853265</text:p>
          </table:table-cell>
          <table:table-cell table:style-name="ce5" table:formula="of:=(TAN([.$B$8])*[.$F234])-([.$B$2]/(2*[.$A$2]^2*COS([.$B$8])^2))*[.$F234]^2" office:value-type="float" office:value="974.4" calcext:value-type="float">
            <text:p>974,4</text:p>
          </table:table-cell>
          <table:table-cell table:style-name="ce5" table:formula="of:=(TAN([.$B$9])*[.$F234])-([.$B$2]/(2*[.$A$2]^2*COS([.$B$9])^2))*[.$F234]^2" office:value-type="float" office:value="1316.88780443818" calcext:value-type="float">
            <text:p>1316,8878044381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30" calcext:value-type="float">
            <text:p>2330</text:p>
          </table:table-cell>
          <table:table-cell table:style-name="ce5" table:number-columns-repeated="2"/>
          <table:table-cell table:style-name="ce5" table:formula="of:=(TAN([.$B$7])*[.$F235])-([.$B$2]/(2*[.$A$2]^2*COS([.$B$7])^2))*[.$F235]^2" office:value-type="float" office:value="440.409460545162" calcext:value-type="float">
            <text:p>440,409460545162</text:p>
          </table:table-cell>
          <table:table-cell table:style-name="ce5" table:formula="of:=(TAN([.$B$8])*[.$F235])-([.$B$2]/(2*[.$A$2]^2*COS([.$B$8])^2))*[.$F235]^2" office:value-type="float" office:value="972.775" calcext:value-type="float">
            <text:p>972,775</text:p>
          </table:table-cell>
          <table:table-cell table:style-name="ce5" table:formula="of:=(TAN([.$B$9])*[.$F235])-([.$B$2]/(2*[.$A$2]^2*COS([.$B$9])^2))*[.$F235]^2" office:value-type="float" office:value="1312.19242683796" calcext:value-type="float">
            <text:p>1312,1924268379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40" calcext:value-type="float">
            <text:p>2340</text:p>
          </table:table-cell>
          <table:table-cell table:style-name="ce5" table:number-columns-repeated="2"/>
          <table:table-cell table:style-name="ce5" table:formula="of:=(TAN([.$B$7])*[.$F236])-([.$B$2]/(2*[.$A$2]^2*COS([.$B$7])^2))*[.$F236]^2" office:value-type="float" office:value="438.399629903724" calcext:value-type="float">
            <text:p>438,399629903724</text:p>
          </table:table-cell>
          <table:table-cell table:style-name="ce5" table:formula="of:=(TAN([.$B$8])*[.$F236])-([.$B$2]/(2*[.$A$2]^2*COS([.$B$8])^2))*[.$F236]^2" office:value-type="float" office:value="971.1" calcext:value-type="float">
            <text:p>971,1</text:p>
          </table:table-cell>
          <table:table-cell table:style-name="ce5" table:formula="of:=(TAN([.$B$9])*[.$F236])-([.$B$2]/(2*[.$A$2]^2*COS([.$B$9])^2))*[.$F236]^2" office:value-type="float" office:value="1307.40802247261" calcext:value-type="float">
            <text:p>1307,4080224726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50" calcext:value-type="float">
            <text:p>2350</text:p>
          </table:table-cell>
          <table:table-cell table:style-name="ce5" table:number-columns-repeated="2"/>
          <table:table-cell table:style-name="ce5" table:formula="of:=(TAN([.$B$7])*[.$F237])-([.$B$2]/(2*[.$A$2]^2*COS([.$B$7])^2))*[.$F237]^2" office:value-type="float" office:value="436.356465928954" calcext:value-type="float">
            <text:p>436,356465928954</text:p>
          </table:table-cell>
          <table:table-cell table:style-name="ce5" table:formula="of:=(TAN([.$B$8])*[.$F237])-([.$B$2]/(2*[.$A$2]^2*COS([.$B$8])^2))*[.$F237]^2" office:value-type="float" office:value="969.375" calcext:value-type="float">
            <text:p>969,375</text:p>
          </table:table-cell>
          <table:table-cell table:style-name="ce5" table:formula="of:=(TAN([.$B$9])*[.$F237])-([.$B$2]/(2*[.$A$2]^2*COS([.$B$9])^2))*[.$F237]^2" office:value-type="float" office:value="1302.53459134214" calcext:value-type="float">
            <text:p>1302,5345913421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60" calcext:value-type="float">
            <text:p>2360</text:p>
          </table:table-cell>
          <table:table-cell table:style-name="ce5" table:number-columns-repeated="2"/>
          <table:table-cell table:style-name="ce5" table:formula="of:=(TAN([.$B$7])*[.$F238])-([.$B$2]/(2*[.$A$2]^2*COS([.$B$7])^2))*[.$F238]^2" office:value-type="float" office:value="434.27996862085" calcext:value-type="float">
            <text:p>434,27996862085</text:p>
          </table:table-cell>
          <table:table-cell table:style-name="ce5" table:formula="of:=(TAN([.$B$8])*[.$F238])-([.$B$2]/(2*[.$A$2]^2*COS([.$B$8])^2))*[.$F238]^2" office:value-type="float" office:value="967.6" calcext:value-type="float">
            <text:p>967,6</text:p>
          </table:table-cell>
          <table:table-cell table:style-name="ce5" table:formula="of:=(TAN([.$B$9])*[.$F238])-([.$B$2]/(2*[.$A$2]^2*COS([.$B$9])^2))*[.$F238]^2" office:value-type="float" office:value="1297.57213344655" calcext:value-type="float">
            <text:p>1297,5721334465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70" calcext:value-type="float">
            <text:p>2370</text:p>
          </table:table-cell>
          <table:table-cell table:style-name="ce5" table:number-columns-repeated="2"/>
          <table:table-cell table:style-name="ce5" table:formula="of:=(TAN([.$B$7])*[.$F239])-([.$B$2]/(2*[.$A$2]^2*COS([.$B$7])^2))*[.$F239]^2" office:value-type="float" office:value="432.170137979413" calcext:value-type="float">
            <text:p>432,170137979413</text:p>
          </table:table-cell>
          <table:table-cell table:style-name="ce5" table:formula="of:=(TAN([.$B$8])*[.$F239])-([.$B$2]/(2*[.$A$2]^2*COS([.$B$8])^2))*[.$F239]^2" office:value-type="float" office:value="965.775" calcext:value-type="float">
            <text:p>965,775</text:p>
          </table:table-cell>
          <table:table-cell table:style-name="ce5" table:formula="of:=(TAN([.$B$9])*[.$F239])-([.$B$2]/(2*[.$A$2]^2*COS([.$B$9])^2))*[.$F239]^2" office:value-type="float" office:value="1292.52064878583" calcext:value-type="float">
            <text:p>1292,5206487858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80" calcext:value-type="float">
            <text:p>2380</text:p>
          </table:table-cell>
          <table:table-cell table:style-name="ce5" table:number-columns-repeated="2"/>
          <table:table-cell table:style-name="ce5" table:formula="of:=(TAN([.$B$7])*[.$F240])-([.$B$2]/(2*[.$A$2]^2*COS([.$B$7])^2))*[.$F240]^2" office:value-type="float" office:value="430.026974004643" calcext:value-type="float">
            <text:p>430,026974004643</text:p>
          </table:table-cell>
          <table:table-cell table:style-name="ce5" table:formula="of:=(TAN([.$B$8])*[.$F240])-([.$B$2]/(2*[.$A$2]^2*COS([.$B$8])^2))*[.$F240]^2" office:value-type="float" office:value="963.9" calcext:value-type="float">
            <text:p>963,9</text:p>
          </table:table-cell>
          <table:table-cell table:style-name="ce5" table:formula="of:=(TAN([.$B$9])*[.$F240])-([.$B$2]/(2*[.$A$2]^2*COS([.$B$9])^2))*[.$F240]^2" office:value-type="float" office:value="1287.38013736" calcext:value-type="float">
            <text:p>1287,3801373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390" calcext:value-type="float">
            <text:p>2390</text:p>
          </table:table-cell>
          <table:table-cell table:style-name="ce5" table:number-columns-repeated="2"/>
          <table:table-cell table:style-name="ce5" table:formula="of:=(TAN([.$B$7])*[.$F241])-([.$B$2]/(2*[.$A$2]^2*COS([.$B$7])^2))*[.$F241]^2" office:value-type="float" office:value="427.850476696539" calcext:value-type="float">
            <text:p>427,850476696539</text:p>
          </table:table-cell>
          <table:table-cell table:style-name="ce5" table:formula="of:=(TAN([.$B$8])*[.$F241])-([.$B$2]/(2*[.$A$2]^2*COS([.$B$8])^2))*[.$F241]^2" office:value-type="float" office:value="961.975" calcext:value-type="float">
            <text:p>961,975</text:p>
          </table:table-cell>
          <table:table-cell table:style-name="ce5" table:formula="of:=(TAN([.$B$9])*[.$F241])-([.$B$2]/(2*[.$A$2]^2*COS([.$B$9])^2))*[.$F241]^2" office:value-type="float" office:value="1282.15059916905" calcext:value-type="float">
            <text:p>1282,1505991690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00" calcext:value-type="float">
            <text:p>2400</text:p>
          </table:table-cell>
          <table:table-cell table:style-name="ce5" table:number-columns-repeated="2"/>
          <table:table-cell table:style-name="ce5" table:formula="of:=(TAN([.$B$7])*[.$F242])-([.$B$2]/(2*[.$A$2]^2*COS([.$B$7])^2))*[.$F242]^2" office:value-type="float" office:value="425.640646055102" calcext:value-type="float">
            <text:p>425,640646055102</text:p>
          </table:table-cell>
          <table:table-cell table:style-name="ce5" table:formula="of:=(TAN([.$B$8])*[.$F242])-([.$B$2]/(2*[.$A$2]^2*COS([.$B$8])^2))*[.$F242]^2" office:value-type="float" office:value="960" calcext:value-type="float">
            <text:p>960</text:p>
          </table:table-cell>
          <table:table-cell table:style-name="ce5" table:formula="of:=(TAN([.$B$9])*[.$F242])-([.$B$2]/(2*[.$A$2]^2*COS([.$B$9])^2))*[.$F242]^2" office:value-type="float" office:value="1276.83203421297" calcext:value-type="float">
            <text:p>1276,8320342129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10" calcext:value-type="float">
            <text:p>2410</text:p>
          </table:table-cell>
          <table:table-cell table:style-name="ce5" table:number-columns-repeated="2"/>
          <table:table-cell table:style-name="ce5" table:formula="of:=(TAN([.$B$7])*[.$F243])-([.$B$2]/(2*[.$A$2]^2*COS([.$B$7])^2))*[.$F243]^2" office:value-type="float" office:value="423.397482080332" calcext:value-type="float">
            <text:p>423,397482080332</text:p>
          </table:table-cell>
          <table:table-cell table:style-name="ce5" table:formula="of:=(TAN([.$B$8])*[.$F243])-([.$B$2]/(2*[.$A$2]^2*COS([.$B$8])^2))*[.$F243]^2" office:value-type="float" office:value="957.975" calcext:value-type="float">
            <text:p>957,975</text:p>
          </table:table-cell>
          <table:table-cell table:style-name="ce5" table:formula="of:=(TAN([.$B$9])*[.$F243])-([.$B$2]/(2*[.$A$2]^2*COS([.$B$9])^2))*[.$F243]^2" office:value-type="float" office:value="1271.42444249178" calcext:value-type="float">
            <text:p>1271,4244424917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20" calcext:value-type="float">
            <text:p>2420</text:p>
          </table:table-cell>
          <table:table-cell table:style-name="ce5" table:number-columns-repeated="2"/>
          <table:table-cell table:style-name="ce5" table:formula="of:=(TAN([.$B$7])*[.$F244])-([.$B$2]/(2*[.$A$2]^2*COS([.$B$7])^2))*[.$F244]^2" office:value-type="float" office:value="421.120984772228" calcext:value-type="float">
            <text:p>421,120984772228</text:p>
          </table:table-cell>
          <table:table-cell table:style-name="ce5" table:formula="of:=(TAN([.$B$8])*[.$F244])-([.$B$2]/(2*[.$A$2]^2*COS([.$B$8])^2))*[.$F244]^2" office:value-type="float" office:value="955.9" calcext:value-type="float">
            <text:p>955,9</text:p>
          </table:table-cell>
          <table:table-cell table:style-name="ce5" table:formula="of:=(TAN([.$B$9])*[.$F244])-([.$B$2]/(2*[.$A$2]^2*COS([.$B$9])^2))*[.$F244]^2" office:value-type="float" office:value="1265.92782400546" calcext:value-type="float">
            <text:p>1265,9278240054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30" calcext:value-type="float">
            <text:p>2430</text:p>
          </table:table-cell>
          <table:table-cell table:style-name="ce5" table:number-columns-repeated="2"/>
          <table:table-cell table:style-name="ce5" table:formula="of:=(TAN([.$B$7])*[.$F245])-([.$B$2]/(2*[.$A$2]^2*COS([.$B$7])^2))*[.$F245]^2" office:value-type="float" office:value="418.811154130791" calcext:value-type="float">
            <text:p>418,811154130791</text:p>
          </table:table-cell>
          <table:table-cell table:style-name="ce5" table:formula="of:=(TAN([.$B$8])*[.$F245])-([.$B$2]/(2*[.$A$2]^2*COS([.$B$8])^2))*[.$F245]^2" office:value-type="float" office:value="953.775" calcext:value-type="float">
            <text:p>953,775</text:p>
          </table:table-cell>
          <table:table-cell table:style-name="ce5" table:formula="of:=(TAN([.$B$9])*[.$F245])-([.$B$2]/(2*[.$A$2]^2*COS([.$B$9])^2))*[.$F245]^2" office:value-type="float" office:value="1260.34217875402" calcext:value-type="float">
            <text:p>1260,3421787540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40" calcext:value-type="float">
            <text:p>2440</text:p>
          </table:table-cell>
          <table:table-cell table:style-name="ce5" table:number-columns-repeated="2"/>
          <table:table-cell table:style-name="ce5" table:formula="of:=(TAN([.$B$7])*[.$F246])-([.$B$2]/(2*[.$A$2]^2*COS([.$B$7])^2))*[.$F246]^2" office:value-type="float" office:value="416.46799015602" calcext:value-type="float">
            <text:p>416,46799015602</text:p>
          </table:table-cell>
          <table:table-cell table:style-name="ce5" table:formula="of:=(TAN([.$B$8])*[.$F246])-([.$B$2]/(2*[.$A$2]^2*COS([.$B$8])^2))*[.$F246]^2" office:value-type="float" office:value="951.6" calcext:value-type="float">
            <text:p>951,6</text:p>
          </table:table-cell>
          <table:table-cell table:style-name="ce5" table:formula="of:=(TAN([.$B$9])*[.$F246])-([.$B$2]/(2*[.$A$2]^2*COS([.$B$9])^2))*[.$F246]^2" office:value-type="float" office:value="1254.66750673746" calcext:value-type="float">
            <text:p>1254,6675067374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50" calcext:value-type="float">
            <text:p>2450</text:p>
          </table:table-cell>
          <table:table-cell table:style-name="ce5" table:number-columns-repeated="2"/>
          <table:table-cell table:style-name="ce5" table:formula="of:=(TAN([.$B$7])*[.$F247])-([.$B$2]/(2*[.$A$2]^2*COS([.$B$7])^2))*[.$F247]^2" office:value-type="float" office:value="414.091492847917" calcext:value-type="float">
            <text:p>414,091492847917</text:p>
          </table:table-cell>
          <table:table-cell table:style-name="ce5" table:formula="of:=(TAN([.$B$8])*[.$F247])-([.$B$2]/(2*[.$A$2]^2*COS([.$B$8])^2))*[.$F247]^2" office:value-type="float" office:value="949.375" calcext:value-type="float">
            <text:p>949,375</text:p>
          </table:table-cell>
          <table:table-cell table:style-name="ce5" table:formula="of:=(TAN([.$B$9])*[.$F247])-([.$B$2]/(2*[.$A$2]^2*COS([.$B$9])^2))*[.$F247]^2" office:value-type="float" office:value="1248.90380795578" calcext:value-type="float">
            <text:p>1248,9038079557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60" calcext:value-type="float">
            <text:p>2460</text:p>
          </table:table-cell>
          <table:table-cell table:style-name="ce5" table:number-columns-repeated="2"/>
          <table:table-cell table:style-name="ce5" table:formula="of:=(TAN([.$B$7])*[.$F248])-([.$B$2]/(2*[.$A$2]^2*COS([.$B$7])^2))*[.$F248]^2" office:value-type="float" office:value="411.681662206479" calcext:value-type="float">
            <text:p>411,681662206479</text:p>
          </table:table-cell>
          <table:table-cell table:style-name="ce5" table:formula="of:=(TAN([.$B$8])*[.$F248])-([.$B$2]/(2*[.$A$2]^2*COS([.$B$8])^2))*[.$F248]^2" office:value-type="float" office:value="947.1" calcext:value-type="float">
            <text:p>947,1</text:p>
          </table:table-cell>
          <table:table-cell table:style-name="ce5" table:formula="of:=(TAN([.$B$9])*[.$F248])-([.$B$2]/(2*[.$A$2]^2*COS([.$B$9])^2))*[.$F248]^2" office:value-type="float" office:value="1243.05108240898" calcext:value-type="float">
            <text:p>1243,0510824089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70" calcext:value-type="float">
            <text:p>2470</text:p>
          </table:table-cell>
          <table:table-cell table:style-name="ce5" table:number-columns-repeated="2"/>
          <table:table-cell table:style-name="ce5" table:formula="of:=(TAN([.$B$7])*[.$F249])-([.$B$2]/(2*[.$A$2]^2*COS([.$B$7])^2))*[.$F249]^2" office:value-type="float" office:value="409.238498231709" calcext:value-type="float">
            <text:p>409,238498231709</text:p>
          </table:table-cell>
          <table:table-cell table:style-name="ce5" table:formula="of:=(TAN([.$B$8])*[.$F249])-([.$B$2]/(2*[.$A$2]^2*COS([.$B$8])^2))*[.$F249]^2" office:value-type="float" office:value="944.775" calcext:value-type="float">
            <text:p>944,775</text:p>
          </table:table-cell>
          <table:table-cell table:style-name="ce5" table:formula="of:=(TAN([.$B$9])*[.$F249])-([.$B$2]/(2*[.$A$2]^2*COS([.$B$9])^2))*[.$F249]^2" office:value-type="float" office:value="1237.10933009706" calcext:value-type="float">
            <text:p>1237,1093300970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80" calcext:value-type="float">
            <text:p>2480</text:p>
          </table:table-cell>
          <table:table-cell table:style-name="ce5" table:number-columns-repeated="2"/>
          <table:table-cell table:style-name="ce5" table:formula="of:=(TAN([.$B$7])*[.$F250])-([.$B$2]/(2*[.$A$2]^2*COS([.$B$7])^2))*[.$F250]^2" office:value-type="float" office:value="406.762000923605" calcext:value-type="float">
            <text:p>406,762000923605</text:p>
          </table:table-cell>
          <table:table-cell table:style-name="ce5" table:formula="of:=(TAN([.$B$8])*[.$F250])-([.$B$2]/(2*[.$A$2]^2*COS([.$B$8])^2))*[.$F250]^2" office:value-type="float" office:value="942.4" calcext:value-type="float">
            <text:p>942,4</text:p>
          </table:table-cell>
          <table:table-cell table:style-name="ce5" table:formula="of:=(TAN([.$B$9])*[.$F250])-([.$B$2]/(2*[.$A$2]^2*COS([.$B$9])^2))*[.$F250]^2" office:value-type="float" office:value="1231.07855102001" calcext:value-type="float">
            <text:p>1231,0785510200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490" calcext:value-type="float">
            <text:p>2490</text:p>
          </table:table-cell>
          <table:table-cell table:style-name="ce5" table:number-columns-repeated="2"/>
          <table:table-cell table:style-name="ce5" table:formula="of:=(TAN([.$B$7])*[.$F251])-([.$B$2]/(2*[.$A$2]^2*COS([.$B$7])^2))*[.$F251]^2" office:value-type="float" office:value="404.252170282168" calcext:value-type="float">
            <text:p>404,252170282168</text:p>
          </table:table-cell>
          <table:table-cell table:style-name="ce5" table:formula="of:=(TAN([.$B$8])*[.$F251])-([.$B$2]/(2*[.$A$2]^2*COS([.$B$8])^2))*[.$F251]^2" office:value-type="float" office:value="939.975" calcext:value-type="float">
            <text:p>939,975</text:p>
          </table:table-cell>
          <table:table-cell table:style-name="ce5" table:formula="of:=(TAN([.$B$9])*[.$F251])-([.$B$2]/(2*[.$A$2]^2*COS([.$B$9])^2))*[.$F251]^2" office:value-type="float" office:value="1224.95874517785" calcext:value-type="float">
            <text:p>1224,9587451778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00" calcext:value-type="float">
            <text:p>2500</text:p>
          </table:table-cell>
          <table:table-cell table:style-name="ce5" table:number-columns-repeated="2"/>
          <table:table-cell table:style-name="ce5" table:formula="of:=(TAN([.$B$7])*[.$F252])-([.$B$2]/(2*[.$A$2]^2*COS([.$B$7])^2))*[.$F252]^2" office:value-type="float" office:value="401.709006307398" calcext:value-type="float">
            <text:p>401,709006307398</text:p>
          </table:table-cell>
          <table:table-cell table:style-name="ce5" table:formula="of:=(TAN([.$B$8])*[.$F252])-([.$B$2]/(2*[.$A$2]^2*COS([.$B$8])^2))*[.$F252]^2" office:value-type="float" office:value="937.5" calcext:value-type="float">
            <text:p>937,5</text:p>
          </table:table-cell>
          <table:table-cell table:style-name="ce5" table:formula="of:=(TAN([.$B$9])*[.$F252])-([.$B$2]/(2*[.$A$2]^2*COS([.$B$9])^2))*[.$F252]^2" office:value-type="float" office:value="1218.74991257056" calcext:value-type="float">
            <text:p>1218,7499125705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10" calcext:value-type="float">
            <text:p>2510</text:p>
          </table:table-cell>
          <table:table-cell table:style-name="ce5" table:number-columns-repeated="2"/>
          <table:table-cell table:style-name="ce5" table:formula="of:=(TAN([.$B$7])*[.$F253])-([.$B$2]/(2*[.$A$2]^2*COS([.$B$7])^2))*[.$F253]^2" office:value-type="float" office:value="399.132508999294" calcext:value-type="float">
            <text:p>399,132508999294</text:p>
          </table:table-cell>
          <table:table-cell table:style-name="ce5" table:formula="of:=(TAN([.$B$8])*[.$F253])-([.$B$2]/(2*[.$A$2]^2*COS([.$B$8])^2))*[.$F253]^2" office:value-type="float" office:value="934.975" calcext:value-type="float">
            <text:p>934,975</text:p>
          </table:table-cell>
          <table:table-cell table:style-name="ce5" table:formula="of:=(TAN([.$B$9])*[.$F253])-([.$B$2]/(2*[.$A$2]^2*COS([.$B$9])^2))*[.$F253]^2" office:value-type="float" office:value="1212.45205319816" calcext:value-type="float">
            <text:p>1212,4520531981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20" calcext:value-type="float">
            <text:p>2520</text:p>
          </table:table-cell>
          <table:table-cell table:style-name="ce5" table:number-columns-repeated="2"/>
          <table:table-cell table:style-name="ce5" table:formula="of:=(TAN([.$B$7])*[.$F254])-([.$B$2]/(2*[.$A$2]^2*COS([.$B$7])^2))*[.$F254]^2" office:value-type="float" office:value="396.522678357857" calcext:value-type="float">
            <text:p>396,522678357857</text:p>
          </table:table-cell>
          <table:table-cell table:style-name="ce5" table:formula="of:=(TAN([.$B$8])*[.$F254])-([.$B$2]/(2*[.$A$2]^2*COS([.$B$8])^2))*[.$F254]^2" office:value-type="float" office:value="932.4" calcext:value-type="float">
            <text:p>932,4</text:p>
          </table:table-cell>
          <table:table-cell table:style-name="ce5" table:formula="of:=(TAN([.$B$9])*[.$F254])-([.$B$2]/(2*[.$A$2]^2*COS([.$B$9])^2))*[.$F254]^2" office:value-type="float" office:value="1206.06516706063" calcext:value-type="float">
            <text:p>1206,0651670606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30" calcext:value-type="float">
            <text:p>2530</text:p>
          </table:table-cell>
          <table:table-cell table:style-name="ce5" table:number-columns-repeated="2"/>
          <table:table-cell table:style-name="ce5" table:formula="of:=(TAN([.$B$7])*[.$F255])-([.$B$2]/(2*[.$A$2]^2*COS([.$B$7])^2))*[.$F255]^2" office:value-type="float" office:value="393.879514383087" calcext:value-type="float">
            <text:p>393,879514383087</text:p>
          </table:table-cell>
          <table:table-cell table:style-name="ce5" table:formula="of:=(TAN([.$B$8])*[.$F255])-([.$B$2]/(2*[.$A$2]^2*COS([.$B$8])^2))*[.$F255]^2" office:value-type="float" office:value="929.775" calcext:value-type="float">
            <text:p>929,775</text:p>
          </table:table-cell>
          <table:table-cell table:style-name="ce5" table:formula="of:=(TAN([.$B$9])*[.$F255])-([.$B$2]/(2*[.$A$2]^2*COS([.$B$9])^2))*[.$F255]^2" office:value-type="float" office:value="1199.58925415798" calcext:value-type="float">
            <text:p>1199,5892541579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40" calcext:value-type="float">
            <text:p>2540</text:p>
          </table:table-cell>
          <table:table-cell table:style-name="ce5" table:number-columns-repeated="2"/>
          <table:table-cell table:style-name="ce5" table:formula="of:=(TAN([.$B$7])*[.$F256])-([.$B$2]/(2*[.$A$2]^2*COS([.$B$7])^2))*[.$F256]^2" office:value-type="float" office:value="391.203017074983" calcext:value-type="float">
            <text:p>391,203017074983</text:p>
          </table:table-cell>
          <table:table-cell table:style-name="ce5" table:formula="of:=(TAN([.$B$8])*[.$F256])-([.$B$2]/(2*[.$A$2]^2*COS([.$B$8])^2))*[.$F256]^2" office:value-type="float" office:value="927.1" calcext:value-type="float">
            <text:p>927,1</text:p>
          </table:table-cell>
          <table:table-cell table:style-name="ce5" table:formula="of:=(TAN([.$B$9])*[.$F256])-([.$B$2]/(2*[.$A$2]^2*COS([.$B$9])^2))*[.$F256]^2" office:value-type="float" office:value="1193.02431449021" calcext:value-type="float">
            <text:p>1193,0243144902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50" calcext:value-type="float">
            <text:p>2550</text:p>
          </table:table-cell>
          <table:table-cell table:style-name="ce5" table:number-columns-repeated="2"/>
          <table:table-cell table:style-name="ce5" table:formula="of:=(TAN([.$B$7])*[.$F257])-([.$B$2]/(2*[.$A$2]^2*COS([.$B$7])^2))*[.$F257]^2" office:value-type="float" office:value="388.493186433546" calcext:value-type="float">
            <text:p>388,493186433546</text:p>
          </table:table-cell>
          <table:table-cell table:style-name="ce5" table:formula="of:=(TAN([.$B$8])*[.$F257])-([.$B$2]/(2*[.$A$2]^2*COS([.$B$8])^2))*[.$F257]^2" office:value-type="float" office:value="924.375" calcext:value-type="float">
            <text:p>924,375</text:p>
          </table:table-cell>
          <table:table-cell table:style-name="ce5" table:formula="of:=(TAN([.$B$9])*[.$F257])-([.$B$2]/(2*[.$A$2]^2*COS([.$B$9])^2))*[.$F257]^2" office:value-type="float" office:value="1186.37034805732" calcext:value-type="float">
            <text:p>1186,3703480573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60" calcext:value-type="float">
            <text:p>2560</text:p>
          </table:table-cell>
          <table:table-cell table:style-name="ce5" table:number-columns-repeated="2"/>
          <table:table-cell table:style-name="ce5" table:formula="of:=(TAN([.$B$7])*[.$F258])-([.$B$2]/(2*[.$A$2]^2*COS([.$B$7])^2))*[.$F258]^2" office:value-type="float" office:value="385.750022458775" calcext:value-type="float">
            <text:p>385,750022458775</text:p>
          </table:table-cell>
          <table:table-cell table:style-name="ce5" table:formula="of:=(TAN([.$B$8])*[.$F258])-([.$B$2]/(2*[.$A$2]^2*COS([.$B$8])^2))*[.$F258]^2" office:value-type="float" office:value="921.6" calcext:value-type="float">
            <text:p>921,6</text:p>
          </table:table-cell>
          <table:table-cell table:style-name="ce5" table:formula="of:=(TAN([.$B$9])*[.$F258])-([.$B$2]/(2*[.$A$2]^2*COS([.$B$9])^2))*[.$F258]^2" office:value-type="float" office:value="1179.62735485931" calcext:value-type="float">
            <text:p>1179,6273548593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70" calcext:value-type="float">
            <text:p>2570</text:p>
          </table:table-cell>
          <table:table-cell table:style-name="ce5" table:number-columns-repeated="2"/>
          <table:table-cell table:style-name="ce5" table:formula="of:=(TAN([.$B$7])*[.$F259])-([.$B$2]/(2*[.$A$2]^2*COS([.$B$7])^2))*[.$F259]^2" office:value-type="float" office:value="382.973525150672" calcext:value-type="float">
            <text:p>382,973525150672</text:p>
          </table:table-cell>
          <table:table-cell table:style-name="ce5" table:formula="of:=(TAN([.$B$8])*[.$F259])-([.$B$2]/(2*[.$A$2]^2*COS([.$B$8])^2))*[.$F259]^2" office:value-type="float" office:value="918.775" calcext:value-type="float">
            <text:p>918,775</text:p>
          </table:table-cell>
          <table:table-cell table:style-name="ce5" table:formula="of:=(TAN([.$B$9])*[.$F259])-([.$B$2]/(2*[.$A$2]^2*COS([.$B$9])^2))*[.$F259]^2" office:value-type="float" office:value="1172.79533489618" calcext:value-type="float">
            <text:p>1172,7953348961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80" calcext:value-type="float">
            <text:p>2580</text:p>
          </table:table-cell>
          <table:table-cell table:style-name="ce5" table:number-columns-repeated="2"/>
          <table:table-cell table:style-name="ce5" table:formula="of:=(TAN([.$B$7])*[.$F260])-([.$B$2]/(2*[.$A$2]^2*COS([.$B$7])^2))*[.$F260]^2" office:value-type="float" office:value="380.163694509235" calcext:value-type="float">
            <text:p>380,163694509235</text:p>
          </table:table-cell>
          <table:table-cell table:style-name="ce5" table:formula="of:=(TAN([.$B$8])*[.$F260])-([.$B$2]/(2*[.$A$2]^2*COS([.$B$8])^2))*[.$F260]^2" office:value-type="float" office:value="915.9" calcext:value-type="float">
            <text:p>915,9</text:p>
          </table:table-cell>
          <table:table-cell table:style-name="ce5" table:formula="of:=(TAN([.$B$9])*[.$F260])-([.$B$2]/(2*[.$A$2]^2*COS([.$B$9])^2))*[.$F260]^2" office:value-type="float" office:value="1165.87428816792" calcext:value-type="float">
            <text:p>1165,8742881679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590" calcext:value-type="float">
            <text:p>2590</text:p>
          </table:table-cell>
          <table:table-cell table:style-name="ce5" table:number-columns-repeated="2"/>
          <table:table-cell table:style-name="ce5" table:formula="of:=(TAN([.$B$7])*[.$F261])-([.$B$2]/(2*[.$A$2]^2*COS([.$B$7])^2))*[.$F261]^2" office:value-type="float" office:value="377.320530534464" calcext:value-type="float">
            <text:p>377,320530534464</text:p>
          </table:table-cell>
          <table:table-cell table:style-name="ce5" table:formula="of:=(TAN([.$B$8])*[.$F261])-([.$B$2]/(2*[.$A$2]^2*COS([.$B$8])^2))*[.$F261]^2" office:value-type="float" office:value="912.975" calcext:value-type="float">
            <text:p>912,975</text:p>
          </table:table-cell>
          <table:table-cell table:style-name="ce5" table:formula="of:=(TAN([.$B$9])*[.$F261])-([.$B$2]/(2*[.$A$2]^2*COS([.$B$9])^2))*[.$F261]^2" office:value-type="float" office:value="1158.86421467455" calcext:value-type="float">
            <text:p>1158,8642146745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00" calcext:value-type="float">
            <text:p>2600</text:p>
          </table:table-cell>
          <table:table-cell table:style-name="ce5" table:number-columns-repeated="2"/>
          <table:table-cell table:style-name="ce5" table:formula="of:=(TAN([.$B$7])*[.$F262])-([.$B$2]/(2*[.$A$2]^2*COS([.$B$7])^2))*[.$F262]^2" office:value-type="float" office:value="374.44403322636" calcext:value-type="float">
            <text:p>374,44403322636</text:p>
          </table:table-cell>
          <table:table-cell table:style-name="ce5" table:formula="of:=(TAN([.$B$8])*[.$F262])-([.$B$2]/(2*[.$A$2]^2*COS([.$B$8])^2))*[.$F262]^2" office:value-type="float" office:value="910" calcext:value-type="float">
            <text:p>910</text:p>
          </table:table-cell>
          <table:table-cell table:style-name="ce5" table:formula="of:=(TAN([.$B$9])*[.$F262])-([.$B$2]/(2*[.$A$2]^2*COS([.$B$9])^2))*[.$F262]^2" office:value-type="float" office:value="1151.76511441605" calcext:value-type="float">
            <text:p>1151,7651144160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10" calcext:value-type="float">
            <text:p>2610</text:p>
          </table:table-cell>
          <table:table-cell table:style-name="ce5" table:number-columns-repeated="2"/>
          <table:table-cell table:style-name="ce5" table:formula="of:=(TAN([.$B$7])*[.$F263])-([.$B$2]/(2*[.$A$2]^2*COS([.$B$7])^2))*[.$F263]^2" office:value-type="float" office:value="371.534202584923" calcext:value-type="float">
            <text:p>371,534202584923</text:p>
          </table:table-cell>
          <table:table-cell table:style-name="ce5" table:formula="of:=(TAN([.$B$8])*[.$F263])-([.$B$2]/(2*[.$A$2]^2*COS([.$B$8])^2))*[.$F263]^2" office:value-type="float" office:value="906.975" calcext:value-type="float">
            <text:p>906,975</text:p>
          </table:table-cell>
          <table:table-cell table:style-name="ce5" table:formula="of:=(TAN([.$B$9])*[.$F263])-([.$B$2]/(2*[.$A$2]^2*COS([.$B$9])^2))*[.$F263]^2" office:value-type="float" office:value="1144.57698739244" calcext:value-type="float">
            <text:p>1144,5769873924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20" calcext:value-type="float">
            <text:p>2620</text:p>
          </table:table-cell>
          <table:table-cell table:style-name="ce5" table:number-columns-repeated="2"/>
          <table:table-cell table:style-name="ce5" table:formula="of:=(TAN([.$B$7])*[.$F264])-([.$B$2]/(2*[.$A$2]^2*COS([.$B$7])^2))*[.$F264]^2" office:value-type="float" office:value="368.591038610153" calcext:value-type="float">
            <text:p>368,591038610153</text:p>
          </table:table-cell>
          <table:table-cell table:style-name="ce5" table:formula="of:=(TAN([.$B$8])*[.$F264])-([.$B$2]/(2*[.$A$2]^2*COS([.$B$8])^2))*[.$F264]^2" office:value-type="float" office:value="903.9" calcext:value-type="float">
            <text:p>903,9</text:p>
          </table:table-cell>
          <table:table-cell table:style-name="ce5" table:formula="of:=(TAN([.$B$9])*[.$F264])-([.$B$2]/(2*[.$A$2]^2*COS([.$B$9])^2))*[.$F264]^2" office:value-type="float" office:value="1137.2998336037" calcext:value-type="float">
            <text:p>1137,299833603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30" calcext:value-type="float">
            <text:p>2630</text:p>
          </table:table-cell>
          <table:table-cell table:style-name="ce5" table:number-columns-repeated="2"/>
          <table:table-cell table:style-name="ce5" table:formula="of:=(TAN([.$B$7])*[.$F265])-([.$B$2]/(2*[.$A$2]^2*COS([.$B$7])^2))*[.$F265]^2" office:value-type="float" office:value="365.614541302049" calcext:value-type="float">
            <text:p>365,614541302049</text:p>
          </table:table-cell>
          <table:table-cell table:style-name="ce5" table:formula="of:=(TAN([.$B$8])*[.$F265])-([.$B$2]/(2*[.$A$2]^2*COS([.$B$8])^2))*[.$F265]^2" office:value-type="float" office:value="900.775" calcext:value-type="float">
            <text:p>900,775</text:p>
          </table:table-cell>
          <table:table-cell table:style-name="ce5" table:formula="of:=(TAN([.$B$9])*[.$F265])-([.$B$2]/(2*[.$A$2]^2*COS([.$B$9])^2))*[.$F265]^2" office:value-type="float" office:value="1129.93365304984" calcext:value-type="float">
            <text:p>1129,9336530498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40" calcext:value-type="float">
            <text:p>2640</text:p>
          </table:table-cell>
          <table:table-cell table:style-name="ce5" table:number-columns-repeated="2"/>
          <table:table-cell table:style-name="ce5" table:formula="of:=(TAN([.$B$7])*[.$F266])-([.$B$2]/(2*[.$A$2]^2*COS([.$B$7])^2))*[.$F266]^2" office:value-type="float" office:value="362.604710660612" calcext:value-type="float">
            <text:p>362,604710660612</text:p>
          </table:table-cell>
          <table:table-cell table:style-name="ce5" table:formula="of:=(TAN([.$B$8])*[.$F266])-([.$B$2]/(2*[.$A$2]^2*COS([.$B$8])^2))*[.$F266]^2" office:value-type="float" office:value="897.6" calcext:value-type="float">
            <text:p>897,6</text:p>
          </table:table-cell>
          <table:table-cell table:style-name="ce5" table:formula="of:=(TAN([.$B$9])*[.$F266])-([.$B$2]/(2*[.$A$2]^2*COS([.$B$9])^2))*[.$F266]^2" office:value-type="float" office:value="1122.47844573086" calcext:value-type="float">
            <text:p>1122,4784457308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50" calcext:value-type="float">
            <text:p>2650</text:p>
          </table:table-cell>
          <table:table-cell table:style-name="ce5" table:number-columns-repeated="2"/>
          <table:table-cell table:style-name="ce5" table:formula="of:=(TAN([.$B$7])*[.$F267])-([.$B$2]/(2*[.$A$2]^2*COS([.$B$7])^2))*[.$F267]^2" office:value-type="float" office:value="359.561546685842" calcext:value-type="float">
            <text:p>359,561546685842</text:p>
          </table:table-cell>
          <table:table-cell table:style-name="ce5" table:formula="of:=(TAN([.$B$8])*[.$F267])-([.$B$2]/(2*[.$A$2]^2*COS([.$B$8])^2))*[.$F267]^2" office:value-type="float" office:value="894.375" calcext:value-type="float">
            <text:p>894,375</text:p>
          </table:table-cell>
          <table:table-cell table:style-name="ce5" table:formula="of:=(TAN([.$B$9])*[.$F267])-([.$B$2]/(2*[.$A$2]^2*COS([.$B$9])^2))*[.$F267]^2" office:value-type="float" office:value="1114.93421164676" calcext:value-type="float">
            <text:p>1114,9342116467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60" calcext:value-type="float">
            <text:p>2660</text:p>
          </table:table-cell>
          <table:table-cell table:style-name="ce5" table:number-columns-repeated="2"/>
          <table:table-cell table:style-name="ce5" table:formula="of:=(TAN([.$B$7])*[.$F268])-([.$B$2]/(2*[.$A$2]^2*COS([.$B$7])^2))*[.$F268]^2" office:value-type="float" office:value="356.485049377738" calcext:value-type="float">
            <text:p>356,485049377738</text:p>
          </table:table-cell>
          <table:table-cell table:style-name="ce5" table:formula="of:=(TAN([.$B$8])*[.$F268])-([.$B$2]/(2*[.$A$2]^2*COS([.$B$8])^2))*[.$F268]^2" office:value-type="float" office:value="891.1" calcext:value-type="float">
            <text:p>891,1</text:p>
          </table:table-cell>
          <table:table-cell table:style-name="ce5" table:formula="of:=(TAN([.$B$9])*[.$F268])-([.$B$2]/(2*[.$A$2]^2*COS([.$B$9])^2))*[.$F268]^2" office:value-type="float" office:value="1107.30095079754" calcext:value-type="float">
            <text:p>1107,3009507975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70" calcext:value-type="float">
            <text:p>2670</text:p>
          </table:table-cell>
          <table:table-cell table:style-name="ce5" table:number-columns-repeated="2"/>
          <table:table-cell table:style-name="ce5" table:formula="of:=(TAN([.$B$7])*[.$F269])-([.$B$2]/(2*[.$A$2]^2*COS([.$B$7])^2))*[.$F269]^2" office:value-type="float" office:value="353.375218736301" calcext:value-type="float">
            <text:p>353,375218736301</text:p>
          </table:table-cell>
          <table:table-cell table:style-name="ce5" table:formula="of:=(TAN([.$B$8])*[.$F269])-([.$B$2]/(2*[.$A$2]^2*COS([.$B$8])^2))*[.$F269]^2" office:value-type="float" office:value="887.775" calcext:value-type="float">
            <text:p>887,775</text:p>
          </table:table-cell>
          <table:table-cell table:style-name="ce5" table:formula="of:=(TAN([.$B$9])*[.$F269])-([.$B$2]/(2*[.$A$2]^2*COS([.$B$9])^2))*[.$F269]^2" office:value-type="float" office:value="1099.57866318319" calcext:value-type="float">
            <text:p>1099,5786631831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80" calcext:value-type="float">
            <text:p>2680</text:p>
          </table:table-cell>
          <table:table-cell table:style-name="ce5" table:number-columns-repeated="2"/>
          <table:table-cell table:style-name="ce5" table:formula="of:=(TAN([.$B$7])*[.$F270])-([.$B$2]/(2*[.$A$2]^2*COS([.$B$7])^2))*[.$F270]^2" office:value-type="float" office:value="350.232054761531" calcext:value-type="float">
            <text:p>350,232054761531</text:p>
          </table:table-cell>
          <table:table-cell table:style-name="ce5" table:formula="of:=(TAN([.$B$8])*[.$F270])-([.$B$2]/(2*[.$A$2]^2*COS([.$B$8])^2))*[.$F270]^2" office:value-type="float" office:value="884.4" calcext:value-type="float">
            <text:p>884,4</text:p>
          </table:table-cell>
          <table:table-cell table:style-name="ce5" table:formula="of:=(TAN([.$B$9])*[.$F270])-([.$B$2]/(2*[.$A$2]^2*COS([.$B$9])^2))*[.$F270]^2" office:value-type="float" office:value="1091.76734880373" calcext:value-type="float">
            <text:p>1091,7673488037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690" calcext:value-type="float">
            <text:p>2690</text:p>
          </table:table-cell>
          <table:table-cell table:style-name="ce5" table:number-columns-repeated="2"/>
          <table:table-cell table:style-name="ce5" table:formula="of:=(TAN([.$B$7])*[.$F271])-([.$B$2]/(2*[.$A$2]^2*COS([.$B$7])^2))*[.$F271]^2" office:value-type="float" office:value="347.055557453427" calcext:value-type="float">
            <text:p>347,055557453427</text:p>
          </table:table-cell>
          <table:table-cell table:style-name="ce5" table:formula="of:=(TAN([.$B$8])*[.$F271])-([.$B$2]/(2*[.$A$2]^2*COS([.$B$8])^2))*[.$F271]^2" office:value-type="float" office:value="880.975" calcext:value-type="float">
            <text:p>880,975</text:p>
          </table:table-cell>
          <table:table-cell table:style-name="ce5" table:formula="of:=(TAN([.$B$9])*[.$F271])-([.$B$2]/(2*[.$A$2]^2*COS([.$B$9])^2))*[.$F271]^2" office:value-type="float" office:value="1083.86700765914" calcext:value-type="float">
            <text:p>1083,8670076591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00" calcext:value-type="float">
            <text:p>2700</text:p>
          </table:table-cell>
          <table:table-cell table:style-name="ce5" table:number-columns-repeated="2"/>
          <table:table-cell table:style-name="ce5" table:formula="of:=(TAN([.$B$7])*[.$F272])-([.$B$2]/(2*[.$A$2]^2*COS([.$B$7])^2))*[.$F272]^2" office:value-type="float" office:value="343.84572681199" calcext:value-type="float">
            <text:p>343,84572681199</text:p>
          </table:table-cell>
          <table:table-cell table:style-name="ce5" table:formula="of:=(TAN([.$B$8])*[.$F272])-([.$B$2]/(2*[.$A$2]^2*COS([.$B$8])^2))*[.$F272]^2" office:value-type="float" office:value="877.5" calcext:value-type="float">
            <text:p>877,5</text:p>
          </table:table-cell>
          <table:table-cell table:style-name="ce5" table:formula="of:=(TAN([.$B$9])*[.$F272])-([.$B$2]/(2*[.$A$2]^2*COS([.$B$9])^2))*[.$F272]^2" office:value-type="float" office:value="1075.87763974944" calcext:value-type="float">
            <text:p>1075,8776397494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10" calcext:value-type="float">
            <text:p>2710</text:p>
          </table:table-cell>
          <table:table-cell table:style-name="ce5" table:number-columns-repeated="2"/>
          <table:table-cell table:style-name="ce5" table:formula="of:=(TAN([.$B$7])*[.$F273])-([.$B$2]/(2*[.$A$2]^2*COS([.$B$7])^2))*[.$F273]^2" office:value-type="float" office:value="340.602562837219" calcext:value-type="float">
            <text:p>340,602562837219</text:p>
          </table:table-cell>
          <table:table-cell table:style-name="ce5" table:formula="of:=(TAN([.$B$8])*[.$F273])-([.$B$2]/(2*[.$A$2]^2*COS([.$B$8])^2))*[.$F273]^2" office:value-type="float" office:value="873.975" calcext:value-type="float">
            <text:p>873,975</text:p>
          </table:table-cell>
          <table:table-cell table:style-name="ce5" table:formula="of:=(TAN([.$B$9])*[.$F273])-([.$B$2]/(2*[.$A$2]^2*COS([.$B$9])^2))*[.$F273]^2" office:value-type="float" office:value="1067.79924507461" calcext:value-type="float">
            <text:p>1067,7992450746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20" calcext:value-type="float">
            <text:p>2720</text:p>
          </table:table-cell>
          <table:table-cell table:style-name="ce5" table:number-columns-repeated="2"/>
          <table:table-cell table:style-name="ce5" table:formula="of:=(TAN([.$B$7])*[.$F274])-([.$B$2]/(2*[.$A$2]^2*COS([.$B$7])^2))*[.$F274]^2" office:value-type="float" office:value="337.326065529116" calcext:value-type="float">
            <text:p>337,326065529116</text:p>
          </table:table-cell>
          <table:table-cell table:style-name="ce5" table:formula="of:=(TAN([.$B$8])*[.$F274])-([.$B$2]/(2*[.$A$2]^2*COS([.$B$8])^2))*[.$F274]^2" office:value-type="float" office:value="870.4" calcext:value-type="float">
            <text:p>870,4</text:p>
          </table:table-cell>
          <table:table-cell table:style-name="ce5" table:formula="of:=(TAN([.$B$9])*[.$F274])-([.$B$2]/(2*[.$A$2]^2*COS([.$B$9])^2))*[.$F274]^2" office:value-type="float" office:value="1059.63182363466" calcext:value-type="float">
            <text:p>1059,6318236346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30" calcext:value-type="float">
            <text:p>2730</text:p>
          </table:table-cell>
          <table:table-cell table:style-name="ce5" table:number-columns-repeated="2"/>
          <table:table-cell table:style-name="ce5" table:formula="of:=(TAN([.$B$7])*[.$F275])-([.$B$2]/(2*[.$A$2]^2*COS([.$B$7])^2))*[.$F275]^2" office:value-type="float" office:value="334.016234887678" calcext:value-type="float">
            <text:p>334,016234887678</text:p>
          </table:table-cell>
          <table:table-cell table:style-name="ce5" table:formula="of:=(TAN([.$B$8])*[.$F275])-([.$B$2]/(2*[.$A$2]^2*COS([.$B$8])^2))*[.$F275]^2" office:value-type="float" office:value="866.775" calcext:value-type="float">
            <text:p>866,775</text:p>
          </table:table-cell>
          <table:table-cell table:style-name="ce5" table:formula="of:=(TAN([.$B$9])*[.$F275])-([.$B$2]/(2*[.$A$2]^2*COS([.$B$9])^2))*[.$F275]^2" office:value-type="float" office:value="1051.37537542959" calcext:value-type="float">
            <text:p>1051,3753754295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40" calcext:value-type="float">
            <text:p>2740</text:p>
          </table:table-cell>
          <table:table-cell table:style-name="ce5" table:number-columns-repeated="2"/>
          <table:table-cell table:style-name="ce5" table:formula="of:=(TAN([.$B$7])*[.$F276])-([.$B$2]/(2*[.$A$2]^2*COS([.$B$7])^2))*[.$F276]^2" office:value-type="float" office:value="330.673070912908" calcext:value-type="float">
            <text:p>330,673070912908</text:p>
          </table:table-cell>
          <table:table-cell table:style-name="ce5" table:formula="of:=(TAN([.$B$8])*[.$F276])-([.$B$2]/(2*[.$A$2]^2*COS([.$B$8])^2))*[.$F276]^2" office:value-type="float" office:value="863.1" calcext:value-type="float">
            <text:p>863,1</text:p>
          </table:table-cell>
          <table:table-cell table:style-name="ce5" table:formula="of:=(TAN([.$B$9])*[.$F276])-([.$B$2]/(2*[.$A$2]^2*COS([.$B$9])^2))*[.$F276]^2" office:value-type="float" office:value="1043.0299004594" calcext:value-type="float">
            <text:p>1043,029900459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50" calcext:value-type="float">
            <text:p>2750</text:p>
          </table:table-cell>
          <table:table-cell table:style-name="ce5" table:number-columns-repeated="2"/>
          <table:table-cell table:style-name="ce5" table:formula="of:=(TAN([.$B$7])*[.$F277])-([.$B$2]/(2*[.$A$2]^2*COS([.$B$7])^2))*[.$F277]^2" office:value-type="float" office:value="327.296573604804" calcext:value-type="float">
            <text:p>327,296573604804</text:p>
          </table:table-cell>
          <table:table-cell table:style-name="ce5" table:formula="of:=(TAN([.$B$8])*[.$F277])-([.$B$2]/(2*[.$A$2]^2*COS([.$B$8])^2))*[.$F277]^2" office:value-type="float" office:value="859.375" calcext:value-type="float">
            <text:p>859,375</text:p>
          </table:table-cell>
          <table:table-cell table:style-name="ce5" table:formula="of:=(TAN([.$B$9])*[.$F277])-([.$B$2]/(2*[.$A$2]^2*COS([.$B$9])^2))*[.$F277]^2" office:value-type="float" office:value="1034.59539872409" calcext:value-type="float">
            <text:p>1034,5953987240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60" calcext:value-type="float">
            <text:p>2760</text:p>
          </table:table-cell>
          <table:table-cell table:style-name="ce5" table:number-columns-repeated="2"/>
          <table:table-cell table:style-name="ce5" table:formula="of:=(TAN([.$B$7])*[.$F278])-([.$B$2]/(2*[.$A$2]^2*COS([.$B$7])^2))*[.$F278]^2" office:value-type="float" office:value="323.886742963367" calcext:value-type="float">
            <text:p>323,886742963367</text:p>
          </table:table-cell>
          <table:table-cell table:style-name="ce5" table:formula="of:=(TAN([.$B$8])*[.$F278])-([.$B$2]/(2*[.$A$2]^2*COS([.$B$8])^2))*[.$F278]^2" office:value-type="float" office:value="855.6" calcext:value-type="float">
            <text:p>855,6</text:p>
          </table:table-cell>
          <table:table-cell table:style-name="ce5" table:formula="of:=(TAN([.$B$9])*[.$F278])-([.$B$2]/(2*[.$A$2]^2*COS([.$B$9])^2))*[.$F278]^2" office:value-type="float" office:value="1026.07187022366" calcext:value-type="float">
            <text:p>1026,0718702236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70" calcext:value-type="float">
            <text:p>2770</text:p>
          </table:table-cell>
          <table:table-cell table:style-name="ce5" table:number-columns-repeated="2"/>
          <table:table-cell table:style-name="ce5" table:formula="of:=(TAN([.$B$7])*[.$F279])-([.$B$2]/(2*[.$A$2]^2*COS([.$B$7])^2))*[.$F279]^2" office:value-type="float" office:value="320.443578988597" calcext:value-type="float">
            <text:p>320,443578988597</text:p>
          </table:table-cell>
          <table:table-cell table:style-name="ce5" table:formula="of:=(TAN([.$B$8])*[.$F279])-([.$B$2]/(2*[.$A$2]^2*COS([.$B$8])^2))*[.$F279]^2" office:value-type="float" office:value="851.775" calcext:value-type="float">
            <text:p>851,775</text:p>
          </table:table-cell>
          <table:table-cell table:style-name="ce5" table:formula="of:=(TAN([.$B$9])*[.$F279])-([.$B$2]/(2*[.$A$2]^2*COS([.$B$9])^2))*[.$F279]^2" office:value-type="float" office:value="1017.45931495811" calcext:value-type="float">
            <text:p>1017,4593149581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80" calcext:value-type="float">
            <text:p>2780</text:p>
          </table:table-cell>
          <table:table-cell table:style-name="ce5" table:number-columns-repeated="2"/>
          <table:table-cell table:style-name="ce5" table:formula="of:=(TAN([.$B$7])*[.$F280])-([.$B$2]/(2*[.$A$2]^2*COS([.$B$7])^2))*[.$F280]^2" office:value-type="float" office:value="316.967081680493" calcext:value-type="float">
            <text:p>316,967081680493</text:p>
          </table:table-cell>
          <table:table-cell table:style-name="ce5" table:formula="of:=(TAN([.$B$8])*[.$F280])-([.$B$2]/(2*[.$A$2]^2*COS([.$B$8])^2))*[.$F280]^2" office:value-type="float" office:value="847.9" calcext:value-type="float">
            <text:p>847,9</text:p>
          </table:table-cell>
          <table:table-cell table:style-name="ce5" table:formula="of:=(TAN([.$B$9])*[.$F280])-([.$B$2]/(2*[.$A$2]^2*COS([.$B$9])^2))*[.$F280]^2" office:value-type="float" office:value="1008.75773292743" calcext:value-type="float">
            <text:p>1008,7577329274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790" calcext:value-type="float">
            <text:p>2790</text:p>
          </table:table-cell>
          <table:table-cell table:style-name="ce5" table:number-columns-repeated="2"/>
          <table:table-cell table:style-name="ce5" table:formula="of:=(TAN([.$B$7])*[.$F281])-([.$B$2]/(2*[.$A$2]^2*COS([.$B$7])^2))*[.$F281]^2" office:value-type="float" office:value="313.457251039056" calcext:value-type="float">
            <text:p>313,457251039056</text:p>
          </table:table-cell>
          <table:table-cell table:style-name="ce5" table:formula="of:=(TAN([.$B$8])*[.$F281])-([.$B$2]/(2*[.$A$2]^2*COS([.$B$8])^2))*[.$F281]^2" office:value-type="float" office:value="843.975" calcext:value-type="float">
            <text:p>843,975</text:p>
          </table:table-cell>
          <table:table-cell table:style-name="ce5" table:formula="of:=(TAN([.$B$9])*[.$F281])-([.$B$2]/(2*[.$A$2]^2*COS([.$B$9])^2))*[.$F281]^2" office:value-type="float" office:value="999.967124131637" calcext:value-type="float">
            <text:p>999,96712413163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00" calcext:value-type="float">
            <text:p>2800</text:p>
          </table:table-cell>
          <table:table-cell table:style-name="ce5" table:number-columns-repeated="2"/>
          <table:table-cell table:style-name="ce5" table:formula="of:=(TAN([.$B$7])*[.$F282])-([.$B$2]/(2*[.$A$2]^2*COS([.$B$7])^2))*[.$F282]^2" office:value-type="float" office:value="309.914087064285" calcext:value-type="float">
            <text:p>309,914087064285</text:p>
          </table:table-cell>
          <table:table-cell table:style-name="ce5" table:formula="of:=(TAN([.$B$8])*[.$F282])-([.$B$2]/(2*[.$A$2]^2*COS([.$B$8])^2))*[.$F282]^2" office:value-type="float" office:value="840" calcext:value-type="float">
            <text:p>840</text:p>
          </table:table-cell>
          <table:table-cell table:style-name="ce5" table:formula="of:=(TAN([.$B$9])*[.$F282])-([.$B$2]/(2*[.$A$2]^2*COS([.$B$9])^2))*[.$F282]^2" office:value-type="float" office:value="991.087488570721" calcext:value-type="float">
            <text:p>991,08748857072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10" calcext:value-type="float">
            <text:p>2810</text:p>
          </table:table-cell>
          <table:table-cell table:style-name="ce5" table:number-columns-repeated="2"/>
          <table:table-cell table:style-name="ce5" table:formula="of:=(TAN([.$B$7])*[.$F283])-([.$B$2]/(2*[.$A$2]^2*COS([.$B$7])^2))*[.$F283]^2" office:value-type="float" office:value="306.337589756182" calcext:value-type="float">
            <text:p>306,337589756182</text:p>
          </table:table-cell>
          <table:table-cell table:style-name="ce5" table:formula="of:=(TAN([.$B$8])*[.$F283])-([.$B$2]/(2*[.$A$2]^2*COS([.$B$8])^2))*[.$F283]^2" office:value-type="float" office:value="835.975" calcext:value-type="float">
            <text:p>835,975</text:p>
          </table:table-cell>
          <table:table-cell table:style-name="ce5" table:formula="of:=(TAN([.$B$9])*[.$F283])-([.$B$2]/(2*[.$A$2]^2*COS([.$B$9])^2))*[.$F283]^2" office:value-type="float" office:value="982.118826244684" calcext:value-type="float">
            <text:p>982,11882624468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20" calcext:value-type="float">
            <text:p>2820</text:p>
          </table:table-cell>
          <table:table-cell table:style-name="ce5" table:number-columns-repeated="2"/>
          <table:table-cell table:style-name="ce5" table:formula="of:=(TAN([.$B$7])*[.$F284])-([.$B$2]/(2*[.$A$2]^2*COS([.$B$7])^2))*[.$F284]^2" office:value-type="float" office:value="302.727759114745" calcext:value-type="float">
            <text:p>302,727759114745</text:p>
          </table:table-cell>
          <table:table-cell table:style-name="ce5" table:formula="of:=(TAN([.$B$8])*[.$F284])-([.$B$2]/(2*[.$A$2]^2*COS([.$B$8])^2))*[.$F284]^2" office:value-type="float" office:value="831.9" calcext:value-type="float">
            <text:p>831,9</text:p>
          </table:table-cell>
          <table:table-cell table:style-name="ce5" table:formula="of:=(TAN([.$B$9])*[.$F284])-([.$B$2]/(2*[.$A$2]^2*COS([.$B$9])^2))*[.$F284]^2" office:value-type="float" office:value="973.061137153526" calcext:value-type="float">
            <text:p>973,06113715352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30" calcext:value-type="float">
            <text:p>2830</text:p>
          </table:table-cell>
          <table:table-cell table:style-name="ce5" table:number-columns-repeated="2"/>
          <table:table-cell table:style-name="ce5" table:formula="of:=(TAN([.$B$7])*[.$F285])-([.$B$2]/(2*[.$A$2]^2*COS([.$B$7])^2))*[.$F285]^2" office:value-type="float" office:value="299.084595139974" calcext:value-type="float">
            <text:p>299,084595139974</text:p>
          </table:table-cell>
          <table:table-cell table:style-name="ce5" table:formula="of:=(TAN([.$B$8])*[.$F285])-([.$B$2]/(2*[.$A$2]^2*COS([.$B$8])^2))*[.$F285]^2" office:value-type="float" office:value="827.775" calcext:value-type="float">
            <text:p>827,775</text:p>
          </table:table-cell>
          <table:table-cell table:style-name="ce5" table:formula="of:=(TAN([.$B$9])*[.$F285])-([.$B$2]/(2*[.$A$2]^2*COS([.$B$9])^2))*[.$F285]^2" office:value-type="float" office:value="963.914421297246" calcext:value-type="float">
            <text:p>963,91442129724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40" calcext:value-type="float">
            <text:p>2840</text:p>
          </table:table-cell>
          <table:table-cell table:style-name="ce5" table:number-columns-repeated="2"/>
          <table:table-cell table:style-name="ce5" table:formula="of:=(TAN([.$B$7])*[.$F286])-([.$B$2]/(2*[.$A$2]^2*COS([.$B$7])^2))*[.$F286]^2" office:value-type="float" office:value="295.408097831871" calcext:value-type="float">
            <text:p>295,408097831871</text:p>
          </table:table-cell>
          <table:table-cell table:style-name="ce5" table:formula="of:=(TAN([.$B$8])*[.$F286])-([.$B$2]/(2*[.$A$2]^2*COS([.$B$8])^2))*[.$F286]^2" office:value-type="float" office:value="823.6" calcext:value-type="float">
            <text:p>823,6</text:p>
          </table:table-cell>
          <table:table-cell table:style-name="ce5" table:formula="of:=(TAN([.$B$9])*[.$F286])-([.$B$2]/(2*[.$A$2]^2*COS([.$B$9])^2))*[.$F286]^2" office:value-type="float" office:value="954.678678675846" calcext:value-type="float">
            <text:p>954,67867867584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50" calcext:value-type="float">
            <text:p>2850</text:p>
          </table:table-cell>
          <table:table-cell table:style-name="ce5" table:number-columns-repeated="2"/>
          <table:table-cell table:style-name="ce5" table:formula="of:=(TAN([.$B$7])*[.$F287])-([.$B$2]/(2*[.$A$2]^2*COS([.$B$7])^2))*[.$F287]^2" office:value-type="float" office:value="291.698267190434" calcext:value-type="float">
            <text:p>291,698267190434</text:p>
          </table:table-cell>
          <table:table-cell table:style-name="ce5" table:formula="of:=(TAN([.$B$8])*[.$F287])-([.$B$2]/(2*[.$A$2]^2*COS([.$B$8])^2))*[.$F287]^2" office:value-type="float" office:value="819.375" calcext:value-type="float">
            <text:p>819,375</text:p>
          </table:table-cell>
          <table:table-cell table:style-name="ce5" table:formula="of:=(TAN([.$B$9])*[.$F287])-([.$B$2]/(2*[.$A$2]^2*COS([.$B$9])^2))*[.$F287]^2" office:value-type="float" office:value="945.353909289324" calcext:value-type="float">
            <text:p>945,35390928932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60" calcext:value-type="float">
            <text:p>2860</text:p>
          </table:table-cell>
          <table:table-cell table:style-name="ce5" table:number-columns-repeated="2"/>
          <table:table-cell table:style-name="ce5" table:formula="of:=(TAN([.$B$7])*[.$F288])-([.$B$2]/(2*[.$A$2]^2*COS([.$B$7])^2))*[.$F288]^2" office:value-type="float" office:value="287.955103215663" calcext:value-type="float">
            <text:p>287,955103215663</text:p>
          </table:table-cell>
          <table:table-cell table:style-name="ce5" table:formula="of:=(TAN([.$B$8])*[.$F288])-([.$B$2]/(2*[.$A$2]^2*COS([.$B$8])^2))*[.$F288]^2" office:value-type="float" office:value="815.1" calcext:value-type="float">
            <text:p>815,1</text:p>
          </table:table-cell>
          <table:table-cell table:style-name="ce5" table:formula="of:=(TAN([.$B$9])*[.$F288])-([.$B$2]/(2*[.$A$2]^2*COS([.$B$9])^2))*[.$F288]^2" office:value-type="float" office:value="935.940113137682" calcext:value-type="float">
            <text:p>935,94011313768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70" calcext:value-type="float">
            <text:p>2870</text:p>
          </table:table-cell>
          <table:table-cell table:style-name="ce5" table:number-columns-repeated="2"/>
          <table:table-cell table:style-name="ce5" table:formula="of:=(TAN([.$B$7])*[.$F289])-([.$B$2]/(2*[.$A$2]^2*COS([.$B$7])^2))*[.$F289]^2" office:value-type="float" office:value="284.178605907559" calcext:value-type="float">
            <text:p>284,178605907559</text:p>
          </table:table-cell>
          <table:table-cell table:style-name="ce5" table:formula="of:=(TAN([.$B$8])*[.$F289])-([.$B$2]/(2*[.$A$2]^2*COS([.$B$8])^2))*[.$F289]^2" office:value-type="float" office:value="810.775" calcext:value-type="float">
            <text:p>810,775</text:p>
          </table:table-cell>
          <table:table-cell table:style-name="ce5" table:formula="of:=(TAN([.$B$9])*[.$F289])-([.$B$2]/(2*[.$A$2]^2*COS([.$B$9])^2))*[.$F289]^2" office:value-type="float" office:value="926.437290220919" calcext:value-type="float">
            <text:p>926,43729022091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80" calcext:value-type="float">
            <text:p>2880</text:p>
          </table:table-cell>
          <table:table-cell table:style-name="ce5" table:number-columns-repeated="2"/>
          <table:table-cell table:style-name="ce5" table:formula="of:=(TAN([.$B$7])*[.$F290])-([.$B$2]/(2*[.$A$2]^2*COS([.$B$7])^2))*[.$F290]^2" office:value-type="float" office:value="280.368775266122" calcext:value-type="float">
            <text:p>280,368775266122</text:p>
          </table:table-cell>
          <table:table-cell table:style-name="ce5" table:formula="of:=(TAN([.$B$8])*[.$F290])-([.$B$2]/(2*[.$A$2]^2*COS([.$B$8])^2))*[.$F290]^2" office:value-type="float" office:value="806.4" calcext:value-type="float">
            <text:p>806,4</text:p>
          </table:table-cell>
          <table:table-cell table:style-name="ce5" table:formula="of:=(TAN([.$B$9])*[.$F290])-([.$B$2]/(2*[.$A$2]^2*COS([.$B$9])^2))*[.$F290]^2" office:value-type="float" office:value="916.845440539034" calcext:value-type="float">
            <text:p>916,84544053903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890" calcext:value-type="float">
            <text:p>2890</text:p>
          </table:table-cell>
          <table:table-cell table:style-name="ce5" table:number-columns-repeated="2"/>
          <table:table-cell table:style-name="ce5" table:formula="of:=(TAN([.$B$7])*[.$F291])-([.$B$2]/(2*[.$A$2]^2*COS([.$B$7])^2))*[.$F291]^2" office:value-type="float" office:value="276.525611291352" calcext:value-type="float">
            <text:p>276,525611291352</text:p>
          </table:table-cell>
          <table:table-cell table:style-name="ce5" table:formula="of:=(TAN([.$B$8])*[.$F291])-([.$B$2]/(2*[.$A$2]^2*COS([.$B$8])^2))*[.$F291]^2" office:value-type="float" office:value="801.975" calcext:value-type="float">
            <text:p>801,975</text:p>
          </table:table-cell>
          <table:table-cell table:style-name="ce5" table:formula="of:=(TAN([.$B$9])*[.$F291])-([.$B$2]/(2*[.$A$2]^2*COS([.$B$9])^2))*[.$F291]^2" office:value-type="float" office:value="907.164564092029" calcext:value-type="float">
            <text:p>907,16456409202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00" calcext:value-type="float">
            <text:p>2900</text:p>
          </table:table-cell>
          <table:table-cell table:style-name="ce5" table:number-columns-repeated="2"/>
          <table:table-cell table:style-name="ce5" table:formula="of:=(TAN([.$B$7])*[.$F292])-([.$B$2]/(2*[.$A$2]^2*COS([.$B$7])^2))*[.$F292]^2" office:value-type="float" office:value="272.649113983248" calcext:value-type="float">
            <text:p>272,649113983248</text:p>
          </table:table-cell>
          <table:table-cell table:style-name="ce5" table:formula="of:=(TAN([.$B$8])*[.$F292])-([.$B$2]/(2*[.$A$2]^2*COS([.$B$8])^2))*[.$F292]^2" office:value-type="float" office:value="797.5" calcext:value-type="float">
            <text:p>797,5</text:p>
          </table:table-cell>
          <table:table-cell table:style-name="ce5" table:formula="of:=(TAN([.$B$9])*[.$F292])-([.$B$2]/(2*[.$A$2]^2*COS([.$B$9])^2))*[.$F292]^2" office:value-type="float" office:value="897.394660879902" calcext:value-type="float">
            <text:p>897,39466087990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10" calcext:value-type="float">
            <text:p>2910</text:p>
          </table:table-cell>
          <table:table-cell table:style-name="ce5" table:number-columns-repeated="2"/>
          <table:table-cell table:style-name="ce5" table:formula="of:=(TAN([.$B$7])*[.$F293])-([.$B$2]/(2*[.$A$2]^2*COS([.$B$7])^2))*[.$F293]^2" office:value-type="float" office:value="268.739283341811" calcext:value-type="float">
            <text:p>268,739283341811</text:p>
          </table:table-cell>
          <table:table-cell table:style-name="ce5" table:formula="of:=(TAN([.$B$8])*[.$F293])-([.$B$2]/(2*[.$A$2]^2*COS([.$B$8])^2))*[.$F293]^2" office:value-type="float" office:value="792.975" calcext:value-type="float">
            <text:p>792,975</text:p>
          </table:table-cell>
          <table:table-cell table:style-name="ce5" table:formula="of:=(TAN([.$B$9])*[.$F293])-([.$B$2]/(2*[.$A$2]^2*COS([.$B$9])^2))*[.$F293]^2" office:value-type="float" office:value="887.535730902654" calcext:value-type="float">
            <text:p>887,53573090265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20" calcext:value-type="float">
            <text:p>2920</text:p>
          </table:table-cell>
          <table:table-cell table:style-name="ce5" table:number-columns-repeated="2"/>
          <table:table-cell table:style-name="ce5" table:formula="of:=(TAN([.$B$7])*[.$F294])-([.$B$2]/(2*[.$A$2]^2*COS([.$B$7])^2))*[.$F294]^2" office:value-type="float" office:value="264.796119367041" calcext:value-type="float">
            <text:p>264,796119367041</text:p>
          </table:table-cell>
          <table:table-cell table:style-name="ce5" table:formula="of:=(TAN([.$B$8])*[.$F294])-([.$B$2]/(2*[.$A$2]^2*COS([.$B$8])^2))*[.$F294]^2" office:value-type="float" office:value="788.4" calcext:value-type="float">
            <text:p>788,4</text:p>
          </table:table-cell>
          <table:table-cell table:style-name="ce5" table:formula="of:=(TAN([.$B$9])*[.$F294])-([.$B$2]/(2*[.$A$2]^2*COS([.$B$9])^2))*[.$F294]^2" office:value-type="float" office:value="877.587774160286" calcext:value-type="float">
            <text:p>877,58777416028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30" calcext:value-type="float">
            <text:p>2930</text:p>
          </table:table-cell>
          <table:table-cell table:style-name="ce5" table:number-columns-repeated="2"/>
          <table:table-cell table:style-name="ce5" table:formula="of:=(TAN([.$B$7])*[.$F295])-([.$B$2]/(2*[.$A$2]^2*COS([.$B$7])^2))*[.$F295]^2" office:value-type="float" office:value="260.819622058937" calcext:value-type="float">
            <text:p>260,819622058937</text:p>
          </table:table-cell>
          <table:table-cell table:style-name="ce5" table:formula="of:=(TAN([.$B$8])*[.$F295])-([.$B$2]/(2*[.$A$2]^2*COS([.$B$8])^2))*[.$F295]^2" office:value-type="float" office:value="783.775" calcext:value-type="float">
            <text:p>783,775</text:p>
          </table:table-cell>
          <table:table-cell table:style-name="ce5" table:formula="of:=(TAN([.$B$9])*[.$F295])-([.$B$2]/(2*[.$A$2]^2*COS([.$B$9])^2))*[.$F295]^2" office:value-type="float" office:value="867.550790652796" calcext:value-type="float">
            <text:p>867,55079065279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40" calcext:value-type="float">
            <text:p>2940</text:p>
          </table:table-cell>
          <table:table-cell table:style-name="ce5" table:number-columns-repeated="2"/>
          <table:table-cell table:style-name="ce5" table:formula="of:=(TAN([.$B$7])*[.$F296])-([.$B$2]/(2*[.$A$2]^2*COS([.$B$7])^2))*[.$F296]^2" office:value-type="float" office:value="256.8097914175" calcext:value-type="float">
            <text:p>256,8097914175</text:p>
          </table:table-cell>
          <table:table-cell table:style-name="ce5" table:formula="of:=(TAN([.$B$8])*[.$F296])-([.$B$2]/(2*[.$A$2]^2*COS([.$B$8])^2))*[.$F296]^2" office:value-type="float" office:value="779.1" calcext:value-type="float">
            <text:p>779,1</text:p>
          </table:table-cell>
          <table:table-cell table:style-name="ce5" table:formula="of:=(TAN([.$B$9])*[.$F296])-([.$B$2]/(2*[.$A$2]^2*COS([.$B$9])^2))*[.$F296]^2" office:value-type="float" office:value="857.424780380186" calcext:value-type="float">
            <text:p>857,42478038018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50" calcext:value-type="float">
            <text:p>2950</text:p>
          </table:table-cell>
          <table:table-cell table:style-name="ce5" table:number-columns-repeated="2"/>
          <table:table-cell table:style-name="ce5" table:formula="of:=(TAN([.$B$7])*[.$F297])-([.$B$2]/(2*[.$A$2]^2*COS([.$B$7])^2))*[.$F297]^2" office:value-type="float" office:value="252.76662744273" calcext:value-type="float">
            <text:p>252,76662744273</text:p>
          </table:table-cell>
          <table:table-cell table:style-name="ce5" table:formula="of:=(TAN([.$B$8])*[.$F297])-([.$B$2]/(2*[.$A$2]^2*COS([.$B$8])^2))*[.$F297]^2" office:value-type="float" office:value="774.375" calcext:value-type="float">
            <text:p>774,375</text:p>
          </table:table-cell>
          <table:table-cell table:style-name="ce5" table:formula="of:=(TAN([.$B$9])*[.$F297])-([.$B$2]/(2*[.$A$2]^2*COS([.$B$9])^2))*[.$F297]^2" office:value-type="float" office:value="847.209743342455" calcext:value-type="float">
            <text:p>847,20974334245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60" calcext:value-type="float">
            <text:p>2960</text:p>
          </table:table-cell>
          <table:table-cell table:style-name="ce5" table:number-columns-repeated="2"/>
          <table:table-cell table:style-name="ce5" table:formula="of:=(TAN([.$B$7])*[.$F298])-([.$B$2]/(2*[.$A$2]^2*COS([.$B$7])^2))*[.$F298]^2" office:value-type="float" office:value="248.690130134626" calcext:value-type="float">
            <text:p>248,690130134626</text:p>
          </table:table-cell>
          <table:table-cell table:style-name="ce5" table:formula="of:=(TAN([.$B$8])*[.$F298])-([.$B$2]/(2*[.$A$2]^2*COS([.$B$8])^2))*[.$F298]^2" office:value-type="float" office:value="769.6" calcext:value-type="float">
            <text:p>769,6</text:p>
          </table:table-cell>
          <table:table-cell table:style-name="ce5" table:formula="of:=(TAN([.$B$9])*[.$F298])-([.$B$2]/(2*[.$A$2]^2*COS([.$B$9])^2))*[.$F298]^2" office:value-type="float" office:value="836.905679539601" calcext:value-type="float">
            <text:p>836,90567953960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70" calcext:value-type="float">
            <text:p>2970</text:p>
          </table:table-cell>
          <table:table-cell table:style-name="ce5" table:number-columns-repeated="2"/>
          <table:table-cell table:style-name="ce5" table:formula="of:=(TAN([.$B$7])*[.$F299])-([.$B$2]/(2*[.$A$2]^2*COS([.$B$7])^2))*[.$F299]^2" office:value-type="float" office:value="244.580299493189" calcext:value-type="float">
            <text:p>244,580299493189</text:p>
          </table:table-cell>
          <table:table-cell table:style-name="ce5" table:formula="of:=(TAN([.$B$8])*[.$F299])-([.$B$2]/(2*[.$A$2]^2*COS([.$B$8])^2))*[.$F299]^2" office:value-type="float" office:value="764.775" calcext:value-type="float">
            <text:p>764,775</text:p>
          </table:table-cell>
          <table:table-cell table:style-name="ce5" table:formula="of:=(TAN([.$B$9])*[.$F299])-([.$B$2]/(2*[.$A$2]^2*COS([.$B$9])^2))*[.$F299]^2" office:value-type="float" office:value="826.512588971628" calcext:value-type="float">
            <text:p>826,51258897162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80" calcext:value-type="float">
            <text:p>2980</text:p>
          </table:table-cell>
          <table:table-cell table:style-name="ce5" table:number-columns-repeated="2"/>
          <table:table-cell table:style-name="ce5" table:formula="of:=(TAN([.$B$7])*[.$F300])-([.$B$2]/(2*[.$A$2]^2*COS([.$B$7])^2))*[.$F300]^2" office:value-type="float" office:value="240.437135518418" calcext:value-type="float">
            <text:p>240,437135518418</text:p>
          </table:table-cell>
          <table:table-cell table:style-name="ce5" table:formula="of:=(TAN([.$B$8])*[.$F300])-([.$B$2]/(2*[.$A$2]^2*COS([.$B$8])^2))*[.$F300]^2" office:value-type="float" office:value="759.9" calcext:value-type="float">
            <text:p>759,9</text:p>
          </table:table-cell>
          <table:table-cell table:style-name="ce5" table:formula="of:=(TAN([.$B$9])*[.$F300])-([.$B$2]/(2*[.$A$2]^2*COS([.$B$9])^2))*[.$F300]^2" office:value-type="float" office:value="816.030471638534" calcext:value-type="float">
            <text:p>816,03047163853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2990" calcext:value-type="float">
            <text:p>2990</text:p>
          </table:table-cell>
          <table:table-cell table:style-name="ce5" table:number-columns-repeated="2"/>
          <table:table-cell table:style-name="ce5" table:formula="of:=(TAN([.$B$7])*[.$F301])-([.$B$2]/(2*[.$A$2]^2*COS([.$B$7])^2))*[.$F301]^2" office:value-type="float" office:value="236.260638210314" calcext:value-type="float">
            <text:p>236,260638210314</text:p>
          </table:table-cell>
          <table:table-cell table:style-name="ce5" table:formula="of:=(TAN([.$B$8])*[.$F301])-([.$B$2]/(2*[.$A$2]^2*COS([.$B$8])^2))*[.$F301]^2" office:value-type="float" office:value="754.975" calcext:value-type="float">
            <text:p>754,975</text:p>
          </table:table-cell>
          <table:table-cell table:style-name="ce5" table:formula="of:=(TAN([.$B$9])*[.$F301])-([.$B$2]/(2*[.$A$2]^2*COS([.$B$9])^2))*[.$F301]^2" office:value-type="float" office:value="805.459327540317" calcext:value-type="float">
            <text:p>805,45932754031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00" calcext:value-type="float">
            <text:p>3000</text:p>
          </table:table-cell>
          <table:table-cell table:style-name="ce5" table:number-columns-repeated="2"/>
          <table:table-cell table:style-name="ce5" table:formula="of:=(TAN([.$B$7])*[.$F302])-([.$B$2]/(2*[.$A$2]^2*COS([.$B$7])^2))*[.$F302]^2" office:value-type="float" office:value="232.050807568877" calcext:value-type="float">
            <text:p>232,050807568877</text:p>
          </table:table-cell>
          <table:table-cell table:style-name="ce5" table:formula="of:=(TAN([.$B$8])*[.$F302])-([.$B$2]/(2*[.$A$2]^2*COS([.$B$8])^2))*[.$F302]^2" office:value-type="float" office:value="750" calcext:value-type="float">
            <text:p>750</text:p>
          </table:table-cell>
          <table:table-cell table:style-name="ce5" table:formula="of:=(TAN([.$B$9])*[.$F302])-([.$B$2]/(2*[.$A$2]^2*COS([.$B$9])^2))*[.$F302]^2" office:value-type="float" office:value="794.799156676981" calcext:value-type="float">
            <text:p>794,79915667698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10" calcext:value-type="float">
            <text:p>3010</text:p>
          </table:table-cell>
          <table:table-cell table:style-name="ce5" table:number-columns-repeated="2"/>
          <table:table-cell table:style-name="ce5" table:formula="of:=(TAN([.$B$7])*[.$F303])-([.$B$2]/(2*[.$A$2]^2*COS([.$B$7])^2))*[.$F303]^2" office:value-type="float" office:value="227.807643594107" calcext:value-type="float">
            <text:p>227,807643594107</text:p>
          </table:table-cell>
          <table:table-cell table:style-name="ce5" table:formula="of:=(TAN([.$B$8])*[.$F303])-([.$B$2]/(2*[.$A$2]^2*COS([.$B$8])^2))*[.$F303]^2" office:value-type="float" office:value="744.975" calcext:value-type="float">
            <text:p>744,975</text:p>
          </table:table-cell>
          <table:table-cell table:style-name="ce5" table:formula="of:=(TAN([.$B$9])*[.$F303])-([.$B$2]/(2*[.$A$2]^2*COS([.$B$9])^2))*[.$F303]^2" office:value-type="float" office:value="784.049959048523" calcext:value-type="float">
            <text:p>784,04995904852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20" calcext:value-type="float">
            <text:p>3020</text:p>
          </table:table-cell>
          <table:table-cell table:style-name="ce5" table:number-columns-repeated="2"/>
          <table:table-cell table:style-name="ce5" table:formula="of:=(TAN([.$B$7])*[.$F304])-([.$B$2]/(2*[.$A$2]^2*COS([.$B$7])^2))*[.$F304]^2" office:value-type="float" office:value="223.531146286003" calcext:value-type="float">
            <text:p>223,531146286003</text:p>
          </table:table-cell>
          <table:table-cell table:style-name="ce5" table:formula="of:=(TAN([.$B$8])*[.$F304])-([.$B$2]/(2*[.$A$2]^2*COS([.$B$8])^2))*[.$F304]^2" office:value-type="float" office:value="739.9" calcext:value-type="float">
            <text:p>739,9</text:p>
          </table:table-cell>
          <table:table-cell table:style-name="ce5" table:formula="of:=(TAN([.$B$9])*[.$F304])-([.$B$2]/(2*[.$A$2]^2*COS([.$B$9])^2))*[.$F304]^2" office:value-type="float" office:value="773.211734654944" calcext:value-type="float">
            <text:p>773,21173465494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30" calcext:value-type="float">
            <text:p>3030</text:p>
          </table:table-cell>
          <table:table-cell table:style-name="ce5" table:number-columns-repeated="2"/>
          <table:table-cell table:style-name="ce5" table:formula="of:=(TAN([.$B$7])*[.$F305])-([.$B$2]/(2*[.$A$2]^2*COS([.$B$7])^2))*[.$F305]^2" office:value-type="float" office:value="219.221315644566" calcext:value-type="float">
            <text:p>219,221315644566</text:p>
          </table:table-cell>
          <table:table-cell table:style-name="ce5" table:formula="of:=(TAN([.$B$8])*[.$F305])-([.$B$2]/(2*[.$A$2]^2*COS([.$B$8])^2))*[.$F305]^2" office:value-type="float" office:value="734.775" calcext:value-type="float">
            <text:p>734,775</text:p>
          </table:table-cell>
          <table:table-cell table:style-name="ce5" table:formula="of:=(TAN([.$B$9])*[.$F305])-([.$B$2]/(2*[.$A$2]^2*COS([.$B$9])^2))*[.$F305]^2" office:value-type="float" office:value="762.284483496244" calcext:value-type="float">
            <text:p>762,28448349624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40" calcext:value-type="float">
            <text:p>3040</text:p>
          </table:table-cell>
          <table:table-cell table:style-name="ce5" table:number-columns-repeated="2"/>
          <table:table-cell table:style-name="ce5" table:formula="of:=(TAN([.$B$7])*[.$F306])-([.$B$2]/(2*[.$A$2]^2*COS([.$B$7])^2))*[.$F306]^2" office:value-type="float" office:value="214.878151669796" calcext:value-type="float">
            <text:p>214,878151669796</text:p>
          </table:table-cell>
          <table:table-cell table:style-name="ce5" table:formula="of:=(TAN([.$B$8])*[.$F306])-([.$B$2]/(2*[.$A$2]^2*COS([.$B$8])^2))*[.$F306]^2" office:value-type="float" office:value="729.6" calcext:value-type="float">
            <text:p>729,6</text:p>
          </table:table-cell>
          <table:table-cell table:style-name="ce5" table:formula="of:=(TAN([.$B$9])*[.$F306])-([.$B$2]/(2*[.$A$2]^2*COS([.$B$9])^2))*[.$F306]^2" office:value-type="float" office:value="751.268205572423" calcext:value-type="float">
            <text:p>751,26820557242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50" calcext:value-type="float">
            <text:p>3050</text:p>
          </table:table-cell>
          <table:table-cell table:style-name="ce5" table:number-columns-repeated="2"/>
          <table:table-cell table:style-name="ce5" table:formula="of:=(TAN([.$B$7])*[.$F307])-([.$B$2]/(2*[.$A$2]^2*COS([.$B$7])^2))*[.$F307]^2" office:value-type="float" office:value="210.501654361692" calcext:value-type="float">
            <text:p>210,501654361692</text:p>
          </table:table-cell>
          <table:table-cell table:style-name="ce5" table:formula="of:=(TAN([.$B$8])*[.$F307])-([.$B$2]/(2*[.$A$2]^2*COS([.$B$8])^2))*[.$F307]^2" office:value-type="float" office:value="724.375" calcext:value-type="float">
            <text:p>724,375</text:p>
          </table:table-cell>
          <table:table-cell table:style-name="ce5" table:formula="of:=(TAN([.$B$9])*[.$F307])-([.$B$2]/(2*[.$A$2]^2*COS([.$B$9])^2))*[.$F307]^2" office:value-type="float" office:value="740.162900883481" calcext:value-type="float">
            <text:p>740,16290088348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60" calcext:value-type="float">
            <text:p>3060</text:p>
          </table:table-cell>
          <table:table-cell table:style-name="ce5" table:number-columns-repeated="2"/>
          <table:table-cell table:style-name="ce5" table:formula="of:=(TAN([.$B$7])*[.$F308])-([.$B$2]/(2*[.$A$2]^2*COS([.$B$7])^2))*[.$F308]^2" office:value-type="float" office:value="206.091823720255" calcext:value-type="float">
            <text:p>206,091823720255</text:p>
          </table:table-cell>
          <table:table-cell table:style-name="ce5" table:formula="of:=(TAN([.$B$8])*[.$F308])-([.$B$2]/(2*[.$A$2]^2*COS([.$B$8])^2))*[.$F308]^2" office:value-type="float" office:value="719.1" calcext:value-type="float">
            <text:p>719,1</text:p>
          </table:table-cell>
          <table:table-cell table:style-name="ce5" table:formula="of:=(TAN([.$B$9])*[.$F308])-([.$B$2]/(2*[.$A$2]^2*COS([.$B$9])^2))*[.$F308]^2" office:value-type="float" office:value="728.968569429419" calcext:value-type="float">
            <text:p>728,96856942941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70" calcext:value-type="float">
            <text:p>3070</text:p>
          </table:table-cell>
          <table:table-cell table:style-name="ce5" table:number-columns-repeated="2"/>
          <table:table-cell table:style-name="ce5" table:formula="of:=(TAN([.$B$7])*[.$F309])-([.$B$2]/(2*[.$A$2]^2*COS([.$B$7])^2))*[.$F309]^2" office:value-type="float" office:value="201.648659745485" calcext:value-type="float">
            <text:p>201,648659745485</text:p>
          </table:table-cell>
          <table:table-cell table:style-name="ce5" table:formula="of:=(TAN([.$B$8])*[.$F309])-([.$B$2]/(2*[.$A$2]^2*COS([.$B$8])^2))*[.$F309]^2" office:value-type="float" office:value="713.775" calcext:value-type="float">
            <text:p>713,775</text:p>
          </table:table-cell>
          <table:table-cell table:style-name="ce5" table:formula="of:=(TAN([.$B$9])*[.$F309])-([.$B$2]/(2*[.$A$2]^2*COS([.$B$9])^2))*[.$F309]^2" office:value-type="float" office:value="717.685211210234" calcext:value-type="float">
            <text:p>717,68521121023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80" calcext:value-type="float">
            <text:p>3080</text:p>
          </table:table-cell>
          <table:table-cell table:style-name="ce5" table:number-columns-repeated="2"/>
          <table:table-cell table:style-name="ce5" table:formula="of:=(TAN([.$B$7])*[.$F310])-([.$B$2]/(2*[.$A$2]^2*COS([.$B$7])^2))*[.$F310]^2" office:value-type="float" office:value="197.172162437381" calcext:value-type="float">
            <text:p>197,172162437381</text:p>
          </table:table-cell>
          <table:table-cell table:style-name="ce5" table:formula="of:=(TAN([.$B$8])*[.$F310])-([.$B$2]/(2*[.$A$2]^2*COS([.$B$8])^2))*[.$F310]^2" office:value-type="float" office:value="708.4" calcext:value-type="float">
            <text:p>708,4</text:p>
          </table:table-cell>
          <table:table-cell table:style-name="ce5" table:formula="of:=(TAN([.$B$9])*[.$F310])-([.$B$2]/(2*[.$A$2]^2*COS([.$B$9])^2))*[.$F310]^2" office:value-type="float" office:value="706.312826225929" calcext:value-type="float">
            <text:p>706,31282622592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090" calcext:value-type="float">
            <text:p>3090</text:p>
          </table:table-cell>
          <table:table-cell table:style-name="ce5" table:number-columns-repeated="2"/>
          <table:table-cell table:style-name="ce5" table:formula="of:=(TAN([.$B$7])*[.$F311])-([.$B$2]/(2*[.$A$2]^2*COS([.$B$7])^2))*[.$F311]^2" office:value-type="float" office:value="192.662331795944" calcext:value-type="float">
            <text:p>192,662331795944</text:p>
          </table:table-cell>
          <table:table-cell table:style-name="ce5" table:formula="of:=(TAN([.$B$8])*[.$F311])-([.$B$2]/(2*[.$A$2]^2*COS([.$B$8])^2))*[.$F311]^2" office:value-type="float" office:value="702.975" calcext:value-type="float">
            <text:p>702,975</text:p>
          </table:table-cell>
          <table:table-cell table:style-name="ce5" table:formula="of:=(TAN([.$B$9])*[.$F311])-([.$B$2]/(2*[.$A$2]^2*COS([.$B$9])^2))*[.$F311]^2" office:value-type="float" office:value="694.851414476503" calcext:value-type="float">
            <text:p>694,85141447650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00" calcext:value-type="float">
            <text:p>3100</text:p>
          </table:table-cell>
          <table:table-cell table:style-name="ce5" table:number-columns-repeated="2"/>
          <table:table-cell table:style-name="ce5" table:formula="of:=(TAN([.$B$7])*[.$F312])-([.$B$2]/(2*[.$A$2]^2*COS([.$B$7])^2))*[.$F312]^2" office:value-type="float" office:value="188.119167821174" calcext:value-type="float">
            <text:p>188,119167821174</text:p>
          </table:table-cell>
          <table:table-cell table:style-name="ce5" table:formula="of:=(TAN([.$B$8])*[.$F312])-([.$B$2]/(2*[.$A$2]^2*COS([.$B$8])^2))*[.$F312]^2" office:value-type="float" office:value="697.5" calcext:value-type="float">
            <text:p>697,5</text:p>
          </table:table-cell>
          <table:table-cell table:style-name="ce5" table:formula="of:=(TAN([.$B$9])*[.$F312])-([.$B$2]/(2*[.$A$2]^2*COS([.$B$9])^2))*[.$F312]^2" office:value-type="float" office:value="683.300975961956" calcext:value-type="float">
            <text:p>683,30097596195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10" calcext:value-type="float">
            <text:p>3110</text:p>
          </table:table-cell>
          <table:table-cell table:style-name="ce5" table:number-columns-repeated="2"/>
          <table:table-cell table:style-name="ce5" table:formula="of:=(TAN([.$B$7])*[.$F313])-([.$B$2]/(2*[.$A$2]^2*COS([.$B$7])^2))*[.$F313]^2" office:value-type="float" office:value="183.54267051307" calcext:value-type="float">
            <text:p>183,54267051307</text:p>
          </table:table-cell>
          <table:table-cell table:style-name="ce5" table:formula="of:=(TAN([.$B$8])*[.$F313])-([.$B$2]/(2*[.$A$2]^2*COS([.$B$8])^2))*[.$F313]^2" office:value-type="float" office:value="691.975" calcext:value-type="float">
            <text:p>691,975</text:p>
          </table:table-cell>
          <table:table-cell table:style-name="ce5" table:formula="of:=(TAN([.$B$9])*[.$F313])-([.$B$2]/(2*[.$A$2]^2*COS([.$B$9])^2))*[.$F313]^2" office:value-type="float" office:value="671.661510682288" calcext:value-type="float">
            <text:p>671,66151068228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20" calcext:value-type="float">
            <text:p>3120</text:p>
          </table:table-cell>
          <table:table-cell table:style-name="ce5" table:number-columns-repeated="2"/>
          <table:table-cell table:style-name="ce5" table:formula="of:=(TAN([.$B$7])*[.$F314])-([.$B$2]/(2*[.$A$2]^2*COS([.$B$7])^2))*[.$F314]^2" office:value-type="float" office:value="178.932839871633" calcext:value-type="float">
            <text:p>178,932839871633</text:p>
          </table:table-cell>
          <table:table-cell table:style-name="ce5" table:formula="of:=(TAN([.$B$8])*[.$F314])-([.$B$2]/(2*[.$A$2]^2*COS([.$B$8])^2))*[.$F314]^2" office:value-type="float" office:value="686.4" calcext:value-type="float">
            <text:p>686,4</text:p>
          </table:table-cell>
          <table:table-cell table:style-name="ce5" table:formula="of:=(TAN([.$B$9])*[.$F314])-([.$B$2]/(2*[.$A$2]^2*COS([.$B$9])^2))*[.$F314]^2" office:value-type="float" office:value="659.933018637499" calcext:value-type="float">
            <text:p>659,93301863749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30" calcext:value-type="float">
            <text:p>3130</text:p>
          </table:table-cell>
          <table:table-cell table:style-name="ce5" table:number-columns-repeated="2"/>
          <table:table-cell table:style-name="ce5" table:formula="of:=(TAN([.$B$7])*[.$F315])-([.$B$2]/(2*[.$A$2]^2*COS([.$B$7])^2))*[.$F315]^2" office:value-type="float" office:value="174.289675896862" calcext:value-type="float">
            <text:p>174,289675896862</text:p>
          </table:table-cell>
          <table:table-cell table:style-name="ce5" table:formula="of:=(TAN([.$B$8])*[.$F315])-([.$B$2]/(2*[.$A$2]^2*COS([.$B$8])^2))*[.$F315]^2" office:value-type="float" office:value="680.775" calcext:value-type="float">
            <text:p>680,775</text:p>
          </table:table-cell>
          <table:table-cell table:style-name="ce5" table:formula="of:=(TAN([.$B$9])*[.$F315])-([.$B$2]/(2*[.$A$2]^2*COS([.$B$9])^2))*[.$F315]^2" office:value-type="float" office:value="648.115499827589" calcext:value-type="float">
            <text:p>648,11549982758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40" calcext:value-type="float">
            <text:p>3140</text:p>
          </table:table-cell>
          <table:table-cell table:style-name="ce5" table:number-columns-repeated="2"/>
          <table:table-cell table:style-name="ce5" table:formula="of:=(TAN([.$B$7])*[.$F316])-([.$B$2]/(2*[.$A$2]^2*COS([.$B$7])^2))*[.$F316]^2" office:value-type="float" office:value="169.613178588758" calcext:value-type="float">
            <text:p>169,613178588758</text:p>
          </table:table-cell>
          <table:table-cell table:style-name="ce5" table:formula="of:=(TAN([.$B$8])*[.$F316])-([.$B$2]/(2*[.$A$2]^2*COS([.$B$8])^2))*[.$F316]^2" office:value-type="float" office:value="675.1" calcext:value-type="float">
            <text:p>675,1</text:p>
          </table:table-cell>
          <table:table-cell table:style-name="ce5" table:formula="of:=(TAN([.$B$9])*[.$F316])-([.$B$2]/(2*[.$A$2]^2*COS([.$B$9])^2))*[.$F316]^2" office:value-type="float" office:value="636.208954252558" calcext:value-type="float">
            <text:p>636,20895425255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50" calcext:value-type="float">
            <text:p>3150</text:p>
          </table:table-cell>
          <table:table-cell table:style-name="ce5" table:number-columns-repeated="2"/>
          <table:table-cell table:style-name="ce5" table:formula="of:=(TAN([.$B$7])*[.$F317])-([.$B$2]/(2*[.$A$2]^2*COS([.$B$7])^2))*[.$F317]^2" office:value-type="float" office:value="164.903347947321" calcext:value-type="float">
            <text:p>164,903347947321</text:p>
          </table:table-cell>
          <table:table-cell table:style-name="ce5" table:formula="of:=(TAN([.$B$8])*[.$F317])-([.$B$2]/(2*[.$A$2]^2*COS([.$B$8])^2))*[.$F317]^2" office:value-type="float" office:value="669.375" calcext:value-type="float">
            <text:p>669,375</text:p>
          </table:table-cell>
          <table:table-cell table:style-name="ce5" table:formula="of:=(TAN([.$B$9])*[.$F317])-([.$B$2]/(2*[.$A$2]^2*COS([.$B$9])^2))*[.$F317]^2" office:value-type="float" office:value="624.213381912405" calcext:value-type="float">
            <text:p>624,21338191240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60" calcext:value-type="float">
            <text:p>3160</text:p>
          </table:table-cell>
          <table:table-cell table:style-name="ce5" table:number-columns-repeated="2"/>
          <table:table-cell table:style-name="ce5" table:formula="of:=(TAN([.$B$7])*[.$F318])-([.$B$2]/(2*[.$A$2]^2*COS([.$B$7])^2))*[.$F318]^2" office:value-type="float" office:value="160.160183972551" calcext:value-type="float">
            <text:p>160,160183972551</text:p>
          </table:table-cell>
          <table:table-cell table:style-name="ce5" table:formula="of:=(TAN([.$B$8])*[.$F318])-([.$B$2]/(2*[.$A$2]^2*COS([.$B$8])^2))*[.$F318]^2" office:value-type="float" office:value="663.6" calcext:value-type="float">
            <text:p>663,6</text:p>
          </table:table-cell>
          <table:table-cell table:style-name="ce5" table:formula="of:=(TAN([.$B$9])*[.$F318])-([.$B$2]/(2*[.$A$2]^2*COS([.$B$9])^2))*[.$F318]^2" office:value-type="float" office:value="612.128782807132" calcext:value-type="float">
            <text:p>612,12878280713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70" calcext:value-type="float">
            <text:p>3170</text:p>
          </table:table-cell>
          <table:table-cell table:style-name="ce5" table:number-columns-repeated="2"/>
          <table:table-cell table:style-name="ce5" table:formula="of:=(TAN([.$B$7])*[.$F319])-([.$B$2]/(2*[.$A$2]^2*COS([.$B$7])^2))*[.$F319]^2" office:value-type="float" office:value="155.383686664447" calcext:value-type="float">
            <text:p>155,383686664447</text:p>
          </table:table-cell>
          <table:table-cell table:style-name="ce5" table:formula="of:=(TAN([.$B$8])*[.$F319])-([.$B$2]/(2*[.$A$2]^2*COS([.$B$8])^2))*[.$F319]^2" office:value-type="float" office:value="657.775" calcext:value-type="float">
            <text:p>657,775</text:p>
          </table:table-cell>
          <table:table-cell table:style-name="ce5" table:formula="of:=(TAN([.$B$9])*[.$F319])-([.$B$2]/(2*[.$A$2]^2*COS([.$B$9])^2))*[.$F319]^2" office:value-type="float" office:value="599.955156936739" calcext:value-type="float">
            <text:p>599,95515693673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80" calcext:value-type="float">
            <text:p>3180</text:p>
          </table:table-cell>
          <table:table-cell table:style-name="ce5" table:number-columns-repeated="2"/>
          <table:table-cell table:style-name="ce5" table:formula="of:=(TAN([.$B$7])*[.$F320])-([.$B$2]/(2*[.$A$2]^2*COS([.$B$7])^2))*[.$F320]^2" office:value-type="float" office:value="150.57385602301" calcext:value-type="float">
            <text:p>150,57385602301</text:p>
          </table:table-cell>
          <table:table-cell table:style-name="ce5" table:formula="of:=(TAN([.$B$8])*[.$F320])-([.$B$2]/(2*[.$A$2]^2*COS([.$B$8])^2))*[.$F320]^2" office:value-type="float" office:value="651.9" calcext:value-type="float">
            <text:p>651,9</text:p>
          </table:table-cell>
          <table:table-cell table:style-name="ce5" table:formula="of:=(TAN([.$B$9])*[.$F320])-([.$B$2]/(2*[.$A$2]^2*COS([.$B$9])^2))*[.$F320]^2" office:value-type="float" office:value="587.692504301223" calcext:value-type="float">
            <text:p>587,69250430122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190" calcext:value-type="float">
            <text:p>3190</text:p>
          </table:table-cell>
          <table:table-cell table:style-name="ce5" table:number-columns-repeated="2"/>
          <table:table-cell table:style-name="ce5" table:formula="of:=(TAN([.$B$7])*[.$F321])-([.$B$2]/(2*[.$A$2]^2*COS([.$B$7])^2))*[.$F321]^2" office:value-type="float" office:value="145.73069204824" calcext:value-type="float">
            <text:p>145,73069204824</text:p>
          </table:table-cell>
          <table:table-cell table:style-name="ce5" table:formula="of:=(TAN([.$B$8])*[.$F321])-([.$B$2]/(2*[.$A$2]^2*COS([.$B$8])^2))*[.$F321]^2" office:value-type="float" office:value="645.975" calcext:value-type="float">
            <text:p>645,975</text:p>
          </table:table-cell>
          <table:table-cell table:style-name="ce5" table:formula="of:=(TAN([.$B$9])*[.$F321])-([.$B$2]/(2*[.$A$2]^2*COS([.$B$9])^2))*[.$F321]^2" office:value-type="float" office:value="575.340824900586" calcext:value-type="float">
            <text:p>575,34082490058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00" calcext:value-type="float">
            <text:p>3200</text:p>
          </table:table-cell>
          <table:table-cell table:style-name="ce5" table:number-columns-repeated="2"/>
          <table:table-cell table:style-name="ce5" table:formula="of:=(TAN([.$B$7])*[.$F322])-([.$B$2]/(2*[.$A$2]^2*COS([.$B$7])^2))*[.$F322]^2" office:value-type="float" office:value="140.854194740136" calcext:value-type="float">
            <text:p>140,854194740136</text:p>
          </table:table-cell>
          <table:table-cell table:style-name="ce5" table:formula="of:=(TAN([.$B$8])*[.$F322])-([.$B$2]/(2*[.$A$2]^2*COS([.$B$8])^2))*[.$F322]^2" office:value-type="float" office:value="640" calcext:value-type="float">
            <text:p>640</text:p>
          </table:table-cell>
          <table:table-cell table:style-name="ce5" table:formula="of:=(TAN([.$B$9])*[.$F322])-([.$B$2]/(2*[.$A$2]^2*COS([.$B$9])^2))*[.$F322]^2" office:value-type="float" office:value="562.90011873483" calcext:value-type="float">
            <text:p>562,9001187348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10" calcext:value-type="float">
            <text:p>3210</text:p>
          </table:table-cell>
          <table:table-cell table:style-name="ce5" table:number-columns-repeated="2"/>
          <table:table-cell table:style-name="ce5" table:formula="of:=(TAN([.$B$7])*[.$F323])-([.$B$2]/(2*[.$A$2]^2*COS([.$B$7])^2))*[.$F323]^2" office:value-type="float" office:value="135.944364098699" calcext:value-type="float">
            <text:p>135,944364098699</text:p>
          </table:table-cell>
          <table:table-cell table:style-name="ce5" table:formula="of:=(TAN([.$B$8])*[.$F323])-([.$B$2]/(2*[.$A$2]^2*COS([.$B$8])^2))*[.$F323]^2" office:value-type="float" office:value="633.975" calcext:value-type="float">
            <text:p>633,975</text:p>
          </table:table-cell>
          <table:table-cell table:style-name="ce5" table:formula="of:=(TAN([.$B$9])*[.$F323])-([.$B$2]/(2*[.$A$2]^2*COS([.$B$9])^2))*[.$F323]^2" office:value-type="float" office:value="550.370385803951" calcext:value-type="float">
            <text:p>550,37038580395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20" calcext:value-type="float">
            <text:p>3220</text:p>
          </table:table-cell>
          <table:table-cell table:style-name="ce5" table:number-columns-repeated="2"/>
          <table:table-cell table:style-name="ce5" table:formula="of:=(TAN([.$B$7])*[.$F324])-([.$B$2]/(2*[.$A$2]^2*COS([.$B$7])^2))*[.$F324]^2" office:value-type="float" office:value="131.001200123929" calcext:value-type="float">
            <text:p>131,001200123929</text:p>
          </table:table-cell>
          <table:table-cell table:style-name="ce5" table:formula="of:=(TAN([.$B$8])*[.$F324])-([.$B$2]/(2*[.$A$2]^2*COS([.$B$8])^2))*[.$F324]^2" office:value-type="float" office:value="627.9" calcext:value-type="float">
            <text:p>627,9</text:p>
          </table:table-cell>
          <table:table-cell table:style-name="ce5" table:formula="of:=(TAN([.$B$9])*[.$F324])-([.$B$2]/(2*[.$A$2]^2*COS([.$B$9])^2))*[.$F324]^2" office:value-type="float" office:value="537.751626107952" calcext:value-type="float">
            <text:p>537,75162610795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30" calcext:value-type="float">
            <text:p>3230</text:p>
          </table:table-cell>
          <table:table-cell table:style-name="ce5" table:number-columns-repeated="2"/>
          <table:table-cell table:style-name="ce5" table:formula="of:=(TAN([.$B$7])*[.$F325])-([.$B$2]/(2*[.$A$2]^2*COS([.$B$7])^2))*[.$F325]^2" office:value-type="float" office:value="126.024702815825" calcext:value-type="float">
            <text:p>126,024702815825</text:p>
          </table:table-cell>
          <table:table-cell table:style-name="ce5" table:formula="of:=(TAN([.$B$8])*[.$F325])-([.$B$2]/(2*[.$A$2]^2*COS([.$B$8])^2))*[.$F325]^2" office:value-type="float" office:value="621.775" calcext:value-type="float">
            <text:p>621,775</text:p>
          </table:table-cell>
          <table:table-cell table:style-name="ce5" table:formula="of:=(TAN([.$B$9])*[.$F325])-([.$B$2]/(2*[.$A$2]^2*COS([.$B$9])^2))*[.$F325]^2" office:value-type="float" office:value="525.043839646832" calcext:value-type="float">
            <text:p>525,04383964683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40" calcext:value-type="float">
            <text:p>3240</text:p>
          </table:table-cell>
          <table:table-cell table:style-name="ce5" table:number-columns-repeated="2"/>
          <table:table-cell table:style-name="ce5" table:formula="of:=(TAN([.$B$7])*[.$F326])-([.$B$2]/(2*[.$A$2]^2*COS([.$B$7])^2))*[.$F326]^2" office:value-type="float" office:value="121.014872174388" calcext:value-type="float">
            <text:p>121,014872174388</text:p>
          </table:table-cell>
          <table:table-cell table:style-name="ce5" table:formula="of:=(TAN([.$B$8])*[.$F326])-([.$B$2]/(2*[.$A$2]^2*COS([.$B$8])^2))*[.$F326]^2" office:value-type="float" office:value="615.6" calcext:value-type="float">
            <text:p>615,6</text:p>
          </table:table-cell>
          <table:table-cell table:style-name="ce5" table:formula="of:=(TAN([.$B$9])*[.$F326])-([.$B$2]/(2*[.$A$2]^2*COS([.$B$9])^2))*[.$F326]^2" office:value-type="float" office:value="512.247026420589" calcext:value-type="float">
            <text:p>512,24702642058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50" calcext:value-type="float">
            <text:p>3250</text:p>
          </table:table-cell>
          <table:table-cell table:style-name="ce5" table:number-columns-repeated="2"/>
          <table:table-cell table:style-name="ce5" table:formula="of:=(TAN([.$B$7])*[.$F327])-([.$B$2]/(2*[.$A$2]^2*COS([.$B$7])^2))*[.$F327]^2" office:value-type="float" office:value="115.971708199617" calcext:value-type="float">
            <text:p>115,971708199617</text:p>
          </table:table-cell>
          <table:table-cell table:style-name="ce5" table:formula="of:=(TAN([.$B$8])*[.$F327])-([.$B$2]/(2*[.$A$2]^2*COS([.$B$8])^2))*[.$F327]^2" office:value-type="float" office:value="609.375" calcext:value-type="float">
            <text:p>609,375</text:p>
          </table:table-cell>
          <table:table-cell table:style-name="ce5" table:formula="of:=(TAN([.$B$9])*[.$F327])-([.$B$2]/(2*[.$A$2]^2*COS([.$B$9])^2))*[.$F327]^2" office:value-type="float" office:value="499.361186429227" calcext:value-type="float">
            <text:p>499,36118642922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60" calcext:value-type="float">
            <text:p>3260</text:p>
          </table:table-cell>
          <table:table-cell table:style-name="ce5" table:number-columns-repeated="2"/>
          <table:table-cell table:style-name="ce5" table:formula="of:=(TAN([.$B$7])*[.$F328])-([.$B$2]/(2*[.$A$2]^2*COS([.$B$7])^2))*[.$F328]^2" office:value-type="float" office:value="110.895210891513" calcext:value-type="float">
            <text:p>110,895210891513</text:p>
          </table:table-cell>
          <table:table-cell table:style-name="ce5" table:formula="of:=(TAN([.$B$8])*[.$F328])-([.$B$2]/(2*[.$A$2]^2*COS([.$B$8])^2))*[.$F328]^2" office:value-type="float" office:value="603.1" calcext:value-type="float">
            <text:p>603,1</text:p>
          </table:table-cell>
          <table:table-cell table:style-name="ce5" table:formula="of:=(TAN([.$B$9])*[.$F328])-([.$B$2]/(2*[.$A$2]^2*COS([.$B$9])^2))*[.$F328]^2" office:value-type="float" office:value="486.386319672744" calcext:value-type="float">
            <text:p>486,38631967274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70" calcext:value-type="float">
            <text:p>3270</text:p>
          </table:table-cell>
          <table:table-cell table:style-name="ce5" table:number-columns-repeated="2"/>
          <table:table-cell table:style-name="ce5" table:formula="of:=(TAN([.$B$7])*[.$F329])-([.$B$2]/(2*[.$A$2]^2*COS([.$B$7])^2))*[.$F329]^2" office:value-type="float" office:value="105.785380250077" calcext:value-type="float">
            <text:p>105,785380250077</text:p>
          </table:table-cell>
          <table:table-cell table:style-name="ce5" table:formula="of:=(TAN([.$B$8])*[.$F329])-([.$B$2]/(2*[.$A$2]^2*COS([.$B$8])^2))*[.$F329]^2" office:value-type="float" office:value="596.775" calcext:value-type="float">
            <text:p>596,775</text:p>
          </table:table-cell>
          <table:table-cell table:style-name="ce5" table:formula="of:=(TAN([.$B$9])*[.$F329])-([.$B$2]/(2*[.$A$2]^2*COS([.$B$9])^2))*[.$F329]^2" office:value-type="float" office:value="473.32242615114" calcext:value-type="float">
            <text:p>473,3224261511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80" calcext:value-type="float">
            <text:p>3280</text:p>
          </table:table-cell>
          <table:table-cell table:style-name="ce5" table:number-columns-repeated="2"/>
          <table:table-cell table:style-name="ce5" table:formula="of:=(TAN([.$B$7])*[.$F330])-([.$B$2]/(2*[.$A$2]^2*COS([.$B$7])^2))*[.$F330]^2" office:value-type="float" office:value="100.642216275306" calcext:value-type="float">
            <text:p>100,642216275306</text:p>
          </table:table-cell>
          <table:table-cell table:style-name="ce5" table:formula="of:=(TAN([.$B$8])*[.$F330])-([.$B$2]/(2*[.$A$2]^2*COS([.$B$8])^2))*[.$F330]^2" office:value-type="float" office:value="590.4" calcext:value-type="float">
            <text:p>590,4</text:p>
          </table:table-cell>
          <table:table-cell table:style-name="ce5" table:formula="of:=(TAN([.$B$9])*[.$F330])-([.$B$2]/(2*[.$A$2]^2*COS([.$B$9])^2))*[.$F330]^2" office:value-type="float" office:value="460.169505864414" calcext:value-type="float">
            <text:p>460,16950586441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290" calcext:value-type="float">
            <text:p>3290</text:p>
          </table:table-cell>
          <table:table-cell table:style-name="ce5" table:number-columns-repeated="2"/>
          <table:table-cell table:style-name="ce5" table:formula="of:=(TAN([.$B$7])*[.$F331])-([.$B$2]/(2*[.$A$2]^2*COS([.$B$7])^2))*[.$F331]^2" office:value-type="float" office:value="95.4657189672023" calcext:value-type="float">
            <text:p>95,4657189672023</text:p>
          </table:table-cell>
          <table:table-cell table:style-name="ce5" table:formula="of:=(TAN([.$B$8])*[.$F331])-([.$B$2]/(2*[.$A$2]^2*COS([.$B$8])^2))*[.$F331]^2" office:value-type="float" office:value="583.975" calcext:value-type="float">
            <text:p>583,975</text:p>
          </table:table-cell>
          <table:table-cell table:style-name="ce5" table:formula="of:=(TAN([.$B$9])*[.$F331])-([.$B$2]/(2*[.$A$2]^2*COS([.$B$9])^2))*[.$F331]^2" office:value-type="float" office:value="446.927558812567" calcext:value-type="float">
            <text:p>446,92755881256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00" calcext:value-type="float">
            <text:p>3300</text:p>
          </table:table-cell>
          <table:table-cell table:style-name="ce5" table:number-columns-repeated="2"/>
          <table:table-cell table:style-name="ce5" table:formula="of:=(TAN([.$B$7])*[.$F332])-([.$B$2]/(2*[.$A$2]^2*COS([.$B$7])^2))*[.$F332]^2" office:value-type="float" office:value="90.2558883257655" calcext:value-type="float">
            <text:p>90,2558883257655</text:p>
          </table:table-cell>
          <table:table-cell table:style-name="ce5" table:formula="of:=(TAN([.$B$8])*[.$F332])-([.$B$2]/(2*[.$A$2]^2*COS([.$B$8])^2))*[.$F332]^2" office:value-type="float" office:value="577.5" calcext:value-type="float">
            <text:p>577,5</text:p>
          </table:table-cell>
          <table:table-cell table:style-name="ce5" table:formula="of:=(TAN([.$B$9])*[.$F332])-([.$B$2]/(2*[.$A$2]^2*COS([.$B$9])^2))*[.$F332]^2" office:value-type="float" office:value="433.596584995599" calcext:value-type="float">
            <text:p>433,59658499559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10" calcext:value-type="float">
            <text:p>3310</text:p>
          </table:table-cell>
          <table:table-cell table:style-name="ce5" table:number-columns-repeated="2"/>
          <table:table-cell table:style-name="ce5" table:formula="of:=(TAN([.$B$7])*[.$F333])-([.$B$2]/(2*[.$A$2]^2*COS([.$B$7])^2))*[.$F333]^2" office:value-type="float" office:value="85.0127243509951" calcext:value-type="float">
            <text:p>85,0127243509951</text:p>
          </table:table-cell>
          <table:table-cell table:style-name="ce5" table:formula="of:=(TAN([.$B$8])*[.$F333])-([.$B$2]/(2*[.$A$2]^2*COS([.$B$8])^2))*[.$F333]^2" office:value-type="float" office:value="570.975" calcext:value-type="float">
            <text:p>570,975</text:p>
          </table:table-cell>
          <table:table-cell table:style-name="ce5" table:formula="of:=(TAN([.$B$9])*[.$F333])-([.$B$2]/(2*[.$A$2]^2*COS([.$B$9])^2))*[.$F333]^2" office:value-type="float" office:value="420.176584413512" calcext:value-type="float">
            <text:p>420,17658441351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20" calcext:value-type="float">
            <text:p>3320</text:p>
          </table:table-cell>
          <table:table-cell table:style-name="ce5" table:number-columns-repeated="2"/>
          <table:table-cell table:style-name="ce5" table:formula="of:=(TAN([.$B$7])*[.$F334])-([.$B$2]/(2*[.$A$2]^2*COS([.$B$7])^2))*[.$F334]^2" office:value-type="float" office:value="79.736227042891" calcext:value-type="float">
            <text:p>79,736227042891</text:p>
          </table:table-cell>
          <table:table-cell table:style-name="ce5" table:formula="of:=(TAN([.$B$8])*[.$F334])-([.$B$2]/(2*[.$A$2]^2*COS([.$B$8])^2))*[.$F334]^2" office:value-type="float" office:value="564.4" calcext:value-type="float">
            <text:p>564,4</text:p>
          </table:table-cell>
          <table:table-cell table:style-name="ce5" table:formula="of:=(TAN([.$B$9])*[.$F334])-([.$B$2]/(2*[.$A$2]^2*COS([.$B$9])^2))*[.$F334]^2" office:value-type="float" office:value="406.667557066301" calcext:value-type="float">
            <text:p>406,66755706630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30" calcext:value-type="float">
            <text:p>3330</text:p>
          </table:table-cell>
          <table:table-cell table:style-name="ce5" table:number-columns-repeated="2"/>
          <table:table-cell table:style-name="ce5" table:formula="of:=(TAN([.$B$7])*[.$F335])-([.$B$2]/(2*[.$A$2]^2*COS([.$B$7])^2))*[.$F335]^2" office:value-type="float" office:value="74.426396401454" calcext:value-type="float">
            <text:p>74,426396401454</text:p>
          </table:table-cell>
          <table:table-cell table:style-name="ce5" table:formula="of:=(TAN([.$B$8])*[.$F335])-([.$B$2]/(2*[.$A$2]^2*COS([.$B$8])^2))*[.$F335]^2" office:value-type="float" office:value="557.775" calcext:value-type="float">
            <text:p>557,775</text:p>
          </table:table-cell>
          <table:table-cell table:style-name="ce5" table:formula="of:=(TAN([.$B$9])*[.$F335])-([.$B$2]/(2*[.$A$2]^2*COS([.$B$9])^2))*[.$F335]^2" office:value-type="float" office:value="393.069502953971" calcext:value-type="float">
            <text:p>393,06950295397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40" calcext:value-type="float">
            <text:p>3340</text:p>
          </table:table-cell>
          <table:table-cell table:style-name="ce5" table:number-columns-repeated="2"/>
          <table:table-cell table:style-name="ce5" table:formula="of:=(TAN([.$B$7])*[.$F336])-([.$B$2]/(2*[.$A$2]^2*COS([.$B$7])^2))*[.$F336]^2" office:value-type="float" office:value="69.0832324266837" calcext:value-type="float">
            <text:p>69,0832324266837</text:p>
          </table:table-cell>
          <table:table-cell table:style-name="ce5" table:formula="of:=(TAN([.$B$8])*[.$F336])-([.$B$2]/(2*[.$A$2]^2*COS([.$B$8])^2))*[.$F336]^2" office:value-type="float" office:value="551.1" calcext:value-type="float">
            <text:p>551,1</text:p>
          </table:table-cell>
          <table:table-cell table:style-name="ce5" table:formula="of:=(TAN([.$B$9])*[.$F336])-([.$B$2]/(2*[.$A$2]^2*COS([.$B$9])^2))*[.$F336]^2" office:value-type="float" office:value="379.382422076519" calcext:value-type="float">
            <text:p>379,38242207651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50" calcext:value-type="float">
            <text:p>3350</text:p>
          </table:table-cell>
          <table:table-cell table:style-name="ce5" table:number-columns-repeated="2"/>
          <table:table-cell table:style-name="ce5" table:formula="of:=(TAN([.$B$7])*[.$F337])-([.$B$2]/(2*[.$A$2]^2*COS([.$B$7])^2))*[.$F337]^2" office:value-type="float" office:value="63.7067351185799" calcext:value-type="float">
            <text:p>63,7067351185799</text:p>
          </table:table-cell>
          <table:table-cell table:style-name="ce5" table:formula="of:=(TAN([.$B$8])*[.$F337])-([.$B$2]/(2*[.$A$2]^2*COS([.$B$8])^2))*[.$F337]^2" office:value-type="float" office:value="544.375" calcext:value-type="float">
            <text:p>544,375</text:p>
          </table:table-cell>
          <table:table-cell table:style-name="ce5" table:formula="of:=(TAN([.$B$9])*[.$F337])-([.$B$2]/(2*[.$A$2]^2*COS([.$B$9])^2))*[.$F337]^2" office:value-type="float" office:value="365.606314433946" calcext:value-type="float">
            <text:p>365,60631443394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60" calcext:value-type="float">
            <text:p>3360</text:p>
          </table:table-cell>
          <table:table-cell table:style-name="ce5" table:number-columns-repeated="2"/>
          <table:table-cell table:style-name="ce5" table:formula="of:=(TAN([.$B$7])*[.$F338])-([.$B$2]/(2*[.$A$2]^2*COS([.$B$7])^2))*[.$F338]^2" office:value-type="float" office:value="58.2969044771428" calcext:value-type="float">
            <text:p>58,2969044771428</text:p>
          </table:table-cell>
          <table:table-cell table:style-name="ce5" table:formula="of:=(TAN([.$B$8])*[.$F338])-([.$B$2]/(2*[.$A$2]^2*COS([.$B$8])^2))*[.$F338]^2" office:value-type="float" office:value="537.6" calcext:value-type="float">
            <text:p>537,6</text:p>
          </table:table-cell>
          <table:table-cell table:style-name="ce5" table:formula="of:=(TAN([.$B$9])*[.$F338])-([.$B$2]/(2*[.$A$2]^2*COS([.$B$9])^2))*[.$F338]^2" office:value-type="float" office:value="351.741180026253" calcext:value-type="float">
            <text:p>351,74118002625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70" calcext:value-type="float">
            <text:p>3370</text:p>
          </table:table-cell>
          <table:table-cell table:style-name="ce5" table:number-columns-repeated="2"/>
          <table:table-cell table:style-name="ce5" table:formula="of:=(TAN([.$B$7])*[.$F339])-([.$B$2]/(2*[.$A$2]^2*COS([.$B$7])^2))*[.$F339]^2" office:value-type="float" office:value="52.8537405023724" calcext:value-type="float">
            <text:p>52,8537405023724</text:p>
          </table:table-cell>
          <table:table-cell table:style-name="ce5" table:formula="of:=(TAN([.$B$8])*[.$F339])-([.$B$2]/(2*[.$A$2]^2*COS([.$B$8])^2))*[.$F339]^2" office:value-type="float" office:value="530.775" calcext:value-type="float">
            <text:p>530,775</text:p>
          </table:table-cell>
          <table:table-cell table:style-name="ce5" table:formula="of:=(TAN([.$B$9])*[.$F339])-([.$B$2]/(2*[.$A$2]^2*COS([.$B$9])^2))*[.$F339]^2" office:value-type="float" office:value="337.787018853438" calcext:value-type="float">
            <text:p>337,78701885343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80" calcext:value-type="float">
            <text:p>3380</text:p>
          </table:table-cell>
          <table:table-cell table:style-name="ce5" table:number-columns-repeated="2"/>
          <table:table-cell table:style-name="ce5" table:formula="of:=(TAN([.$B$7])*[.$F340])-([.$B$2]/(2*[.$A$2]^2*COS([.$B$7])^2))*[.$F340]^2" office:value-type="float" office:value="47.3772431942687" calcext:value-type="float">
            <text:p>47,3772431942687</text:p>
          </table:table-cell>
          <table:table-cell table:style-name="ce5" table:formula="of:=(TAN([.$B$8])*[.$F340])-([.$B$2]/(2*[.$A$2]^2*COS([.$B$8])^2))*[.$F340]^2" office:value-type="float" office:value="523.9" calcext:value-type="float">
            <text:p>523,9</text:p>
          </table:table-cell>
          <table:table-cell table:style-name="ce5" table:formula="of:=(TAN([.$B$9])*[.$F340])-([.$B$2]/(2*[.$A$2]^2*COS([.$B$9])^2))*[.$F340]^2" office:value-type="float" office:value="323.743830915502" calcext:value-type="float">
            <text:p>323,74383091550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390" calcext:value-type="float">
            <text:p>3390</text:p>
          </table:table-cell>
          <table:table-cell table:style-name="ce5" table:number-columns-repeated="2"/>
          <table:table-cell table:style-name="ce5" table:formula="of:=(TAN([.$B$7])*[.$F341])-([.$B$2]/(2*[.$A$2]^2*COS([.$B$7])^2))*[.$F341]^2" office:value-type="float" office:value="41.8674125528316" calcext:value-type="float">
            <text:p>41,8674125528316</text:p>
          </table:table-cell>
          <table:table-cell table:style-name="ce5" table:formula="of:=(TAN([.$B$8])*[.$F341])-([.$B$2]/(2*[.$A$2]^2*COS([.$B$8])^2))*[.$F341]^2" office:value-type="float" office:value="516.975" calcext:value-type="float">
            <text:p>516,975</text:p>
          </table:table-cell>
          <table:table-cell table:style-name="ce5" table:formula="of:=(TAN([.$B$9])*[.$F341])-([.$B$2]/(2*[.$A$2]^2*COS([.$B$9])^2))*[.$F341]^2" office:value-type="float" office:value="309.611616212445" calcext:value-type="float">
            <text:p>309,611616212445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00" calcext:value-type="float">
            <text:p>3400</text:p>
          </table:table-cell>
          <table:table-cell table:style-name="ce5" table:number-columns-repeated="2"/>
          <table:table-cell table:style-name="ce5" table:formula="of:=(TAN([.$B$7])*[.$F342])-([.$B$2]/(2*[.$A$2]^2*COS([.$B$7])^2))*[.$F342]^2" office:value-type="float" office:value="36.3242485780611" calcext:value-type="float">
            <text:p>36,3242485780611</text:p>
          </table:table-cell>
          <table:table-cell table:style-name="ce5" table:formula="of:=(TAN([.$B$8])*[.$F342])-([.$B$2]/(2*[.$A$2]^2*COS([.$B$8])^2))*[.$F342]^2" office:value-type="float" office:value="510" calcext:value-type="float">
            <text:p>510</text:p>
          </table:table-cell>
          <table:table-cell table:style-name="ce5" table:formula="of:=(TAN([.$B$9])*[.$F342])-([.$B$2]/(2*[.$A$2]^2*COS([.$B$9])^2))*[.$F342]^2" office:value-type="float" office:value="295.390374744267" calcext:value-type="float">
            <text:p>295,39037474426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10" calcext:value-type="float">
            <text:p>3410</text:p>
          </table:table-cell>
          <table:table-cell table:style-name="ce5" table:number-columns-repeated="2"/>
          <table:table-cell table:style-name="ce5" table:formula="of:=(TAN([.$B$7])*[.$F343])-([.$B$2]/(2*[.$A$2]^2*COS([.$B$7])^2))*[.$F343]^2" office:value-type="float" office:value="30.7477512699575" calcext:value-type="float">
            <text:p>30,7477512699575</text:p>
          </table:table-cell>
          <table:table-cell table:style-name="ce5" table:formula="of:=(TAN([.$B$8])*[.$F343])-([.$B$2]/(2*[.$A$2]^2*COS([.$B$8])^2))*[.$F343]^2" office:value-type="float" office:value="502.975" calcext:value-type="float">
            <text:p>502,975</text:p>
          </table:table-cell>
          <table:table-cell table:style-name="ce5" table:formula="of:=(TAN([.$B$9])*[.$F343])-([.$B$2]/(2*[.$A$2]^2*COS([.$B$9])^2))*[.$F343]^2" office:value-type="float" office:value="281.080106510968" calcext:value-type="float">
            <text:p>281,08010651096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20" calcext:value-type="float">
            <text:p>3420</text:p>
          </table:table-cell>
          <table:table-cell table:style-name="ce5" table:number-columns-repeated="2"/>
          <table:table-cell table:style-name="ce5" table:formula="of:=(TAN([.$B$7])*[.$F344])-([.$B$2]/(2*[.$A$2]^2*COS([.$B$7])^2))*[.$F344]^2" office:value-type="float" office:value="25.1379206285203" calcext:value-type="float">
            <text:p>25,1379206285203</text:p>
          </table:table-cell>
          <table:table-cell table:style-name="ce5" table:formula="of:=(TAN([.$B$8])*[.$F344])-([.$B$2]/(2*[.$A$2]^2*COS([.$B$8])^2))*[.$F344]^2" office:value-type="float" office:value="495.9" calcext:value-type="float">
            <text:p>495,9</text:p>
          </table:table-cell>
          <table:table-cell table:style-name="ce5" table:formula="of:=(TAN([.$B$9])*[.$F344])-([.$B$2]/(2*[.$A$2]^2*COS([.$B$9])^2))*[.$F344]^2" office:value-type="float" office:value="266.680811512549" calcext:value-type="float">
            <text:p>266,68081151254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30" calcext:value-type="float">
            <text:p>3430</text:p>
          </table:table-cell>
          <table:table-cell table:style-name="ce5" table:number-columns-repeated="2"/>
          <table:table-cell table:style-name="ce5" table:formula="of:=(TAN([.$B$7])*[.$F345])-([.$B$2]/(2*[.$A$2]^2*COS([.$B$7])^2))*[.$F345]^2" office:value-type="float" office:value="19.4947566537498" calcext:value-type="float">
            <text:p>19,4947566537498</text:p>
          </table:table-cell>
          <table:table-cell table:style-name="ce5" table:formula="of:=(TAN([.$B$8])*[.$F345])-([.$B$2]/(2*[.$A$2]^2*COS([.$B$8])^2))*[.$F345]^2" office:value-type="float" office:value="488.775" calcext:value-type="float">
            <text:p>488,775</text:p>
          </table:table-cell>
          <table:table-cell table:style-name="ce5" table:formula="of:=(TAN([.$B$9])*[.$F345])-([.$B$2]/(2*[.$A$2]^2*COS([.$B$9])^2))*[.$F345]^2" office:value-type="float" office:value="252.192489749007" calcext:value-type="float">
            <text:p>252,19248974900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40" calcext:value-type="float">
            <text:p>3440</text:p>
          </table:table-cell>
          <table:table-cell table:style-name="ce5" table:number-columns-repeated="2"/>
          <table:table-cell table:style-name="ce5" table:formula="of:=(TAN([.$B$7])*[.$F346])-([.$B$2]/(2*[.$A$2]^2*COS([.$B$7])^2))*[.$F346]^2" office:value-type="float" office:value="13.8182593456463" calcext:value-type="float">
            <text:p>13,8182593456463</text:p>
          </table:table-cell>
          <table:table-cell table:style-name="ce5" table:formula="of:=(TAN([.$B$8])*[.$F346])-([.$B$2]/(2*[.$A$2]^2*COS([.$B$8])^2))*[.$F346]^2" office:value-type="float" office:value="481.6" calcext:value-type="float">
            <text:p>481,6</text:p>
          </table:table-cell>
          <table:table-cell table:style-name="ce5" table:formula="of:=(TAN([.$B$9])*[.$F346])-([.$B$2]/(2*[.$A$2]^2*COS([.$B$9])^2))*[.$F346]^2" office:value-type="float" office:value="237.615141220346" calcext:value-type="float">
            <text:p>237,615141220346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50" calcext:value-type="float">
            <text:p>3450</text:p>
          </table:table-cell>
          <table:table-cell table:style-name="ce5" table:number-columns-repeated="2"/>
          <table:table-cell table:style-name="ce5" table:formula="of:=(TAN([.$B$7])*[.$F347])-([.$B$2]/(2*[.$A$2]^2*COS([.$B$7])^2))*[.$F347]^2" office:value-type="float" office:value="8.10842870420925" calcext:value-type="float">
            <text:p>8,10842870420925</text:p>
          </table:table-cell>
          <table:table-cell table:style-name="ce5" table:formula="of:=(TAN([.$B$8])*[.$F347])-([.$B$2]/(2*[.$A$2]^2*COS([.$B$8])^2))*[.$F347]^2" office:value-type="float" office:value="474.375" calcext:value-type="float">
            <text:p>474,375</text:p>
          </table:table-cell>
          <table:table-cell table:style-name="ce5" table:formula="of:=(TAN([.$B$9])*[.$F347])-([.$B$2]/(2*[.$A$2]^2*COS([.$B$9])^2))*[.$F347]^2" office:value-type="float" office:value="222.948765926563" calcext:value-type="float">
            <text:p>222,94876592656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60" calcext:value-type="float">
            <text:p>3460</text:p>
          </table:table-cell>
          <table:table-cell table:style-name="ce5" table:number-columns-repeated="2"/>
          <table:table-cell table:style-name="ce5" table:formula="of:=(TAN([.$B$7])*[.$F348])-([.$B$2]/(2*[.$A$2]^2*COS([.$B$7])^2))*[.$F348]^2" office:value-type="float" office:value="2.36526472943888" calcext:value-type="float">
            <text:p>2,36526472943888</text:p>
          </table:table-cell>
          <table:table-cell table:style-name="ce5" table:formula="of:=(TAN([.$B$8])*[.$F348])-([.$B$2]/(2*[.$A$2]^2*COS([.$B$8])^2))*[.$F348]^2" office:value-type="float" office:value="467.1" calcext:value-type="float">
            <text:p>467,1</text:p>
          </table:table-cell>
          <table:table-cell table:style-name="ce5" table:formula="of:=(TAN([.$B$9])*[.$F348])-([.$B$2]/(2*[.$A$2]^2*COS([.$B$9])^2))*[.$F348]^2" office:value-type="float" office:value="208.193363867658" calcext:value-type="float">
            <text:p>208,19336386765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70" calcext:value-type="float">
            <text:p>3470</text:p>
          </table:table-cell>
          <table:table-cell table:style-name="ce5" table:number-columns-repeated="2"/>
          <table:table-cell table:style-name="ce5" table:formula="of:=(TAN([.$B$7])*[.$F349])-([.$B$2]/(2*[.$A$2]^2*COS([.$B$7])^2))*[.$F349]^2" office:value-type="float" office:value="-3.41123257866502" calcext:value-type="float">
            <text:p>-3,41123257866502</text:p>
          </table:table-cell>
          <table:table-cell table:style-name="ce5" table:formula="of:=(TAN([.$B$8])*[.$F349])-([.$B$2]/(2*[.$A$2]^2*COS([.$B$8])^2))*[.$F349]^2" office:value-type="float" office:value="459.775" calcext:value-type="float">
            <text:p>459,775</text:p>
          </table:table-cell>
          <table:table-cell table:style-name="ce5" table:formula="of:=(TAN([.$B$9])*[.$F349])-([.$B$2]/(2*[.$A$2]^2*COS([.$B$9])^2))*[.$F349]^2" office:value-type="float" office:value="193.348935043634" calcext:value-type="float">
            <text:p>193,34893504363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80" calcext:value-type="float">
            <text:p>3480</text:p>
          </table:table-cell>
          <table:table-cell table:style-name="ce5" table:number-columns-repeated="2"/>
          <table:table-cell table:style-name="ce5" table:formula="of:=(TAN([.$B$7])*[.$F350])-([.$B$2]/(2*[.$A$2]^2*COS([.$B$7])^2))*[.$F350]^2" office:value-type="float" office:value="-9.221063220102" calcext:value-type="float">
            <text:p>-9,221063220102</text:p>
          </table:table-cell>
          <table:table-cell table:style-name="ce5" table:formula="of:=(TAN([.$B$8])*[.$F350])-([.$B$2]/(2*[.$A$2]^2*COS([.$B$8])^2))*[.$F350]^2" office:value-type="float" office:value="452.4" calcext:value-type="float">
            <text:p>452,4</text:p>
          </table:table-cell>
          <table:table-cell table:style-name="ce5" table:formula="of:=(TAN([.$B$9])*[.$F350])-([.$B$2]/(2*[.$A$2]^2*COS([.$B$9])^2))*[.$F350]^2" office:value-type="float" office:value="178.415479454488" calcext:value-type="float">
            <text:p>178,41547945448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490" calcext:value-type="float">
            <text:p>3490</text:p>
          </table:table-cell>
          <table:table-cell table:style-name="ce5" table:number-columns-repeated="2"/>
          <table:table-cell table:style-name="ce5" table:formula="of:=(TAN([.$B$7])*[.$F351])-([.$B$2]/(2*[.$A$2]^2*COS([.$B$7])^2))*[.$F351]^2" office:value-type="float" office:value="-15.0642271948725" calcext:value-type="float">
            <text:p>-15,0642271948725</text:p>
          </table:table-cell>
          <table:table-cell table:style-name="ce5" table:formula="of:=(TAN([.$B$8])*[.$F351])-([.$B$2]/(2*[.$A$2]^2*COS([.$B$8])^2))*[.$F351]^2" office:value-type="float" office:value="444.975" calcext:value-type="float">
            <text:p>444,975</text:p>
          </table:table-cell>
          <table:table-cell table:style-name="ce5" table:formula="of:=(TAN([.$B$9])*[.$F351])-([.$B$2]/(2*[.$A$2]^2*COS([.$B$9])^2))*[.$F351]^2" office:value-type="float" office:value="163.392997100221" calcext:value-type="float">
            <text:p>163,39299710022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00" calcext:value-type="float">
            <text:p>3500</text:p>
          </table:table-cell>
          <table:table-cell table:style-name="ce5" table:number-columns-repeated="2"/>
          <table:table-cell table:style-name="ce5" table:formula="of:=(TAN([.$B$7])*[.$F352])-([.$B$2]/(2*[.$A$2]^2*COS([.$B$7])^2))*[.$F352]^2" office:value-type="float" office:value="-20.9407245029763" calcext:value-type="float">
            <text:p>-20,9407245029763</text:p>
          </table:table-cell>
          <table:table-cell table:style-name="ce5" table:formula="of:=(TAN([.$B$8])*[.$F352])-([.$B$2]/(2*[.$A$2]^2*COS([.$B$8])^2))*[.$F352]^2" office:value-type="float" office:value="437.5" calcext:value-type="float">
            <text:p>437,5</text:p>
          </table:table-cell>
          <table:table-cell table:style-name="ce5" table:formula="of:=(TAN([.$B$9])*[.$F352])-([.$B$2]/(2*[.$A$2]^2*COS([.$B$9])^2))*[.$F352]^2" office:value-type="float" office:value="148.281487980833" calcext:value-type="float">
            <text:p>148,28148798083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10" calcext:value-type="float">
            <text:p>3510</text:p>
          </table:table-cell>
          <table:table-cell table:style-name="ce5" table:number-columns-repeated="2"/>
          <table:table-cell table:style-name="ce5" table:formula="of:=(TAN([.$B$7])*[.$F353])-([.$B$2]/(2*[.$A$2]^2*COS([.$B$7])^2))*[.$F353]^2" office:value-type="float" office:value="-26.8505551444132" calcext:value-type="float">
            <text:p>-26,8505551444132</text:p>
          </table:table-cell>
          <table:table-cell table:style-name="ce5" table:formula="of:=(TAN([.$B$8])*[.$F353])-([.$B$2]/(2*[.$A$2]^2*COS([.$B$8])^2))*[.$F353]^2" office:value-type="float" office:value="429.975" calcext:value-type="float">
            <text:p>429,975</text:p>
          </table:table-cell>
          <table:table-cell table:style-name="ce5" table:formula="of:=(TAN([.$B$9])*[.$F353])-([.$B$2]/(2*[.$A$2]^2*COS([.$B$9])^2))*[.$F353]^2" office:value-type="float" office:value="133.080952096324" calcext:value-type="float">
            <text:p>133,08095209632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20" calcext:value-type="float">
            <text:p>3520</text:p>
          </table:table-cell>
          <table:table-cell table:style-name="ce5" table:number-columns-repeated="2"/>
          <table:table-cell table:style-name="ce5" table:formula="of:=(TAN([.$B$7])*[.$F354])-([.$B$2]/(2*[.$A$2]^2*COS([.$B$7])^2))*[.$F354]^2" office:value-type="float" office:value="-32.7937191191836" calcext:value-type="float">
            <text:p>-32,7937191191836</text:p>
          </table:table-cell>
          <table:table-cell table:style-name="ce5" table:formula="of:=(TAN([.$B$8])*[.$F354])-([.$B$2]/(2*[.$A$2]^2*COS([.$B$8])^2))*[.$F354]^2" office:value-type="float" office:value="422.4" calcext:value-type="float">
            <text:p>422,4</text:p>
          </table:table-cell>
          <table:table-cell table:style-name="ce5" table:formula="of:=(TAN([.$B$9])*[.$F354])-([.$B$2]/(2*[.$A$2]^2*COS([.$B$9])^2))*[.$F354]^2" office:value-type="float" office:value="117.791389446694" calcext:value-type="float">
            <text:p>117,791389446694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30" calcext:value-type="float">
            <text:p>3530</text:p>
          </table:table-cell>
          <table:table-cell table:style-name="ce5" table:number-columns-repeated="2"/>
          <table:table-cell table:style-name="ce5" table:formula="of:=(TAN([.$B$7])*[.$F355])-([.$B$2]/(2*[.$A$2]^2*COS([.$B$7])^2))*[.$F355]^2" office:value-type="float" office:value="-38.7702164272873" calcext:value-type="float">
            <text:p>-38,7702164272873</text:p>
          </table:table-cell>
          <table:table-cell table:style-name="ce5" table:formula="of:=(TAN([.$B$8])*[.$F355])-([.$B$2]/(2*[.$A$2]^2*COS([.$B$8])^2))*[.$F355]^2" office:value-type="float" office:value="414.775" calcext:value-type="float">
            <text:p>414,775</text:p>
          </table:table-cell>
          <table:table-cell table:style-name="ce5" table:formula="of:=(TAN([.$B$9])*[.$F355])-([.$B$2]/(2*[.$A$2]^2*COS([.$B$9])^2))*[.$F355]^2" office:value-type="float" office:value="102.412800031942" calcext:value-type="float">
            <text:p>102,41280003194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40" calcext:value-type="float">
            <text:p>3540</text:p>
          </table:table-cell>
          <table:table-cell table:style-name="ce5" table:number-columns-repeated="2"/>
          <table:table-cell table:style-name="ce5" table:formula="of:=(TAN([.$B$7])*[.$F356])-([.$B$2]/(2*[.$A$2]^2*COS([.$B$7])^2))*[.$F356]^2" office:value-type="float" office:value="-44.7800470687244" calcext:value-type="float">
            <text:p>-44,7800470687244</text:p>
          </table:table-cell>
          <table:table-cell table:style-name="ce5" table:formula="of:=(TAN([.$B$8])*[.$F356])-([.$B$2]/(2*[.$A$2]^2*COS([.$B$8])^2))*[.$F356]^2" office:value-type="float" office:value="407.1" calcext:value-type="float">
            <text:p>407,1</text:p>
          </table:table-cell>
          <table:table-cell table:style-name="ce5" table:formula="of:=(TAN([.$B$9])*[.$F356])-([.$B$2]/(2*[.$A$2]^2*COS([.$B$9])^2))*[.$F356]^2" office:value-type="float" office:value="86.9451838520699" calcext:value-type="float">
            <text:p>86,9451838520699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50" calcext:value-type="float">
            <text:p>3550</text:p>
          </table:table-cell>
          <table:table-cell table:style-name="ce5" table:number-columns-repeated="2"/>
          <table:table-cell table:style-name="ce5" table:formula="of:=(TAN([.$B$7])*[.$F357])-([.$B$2]/(2*[.$A$2]^2*COS([.$B$7])^2))*[.$F357]^2" office:value-type="float" office:value="-50.8232110434947" calcext:value-type="float">
            <text:p>-50,8232110434947</text:p>
          </table:table-cell>
          <table:table-cell table:style-name="ce5" table:formula="of:=(TAN([.$B$8])*[.$F357])-([.$B$2]/(2*[.$A$2]^2*COS([.$B$8])^2))*[.$F357]^2" office:value-type="float" office:value="399.375" calcext:value-type="float">
            <text:p>399,375</text:p>
          </table:table-cell>
          <table:table-cell table:style-name="ce5" table:formula="of:=(TAN([.$B$9])*[.$F357])-([.$B$2]/(2*[.$A$2]^2*COS([.$B$9])^2))*[.$F357]^2" office:value-type="float" office:value="71.3885409070772" calcext:value-type="float">
            <text:p>71,3885409070772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60" calcext:value-type="float">
            <text:p>3560</text:p>
          </table:table-cell>
          <table:table-cell table:style-name="ce5" table:number-columns-repeated="2"/>
          <table:table-cell table:style-name="ce5" table:formula="of:=(TAN([.$B$7])*[.$F358])-([.$B$2]/(2*[.$A$2]^2*COS([.$B$7])^2))*[.$F358]^2" office:value-type="float" office:value="-56.8997083515987" calcext:value-type="float">
            <text:p>-56,8997083515987</text:p>
          </table:table-cell>
          <table:table-cell table:style-name="ce5" table:formula="of:=(TAN([.$B$8])*[.$F358])-([.$B$2]/(2*[.$A$2]^2*COS([.$B$8])^2))*[.$F358]^2" office:value-type="float" office:value="391.6" calcext:value-type="float">
            <text:p>391,6</text:p>
          </table:table-cell>
          <table:table-cell table:style-name="ce5" table:formula="of:=(TAN([.$B$9])*[.$F358])-([.$B$2]/(2*[.$A$2]^2*COS([.$B$9])^2))*[.$F358]^2" office:value-type="float" office:value="55.7428711969633" calcext:value-type="float">
            <text:p>55,742871196963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70" calcext:value-type="float">
            <text:p>3570</text:p>
          </table:table-cell>
          <table:table-cell table:style-name="ce5" table:number-columns-repeated="2"/>
          <table:table-cell table:style-name="ce5" table:formula="of:=(TAN([.$B$7])*[.$F359])-([.$B$2]/(2*[.$A$2]^2*COS([.$B$7])^2))*[.$F359]^2" office:value-type="float" office:value="-63.0095389930357" calcext:value-type="float">
            <text:p>-63,0095389930357</text:p>
          </table:table-cell>
          <table:table-cell table:style-name="ce5" table:formula="of:=(TAN([.$B$8])*[.$F359])-([.$B$2]/(2*[.$A$2]^2*COS([.$B$8])^2))*[.$F359]^2" office:value-type="float" office:value="383.775" calcext:value-type="float">
            <text:p>383,775</text:p>
          </table:table-cell>
          <table:table-cell table:style-name="ce5" table:formula="of:=(TAN([.$B$9])*[.$F359])-([.$B$2]/(2*[.$A$2]^2*COS([.$B$9])^2))*[.$F359]^2" office:value-type="float" office:value="40.0081747217273" calcext:value-type="float">
            <text:p>40,0081747217273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80" calcext:value-type="float">
            <text:p>3580</text:p>
          </table:table-cell>
          <table:table-cell table:style-name="ce5" table:number-columns-repeated="2"/>
          <table:table-cell table:style-name="ce5" table:formula="of:=(TAN([.$B$7])*[.$F360])-([.$B$2]/(2*[.$A$2]^2*COS([.$B$7])^2))*[.$F360]^2" office:value-type="float" office:value="-69.1527029678059" calcext:value-type="float">
            <text:p>-69,1527029678059</text:p>
          </table:table-cell>
          <table:table-cell table:style-name="ce5" table:formula="of:=(TAN([.$B$8])*[.$F360])-([.$B$2]/(2*[.$A$2]^2*COS([.$B$8])^2))*[.$F360]^2" office:value-type="float" office:value="375.9" calcext:value-type="float">
            <text:p>375,9</text:p>
          </table:table-cell>
          <table:table-cell table:style-name="ce5" table:formula="of:=(TAN([.$B$9])*[.$F360])-([.$B$2]/(2*[.$A$2]^2*COS([.$B$9])^2))*[.$F360]^2" office:value-type="float" office:value="24.1844514813711" calcext:value-type="float">
            <text:p>24,1844514813711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590" calcext:value-type="float">
            <text:p>3590</text:p>
          </table:table-cell>
          <table:table-cell table:style-name="ce5" table:number-columns-repeated="2"/>
          <table:table-cell table:style-name="ce5" table:formula="of:=(TAN([.$B$7])*[.$F361])-([.$B$2]/(2*[.$A$2]^2*COS([.$B$7])^2))*[.$F361]^2" office:value-type="float" office:value="-75.3292002759099" calcext:value-type="float">
            <text:p>-75,3292002759099</text:p>
          </table:table-cell>
          <table:table-cell table:style-name="ce5" table:formula="of:=(TAN([.$B$8])*[.$F361])-([.$B$2]/(2*[.$A$2]^2*COS([.$B$8])^2))*[.$F361]^2" office:value-type="float" office:value="367.975" calcext:value-type="float">
            <text:p>367,975</text:p>
          </table:table-cell>
          <table:table-cell table:style-name="ce5" table:formula="of:=(TAN([.$B$9])*[.$F361])-([.$B$2]/(2*[.$A$2]^2*COS([.$B$9])^2))*[.$F361]^2" office:value-type="float" office:value="8.27170147589368" calcext:value-type="float">
            <text:p>8,2717014758936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00" calcext:value-type="float">
            <text:p>3600</text:p>
          </table:table-cell>
          <table:table-cell table:style-name="ce5" table:number-columns-repeated="3"/>
          <table:table-cell table:style-name="ce5" table:formula="of:=(TAN([.$B$8])*[.$F362])-([.$B$2]/(2*[.$A$2]^2*COS([.$B$8])^2))*[.$F362]^2" office:value-type="float" office:value="360" calcext:value-type="float">
            <text:p>360</text:p>
          </table:table-cell>
          <table:table-cell table:style-name="ce5" table:formula="of:=(TAN([.$B$9])*[.$F362])-([.$B$2]/(2*[.$A$2]^2*COS([.$B$9])^2))*[.$F362]^2" office:value-type="float" office:value="-7.73007529470488" calcext:value-type="float">
            <text:p>-7,7300752947048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10" calcext:value-type="float">
            <text:p>3610</text:p>
          </table:table-cell>
          <table:table-cell table:style-name="ce5" table:number-columns-repeated="3"/>
          <table:table-cell table:style-name="ce5" table:formula="of:=(TAN([.$B$8])*[.$F363])-([.$B$2]/(2*[.$A$2]^2*COS([.$B$8])^2))*[.$F363]^2" office:value-type="float" office:value="351.975" calcext:value-type="float">
            <text:p>351,975</text:p>
          </table:table-cell>
          <table:table-cell table:style-name="ce5" table:formula="of:=(TAN([.$B$9])*[.$F363])-([.$B$2]/(2*[.$A$2]^2*COS([.$B$9])^2))*[.$F363]^2" office:value-type="float" office:value="-23.8208788304237" calcext:value-type="float">
            <text:p>-23,820878830423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20" calcext:value-type="float">
            <text:p>3620</text:p>
          </table:table-cell>
          <table:table-cell table:style-name="ce5" table:number-columns-repeated="3"/>
          <table:table-cell table:style-name="ce5" table:formula="of:=(TAN([.$B$8])*[.$F364])-([.$B$2]/(2*[.$A$2]^2*COS([.$B$8])^2))*[.$F364]^2" office:value-type="float" office:value="343.9" calcext:value-type="float">
            <text:p>343,9</text:p>
          </table:table-cell>
          <table:table-cell table:style-name="ce5" table:formula="of:=(TAN([.$B$9])*[.$F364])-([.$B$2]/(2*[.$A$2]^2*COS([.$B$9])^2))*[.$F364]^2" office:value-type="float" office:value="-40.0007091312637" calcext:value-type="float">
            <text:p>-40,000709131263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30" calcext:value-type="float">
            <text:p>3630</text:p>
          </table:table-cell>
          <table:table-cell table:style-name="ce5" table:number-columns-repeated="3"/>
          <table:table-cell table:style-name="ce5" table:formula="of:=(TAN([.$B$8])*[.$F365])-([.$B$2]/(2*[.$A$2]^2*COS([.$B$8])^2))*[.$F365]^2" office:value-type="float" office:value="335.775" calcext:value-type="float">
            <text:p>335,775</text:p>
          </table:table-cell>
          <table:table-cell table:style-name="ce5" table:formula="of:=(TAN([.$B$9])*[.$F365])-([.$B$2]/(2*[.$A$2]^2*COS([.$B$9])^2))*[.$F365]^2" office:value-type="float" office:value="-56.2695661972257" calcext:value-type="float">
            <text:p>-56,2695661972257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40" calcext:value-type="float">
            <text:p>3640</text:p>
          </table:table-cell>
          <table:table-cell table:style-name="ce5" table:number-columns-repeated="3"/>
          <table:table-cell table:style-name="ce5" table:formula="of:=(TAN([.$B$8])*[.$F366])-([.$B$2]/(2*[.$A$2]^2*COS([.$B$8])^2))*[.$F366]^2" office:value-type="float" office:value="327.6" calcext:value-type="float">
            <text:p>327,6</text:p>
          </table:table-cell>
          <table:table-cell table:style-name="ce5" table:formula="of:=(TAN([.$B$9])*[.$F366])-([.$B$2]/(2*[.$A$2]^2*COS([.$B$9])^2))*[.$F366]^2" office:value-type="float" office:value="-72.627450028308" calcext:value-type="float">
            <text:p>-72,627450028308</text:p>
          </table:table-cell>
          <table:table-cell table:style-name="ce5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50" calcext:value-type="float">
            <text:p>3650</text:p>
          </table:table-cell>
          <table:table-cell table:style-name="ce5" table:number-columns-repeated="3"/>
          <table:table-cell table:style-name="ce5" table:formula="of:=(TAN([.$B$8])*[.$F367])-([.$B$2]/(2*[.$A$2]^2*COS([.$B$8])^2))*[.$F367]^2" office:value-type="float" office:value="319.375" calcext:value-type="float">
            <text:p>319,3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60" calcext:value-type="float">
            <text:p>3660</text:p>
          </table:table-cell>
          <table:table-cell table:style-name="ce5" table:number-columns-repeated="3"/>
          <table:table-cell table:style-name="ce5" table:formula="of:=(TAN([.$B$8])*[.$F368])-([.$B$2]/(2*[.$A$2]^2*COS([.$B$8])^2))*[.$F368]^2" office:value-type="float" office:value="311.1" calcext:value-type="float">
            <text:p>311,1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70" calcext:value-type="float">
            <text:p>3670</text:p>
          </table:table-cell>
          <table:table-cell table:style-name="ce5" table:number-columns-repeated="3"/>
          <table:table-cell table:style-name="ce5" table:formula="of:=(TAN([.$B$8])*[.$F369])-([.$B$2]/(2*[.$A$2]^2*COS([.$B$8])^2))*[.$F369]^2" office:value-type="float" office:value="302.775" calcext:value-type="float">
            <text:p>302,7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80" calcext:value-type="float">
            <text:p>3680</text:p>
          </table:table-cell>
          <table:table-cell table:style-name="ce5" table:number-columns-repeated="3"/>
          <table:table-cell table:style-name="ce5" table:formula="of:=(TAN([.$B$8])*[.$F370])-([.$B$2]/(2*[.$A$2]^2*COS([.$B$8])^2))*[.$F370]^2" office:value-type="float" office:value="294.4" calcext:value-type="float">
            <text:p>294,4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690" calcext:value-type="float">
            <text:p>3690</text:p>
          </table:table-cell>
          <table:table-cell table:style-name="ce5" table:number-columns-repeated="3"/>
          <table:table-cell table:style-name="ce5" table:formula="of:=(TAN([.$B$8])*[.$F371])-([.$B$2]/(2*[.$A$2]^2*COS([.$B$8])^2))*[.$F371]^2" office:value-type="float" office:value="285.975" calcext:value-type="float">
            <text:p>285,9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00" calcext:value-type="float">
            <text:p>3700</text:p>
          </table:table-cell>
          <table:table-cell table:style-name="ce5" table:number-columns-repeated="3"/>
          <table:table-cell table:style-name="ce5" table:formula="of:=(TAN([.$B$8])*[.$F372])-([.$B$2]/(2*[.$A$2]^2*COS([.$B$8])^2))*[.$F372]^2" office:value-type="float" office:value="277.5" calcext:value-type="float">
            <text:p>277,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10" calcext:value-type="float">
            <text:p>3710</text:p>
          </table:table-cell>
          <table:table-cell table:style-name="ce5" table:number-columns-repeated="3"/>
          <table:table-cell table:style-name="ce5" table:formula="of:=(TAN([.$B$8])*[.$F373])-([.$B$2]/(2*[.$A$2]^2*COS([.$B$8])^2))*[.$F373]^2" office:value-type="float" office:value="268.975" calcext:value-type="float">
            <text:p>268,9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20" calcext:value-type="float">
            <text:p>3720</text:p>
          </table:table-cell>
          <table:table-cell table:style-name="ce5" table:number-columns-repeated="3"/>
          <table:table-cell table:style-name="ce5" table:formula="of:=(TAN([.$B$8])*[.$F374])-([.$B$2]/(2*[.$A$2]^2*COS([.$B$8])^2))*[.$F374]^2" office:value-type="float" office:value="260.4" calcext:value-type="float">
            <text:p>260,4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30" calcext:value-type="float">
            <text:p>3730</text:p>
          </table:table-cell>
          <table:table-cell table:style-name="ce5" table:number-columns-repeated="3"/>
          <table:table-cell table:style-name="ce5" table:formula="of:=(TAN([.$B$8])*[.$F375])-([.$B$2]/(2*[.$A$2]^2*COS([.$B$8])^2))*[.$F375]^2" office:value-type="float" office:value="251.775" calcext:value-type="float">
            <text:p>251,7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40" calcext:value-type="float">
            <text:p>3740</text:p>
          </table:table-cell>
          <table:table-cell table:style-name="ce5" table:number-columns-repeated="3"/>
          <table:table-cell table:style-name="ce5" table:formula="of:=(TAN([.$B$8])*[.$F376])-([.$B$2]/(2*[.$A$2]^2*COS([.$B$8])^2))*[.$F376]^2" office:value-type="float" office:value="243.1" calcext:value-type="float">
            <text:p>243,1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50" calcext:value-type="float">
            <text:p>3750</text:p>
          </table:table-cell>
          <table:table-cell table:style-name="ce5" table:number-columns-repeated="3"/>
          <table:table-cell table:style-name="ce5" table:formula="of:=(TAN([.$B$8])*[.$F377])-([.$B$2]/(2*[.$A$2]^2*COS([.$B$8])^2))*[.$F377]^2" office:value-type="float" office:value="234.375" calcext:value-type="float">
            <text:p>234,3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60" calcext:value-type="float">
            <text:p>3760</text:p>
          </table:table-cell>
          <table:table-cell table:style-name="ce5" table:number-columns-repeated="3"/>
          <table:table-cell table:style-name="ce5" table:formula="of:=(TAN([.$B$8])*[.$F378])-([.$B$2]/(2*[.$A$2]^2*COS([.$B$8])^2))*[.$F378]^2" office:value-type="float" office:value="225.6" calcext:value-type="float">
            <text:p>225,6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70" calcext:value-type="float">
            <text:p>3770</text:p>
          </table:table-cell>
          <table:table-cell table:style-name="ce5" table:number-columns-repeated="3"/>
          <table:table-cell table:style-name="ce5" table:formula="of:=(TAN([.$B$8])*[.$F379])-([.$B$2]/(2*[.$A$2]^2*COS([.$B$8])^2))*[.$F379]^2" office:value-type="float" office:value="216.775" calcext:value-type="float">
            <text:p>216,7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80" calcext:value-type="float">
            <text:p>3780</text:p>
          </table:table-cell>
          <table:table-cell table:style-name="ce5" table:number-columns-repeated="3"/>
          <table:table-cell table:style-name="ce5" table:formula="of:=(TAN([.$B$8])*[.$F380])-([.$B$2]/(2*[.$A$2]^2*COS([.$B$8])^2))*[.$F380]^2" office:value-type="float" office:value="207.9" calcext:value-type="float">
            <text:p>207,9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790" calcext:value-type="float">
            <text:p>3790</text:p>
          </table:table-cell>
          <table:table-cell table:style-name="ce5" table:number-columns-repeated="3"/>
          <table:table-cell table:style-name="ce5" table:formula="of:=(TAN([.$B$8])*[.$F381])-([.$B$2]/(2*[.$A$2]^2*COS([.$B$8])^2))*[.$F381]^2" office:value-type="float" office:value="198.975" calcext:value-type="float">
            <text:p>198,9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00" calcext:value-type="float">
            <text:p>3800</text:p>
          </table:table-cell>
          <table:table-cell table:style-name="ce5" table:number-columns-repeated="3"/>
          <table:table-cell table:style-name="ce5" table:formula="of:=(TAN([.$B$8])*[.$F382])-([.$B$2]/(2*[.$A$2]^2*COS([.$B$8])^2))*[.$F382]^2" office:value-type="float" office:value="190" calcext:value-type="float">
            <text:p>190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10" calcext:value-type="float">
            <text:p>3810</text:p>
          </table:table-cell>
          <table:table-cell table:style-name="ce5" table:number-columns-repeated="3"/>
          <table:table-cell table:style-name="ce5" table:formula="of:=(TAN([.$B$8])*[.$F383])-([.$B$2]/(2*[.$A$2]^2*COS([.$B$8])^2))*[.$F383]^2" office:value-type="float" office:value="180.975" calcext:value-type="float">
            <text:p>180,9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20" calcext:value-type="float">
            <text:p>3820</text:p>
          </table:table-cell>
          <table:table-cell table:style-name="ce5" table:number-columns-repeated="3"/>
          <table:table-cell table:style-name="ce5" table:formula="of:=(TAN([.$B$8])*[.$F384])-([.$B$2]/(2*[.$A$2]^2*COS([.$B$8])^2))*[.$F384]^2" office:value-type="float" office:value="171.9" calcext:value-type="float">
            <text:p>171,9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30" calcext:value-type="float">
            <text:p>3830</text:p>
          </table:table-cell>
          <table:table-cell table:style-name="ce5" table:number-columns-repeated="3"/>
          <table:table-cell table:style-name="ce5" table:formula="of:=(TAN([.$B$8])*[.$F385])-([.$B$2]/(2*[.$A$2]^2*COS([.$B$8])^2))*[.$F385]^2" office:value-type="float" office:value="162.775" calcext:value-type="float">
            <text:p>162,7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40" calcext:value-type="float">
            <text:p>3840</text:p>
          </table:table-cell>
          <table:table-cell table:style-name="ce5" table:number-columns-repeated="3"/>
          <table:table-cell table:style-name="ce5" table:formula="of:=(TAN([.$B$8])*[.$F386])-([.$B$2]/(2*[.$A$2]^2*COS([.$B$8])^2))*[.$F386]^2" office:value-type="float" office:value="153.6" calcext:value-type="float">
            <text:p>153,6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50" calcext:value-type="float">
            <text:p>3850</text:p>
          </table:table-cell>
          <table:table-cell table:style-name="ce5" table:number-columns-repeated="3"/>
          <table:table-cell table:style-name="ce5" table:formula="of:=(TAN([.$B$8])*[.$F387])-([.$B$2]/(2*[.$A$2]^2*COS([.$B$8])^2))*[.$F387]^2" office:value-type="float" office:value="144.375" calcext:value-type="float">
            <text:p>144,3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60" calcext:value-type="float">
            <text:p>3860</text:p>
          </table:table-cell>
          <table:table-cell table:style-name="ce5" table:number-columns-repeated="3"/>
          <table:table-cell table:style-name="ce5" table:formula="of:=(TAN([.$B$8])*[.$F388])-([.$B$2]/(2*[.$A$2]^2*COS([.$B$8])^2))*[.$F388]^2" office:value-type="float" office:value="135.1" calcext:value-type="float">
            <text:p>135,1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70" calcext:value-type="float">
            <text:p>3870</text:p>
          </table:table-cell>
          <table:table-cell table:style-name="ce5" table:number-columns-repeated="3"/>
          <table:table-cell table:style-name="ce5" table:formula="of:=(TAN([.$B$8])*[.$F389])-([.$B$2]/(2*[.$A$2]^2*COS([.$B$8])^2))*[.$F389]^2" office:value-type="float" office:value="125.775" calcext:value-type="float">
            <text:p>125,7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80" calcext:value-type="float">
            <text:p>3880</text:p>
          </table:table-cell>
          <table:table-cell table:style-name="ce5" table:number-columns-repeated="3"/>
          <table:table-cell table:style-name="ce5" table:formula="of:=(TAN([.$B$8])*[.$F390])-([.$B$2]/(2*[.$A$2]^2*COS([.$B$8])^2))*[.$F390]^2" office:value-type="float" office:value="116.4" calcext:value-type="float">
            <text:p>116,4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890" calcext:value-type="float">
            <text:p>3890</text:p>
          </table:table-cell>
          <table:table-cell table:style-name="ce5" table:number-columns-repeated="3"/>
          <table:table-cell table:style-name="ce5" table:formula="of:=(TAN([.$B$8])*[.$F391])-([.$B$2]/(2*[.$A$2]^2*COS([.$B$8])^2))*[.$F391]^2" office:value-type="float" office:value="106.975" calcext:value-type="float">
            <text:p>106,97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00" calcext:value-type="float">
            <text:p>3900</text:p>
          </table:table-cell>
          <table:table-cell table:style-name="ce5" table:number-columns-repeated="3"/>
          <table:table-cell table:style-name="ce5" table:formula="of:=(TAN([.$B$8])*[.$F392])-([.$B$2]/(2*[.$A$2]^2*COS([.$B$8])^2))*[.$F392]^2" office:value-type="float" office:value="97.5000000000005" calcext:value-type="float">
            <text:p>97,500000000000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10" calcext:value-type="float">
            <text:p>3910</text:p>
          </table:table-cell>
          <table:table-cell table:style-name="ce5" table:number-columns-repeated="3"/>
          <table:table-cell table:style-name="ce5" table:formula="of:=(TAN([.$B$8])*[.$F393])-([.$B$2]/(2*[.$A$2]^2*COS([.$B$8])^2))*[.$F393]^2" office:value-type="float" office:value="87.9750000000004" calcext:value-type="float">
            <text:p>87,9750000000004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20" calcext:value-type="float">
            <text:p>3920</text:p>
          </table:table-cell>
          <table:table-cell table:style-name="ce5" table:number-columns-repeated="3"/>
          <table:table-cell table:style-name="ce5" table:formula="of:=(TAN([.$B$8])*[.$F394])-([.$B$2]/(2*[.$A$2]^2*COS([.$B$8])^2))*[.$F394]^2" office:value-type="float" office:value="78.4000000000001" calcext:value-type="float">
            <text:p>78,4000000000001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30" calcext:value-type="float">
            <text:p>3930</text:p>
          </table:table-cell>
          <table:table-cell table:style-name="ce5" table:number-columns-repeated="3"/>
          <table:table-cell table:style-name="ce5" table:formula="of:=(TAN([.$B$8])*[.$F395])-([.$B$2]/(2*[.$A$2]^2*COS([.$B$8])^2))*[.$F395]^2" office:value-type="float" office:value="68.7750000000001" calcext:value-type="float">
            <text:p>68,7750000000001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40" calcext:value-type="float">
            <text:p>3940</text:p>
          </table:table-cell>
          <table:table-cell table:style-name="ce5" table:number-columns-repeated="3"/>
          <table:table-cell table:style-name="ce5" table:formula="of:=(TAN([.$B$8])*[.$F396])-([.$B$2]/(2*[.$A$2]^2*COS([.$B$8])^2))*[.$F396]^2" office:value-type="float" office:value="59.1000000000004" calcext:value-type="float">
            <text:p>59,1000000000004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50" calcext:value-type="float">
            <text:p>3950</text:p>
          </table:table-cell>
          <table:table-cell table:style-name="ce5" table:number-columns-repeated="3"/>
          <table:table-cell table:style-name="ce5" table:formula="of:=(TAN([.$B$8])*[.$F397])-([.$B$2]/(2*[.$A$2]^2*COS([.$B$8])^2))*[.$F397]^2" office:value-type="float" office:value="49.3750000000005" calcext:value-type="float">
            <text:p>49,375000000000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60" calcext:value-type="float">
            <text:p>3960</text:p>
          </table:table-cell>
          <table:table-cell table:style-name="ce5" table:number-columns-repeated="3"/>
          <table:table-cell table:style-name="ce5" table:formula="of:=(TAN([.$B$8])*[.$F398])-([.$B$2]/(2*[.$A$2]^2*COS([.$B$8])^2))*[.$F398]^2" office:value-type="float" office:value="39.6000000000004" calcext:value-type="float">
            <text:p>39,6000000000004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70" calcext:value-type="float">
            <text:p>3970</text:p>
          </table:table-cell>
          <table:table-cell table:style-name="ce5" table:number-columns-repeated="3"/>
          <table:table-cell table:style-name="ce5" table:formula="of:=(TAN([.$B$8])*[.$F399])-([.$B$2]/(2*[.$A$2]^2*COS([.$B$8])^2))*[.$F399]^2" office:value-type="float" office:value="29.7750000000001" calcext:value-type="float">
            <text:p>29,7750000000001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80" calcext:value-type="float">
            <text:p>3980</text:p>
          </table:table-cell>
          <table:table-cell table:style-name="ce5" table:number-columns-repeated="3"/>
          <table:table-cell table:style-name="ce5" table:formula="of:=(TAN([.$B$8])*[.$F400])-([.$B$2]/(2*[.$A$2]^2*COS([.$B$8])^2))*[.$F400]^2" office:value-type="float" office:value="19.9000000000005" calcext:value-type="float">
            <text:p>19,900000000000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3990" calcext:value-type="float">
            <text:p>3990</text:p>
          </table:table-cell>
          <table:table-cell table:style-name="ce5" table:number-columns-repeated="3"/>
          <table:table-cell table:style-name="ce5" table:formula="of:=(TAN([.$B$8])*[.$F401])-([.$B$2]/(2*[.$A$2]^2*COS([.$B$8])^2))*[.$F401]^2" office:value-type="float" office:value="9.97500000000036" calcext:value-type="float">
            <text:p>9,97500000000036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00" calcext:value-type="float">
            <text:p>4000</text:p>
          </table:table-cell>
          <table:table-cell table:style-name="ce5" table:number-columns-repeated="3"/>
          <table:table-cell table:style-name="ce5" table:formula="of:=(TAN([.$B$8])*[.$F402])-([.$B$2]/(2*[.$A$2]^2*COS([.$B$8])^2))*[.$F402]^2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10" calcext:value-type="float">
            <text:p>4010</text:p>
          </table:table-cell>
          <table:table-cell table:style-name="ce5" table:number-columns-repeated="3"/>
          <table:table-cell table:style-name="ce5" table:formula="of:=(TAN([.$B$8])*[.$F403])-([.$B$2]/(2*[.$A$2]^2*COS([.$B$8])^2))*[.$F403]^2" office:value-type="float" office:value="-10.0249999999996" calcext:value-type="float">
            <text:p>-10,0249999999996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20" calcext:value-type="float">
            <text:p>4020</text:p>
          </table:table-cell>
          <table:table-cell table:style-name="ce5" table:number-columns-repeated="3"/>
          <table:table-cell table:style-name="ce5" table:formula="of:=(TAN([.$B$8])*[.$F404])-([.$B$2]/(2*[.$A$2]^2*COS([.$B$8])^2))*[.$F404]^2" office:value-type="float" office:value="-20.0999999999995" calcext:value-type="float">
            <text:p>-20,099999999999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30" calcext:value-type="float">
            <text:p>4030</text:p>
          </table:table-cell>
          <table:table-cell table:style-name="ce5" table:number-columns-repeated="3"/>
          <table:table-cell table:style-name="ce5" table:formula="of:=(TAN([.$B$8])*[.$F405])-([.$B$2]/(2*[.$A$2]^2*COS([.$B$8])^2))*[.$F405]^2" office:value-type="float" office:value="-30.2249999999995" calcext:value-type="float">
            <text:p>-30,2249999999995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40" calcext:value-type="float">
            <text:p>4040</text:p>
          </table:table-cell>
          <table:table-cell table:style-name="ce5" table:number-columns-repeated="3"/>
          <table:table-cell table:style-name="ce5" table:formula="of:=(TAN([.$B$8])*[.$F406])-([.$B$2]/(2*[.$A$2]^2*COS([.$B$8])^2))*[.$F406]^2" office:value-type="float" office:value="-40.3999999999996" calcext:value-type="float">
            <text:p>-40,3999999999996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50" calcext:value-type="float">
            <text:p>4050</text:p>
          </table:table-cell>
          <table:table-cell table:style-name="ce5" table:number-columns-repeated="3"/>
          <table:table-cell table:style-name="ce5" table:formula="of:=(TAN([.$B$8])*[.$F407])-([.$B$2]/(2*[.$A$2]^2*COS([.$B$8])^2))*[.$F407]^2" office:value-type="float" office:value="-50.6249999999996" calcext:value-type="float">
            <text:p>-50,6249999999996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60" calcext:value-type="float">
            <text:p>4060</text:p>
          </table:table-cell>
          <table:table-cell table:style-name="ce5" table:number-columns-repeated="3"/>
          <table:table-cell table:style-name="ce5" table:formula="of:=(TAN([.$B$8])*[.$F408])-([.$B$2]/(2*[.$A$2]^2*COS([.$B$8])^2))*[.$F408]^2" office:value-type="float" office:value="-60.9000000000001" calcext:value-type="float">
            <text:p>-60,9000000000001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70" calcext:value-type="float">
            <text:p>4070</text:p>
          </table:table-cell>
          <table:table-cell table:style-name="ce5" table:number-columns-repeated="3"/>
          <table:table-cell table:style-name="ce5" table:formula="of:=(TAN([.$B$8])*[.$F409])-([.$B$2]/(2*[.$A$2]^2*COS([.$B$8])^2))*[.$F409]^2" office:value-type="float" office:value="-71.2249999999999" calcext:value-type="float">
            <text:p>-71,2249999999999</text:p>
          </table:table-cell>
          <table:table-cell table:style-name="ce5" table:number-columns-repeated="2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80" calcext:value-type="float">
            <text:p>4080</text:p>
          </table:table-cell>
          <table:table-cell table:style-name="ce5" table:number-columns-repeated="6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090" calcext:value-type="float">
            <text:p>4090</text:p>
          </table:table-cell>
          <table:table-cell table:style-name="ce5" table:number-columns-repeated="6"/>
          <table:table-cell table:style-name="ce5" office:value-type="float" office:value="-70" calcext:value-type="float">
            <text:p>-70</text:p>
          </table:table-cell>
        </table:table-row>
        <table:table-row table:style-name="ro1">
          <table:table-cell table:number-columns-repeated="5"/>
          <table:table-cell table:style-name="ce5" office:value-type="float" office:value="4100" calcext:value-type="float">
            <text:p>4100</text:p>
          </table:table-cell>
          <table:table-cell table:style-name="ce5" table:number-columns-repeated="6"/>
          <table:table-cell table:style-name="ce5" office:value-type="float" office:value="-70" calcext:value-type="float">
            <text:p>-70</text:p>
          </table:table-cell>
        </table:table-row>
        <table:table-row table:style-name="ro1" table:number-rows-repeated="10481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19:18:21.903654290</meta:creation-date>
    <meta:generator>LibreOffice/7.0.1.2$Linux_X86_64 LibreOffice_project/7cbcfc562f6eb6708b5ff7d7397325de9e764452</meta:generator>
    <dc:date>2020-10-20T20:12:10.477415348</dc:date>
    <meta:editing-duration>PT41M37S</meta:editing-duration>
    <meta:editing-cycles>5</meta:editing-cycles>
    <meta:document-statistic meta:table-count="1" meta:cell-count="25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836cm" svg:height="7.233cm" xlink:href=".." xlink:type="simple" chart:class="chart:line" chart:style-name="ch1">
        <chart:title svg:x="3.144cm" svg:y="0.28cm" chart:style-name="ch2">
          <text:p>Траектории снаряда</text:p>
        </chart:title>
        <chart:legend chart:legend-position="end" svg:x="7.206cm" svg:y="1.802cm" style:legend-expansion="high" chart:style-name="ch3"/>
        <chart:plot-area chart:style-name="ch4" table:cell-range-address="Лист1.G1:Лист1.M412" chart:data-source-has-labels="row" svg:x="0.216cm" svg:y="1.229cm" svg:width="6.774cm" svg:height="5.86cm">
          <chart:coordinate-region svg:x="1.166cm" svg:y="1.431cm" svg:width="5.617cm" svg:height="5.4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G2:Лист1.G412" chart:label-cell-address="Лист1.G1:Лист1.G1" chart:class="chart:line">
            <chart:data-point chart:repeated="411"/>
          </chart:series>
          <chart:series chart:style-name="ch8" chart:values-cell-range-address="Лист1.H2:Лист1.H412" chart:label-cell-address="Лист1.H1:Лист1.H1" chart:class="chart:line">
            <chart:data-point chart:repeated="411"/>
          </chart:series>
          <chart:series chart:style-name="ch9" chart:values-cell-range-address="Лист1.I2:Лист1.I412" chart:label-cell-address="Лист1.I1:Лист1.I1" chart:class="chart:line">
            <chart:data-point chart:repeated="411"/>
          </chart:series>
          <chart:series chart:style-name="ch10" chart:values-cell-range-address="Лист1.J2:Лист1.J412" chart:label-cell-address="Лист1.J1:Лист1.J1" chart:class="chart:line">
            <chart:data-point chart:repeated="411"/>
          </chart:series>
          <chart:series chart:style-name="ch11" chart:values-cell-range-address="Лист1.K2:Лист1.K412" chart:label-cell-address="Лист1.K1:Лист1.K1" chart:class="chart:line">
            <chart:data-point chart:repeated="411"/>
          </chart:series>
          <chart:series chart:style-name="ch12" chart:values-cell-range-address="Лист1.L2:Лист1.L412" chart:label-cell-address="Лист1.L1:Лист1.L1" chart:class="chart:line">
            <chart:data-point chart:repeated="411"/>
          </chart:series>
          <chart:series chart:style-name="ch13" chart:values-cell-range-address="Лист1.M2:Лист1.M412" chart:label-cell-address="Лист1.M1:Лист1.M1" chart:class="chart:line">
            <chart:data-point chart:repeated="4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(при α = 0)</text:p>
                <draw:g>
                  <svg:desc>Лист1.G1:Лист1.G1</svg:desc>
                </draw:g>
              </table:table-cell>
              <table:table-cell office:value-type="string">
                <text:p>Y (при α = 15)</text:p>
                <draw:g>
                  <svg:desc>Лист1.H1:Лист1.H1</svg:desc>
                </draw:g>
              </table:table-cell>
              <table:table-cell office:value-type="string">
                <text:p>Y (при α = 30)</text:p>
                <draw:g>
                  <svg:desc>Лист1.I1:Лист1.I1</svg:desc>
                </draw:g>
              </table:table-cell>
              <table:table-cell office:value-type="string">
                <text:p>Y (при α = 45)</text:p>
                <draw:g>
                  <svg:desc>Лист1.J1:Лист1.J1</svg:desc>
                </draw:g>
              </table:table-cell>
              <table:table-cell office:value-type="string">
                <text:p>Y (при α = 58)</text:p>
                <draw:g>
                  <svg:desc>Лист1.K1:Лист1.K1</svg:desc>
                </draw:g>
              </table:table-cell>
              <table:table-cell office:value-type="string">
                <text:p>Y (при α = 75)</text:p>
                <draw:g>
                  <svg:desc>Лист1.L1:Лист1.L1</svg:desc>
                </draw:g>
              </table:table-cell>
              <table:table-cell office:value-type="string">
                <text:p>h (м)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G2:Лист1.G412</svg:desc>
                </draw:g>
              </table:table-cell>
              <table:table-cell office:value-type="float" office:value="0">
                <text:p>0</text:p>
                <draw:g>
                  <svg:desc>Лист1.H2:Лист1.H412</svg:desc>
                </draw:g>
              </table:table-cell>
              <table:table-cell office:value-type="float" office:value="0">
                <text:p>0</text:p>
                <draw:g>
                  <svg:desc>Лист1.I2:Лист1.I412</svg:desc>
                </draw:g>
              </table:table-cell>
              <table:table-cell office:value-type="float" office:value="0">
                <text:p>0</text:p>
                <draw:g>
                  <svg:desc>Лист1.J2:Лист1.J412</svg:desc>
                </draw:g>
              </table:table-cell>
              <table:table-cell office:value-type="float" office:value="0">
                <text:p>0</text:p>
                <draw:g>
                  <svg:desc>Лист1.K2:Лист1.K412</svg:desc>
                </draw:g>
              </table:table-cell>
              <table:table-cell office:value-type="float" office:value="0">
                <text:p>0</text:p>
                <draw:g>
                  <svg:desc>Лист1.L2:Лист1.L412</svg:desc>
                </draw:g>
              </table:table-cell>
              <table:table-cell office:value-type="float" office:value="-70">
                <text:p>-70</text:p>
                <draw:g>
                  <svg:desc>Лист1.M2:Лист1.M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25">
                <text:p>-0.0125</text:p>
              </table:table-cell>
              <table:table-cell office:value-type="float" office:value="2.66609446468967">
                <text:p>2.66609446468967</text:p>
              </table:table-cell>
              <table:table-cell office:value-type="float" office:value="5.75683602522959">
                <text:p>5.75683602522959</text:p>
              </table:table-cell>
              <table:table-cell office:value-type="float" office:value="9.975">
                <text:p>9.975</text:p>
              </table:table-cell>
              <table:table-cell office:value-type="float" office:value="15.95883190785">
                <text:p>15.95883190785</text:p>
              </table:table-cell>
              <table:table-cell office:value-type="float" office:value="37.1339055353103">
                <text:p>37.133905535310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">
                <text:p>-0.05</text:p>
              </table:table-cell>
              <table:table-cell office:value-type="float" office:value="5.30539401013623">
                <text:p>5.30539401013623</text:p>
              </table:table-cell>
              <table:table-cell office:value-type="float" office:value="11.4803387171258">
                <text:p>11.4803387171258</text:p>
              </table:table-cell>
              <table:table-cell office:value-type="float" office:value="19.9">
                <text:p>19.9</text:p>
              </table:table-cell>
              <table:table-cell office:value-type="float" office:value="31.828637050579">
                <text:p>31.828637050579</text:p>
              </table:table-cell>
              <table:table-cell office:value-type="float" office:value="73.8946059898638">
                <text:p>73.894605989863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25">
                <text:p>-0.1125</text:p>
              </table:table-cell>
              <table:table-cell office:value-type="float" office:value="7.91789863633968">
                <text:p>7.91789863633968</text:p>
              </table:table-cell>
              <table:table-cell office:value-type="float" office:value="17.1705080756888">
                <text:p>17.1705080756888</text:p>
              </table:table-cell>
              <table:table-cell office:value-type="float" office:value="29.775">
                <text:p>29.775</text:p>
              </table:table-cell>
              <table:table-cell office:value-type="float" office:value="47.6094154281869">
                <text:p>47.6094154281869</text:p>
              </table:table-cell>
              <table:table-cell office:value-type="float" office:value="110.28210136366">
                <text:p>110.2821013636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10.5036083433">
                <text:p>10.5036083433</text:p>
              </table:table-cell>
              <table:table-cell office:value-type="float" office:value="22.8273441009184">
                <text:p>22.8273441009184</text:p>
              </table:table-cell>
              <table:table-cell office:value-type="float" office:value="39.6">
                <text:p>39.6</text:p>
              </table:table-cell>
              <table:table-cell office:value-type="float" office:value="63.3011670406738">
                <text:p>63.3011670406738</text:p>
              </table:table-cell>
              <table:table-cell office:value-type="float" office:value="146.2963916567">
                <text:p>146.296391656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125">
                <text:p>-0.3125</text:p>
              </table:table-cell>
              <table:table-cell office:value-type="float" office:value="13.0625231310172">
                <text:p>13.0625231310172</text:p>
              </table:table-cell>
              <table:table-cell office:value-type="float" office:value="28.4508467928146">
                <text:p>28.4508467928146</text:p>
              </table:table-cell>
              <table:table-cell office:value-type="float" office:value="49.375">
                <text:p>49.375</text:p>
              </table:table-cell>
              <table:table-cell office:value-type="float" office:value="78.9038918880397">
                <text:p>78.9038918880397</text:p>
              </table:table-cell>
              <table:table-cell office:value-type="float" office:value="181.937476868983">
                <text:p>181.93747686898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5">
                <text:p>-0.45</text:p>
              </table:table-cell>
              <table:table-cell office:value-type="float" office:value="15.5946429994913">
                <text:p>15.5946429994913</text:p>
              </table:table-cell>
              <table:table-cell office:value-type="float" office:value="34.0410161513775">
                <text:p>34.0410161513775</text:p>
              </table:table-cell>
              <table:table-cell office:value-type="float" office:value="59.1">
                <text:p>59.1</text:p>
              </table:table-cell>
              <table:table-cell office:value-type="float" office:value="94.4175899702846">
                <text:p>94.4175899702846</text:p>
              </table:table-cell>
              <table:table-cell office:value-type="float" office:value="217.205357000509">
                <text:p>217.20535700050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125">
                <text:p>-0.6125</text:p>
              </table:table-cell>
              <table:table-cell office:value-type="float" office:value="18.0999679487223">
                <text:p>18.0999679487223</text:p>
              </table:table-cell>
              <table:table-cell office:value-type="float" office:value="39.5978521766071">
                <text:p>39.5978521766071</text:p>
              </table:table-cell>
              <table:table-cell office:value-type="float" office:value="68.775">
                <text:p>68.775</text:p>
              </table:table-cell>
              <table:table-cell office:value-type="float" office:value="109.842261287408">
                <text:p>109.842261287408</text:p>
              </table:table-cell>
              <table:table-cell office:value-type="float" office:value="252.100032051278">
                <text:p>252.10003205127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">
                <text:p>-0.8</text:p>
              </table:table-cell>
              <table:table-cell office:value-type="float" office:value="20.5784979787102">
                <text:p>20.5784979787102</text:p>
              </table:table-cell>
              <table:table-cell office:value-type="float" office:value="45.1213548685034">
                <text:p>45.1213548685034</text:p>
              </table:table-cell>
              <table:table-cell office:value-type="float" office:value="78.4">
                <text:p>78.4</text:p>
              </table:table-cell>
              <table:table-cell office:value-type="float" office:value="125.177905839411">
                <text:p>125.177905839411</text:p>
              </table:table-cell>
              <table:table-cell office:value-type="float" office:value="286.62150202129">
                <text:p>286.6215020212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125">
                <text:p>-1.0125</text:p>
              </table:table-cell>
              <table:table-cell office:value-type="float" office:value="23.030233089455">
                <text:p>23.030233089455</text:p>
              </table:table-cell>
              <table:table-cell office:value-type="float" office:value="50.6115242270663">
                <text:p>50.6115242270663</text:p>
              </table:table-cell>
              <table:table-cell office:value-type="float" office:value="87.975">
                <text:p>87.975</text:p>
              </table:table-cell>
              <table:table-cell office:value-type="float" office:value="140.424523626293">
                <text:p>140.424523626293</text:p>
              </table:table-cell>
              <table:table-cell office:value-type="float" office:value="320.769766910545">
                <text:p>320.76976691054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5">
                <text:p>-1.25</text:p>
              </table:table-cell>
              <table:table-cell office:value-type="float" office:value="25.4551732809567">
                <text:p>25.4551732809567</text:p>
              </table:table-cell>
              <table:table-cell office:value-type="float" office:value="56.0683602522959">
                <text:p>56.0683602522959</text:p>
              </table:table-cell>
              <table:table-cell office:value-type="float" office:value="97.5">
                <text:p>97.5</text:p>
              </table:table-cell>
              <table:table-cell office:value-type="float" office:value="155.582114648054">
                <text:p>155.582114648054</text:p>
              </table:table-cell>
              <table:table-cell office:value-type="float" office:value="354.544826719043">
                <text:p>354.54482671904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125">
                <text:p>-1.5125</text:p>
              </table:table-cell>
              <table:table-cell office:value-type="float" office:value="27.8533185532152">
                <text:p>27.8533185532152</text:p>
              </table:table-cell>
              <table:table-cell office:value-type="float" office:value="61.4918629441922">
                <text:p>61.4918629441922</text:p>
              </table:table-cell>
              <table:table-cell office:value-type="float" office:value="106.975">
                <text:p>106.975</text:p>
              </table:table-cell>
              <table:table-cell office:value-type="float" office:value="170.650678904694">
                <text:p>170.650678904694</text:p>
              </table:table-cell>
              <table:table-cell office:value-type="float" office:value="387.946681446785">
                <text:p>387.94668144678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">
                <text:p>-1.8</text:p>
              </table:table-cell>
              <table:table-cell office:value-type="float" office:value="30.2246689062306">
                <text:p>30.2246689062306</text:p>
              </table:table-cell>
              <table:table-cell office:value-type="float" office:value="66.8820323027551">
                <text:p>66.8820323027551</text:p>
              </table:table-cell>
              <table:table-cell office:value-type="float" office:value="116.4">
                <text:p>116.4</text:p>
              </table:table-cell>
              <table:table-cell office:value-type="float" office:value="185.630216396212">
                <text:p>185.630216396212</text:p>
              </table:table-cell>
              <table:table-cell office:value-type="float" office:value="420.975331093769">
                <text:p>420.97533109376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125">
                <text:p>-2.1125</text:p>
              </table:table-cell>
              <table:table-cell office:value-type="float" office:value="32.569224340003">
                <text:p>32.569224340003</text:p>
              </table:table-cell>
              <table:table-cell office:value-type="float" office:value="72.2388683279847">
                <text:p>72.2388683279847</text:p>
              </table:table-cell>
              <table:table-cell office:value-type="float" office:value="125.775">
                <text:p>125.775</text:p>
              </table:table-cell>
              <table:table-cell office:value-type="float" office:value="200.52072712261">
                <text:p>200.52072712261</text:p>
              </table:table-cell>
              <table:table-cell office:value-type="float" office:value="453.630775659997">
                <text:p>453.63077565999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5">
                <text:p>-2.45</text:p>
              </table:table-cell>
              <table:table-cell office:value-type="float" office:value="34.8869848545322">
                <text:p>34.8869848545322</text:p>
              </table:table-cell>
              <table:table-cell office:value-type="float" office:value="77.5623710198809">
                <text:p>77.5623710198809</text:p>
              </table:table-cell>
              <table:table-cell office:value-type="float" office:value="135.1">
                <text:p>135.1</text:p>
              </table:table-cell>
              <table:table-cell office:value-type="float" office:value="215.322211083887">
                <text:p>215.322211083887</text:p>
              </table:table-cell>
              <table:table-cell office:value-type="float" office:value="485.913015145468">
                <text:p>485.91301514546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8125">
                <text:p>-2.8125</text:p>
              </table:table-cell>
              <table:table-cell office:value-type="float" office:value="37.1779504498183">
                <text:p>37.1779504498183</text:p>
              </table:table-cell>
              <table:table-cell office:value-type="float" office:value="82.8525403784439">
                <text:p>82.8525403784439</text:p>
              </table:table-cell>
              <table:table-cell office:value-type="float" office:value="144.375">
                <text:p>144.375</text:p>
              </table:table-cell>
              <table:table-cell office:value-type="float" office:value="230.034668280042">
                <text:p>230.034668280042</text:p>
              </table:table-cell>
              <table:table-cell office:value-type="float" office:value="517.822049550182">
                <text:p>517.82204955018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2">
                <text:p>-3.2</text:p>
              </table:table-cell>
              <table:table-cell office:value-type="float" office:value="39.4421211258613">
                <text:p>39.4421211258613</text:p>
              </table:table-cell>
              <table:table-cell office:value-type="float" office:value="88.1093764036735">
                <text:p>88.1093764036735</text:p>
              </table:table-cell>
              <table:table-cell office:value-type="float" office:value="153.6">
                <text:p>153.6</text:p>
              </table:table-cell>
              <table:table-cell office:value-type="float" office:value="244.658098711077">
                <text:p>244.658098711077</text:p>
              </table:table-cell>
              <table:table-cell office:value-type="float" office:value="549.357878874139">
                <text:p>549.35787887413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6125">
                <text:p>-3.6125</text:p>
              </table:table-cell>
              <table:table-cell office:value-type="float" office:value="41.6794968826611">
                <text:p>41.6794968826611</text:p>
              </table:table-cell>
              <table:table-cell office:value-type="float" office:value="93.3328790955697">
                <text:p>93.3328790955697</text:p>
              </table:table-cell>
              <table:table-cell office:value-type="float" office:value="162.775">
                <text:p>162.775</text:p>
              </table:table-cell>
              <table:table-cell office:value-type="float" office:value="259.19250237699">
                <text:p>259.19250237699</text:p>
              </table:table-cell>
              <table:table-cell office:value-type="float" office:value="580.520503117339">
                <text:p>580.52050311733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05">
                <text:p>-4.05</text:p>
              </table:table-cell>
              <table:table-cell office:value-type="float" office:value="43.8900777202179">
                <text:p>43.8900777202179</text:p>
              </table:table-cell>
              <table:table-cell office:value-type="float" office:value="98.5230484541326">
                <text:p>98.5230484541326</text:p>
              </table:table-cell>
              <table:table-cell office:value-type="float" office:value="171.9">
                <text:p>171.9</text:p>
              </table:table-cell>
              <table:table-cell office:value-type="float" office:value="273.637879277783">
                <text:p>273.637879277783</text:p>
              </table:table-cell>
              <table:table-cell office:value-type="float" office:value="611.309922279782">
                <text:p>611.30992227978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5125">
                <text:p>-4.5125</text:p>
              </table:table-cell>
              <table:table-cell office:value-type="float" office:value="46.0738636385316">
                <text:p>46.0738636385316</text:p>
              </table:table-cell>
              <table:table-cell office:value-type="float" office:value="103.679884479362">
                <text:p>103.679884479362</text:p>
              </table:table-cell>
              <table:table-cell office:value-type="float" office:value="180.975">
                <text:p>180.975</text:p>
              </table:table-cell>
              <table:table-cell office:value-type="float" office:value="287.994229413454">
                <text:p>287.994229413454</text:p>
              </table:table-cell>
              <table:table-cell office:value-type="float" office:value="641.726136361469">
                <text:p>641.72613636146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">
                <text:p>-5</text:p>
              </table:table-cell>
              <table:table-cell office:value-type="float" office:value="48.2308546376021">
                <text:p>48.2308546376021</text:p>
              </table:table-cell>
              <table:table-cell office:value-type="float" office:value="108.803387171258">
                <text:p>108.803387171258</text:p>
              </table:table-cell>
              <table:table-cell office:value-type="float" office:value="190">
                <text:p>190</text:p>
              </table:table-cell>
              <table:table-cell office:value-type="float" office:value="302.261552784005">
                <text:p>302.261552784005</text:p>
              </table:table-cell>
              <table:table-cell office:value-type="float" office:value="671.769145362398">
                <text:p>671.76914536239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5125">
                <text:p>-5.5125</text:p>
              </table:table-cell>
              <table:table-cell office:value-type="float" office:value="50.3610507174295">
                <text:p>50.3610507174295</text:p>
              </table:table-cell>
              <table:table-cell office:value-type="float" office:value="113.893556529821">
                <text:p>113.893556529821</text:p>
              </table:table-cell>
              <table:table-cell office:value-type="float" office:value="198.975">
                <text:p>198.975</text:p>
              </table:table-cell>
              <table:table-cell office:value-type="float" office:value="316.439849389434">
                <text:p>316.439849389434</text:p>
              </table:table-cell>
              <table:table-cell office:value-type="float" office:value="701.438949282571">
                <text:p>701.43894928257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05">
                <text:p>-6.05</text:p>
              </table:table-cell>
              <table:table-cell office:value-type="float" office:value="52.4644518780138">
                <text:p>52.4644518780138</text:p>
              </table:table-cell>
              <table:table-cell office:value-type="float" office:value="118.950392555051">
                <text:p>118.950392555051</text:p>
              </table:table-cell>
              <table:table-cell office:value-type="float" office:value="207.9">
                <text:p>207.9</text:p>
              </table:table-cell>
              <table:table-cell office:value-type="float" office:value="330.529119229743">
                <text:p>330.529119229743</text:p>
              </table:table-cell>
              <table:table-cell office:value-type="float" office:value="730.735548121986">
                <text:p>730.73554812198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6125">
                <text:p>-6.6125</text:p>
              </table:table-cell>
              <table:table-cell office:value-type="float" office:value="54.541058119355">
                <text:p>54.541058119355</text:p>
              </table:table-cell>
              <table:table-cell office:value-type="float" office:value="123.973895246947">
                <text:p>123.973895246947</text:p>
              </table:table-cell>
              <table:table-cell office:value-type="float" office:value="216.775">
                <text:p>216.775</text:p>
              </table:table-cell>
              <table:table-cell office:value-type="float" office:value="344.52936230493">
                <text:p>344.52936230493</text:p>
              </table:table-cell>
              <table:table-cell office:value-type="float" office:value="759.658941880645">
                <text:p>759.65894188064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2">
                <text:p>-7.2</text:p>
              </table:table-cell>
              <table:table-cell office:value-type="float" office:value="56.5908694414531">
                <text:p>56.5908694414531</text:p>
              </table:table-cell>
              <table:table-cell office:value-type="float" office:value="128.96406460551">
                <text:p>128.96406460551</text:p>
              </table:table-cell>
              <table:table-cell office:value-type="float" office:value="225.6">
                <text:p>225.6</text:p>
              </table:table-cell>
              <table:table-cell office:value-type="float" office:value="358.440578614997">
                <text:p>358.440578614997</text:p>
              </table:table-cell>
              <table:table-cell office:value-type="float" office:value="788.209130558547">
                <text:p>788.20913055854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8125">
                <text:p>-7.8125</text:p>
              </table:table-cell>
              <table:table-cell office:value-type="float" office:value="58.6138858443081">
                <text:p>58.6138858443081</text:p>
              </table:table-cell>
              <table:table-cell office:value-type="float" office:value="133.92090063074">
                <text:p>133.92090063074</text:p>
              </table:table-cell>
              <table:table-cell office:value-type="float" office:value="234.375">
                <text:p>234.375</text:p>
              </table:table-cell>
              <table:table-cell office:value-type="float" office:value="372.262768159942">
                <text:p>372.262768159942</text:p>
              </table:table-cell>
              <table:table-cell office:value-type="float" office:value="816.386114155692">
                <text:p>816.38611415569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.45">
                <text:p>-8.45</text:p>
              </table:table-cell>
              <table:table-cell office:value-type="float" office:value="60.6101073279199">
                <text:p>60.6101073279199</text:p>
              </table:table-cell>
              <table:table-cell office:value-type="float" office:value="138.844403322636">
                <text:p>138.844403322636</text:p>
              </table:table-cell>
              <table:table-cell office:value-type="float" office:value="243.1">
                <text:p>243.1</text:p>
              </table:table-cell>
              <table:table-cell office:value-type="float" office:value="385.995930939766">
                <text:p>385.995930939766</text:p>
              </table:table-cell>
              <table:table-cell office:value-type="float" office:value="844.18989267208">
                <text:p>844.1898926720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.1125">
                <text:p>-9.1125</text:p>
              </table:table-cell>
              <table:table-cell office:value-type="float" office:value="62.5795338922887">
                <text:p>62.5795338922887</text:p>
              </table:table-cell>
              <table:table-cell office:value-type="float" office:value="143.734572681199">
                <text:p>143.734572681199</text:p>
              </table:table-cell>
              <table:table-cell office:value-type="float" office:value="251.775">
                <text:p>251.775</text:p>
              </table:table-cell>
              <table:table-cell office:value-type="float" office:value="399.64006695447">
                <text:p>399.64006695447</text:p>
              </table:table-cell>
              <table:table-cell office:value-type="float" office:value="871.620466107711">
                <text:p>871.62046610771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8">
                <text:p>-9.8</text:p>
              </table:table-cell>
              <table:table-cell office:value-type="float" office:value="64.5221655374143">
                <text:p>64.5221655374143</text:p>
              </table:table-cell>
              <table:table-cell office:value-type="float" office:value="148.591408706429">
                <text:p>148.591408706429</text:p>
              </table:table-cell>
              <table:table-cell office:value-type="float" office:value="260.4">
                <text:p>260.4</text:p>
              </table:table-cell>
              <table:table-cell office:value-type="float" office:value="413.195176204052">
                <text:p>413.195176204052</text:p>
              </table:table-cell>
              <table:table-cell office:value-type="float" office:value="898.677834462586">
                <text:p>898.67783446258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.5125">
                <text:p>-10.5125</text:p>
              </table:table-cell>
              <table:table-cell office:value-type="float" office:value="66.4380022632969">
                <text:p>66.4380022632969</text:p>
              </table:table-cell>
              <table:table-cell office:value-type="float" office:value="153.414911398325">
                <text:p>153.414911398325</text:p>
              </table:table-cell>
              <table:table-cell office:value-type="float" office:value="268.975">
                <text:p>268.975</text:p>
              </table:table-cell>
              <table:table-cell office:value-type="float" office:value="426.661258688513">
                <text:p>426.661258688513</text:p>
              </table:table-cell>
              <table:table-cell office:value-type="float" office:value="925.361997736703">
                <text:p>925.36199773670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.25">
                <text:p>-11.25</text:p>
              </table:table-cell>
              <table:table-cell office:value-type="float" office:value="68.3270440699363">
                <text:p>68.3270440699363</text:p>
              </table:table-cell>
              <table:table-cell office:value-type="float" office:value="158.205080756888">
                <text:p>158.205080756888</text:p>
              </table:table-cell>
              <table:table-cell office:value-type="float" office:value="277.5">
                <text:p>277.5</text:p>
              </table:table-cell>
              <table:table-cell office:value-type="float" office:value="440.038314407853">
                <text:p>440.038314407853</text:p>
              </table:table-cell>
              <table:table-cell office:value-type="float" office:value="951.672955930064">
                <text:p>951.67295593006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.0125">
                <text:p>-12.0125</text:p>
              </table:table-cell>
              <table:table-cell office:value-type="float" office:value="70.1892909573326">
                <text:p>70.1892909573326</text:p>
              </table:table-cell>
              <table:table-cell office:value-type="float" office:value="162.961916782117">
                <text:p>162.961916782117</text:p>
              </table:table-cell>
              <table:table-cell office:value-type="float" office:value="285.975">
                <text:p>285.975</text:p>
              </table:table-cell>
              <table:table-cell office:value-type="float" office:value="453.326343362073">
                <text:p>453.326343362073</text:p>
              </table:table-cell>
              <table:table-cell office:value-type="float" office:value="977.610709042667">
                <text:p>977.61070904266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8">
                <text:p>-12.8</text:p>
              </table:table-cell>
              <table:table-cell office:value-type="float" office:value="72.0247429254858">
                <text:p>72.0247429254858</text:p>
              </table:table-cell>
              <table:table-cell office:value-type="float" office:value="167.685419474014">
                <text:p>167.685419474014</text:p>
              </table:table-cell>
              <table:table-cell office:value-type="float" office:value="294.4">
                <text:p>294.4</text:p>
              </table:table-cell>
              <table:table-cell office:value-type="float" office:value="466.525345551171">
                <text:p>466.525345551171</text:p>
              </table:table-cell>
              <table:table-cell office:value-type="float" office:value="1003.17525707451">
                <text:p>1003.1752570745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.6125">
                <text:p>-13.6125</text:p>
              </table:table-cell>
              <table:table-cell office:value-type="float" office:value="73.8333999743959">
                <text:p>73.8333999743959</text:p>
              </table:table-cell>
              <table:table-cell office:value-type="float" office:value="172.375588832576">
                <text:p>172.375588832576</text:p>
              </table:table-cell>
              <table:table-cell office:value-type="float" office:value="302.775">
                <text:p>302.775</text:p>
              </table:table-cell>
              <table:table-cell office:value-type="float" office:value="479.635320975148">
                <text:p>479.635320975148</text:p>
              </table:table-cell>
              <table:table-cell office:value-type="float" office:value="1028.3666000256">
                <text:p>1028.366600025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.45">
                <text:p>-14.45</text:p>
              </table:table-cell>
              <table:table-cell office:value-type="float" office:value="75.6152621040628">
                <text:p>75.6152621040628</text:p>
              </table:table-cell>
              <table:table-cell office:value-type="float" office:value="177.032424857806">
                <text:p>177.032424857806</text:p>
              </table:table-cell>
              <table:table-cell office:value-type="float" office:value="311.1">
                <text:p>311.1</text:p>
              </table:table-cell>
              <table:table-cell office:value-type="float" office:value="492.656269634004">
                <text:p>492.656269634004</text:p>
              </table:table-cell>
              <table:table-cell office:value-type="float" office:value="1053.18473789594">
                <text:p>1053.1847378959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3125">
                <text:p>-15.3125</text:p>
              </table:table-cell>
              <table:table-cell office:value-type="float" office:value="77.3703293144867">
                <text:p>77.3703293144867</text:p>
              </table:table-cell>
              <table:table-cell office:value-type="float" office:value="181.655927549702">
                <text:p>181.655927549702</text:p>
              </table:table-cell>
              <table:table-cell office:value-type="float" office:value="319.375">
                <text:p>319.375</text:p>
              </table:table-cell>
              <table:table-cell office:value-type="float" office:value="505.588191527739">
                <text:p>505.588191527739</text:p>
              </table:table-cell>
              <table:table-cell office:value-type="float" office:value="1077.62967068551">
                <text:p>1077.6296706855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2">
                <text:p>-16.2</text:p>
              </table:table-cell>
              <table:table-cell office:value-type="float" office:value="79.0986016056674">
                <text:p>79.0986016056674</text:p>
              </table:table-cell>
              <table:table-cell office:value-type="float" office:value="186.246096908265">
                <text:p>186.246096908265</text:p>
              </table:table-cell>
              <table:table-cell office:value-type="float" office:value="327.6">
                <text:p>327.6</text:p>
              </table:table-cell>
              <table:table-cell office:value-type="float" office:value="518.431086656353">
                <text:p>518.431086656353</text:p>
              </table:table-cell>
              <table:table-cell office:value-type="float" office:value="1101.70139839433">
                <text:p>1101.7013983943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1125">
                <text:p>-17.1125</text:p>
              </table:table-cell>
              <table:table-cell office:value-type="float" office:value="80.800078977605">
                <text:p>80.800078977605</text:p>
              </table:table-cell>
              <table:table-cell office:value-type="float" office:value="190.802932933495">
                <text:p>190.802932933495</text:p>
              </table:table-cell>
              <table:table-cell office:value-type="float" office:value="335.775">
                <text:p>335.775</text:p>
              </table:table-cell>
              <table:table-cell office:value-type="float" office:value="531.184955019846">
                <text:p>531.184955019846</text:p>
              </table:table-cell>
              <table:table-cell office:value-type="float" office:value="1125.39992102239">
                <text:p>1125.3999210223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8.05">
                <text:p>-18.05</text:p>
              </table:table-cell>
              <table:table-cell office:value-type="float" office:value="82.4747614302996">
                <text:p>82.4747614302996</text:p>
              </table:table-cell>
              <table:table-cell office:value-type="float" office:value="195.326435625391">
                <text:p>195.326435625391</text:p>
              </table:table-cell>
              <table:table-cell office:value-type="float" office:value="343.9">
                <text:p>343.9</text:p>
              </table:table-cell>
              <table:table-cell office:value-type="float" office:value="543.849796618218">
                <text:p>543.849796618218</text:p>
              </table:table-cell>
              <table:table-cell office:value-type="float" office:value="1148.7252385697">
                <text:p>1148.725238569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.0125">
                <text:p>-19.0125</text:p>
              </table:table-cell>
              <table:table-cell office:value-type="float" office:value="84.122648963751">
                <text:p>84.122648963751</text:p>
              </table:table-cell>
              <table:table-cell office:value-type="float" office:value="199.816604983954">
                <text:p>199.816604983954</text:p>
              </table:table-cell>
              <table:table-cell office:value-type="float" office:value="351.975">
                <text:p>351.975</text:p>
              </table:table-cell>
              <table:table-cell office:value-type="float" office:value="556.42561145147">
                <text:p>556.42561145147</text:p>
              </table:table-cell>
              <table:table-cell office:value-type="float" office:value="1171.67735103625">
                <text:p>1171.6773510362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">
                <text:p>-20</text:p>
              </table:table-cell>
              <table:table-cell office:value-type="float" office:value="85.7437415779593">
                <text:p>85.7437415779593</text:p>
              </table:table-cell>
              <table:table-cell office:value-type="float" office:value="204.273441009184">
                <text:p>204.273441009184</text:p>
              </table:table-cell>
              <table:table-cell office:value-type="float" office:value="360">
                <text:p>360</text:p>
              </table:table-cell>
              <table:table-cell office:value-type="float" office:value="568.9123995196">
                <text:p>568.9123995196</text:p>
              </table:table-cell>
              <table:table-cell office:value-type="float" office:value="1194.25625842204">
                <text:p>1194.2562584220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.0125">
                <text:p>-21.0125</text:p>
              </table:table-cell>
              <table:table-cell office:value-type="float" office:value="87.3380392729245">
                <text:p>87.3380392729245</text:p>
              </table:table-cell>
              <table:table-cell office:value-type="float" office:value="208.69694370108">
                <text:p>208.69694370108</text:p>
              </table:table-cell>
              <table:table-cell office:value-type="float" office:value="367.975">
                <text:p>367.975</text:p>
              </table:table-cell>
              <table:table-cell office:value-type="float" office:value="581.310160822608">
                <text:p>581.310160822608</text:p>
              </table:table-cell>
              <table:table-cell office:value-type="float" office:value="1216.46196072708">
                <text:p>1216.4619607270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2.05">
                <text:p>-22.05</text:p>
              </table:table-cell>
              <table:table-cell office:value-type="float" office:value="88.9055420486465">
                <text:p>88.9055420486465</text:p>
              </table:table-cell>
              <table:table-cell office:value-type="float" office:value="213.087113059643">
                <text:p>213.087113059643</text:p>
              </table:table-cell>
              <table:table-cell office:value-type="float" office:value="375.9">
                <text:p>375.9</text:p>
              </table:table-cell>
              <table:table-cell office:value-type="float" office:value="593.618895360496">
                <text:p>593.618895360496</text:p>
              </table:table-cell>
              <table:table-cell office:value-type="float" office:value="1238.29445795135">
                <text:p>1238.2944579513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3.1125">
                <text:p>-23.1125</text:p>
              </table:table-cell>
              <table:table-cell office:value-type="float" office:value="90.4462499051255">
                <text:p>90.4462499051255</text:p>
              </table:table-cell>
              <table:table-cell office:value-type="float" office:value="217.443949084872">
                <text:p>217.443949084872</text:p>
              </table:table-cell>
              <table:table-cell office:value-type="float" office:value="383.775">
                <text:p>383.775</text:p>
              </table:table-cell>
              <table:table-cell office:value-type="float" office:value="605.838603133263">
                <text:p>605.838603133263</text:p>
              </table:table-cell>
              <table:table-cell office:value-type="float" office:value="1259.75375009487">
                <text:p>1259.7537500948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4.2">
                <text:p>-24.2</text:p>
              </table:table-cell>
              <table:table-cell office:value-type="float" office:value="91.9601628423613">
                <text:p>91.9601628423613</text:p>
              </table:table-cell>
              <table:table-cell office:value-type="float" office:value="221.767451776769">
                <text:p>221.767451776769</text:p>
              </table:table-cell>
              <table:table-cell office:value-type="float" office:value="391.6">
                <text:p>391.6</text:p>
              </table:table-cell>
              <table:table-cell office:value-type="float" office:value="617.969284140909">
                <text:p>617.969284140909</text:p>
              </table:table-cell>
              <table:table-cell office:value-type="float" office:value="1280.83983715764">
                <text:p>1280.8398371576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.3125">
                <text:p>-25.3125</text:p>
              </table:table-cell>
              <table:table-cell office:value-type="float" office:value="93.447280860354">
                <text:p>93.447280860354</text:p>
              </table:table-cell>
              <table:table-cell office:value-type="float" office:value="226.057621135332">
                <text:p>226.057621135332</text:p>
              </table:table-cell>
              <table:table-cell office:value-type="float" office:value="399.375">
                <text:p>399.375</text:p>
              </table:table-cell>
              <table:table-cell office:value-type="float" office:value="630.010938383434">
                <text:p>630.010938383434</text:p>
              </table:table-cell>
              <table:table-cell office:value-type="float" office:value="1301.55271913965">
                <text:p>1301.552719139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6.45">
                <text:p>-26.45</text:p>
              </table:table-cell>
              <table:table-cell office:value-type="float" office:value="94.9076039591037">
                <text:p>94.9076039591037</text:p>
              </table:table-cell>
              <table:table-cell office:value-type="float" office:value="230.314457160561">
                <text:p>230.314457160561</text:p>
              </table:table-cell>
              <table:table-cell office:value-type="float" office:value="407.1">
                <text:p>407.1</text:p>
              </table:table-cell>
              <table:table-cell office:value-type="float" office:value="641.963565860838">
                <text:p>641.963565860838</text:p>
              </table:table-cell>
              <table:table-cell office:value-type="float" office:value="1321.8923960409">
                <text:p>1321.892396040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6125">
                <text:p>-27.6125</text:p>
              </table:table-cell>
              <table:table-cell office:value-type="float" office:value="96.3411321386102">
                <text:p>96.3411321386102</text:p>
              </table:table-cell>
              <table:table-cell office:value-type="float" office:value="234.537959852457">
                <text:p>234.537959852457</text:p>
              </table:table-cell>
              <table:table-cell office:value-type="float" office:value="414.775">
                <text:p>414.775</text:p>
              </table:table-cell>
              <table:table-cell office:value-type="float" office:value="653.827166573121">
                <text:p>653.827166573121</text:p>
              </table:table-cell>
              <table:table-cell office:value-type="float" office:value="1341.85886786139">
                <text:p>1341.8588678613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8.8">
                <text:p>-28.8</text:p>
              </table:table-cell>
              <table:table-cell office:value-type="float" office:value="97.7478653988736">
                <text:p>97.7478653988736</text:p>
              </table:table-cell>
              <table:table-cell office:value-type="float" office:value="238.72812921102">
                <text:p>238.72812921102</text:p>
              </table:table-cell>
              <table:table-cell office:value-type="float" office:value="422.4">
                <text:p>422.4</text:p>
              </table:table-cell>
              <table:table-cell office:value-type="float" office:value="665.601740520282">
                <text:p>665.601740520282</text:p>
              </table:table-cell>
              <table:table-cell office:value-type="float" office:value="1361.45213460113">
                <text:p>1361.4521346011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0.0125">
                <text:p>-30.0125</text:p>
              </table:table-cell>
              <table:table-cell office:value-type="float" office:value="99.1278037398938">
                <text:p>99.1278037398938</text:p>
              </table:table-cell>
              <table:table-cell office:value-type="float" office:value="242.88496523625">
                <text:p>242.88496523625</text:p>
              </table:table-cell>
              <table:table-cell office:value-type="float" office:value="429.975">
                <text:p>429.975</text:p>
              </table:table-cell>
              <table:table-cell office:value-type="float" office:value="677.287287702323">
                <text:p>677.287287702323</text:p>
              </table:table-cell>
              <table:table-cell office:value-type="float" office:value="1380.67219626011">
                <text:p>1380.6721962601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1.25">
                <text:p>-31.25</text:p>
              </table:table-cell>
              <table:table-cell office:value-type="float" office:value="100.480947161671">
                <text:p>100.480947161671</text:p>
              </table:table-cell>
              <table:table-cell office:value-type="float" office:value="247.008467928146">
                <text:p>247.008467928146</text:p>
              </table:table-cell>
              <table:table-cell office:value-type="float" office:value="437.5">
                <text:p>437.5</text:p>
              </table:table-cell>
              <table:table-cell office:value-type="float" office:value="688.883808119243">
                <text:p>688.883808119243</text:p>
              </table:table-cell>
              <table:table-cell office:value-type="float" office:value="1399.51905283833">
                <text:p>1399.5190528383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2.5125">
                <text:p>-32.5125</text:p>
              </table:table-cell>
              <table:table-cell office:value-type="float" office:value="101.807295664205">
                <text:p>101.807295664205</text:p>
              </table:table-cell>
              <table:table-cell office:value-type="float" office:value="251.098637286709">
                <text:p>251.098637286709</text:p>
              </table:table-cell>
              <table:table-cell office:value-type="float" office:value="444.975">
                <text:p>444.975</text:p>
              </table:table-cell>
              <table:table-cell office:value-type="float" office:value="700.391301771042">
                <text:p>700.391301771042</text:p>
              </table:table-cell>
              <table:table-cell office:value-type="float" office:value="1417.9927043358">
                <text:p>1417.992704335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3.8">
                <text:p>-33.8</text:p>
              </table:table-cell>
              <table:table-cell office:value-type="float" office:value="103.106849247496">
                <text:p>103.106849247496</text:p>
              </table:table-cell>
              <table:table-cell office:value-type="float" office:value="255.155473311939">
                <text:p>255.155473311939</text:p>
              </table:table-cell>
              <table:table-cell office:value-type="float" office:value="452.4">
                <text:p>452.4</text:p>
              </table:table-cell>
              <table:table-cell office:value-type="float" office:value="711.809768657719">
                <text:p>711.809768657719</text:p>
              </table:table-cell>
              <table:table-cell office:value-type="float" office:value="1436.0931507525">
                <text:p>1436.093150752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5.1125">
                <text:p>-35.1125</text:p>
              </table:table-cell>
              <table:table-cell office:value-type="float" office:value="104.379607911544">
                <text:p>104.379607911544</text:p>
              </table:table-cell>
              <table:table-cell office:value-type="float" office:value="259.178976003835">
                <text:p>259.178976003835</text:p>
              </table:table-cell>
              <table:table-cell office:value-type="float" office:value="459.775">
                <text:p>459.775</text:p>
              </table:table-cell>
              <table:table-cell office:value-type="float" office:value="723.139208779276">
                <text:p>723.139208779276</text:p>
              </table:table-cell>
              <table:table-cell office:value-type="float" office:value="1453.82039208846">
                <text:p>1453.8203920884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.45">
                <text:p>-36.45</text:p>
              </table:table-cell>
              <table:table-cell office:value-type="float" office:value="105.625571656349">
                <text:p>105.625571656349</text:p>
              </table:table-cell>
              <table:table-cell office:value-type="float" office:value="263.169145362398">
                <text:p>263.169145362398</text:p>
              </table:table-cell>
              <table:table-cell office:value-type="float" office:value="467.1">
                <text:p>467.1</text:p>
              </table:table-cell>
              <table:table-cell office:value-type="float" office:value="734.379622135711">
                <text:p>734.379622135711</text:p>
              </table:table-cell>
              <table:table-cell office:value-type="float" office:value="1471.17442834365">
                <text:p>1471.174428343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7.8125">
                <text:p>-37.8125</text:p>
              </table:table-cell>
              <table:table-cell office:value-type="float" office:value="106.84474048191">
                <text:p>106.84474048191</text:p>
              </table:table-cell>
              <table:table-cell office:value-type="float" office:value="267.125981387627">
                <text:p>267.125981387627</text:p>
              </table:table-cell>
              <table:table-cell office:value-type="float" office:value="474.375">
                <text:p>474.375</text:p>
              </table:table-cell>
              <table:table-cell office:value-type="float" office:value="745.531008727026">
                <text:p>745.531008727026</text:p>
              </table:table-cell>
              <table:table-cell office:value-type="float" office:value="1488.15525951809">
                <text:p>1488.1552595180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9.2">
                <text:p>-39.2</text:p>
              </table:table-cell>
              <table:table-cell office:value-type="float" office:value="108.037114388229">
                <text:p>108.037114388229</text:p>
              </table:table-cell>
              <table:table-cell office:value-type="float" office:value="271.049484079524">
                <text:p>271.049484079524</text:p>
              </table:table-cell>
              <table:table-cell office:value-type="float" office:value="481.6">
                <text:p>481.6</text:p>
              </table:table-cell>
              <table:table-cell office:value-type="float" office:value="756.59336855322">
                <text:p>756.59336855322</text:p>
              </table:table-cell>
              <table:table-cell office:value-type="float" office:value="1504.76288561177">
                <text:p>1504.7628856117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0.6125">
                <text:p>-40.6125</text:p>
              </table:table-cell>
              <table:table-cell office:value-type="float" office:value="109.202693375304">
                <text:p>109.202693375304</text:p>
              </table:table-cell>
              <table:table-cell office:value-type="float" office:value="274.939653438087">
                <text:p>274.939653438087</text:p>
              </table:table-cell>
              <table:table-cell office:value-type="float" office:value="488.775">
                <text:p>488.775</text:p>
              </table:table-cell>
              <table:table-cell office:value-type="float" office:value="767.566701614292">
                <text:p>767.566701614292</text:p>
              </table:table-cell>
              <table:table-cell office:value-type="float" office:value="1520.9973066247">
                <text:p>1520.997306624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.05">
                <text:p>-42.05</text:p>
              </table:table-cell>
              <table:table-cell office:value-type="float" office:value="110.341477443136">
                <text:p>110.341477443136</text:p>
              </table:table-cell>
              <table:table-cell office:value-type="float" office:value="278.796489463316">
                <text:p>278.796489463316</text:p>
              </table:table-cell>
              <table:table-cell office:value-type="float" office:value="495.9">
                <text:p>495.9</text:p>
              </table:table-cell>
              <table:table-cell office:value-type="float" office:value="778.451007910244">
                <text:p>778.451007910244</text:p>
              </table:table-cell>
              <table:table-cell office:value-type="float" office:value="1536.85852255686">
                <text:p>1536.8585225568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3.5125">
                <text:p>-43.5125</text:p>
              </table:table-cell>
              <table:table-cell office:value-type="float" office:value="111.453466591725">
                <text:p>111.453466591725</text:p>
              </table:table-cell>
              <table:table-cell office:value-type="float" office:value="282.619992155212">
                <text:p>282.619992155212</text:p>
              </table:table-cell>
              <table:table-cell office:value-type="float" office:value="502.975">
                <text:p>502.975</text:p>
              </table:table-cell>
              <table:table-cell office:value-type="float" office:value="789.246287441074">
                <text:p>789.246287441074</text:p>
              </table:table-cell>
              <table:table-cell office:value-type="float" office:value="1552.34653340828">
                <text:p>1552.3465334082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5">
                <text:p>-45</text:p>
              </table:table-cell>
              <table:table-cell office:value-type="float" office:value="112.538660821072">
                <text:p>112.538660821072</text:p>
              </table:table-cell>
              <table:table-cell office:value-type="float" office:value="286.410161513775">
                <text:p>286.410161513775</text:p>
              </table:table-cell>
              <table:table-cell office:value-type="float" office:value="510">
                <text:p>510</text:p>
              </table:table-cell>
              <table:table-cell office:value-type="float" office:value="799.952540206784">
                <text:p>799.952540206784</text:p>
              </table:table-cell>
              <table:table-cell office:value-type="float" office:value="1567.46133917893">
                <text:p>1567.4613391789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6.5125">
                <text:p>-46.5125</text:p>
              </table:table-cell>
              <table:table-cell office:value-type="float" office:value="113.597060131174">
                <text:p>113.597060131174</text:p>
              </table:table-cell>
              <table:table-cell office:value-type="float" office:value="290.166997539005">
                <text:p>290.166997539005</text:p>
              </table:table-cell>
              <table:table-cell office:value-type="float" office:value="516.975">
                <text:p>516.975</text:p>
              </table:table-cell>
              <table:table-cell office:value-type="float" office:value="810.569766207372">
                <text:p>810.569766207372</text:p>
              </table:table-cell>
              <table:table-cell office:value-type="float" office:value="1582.20293986883">
                <text:p>1582.2029398688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8.05">
                <text:p>-48.05</text:p>
              </table:table-cell>
              <table:table-cell office:value-type="float" office:value="114.628664522034">
                <text:p>114.628664522034</text:p>
              </table:table-cell>
              <table:table-cell office:value-type="float" office:value="293.890500230901">
                <text:p>293.890500230901</text:p>
              </table:table-cell>
              <table:table-cell office:value-type="float" office:value="523.9">
                <text:p>523.9</text:p>
              </table:table-cell>
              <table:table-cell office:value-type="float" office:value="821.097965442839">
                <text:p>821.097965442839</text:p>
              </table:table-cell>
              <table:table-cell office:value-type="float" office:value="1596.57133547797">
                <text:p>1596.5713354779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9.6125">
                <text:p>-49.6125</text:p>
              </table:table-cell>
              <table:table-cell office:value-type="float" office:value="115.633473993651">
                <text:p>115.633473993651</text:p>
              </table:table-cell>
              <table:table-cell office:value-type="float" office:value="297.580669589464">
                <text:p>297.580669589464</text:p>
              </table:table-cell>
              <table:table-cell office:value-type="float" office:value="530.775">
                <text:p>530.775</text:p>
              </table:table-cell>
              <table:table-cell office:value-type="float" office:value="831.537137913186">
                <text:p>831.537137913186</text:p>
              </table:table-cell>
              <table:table-cell office:value-type="float" office:value="1610.56652600635">
                <text:p>1610.5665260063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1.2">
                <text:p>-51.2</text:p>
              </table:table-cell>
              <table:table-cell office:value-type="float" office:value="116.611488546025">
                <text:p>116.611488546025</text:p>
              </table:table-cell>
              <table:table-cell office:value-type="float" office:value="301.237505614694">
                <text:p>301.237505614694</text:p>
              </table:table-cell>
              <table:table-cell office:value-type="float" office:value="537.6">
                <text:p>537.6</text:p>
              </table:table-cell>
              <table:table-cell office:value-type="float" office:value="841.887283618411">
                <text:p>841.887283618411</text:p>
              </table:table-cell>
              <table:table-cell office:value-type="float" office:value="1624.18851145398">
                <text:p>1624.1885114539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2.8125">
                <text:p>-52.8125</text:p>
              </table:table-cell>
              <table:table-cell office:value-type="float" office:value="117.562708179155">
                <text:p>117.562708179155</text:p>
              </table:table-cell>
              <table:table-cell office:value-type="float" office:value="304.86100830659">
                <text:p>304.86100830659</text:p>
              </table:table-cell>
              <table:table-cell office:value-type="float" office:value="544.375">
                <text:p>544.375</text:p>
              </table:table-cell>
              <table:table-cell office:value-type="float" office:value="852.148402558515">
                <text:p>852.148402558515</text:p>
              </table:table-cell>
              <table:table-cell office:value-type="float" office:value="1637.43729182085">
                <text:p>1637.4372918208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4.45">
                <text:p>-54.45</text:p>
              </table:table-cell>
              <table:table-cell office:value-type="float" office:value="118.487132893042">
                <text:p>118.487132893042</text:p>
              </table:table-cell>
              <table:table-cell office:value-type="float" office:value="308.451177665153">
                <text:p>308.451177665153</text:p>
              </table:table-cell>
              <table:table-cell office:value-type="float" office:value="551.1">
                <text:p>551.1</text:p>
              </table:table-cell>
              <table:table-cell office:value-type="float" office:value="862.320494733499">
                <text:p>862.320494733499</text:p>
              </table:table-cell>
              <table:table-cell office:value-type="float" office:value="1650.31286710696">
                <text:p>1650.3128671069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6.1125">
                <text:p>-56.1125</text:p>
              </table:table-cell>
              <table:table-cell office:value-type="float" office:value="119.384762687687">
                <text:p>119.384762687687</text:p>
              </table:table-cell>
              <table:table-cell office:value-type="float" office:value="312.008013690383">
                <text:p>312.008013690383</text:p>
              </table:table-cell>
              <table:table-cell office:value-type="float" office:value="557.775">
                <text:p>557.775</text:p>
              </table:table-cell>
              <table:table-cell office:value-type="float" office:value="872.403560143361">
                <text:p>872.403560143361</text:p>
              </table:table-cell>
              <table:table-cell office:value-type="float" office:value="1662.81523731231">
                <text:p>1662.8152373123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7.8">
                <text:p>-57.8</text:p>
              </table:table-cell>
              <table:table-cell office:value-type="float" office:value="120.255597563088">
                <text:p>120.255597563088</text:p>
              </table:table-cell>
              <table:table-cell office:value-type="float" office:value="315.531516382279">
                <text:p>315.531516382279</text:p>
              </table:table-cell>
              <table:table-cell office:value-type="float" office:value="564.4">
                <text:p>564.4</text:p>
              </table:table-cell>
              <table:table-cell office:value-type="float" office:value="882.397598788102">
                <text:p>882.397598788102</text:p>
              </table:table-cell>
              <table:table-cell office:value-type="float" office:value="1674.94440243691">
                <text:p>1674.9444024369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9.5125">
                <text:p>-59.5125</text:p>
              </table:table-cell>
              <table:table-cell office:value-type="float" office:value="121.099637519246">
                <text:p>121.099637519246</text:p>
              </table:table-cell>
              <table:table-cell office:value-type="float" office:value="319.021685740842">
                <text:p>319.021685740842</text:p>
              </table:table-cell>
              <table:table-cell office:value-type="float" office:value="570.975">
                <text:p>570.975</text:p>
              </table:table-cell>
              <table:table-cell office:value-type="float" office:value="892.302610667723">
                <text:p>892.302610667723</text:p>
              </table:table-cell>
              <table:table-cell office:value-type="float" office:value="1686.70036248075">
                <text:p>1686.7003624807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1.25">
                <text:p>-61.25</text:p>
              </table:table-cell>
              <table:table-cell office:value-type="float" office:value="121.916882556161">
                <text:p>121.916882556161</text:p>
              </table:table-cell>
              <table:table-cell office:value-type="float" office:value="322.478521766071">
                <text:p>322.478521766071</text:p>
              </table:table-cell>
              <table:table-cell office:value-type="float" office:value="577.5">
                <text:p>577.5</text:p>
              </table:table-cell>
              <table:table-cell office:value-type="float" office:value="902.118595782222">
                <text:p>902.118595782222</text:p>
              </table:table-cell>
              <table:table-cell office:value-type="float" office:value="1698.08311744384">
                <text:p>1698.0831174438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0125">
                <text:p>-63.0125</text:p>
              </table:table-cell>
              <table:table-cell office:value-type="float" office:value="122.707332673833">
                <text:p>122.707332673833</text:p>
              </table:table-cell>
              <table:table-cell office:value-type="float" office:value="325.902024457968">
                <text:p>325.902024457968</text:p>
              </table:table-cell>
              <table:table-cell office:value-type="float" office:value="583.975">
                <text:p>583.975</text:p>
              </table:table-cell>
              <table:table-cell office:value-type="float" office:value="911.8455541316">
                <text:p>911.8455541316</text:p>
              </table:table-cell>
              <table:table-cell office:value-type="float" office:value="1709.09266732617">
                <text:p>1709.0926673261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4.8">
                <text:p>-64.8</text:p>
              </table:table-cell>
              <table:table-cell office:value-type="float" office:value="123.470987872261">
                <text:p>123.470987872261</text:p>
              </table:table-cell>
              <table:table-cell office:value-type="float" office:value="329.292193816531">
                <text:p>329.292193816531</text:p>
              </table:table-cell>
              <table:table-cell office:value-type="float" office:value="590.4">
                <text:p>590.4</text:p>
              </table:table-cell>
              <table:table-cell office:value-type="float" office:value="921.483485715857">
                <text:p>921.483485715857</text:p>
              </table:table-cell>
              <table:table-cell office:value-type="float" office:value="1719.72901212774">
                <text:p>1719.7290121277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6.6125">
                <text:p>-66.6125</text:p>
              </table:table-cell>
              <table:table-cell office:value-type="float" office:value="124.207848151447">
                <text:p>124.207848151447</text:p>
              </table:table-cell>
              <table:table-cell office:value-type="float" office:value="332.64902984176">
                <text:p>332.64902984176</text:p>
              </table:table-cell>
              <table:table-cell office:value-type="float" office:value="596.775">
                <text:p>596.775</text:p>
              </table:table-cell>
              <table:table-cell office:value-type="float" office:value="931.032390534993">
                <text:p>931.032390534993</text:p>
              </table:table-cell>
              <table:table-cell office:value-type="float" office:value="1729.99215184855">
                <text:p>1729.9921518485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8.45">
                <text:p>-68.45</text:p>
              </table:table-cell>
              <table:table-cell office:value-type="float" office:value="124.917913511389">
                <text:p>124.917913511389</text:p>
              </table:table-cell>
              <table:table-cell office:value-type="float" office:value="335.972532533656">
                <text:p>335.972532533656</text:p>
              </table:table-cell>
              <table:table-cell office:value-type="float" office:value="603.1">
                <text:p>603.1</text:p>
              </table:table-cell>
              <table:table-cell office:value-type="float" office:value="940.492268589008">
                <text:p>940.492268589008</text:p>
              </table:table-cell>
              <table:table-cell office:value-type="float" office:value="1739.88208648861">
                <text:p>1739.8820864886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0.3125">
                <text:p>-70.3125</text:p>
              </table:table-cell>
              <table:table-cell office:value-type="float" office:value="125.601183952089">
                <text:p>125.601183952089</text:p>
              </table:table-cell>
              <table:table-cell office:value-type="float" office:value="339.262701892219">
                <text:p>339.262701892219</text:p>
              </table:table-cell>
              <table:table-cell office:value-type="float" office:value="609.375">
                <text:p>609.375</text:p>
              </table:table-cell>
              <table:table-cell office:value-type="float" office:value="949.863119877902">
                <text:p>949.863119877902</text:p>
              </table:table-cell>
              <table:table-cell office:value-type="float" office:value="1749.39881604791">
                <text:p>1749.3988160479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126.257659473545">
                <text:p>126.257659473545</text:p>
              </table:table-cell>
              <table:table-cell office:value-type="float" office:value="342.519537917449">
                <text:p>342.519537917449</text:p>
              </table:table-cell>
              <table:table-cell office:value-type="float" office:value="615.6">
                <text:p>615.6</text:p>
              </table:table-cell>
              <table:table-cell office:value-type="float" office:value="959.144944401675">
                <text:p>959.144944401675</text:p>
              </table:table-cell>
              <table:table-cell office:value-type="float" office:value="1758.54234052646">
                <text:p>1758.5423405264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26.887340075758">
                <text:p>126.887340075758</text:p>
              </table:table-cell>
              <table:table-cell office:value-type="float" office:value="345.743040609345">
                <text:p>345.743040609345</text:p>
              </table:table-cell>
              <table:table-cell office:value-type="float" office:value="621.775">
                <text:p>621.775</text:p>
              </table:table-cell>
              <table:table-cell office:value-type="float" office:value="968.337742160327">
                <text:p>968.337742160327</text:p>
              </table:table-cell>
              <table:table-cell office:value-type="float" office:value="1767.31265992424">
                <text:p>1767.3126599242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127.490225758728">
                <text:p>127.490225758728</text:p>
              </table:table-cell>
              <table:table-cell office:value-type="float" office:value="348.933209967908">
                <text:p>348.933209967908</text:p>
              </table:table-cell>
              <table:table-cell office:value-type="float" office:value="627.9">
                <text:p>627.9</text:p>
              </table:table-cell>
              <table:table-cell office:value-type="float" office:value="977.441513153858">
                <text:p>977.441513153858</text:p>
              </table:table-cell>
              <table:table-cell office:value-type="float" office:value="1775.70977424127">
                <text:p>1775.7097742412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28.066316522455">
                <text:p>128.066316522455</text:p>
              </table:table-cell>
              <table:table-cell office:value-type="float" office:value="352.090045993138">
                <text:p>352.090045993138</text:p>
              </table:table-cell>
              <table:table-cell office:value-type="float" office:value="633.975">
                <text:p>633.975</text:p>
              </table:table-cell>
              <table:table-cell office:value-type="float" office:value="986.456257382268">
                <text:p>986.456257382268</text:p>
              </table:table-cell>
              <table:table-cell office:value-type="float" office:value="1783.73368347754">
                <text:p>1783.7336834775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28.615612366939">
                <text:p>128.615612366939</text:p>
              </table:table-cell>
              <table:table-cell office:value-type="float" office:value="355.213548685034">
                <text:p>355.213548685034</text:p>
              </table:table-cell>
              <table:table-cell office:value-type="float" office:value="640">
                <text:p>640</text:p>
              </table:table-cell>
              <table:table-cell office:value-type="float" office:value="995.381974845557">
                <text:p>995.381974845557</text:p>
              </table:table-cell>
              <table:table-cell office:value-type="float" office:value="1791.38438763306">
                <text:p>1791.3843876330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29.13811329218">
                <text:p>129.13811329218</text:p>
              </table:table-cell>
              <table:table-cell office:value-type="float" office:value="358.303718043597">
                <text:p>358.303718043597</text:p>
              </table:table-cell>
              <table:table-cell office:value-type="float" office:value="645.975">
                <text:p>645.975</text:p>
              </table:table-cell>
              <table:table-cell office:value-type="float" office:value="1004.21866554373">
                <text:p>1004.21866554373</text:p>
              </table:table-cell>
              <table:table-cell office:value-type="float" office:value="1798.66188670782">
                <text:p>1798.6618867078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29.633819298177">
                <text:p>129.633819298177</text:p>
              </table:table-cell>
              <table:table-cell office:value-type="float" office:value="361.360554068826">
                <text:p>361.360554068826</text:p>
              </table:table-cell>
              <table:table-cell office:value-type="float" office:value="651.9">
                <text:p>651.9</text:p>
              </table:table-cell>
              <table:table-cell office:value-type="float" office:value="1012.96632947677">
                <text:p>1012.96632947677</text:p>
              </table:table-cell>
              <table:table-cell office:value-type="float" office:value="1805.56618070182">
                <text:p>1805.5661807018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30.102730384932">
                <text:p>130.102730384932</text:p>
              </table:table-cell>
              <table:table-cell office:value-type="float" office:value="364.384056760723">
                <text:p>364.384056760723</text:p>
              </table:table-cell>
              <table:table-cell office:value-type="float" office:value="657.775">
                <text:p>657.775</text:p>
              </table:table-cell>
              <table:table-cell office:value-type="float" office:value="1021.6249666447">
                <text:p>1021.6249666447</text:p>
              </table:table-cell>
              <table:table-cell office:value-type="float" office:value="1812.09726961507">
                <text:p>1812.0972696150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30.544846552443">
                <text:p>130.544846552443</text:p>
              </table:table-cell>
              <table:table-cell office:value-type="float" office:value="367.374226119286">
                <text:p>367.374226119286</text:p>
              </table:table-cell>
              <table:table-cell office:value-type="float" office:value="663.6">
                <text:p>663.6</text:p>
              </table:table-cell>
              <table:table-cell office:value-type="float" office:value="1030.1945770475">
                <text:p>1030.1945770475</text:p>
              </table:table-cell>
              <table:table-cell office:value-type="float" office:value="1818.25515344756">
                <text:p>1818.2551534475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30.960167800711">
                <text:p>130.960167800711</text:p>
              </table:table-cell>
              <table:table-cell office:value-type="float" office:value="370.331062144515">
                <text:p>370.331062144515</text:p>
              </table:table-cell>
              <table:table-cell office:value-type="float" office:value="669.375">
                <text:p>669.375</text:p>
              </table:table-cell>
              <table:table-cell office:value-type="float" office:value="1038.67516068519">
                <text:p>1038.67516068519</text:p>
              </table:table-cell>
              <table:table-cell office:value-type="float" office:value="1824.03983219929">
                <text:p>1824.0398321992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31.348694129736">
                <text:p>131.348694129736</text:p>
              </table:table-cell>
              <table:table-cell office:value-type="float" office:value="373.254564836411">
                <text:p>373.254564836411</text:p>
              </table:table-cell>
              <table:table-cell office:value-type="float" office:value="675.1">
                <text:p>675.1</text:p>
              </table:table-cell>
              <table:table-cell office:value-type="float" office:value="1047.06671755775">
                <text:p>1047.06671755775</text:p>
              </table:table-cell>
              <table:table-cell office:value-type="float" office:value="1829.45130587026">
                <text:p>1829.4513058702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31.710425539518">
                <text:p>131.710425539518</text:p>
              </table:table-cell>
              <table:table-cell office:value-type="float" office:value="376.144734194974">
                <text:p>376.144734194974</text:p>
              </table:table-cell>
              <table:table-cell office:value-type="float" office:value="680.775">
                <text:p>680.775</text:p>
              </table:table-cell>
              <table:table-cell office:value-type="float" office:value="1055.36924766519">
                <text:p>1055.36924766519</text:p>
              </table:table-cell>
              <table:table-cell office:value-type="float" office:value="1834.48957446048">
                <text:p>1834.4895744604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32.045362030057">
                <text:p>132.045362030057</text:p>
              </table:table-cell>
              <table:table-cell office:value-type="float" office:value="379.001570220204">
                <text:p>379.001570220204</text:p>
              </table:table-cell>
              <table:table-cell office:value-type="float" office:value="686.4">
                <text:p>686.4</text:p>
              </table:table-cell>
              <table:table-cell office:value-type="float" office:value="1063.58275100751">
                <text:p>1063.58275100751</text:p>
              </table:table-cell>
              <table:table-cell office:value-type="float" office:value="1839.15463796994">
                <text:p>1839.1546379699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32.353503601353">
                <text:p>132.353503601353</text:p>
              </table:table-cell>
              <table:table-cell office:value-type="float" office:value="381.8250729121">
                <text:p>381.8250729121</text:p>
              </table:table-cell>
              <table:table-cell office:value-type="float" office:value="691.975">
                <text:p>691.975</text:p>
              </table:table-cell>
              <table:table-cell office:value-type="float" office:value="1071.70722758471">
                <text:p>1071.70722758471</text:p>
              </table:table-cell>
              <table:table-cell office:value-type="float" office:value="1843.44649639865">
                <text:p>1843.446496398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132.634850253406">
                <text:p>132.634850253406</text:p>
              </table:table-cell>
              <table:table-cell office:value-type="float" office:value="384.615242270663">
                <text:p>384.615242270663</text:p>
              </table:table-cell>
              <table:table-cell office:value-type="float" office:value="697.5">
                <text:p>697.5</text:p>
              </table:table-cell>
              <table:table-cell office:value-type="float" office:value="1079.74267739679">
                <text:p>1079.74267739679</text:p>
              </table:table-cell>
              <table:table-cell office:value-type="float" office:value="1847.36514974659">
                <text:p>1847.3651497465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32.889401986215">
                <text:p>132.889401986215</text:p>
              </table:table-cell>
              <table:table-cell office:value-type="float" office:value="387.372078295893">
                <text:p>387.372078295893</text:p>
              </table:table-cell>
              <table:table-cell office:value-type="float" office:value="702.975">
                <text:p>702.975</text:p>
              </table:table-cell>
              <table:table-cell office:value-type="float" office:value="1087.68910044375">
                <text:p>1087.68910044375</text:p>
              </table:table-cell>
              <table:table-cell office:value-type="float" office:value="1850.91059801378">
                <text:p>1850.9105980137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33.117158799782">
                <text:p>133.117158799782</text:p>
              </table:table-cell>
              <table:table-cell office:value-type="float" office:value="390.095580987789">
                <text:p>390.095580987789</text:p>
              </table:table-cell>
              <table:table-cell office:value-type="float" office:value="708.4">
                <text:p>708.4</text:p>
              </table:table-cell>
              <table:table-cell office:value-type="float" office:value="1095.54649672558">
                <text:p>1095.54649672558</text:p>
              </table:table-cell>
              <table:table-cell office:value-type="float" office:value="1854.08284120022">
                <text:p>1854.0828412002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33.318120694105">
                <text:p>133.318120694105</text:p>
              </table:table-cell>
              <table:table-cell office:value-type="float" office:value="392.785750346352">
                <text:p>392.785750346352</text:p>
              </table:table-cell>
              <table:table-cell office:value-type="float" office:value="713.775">
                <text:p>713.775</text:p>
              </table:table-cell>
              <table:table-cell office:value-type="float" office:value="1103.3148662423">
                <text:p>1103.3148662423</text:p>
              </table:table-cell>
              <table:table-cell office:value-type="float" office:value="1856.88187930589">
                <text:p>1856.8818793058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33.492287669185">
                <text:p>133.492287669185</text:p>
              </table:table-cell>
              <table:table-cell office:value-type="float" office:value="395.442586371582">
                <text:p>395.442586371582</text:p>
              </table:table-cell>
              <table:table-cell office:value-type="float" office:value="719.1">
                <text:p>719.1</text:p>
              </table:table-cell>
              <table:table-cell office:value-type="float" office:value="1110.99420899389">
                <text:p>1110.99420899389</text:p>
              </table:table-cell>
              <table:table-cell office:value-type="float" office:value="1859.30771233081">
                <text:p>1859.3077123308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33.639659725022">
                <text:p>133.639659725022</text:p>
              </table:table-cell>
              <table:table-cell office:value-type="float" office:value="398.066089063478">
                <text:p>398.066089063478</text:p>
              </table:table-cell>
              <table:table-cell office:value-type="float" office:value="724.375">
                <text:p>724.375</text:p>
              </table:table-cell>
              <table:table-cell office:value-type="float" office:value="1118.58452498037">
                <text:p>1118.58452498037</text:p>
              </table:table-cell>
              <table:table-cell office:value-type="float" office:value="1861.36034027498">
                <text:p>1861.3603402749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33.760236861616">
                <text:p>133.760236861616</text:p>
              </table:table-cell>
              <table:table-cell office:value-type="float" office:value="400.656258422041">
                <text:p>400.656258422041</text:p>
              </table:table-cell>
              <table:table-cell office:value-type="float" office:value="729.6">
                <text:p>729.6</text:p>
              </table:table-cell>
              <table:table-cell office:value-type="float" office:value="1126.08581420172">
                <text:p>1126.08581420172</text:p>
              </table:table-cell>
              <table:table-cell office:value-type="float" office:value="1863.03976313838">
                <text:p>1863.0397631383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33.854019078967">
                <text:p>133.854019078967</text:p>
              </table:table-cell>
              <table:table-cell office:value-type="float" office:value="403.21309444727">
                <text:p>403.21309444727</text:p>
              </table:table-cell>
              <table:table-cell office:value-type="float" office:value="734.775">
                <text:p>734.775</text:p>
              </table:table-cell>
              <table:table-cell office:value-type="float" office:value="1133.49807665795">
                <text:p>1133.49807665795</text:p>
              </table:table-cell>
              <table:table-cell office:value-type="float" office:value="1864.34598092103">
                <text:p>1864.3459809210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33.921006377075">
                <text:p>133.921006377075</text:p>
              </table:table-cell>
              <table:table-cell office:value-type="float" office:value="405.736597139167">
                <text:p>405.736597139167</text:p>
              </table:table-cell>
              <table:table-cell office:value-type="float" office:value="739.9">
                <text:p>739.9</text:p>
              </table:table-cell>
              <table:table-cell office:value-type="float" office:value="1140.82131234906">
                <text:p>1140.82131234906</text:p>
              </table:table-cell>
              <table:table-cell office:value-type="float" office:value="1865.27899362292">
                <text:p>1865.2789936229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33.96119875594">
                <text:p>133.96119875594</text:p>
              </table:table-cell>
              <table:table-cell office:value-type="float" office:value="408.22676649773">
                <text:p>408.22676649773</text:p>
              </table:table-cell>
              <table:table-cell office:value-type="float" office:value="744.975">
                <text:p>744.975</text:p>
              </table:table-cell>
              <table:table-cell office:value-type="float" office:value="1148.05552127505">
                <text:p>1148.05552127505</text:p>
              </table:table-cell>
              <table:table-cell office:value-type="float" office:value="1865.83880124406">
                <text:p>1865.8388012440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33.974596215561">
                <text:p>133.974596215561</text:p>
              </table:table-cell>
              <table:table-cell office:value-type="float" office:value="410.683602522959">
                <text:p>410.683602522959</text:p>
              </table:table-cell>
              <table:table-cell office:value-type="float" office:value="750">
                <text:p>750</text:p>
              </table:table-cell>
              <table:table-cell office:value-type="float" office:value="1155.20070343592">
                <text:p>1155.20070343592</text:p>
              </table:table-cell>
              <table:table-cell office:value-type="float" office:value="1866.02540378444">
                <text:p>1866.0254037844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33.96119875594">
                <text:p>133.96119875594</text:p>
              </table:table-cell>
              <table:table-cell office:value-type="float" office:value="413.107105214855">
                <text:p>413.107105214855</text:p>
              </table:table-cell>
              <table:table-cell office:value-type="float" office:value="754.975">
                <text:p>754.975</text:p>
              </table:table-cell>
              <table:table-cell office:value-type="float" office:value="1162.25685883167">
                <text:p>1162.25685883167</text:p>
              </table:table-cell>
              <table:table-cell office:value-type="float" office:value="1865.83880124406">
                <text:p>1865.8388012440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33.921006377075">
                <text:p>133.921006377075</text:p>
              </table:table-cell>
              <table:table-cell office:value-type="float" office:value="415.497274573418">
                <text:p>415.497274573418</text:p>
              </table:table-cell>
              <table:table-cell office:value-type="float" office:value="759.9">
                <text:p>759.9</text:p>
              </table:table-cell>
              <table:table-cell office:value-type="float" office:value="1169.22398746229">
                <text:p>1169.22398746229</text:p>
              </table:table-cell>
              <table:table-cell office:value-type="float" office:value="1865.27899362292">
                <text:p>1865.2789936229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33.854019078967">
                <text:p>133.854019078967</text:p>
              </table:table-cell>
              <table:table-cell office:value-type="float" office:value="417.854110598648">
                <text:p>417.854110598648</text:p>
              </table:table-cell>
              <table:table-cell office:value-type="float" office:value="764.775">
                <text:p>764.775</text:p>
              </table:table-cell>
              <table:table-cell office:value-type="float" office:value="1176.1020893278">
                <text:p>1176.1020893278</text:p>
              </table:table-cell>
              <table:table-cell office:value-type="float" office:value="1864.34598092103">
                <text:p>1864.3459809210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33.760236861616">
                <text:p>133.760236861616</text:p>
              </table:table-cell>
              <table:table-cell office:value-type="float" office:value="420.177613290544">
                <text:p>420.177613290544</text:p>
              </table:table-cell>
              <table:table-cell office:value-type="float" office:value="769.6">
                <text:p>769.6</text:p>
              </table:table-cell>
              <table:table-cell office:value-type="float" office:value="1182.89116442818">
                <text:p>1182.89116442818</text:p>
              </table:table-cell>
              <table:table-cell office:value-type="float" office:value="1863.03976313838">
                <text:p>1863.0397631383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33.639659725022">
                <text:p>133.639659725022</text:p>
              </table:table-cell>
              <table:table-cell office:value-type="float" office:value="422.467782649107">
                <text:p>422.467782649107</text:p>
              </table:table-cell>
              <table:table-cell office:value-type="float" office:value="774.375">
                <text:p>774.375</text:p>
              </table:table-cell>
              <table:table-cell office:value-type="float" office:value="1189.59121276345">
                <text:p>1189.59121276345</text:p>
              </table:table-cell>
              <table:table-cell office:value-type="float" office:value="1861.36034027498">
                <text:p>1861.3603402749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33.492287669185">
                <text:p>133.492287669185</text:p>
              </table:table-cell>
              <table:table-cell office:value-type="float" office:value="424.724618674337">
                <text:p>424.724618674337</text:p>
              </table:table-cell>
              <table:table-cell office:value-type="float" office:value="779.1">
                <text:p>779.1</text:p>
              </table:table-cell>
              <table:table-cell office:value-type="float" office:value="1196.20223433359">
                <text:p>1196.20223433359</text:p>
              </table:table-cell>
              <table:table-cell office:value-type="float" office:value="1859.30771233081">
                <text:p>1859.3077123308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33.318120694105">
                <text:p>133.318120694105</text:p>
              </table:table-cell>
              <table:table-cell office:value-type="float" office:value="426.948121366233">
                <text:p>426.948121366233</text:p>
              </table:table-cell>
              <table:table-cell office:value-type="float" office:value="783.775">
                <text:p>783.775</text:p>
              </table:table-cell>
              <table:table-cell office:value-type="float" office:value="1202.72422913861">
                <text:p>1202.72422913861</text:p>
              </table:table-cell>
              <table:table-cell office:value-type="float" office:value="1856.8818793059">
                <text:p>1856.881879305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33.117158799782">
                <text:p>133.117158799782</text:p>
              </table:table-cell>
              <table:table-cell office:value-type="float" office:value="429.138290724796">
                <text:p>429.138290724796</text:p>
              </table:table-cell>
              <table:table-cell office:value-type="float" office:value="788.4">
                <text:p>788.4</text:p>
              </table:table-cell>
              <table:table-cell office:value-type="float" office:value="1209.15719717851">
                <text:p>1209.15719717851</text:p>
              </table:table-cell>
              <table:table-cell office:value-type="float" office:value="1854.08284120022">
                <text:p>1854.0828412002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32.889401986215">
                <text:p>132.889401986215</text:p>
              </table:table-cell>
              <table:table-cell office:value-type="float" office:value="431.295126750025">
                <text:p>431.295126750025</text:p>
              </table:table-cell>
              <table:table-cell office:value-type="float" office:value="792.975">
                <text:p>792.975</text:p>
              </table:table-cell>
              <table:table-cell office:value-type="float" office:value="1215.50113845329">
                <text:p>1215.50113845329</text:p>
              </table:table-cell>
              <table:table-cell office:value-type="float" office:value="1850.91059801378">
                <text:p>1850.9105980137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32.634850253406">
                <text:p>132.634850253406</text:p>
              </table:table-cell>
              <table:table-cell office:value-type="float" office:value="433.418629441922">
                <text:p>433.418629441922</text:p>
              </table:table-cell>
              <table:table-cell office:value-type="float" office:value="797.5">
                <text:p>797.5</text:p>
              </table:table-cell>
              <table:table-cell office:value-type="float" office:value="1221.75605296295">
                <text:p>1221.75605296295</text:p>
              </table:table-cell>
              <table:table-cell office:value-type="float" office:value="1847.36514974659">
                <text:p>1847.3651497465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32.353503601353">
                <text:p>132.353503601353</text:p>
              </table:table-cell>
              <table:table-cell office:value-type="float" office:value="435.508798800485">
                <text:p>435.508798800485</text:p>
              </table:table-cell>
              <table:table-cell office:value-type="float" office:value="801.975">
                <text:p>801.975</text:p>
              </table:table-cell>
              <table:table-cell office:value-type="float" office:value="1227.92194070749">
                <text:p>1227.92194070749</text:p>
              </table:table-cell>
              <table:table-cell office:value-type="float" office:value="1843.44649639865">
                <text:p>1843.446496398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32.045362030057">
                <text:p>132.045362030057</text:p>
              </table:table-cell>
              <table:table-cell office:value-type="float" office:value="437.565634825714">
                <text:p>437.565634825714</text:p>
              </table:table-cell>
              <table:table-cell office:value-type="float" office:value="806.4">
                <text:p>806.4</text:p>
              </table:table-cell>
              <table:table-cell office:value-type="float" office:value="1233.9988016869">
                <text:p>1233.9988016869</text:p>
              </table:table-cell>
              <table:table-cell office:value-type="float" office:value="1839.15463796994">
                <text:p>1839.1546379699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31.710425539518">
                <text:p>131.710425539518</text:p>
              </table:table-cell>
              <table:table-cell office:value-type="float" office:value="439.58913751761">
                <text:p>439.58913751761</text:p>
              </table:table-cell>
              <table:table-cell office:value-type="float" office:value="810.775">
                <text:p>810.775</text:p>
              </table:table-cell>
              <table:table-cell office:value-type="float" office:value="1239.9866359012">
                <text:p>1239.9866359012</text:p>
              </table:table-cell>
              <table:table-cell office:value-type="float" office:value="1834.48957446048">
                <text:p>1834.4895744604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31.348694129736">
                <text:p>131.348694129736</text:p>
              </table:table-cell>
              <table:table-cell office:value-type="float" office:value="441.579306876173">
                <text:p>441.579306876173</text:p>
              </table:table-cell>
              <table:table-cell office:value-type="float" office:value="815.1">
                <text:p>815.1</text:p>
              </table:table-cell>
              <table:table-cell office:value-type="float" office:value="1245.88544335037">
                <text:p>1245.88544335037</text:p>
              </table:table-cell>
              <table:table-cell office:value-type="float" office:value="1829.45130587026">
                <text:p>1829.4513058702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30.960167800711">
                <text:p>130.960167800711</text:p>
              </table:table-cell>
              <table:table-cell office:value-type="float" office:value="443.536142901403">
                <text:p>443.536142901403</text:p>
              </table:table-cell>
              <table:table-cell office:value-type="float" office:value="819.375">
                <text:p>819.375</text:p>
              </table:table-cell>
              <table:table-cell office:value-type="float" office:value="1251.69522403442">
                <text:p>1251.69522403442</text:p>
              </table:table-cell>
              <table:table-cell office:value-type="float" office:value="1824.03983219929">
                <text:p>1824.0398321992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30.544846552443">
                <text:p>130.544846552443</text:p>
              </table:table-cell>
              <table:table-cell office:value-type="float" office:value="445.459645593299">
                <text:p>445.459645593299</text:p>
              </table:table-cell>
              <table:table-cell office:value-type="float" office:value="823.6">
                <text:p>823.6</text:p>
              </table:table-cell>
              <table:table-cell office:value-type="float" office:value="1257.41597795336">
                <text:p>1257.41597795336</text:p>
              </table:table-cell>
              <table:table-cell office:value-type="float" office:value="1818.25515344756">
                <text:p>1818.2551534475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30.102730384932">
                <text:p>130.102730384932</text:p>
              </table:table-cell>
              <table:table-cell office:value-type="float" office:value="447.349814951862">
                <text:p>447.349814951862</text:p>
              </table:table-cell>
              <table:table-cell office:value-type="float" office:value="827.775">
                <text:p>827.775</text:p>
              </table:table-cell>
              <table:table-cell office:value-type="float" office:value="1263.04770510717">
                <text:p>1263.04770510717</text:p>
              </table:table-cell>
              <table:table-cell office:value-type="float" office:value="1812.09726961507">
                <text:p>1812.0972696150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29.633819298177">
                <text:p>129.633819298177</text:p>
              </table:table-cell>
              <table:table-cell office:value-type="float" office:value="449.206650977092">
                <text:p>449.206650977092</text:p>
              </table:table-cell>
              <table:table-cell office:value-type="float" office:value="831.9">
                <text:p>831.9</text:p>
              </table:table-cell>
              <table:table-cell office:value-type="float" office:value="1268.59040549586">
                <text:p>1268.59040549586</text:p>
              </table:table-cell>
              <table:table-cell office:value-type="float" office:value="1805.56618070182">
                <text:p>1805.5661807018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9.13811329218">
                <text:p>129.13811329218</text:p>
              </table:table-cell>
              <table:table-cell office:value-type="float" office:value="451.030153668988">
                <text:p>451.030153668988</text:p>
              </table:table-cell>
              <table:table-cell office:value-type="float" office:value="835.975">
                <text:p>835.975</text:p>
              </table:table-cell>
              <table:table-cell office:value-type="float" office:value="1274.04407911943">
                <text:p>1274.04407911943</text:p>
              </table:table-cell>
              <table:table-cell office:value-type="float" office:value="1798.66188670782">
                <text:p>1798.6618867078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8.615612366939">
                <text:p>128.615612366939</text:p>
              </table:table-cell>
              <table:table-cell office:value-type="float" office:value="452.820323027551">
                <text:p>452.820323027551</text:p>
              </table:table-cell>
              <table:table-cell office:value-type="float" office:value="840">
                <text:p>840</text:p>
              </table:table-cell>
              <table:table-cell office:value-type="float" office:value="1279.40872597787">
                <text:p>1279.40872597787</text:p>
              </table:table-cell>
              <table:table-cell office:value-type="float" office:value="1791.38438763306">
                <text:p>1791.3843876330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8.066316522455">
                <text:p>128.066316522455</text:p>
              </table:table-cell>
              <table:table-cell office:value-type="float" office:value="454.577159052781">
                <text:p>454.577159052781</text:p>
              </table:table-cell>
              <table:table-cell office:value-type="float" office:value="843.975">
                <text:p>843.975</text:p>
              </table:table-cell>
              <table:table-cell office:value-type="float" office:value="1284.6843460712">
                <text:p>1284.6843460712</text:p>
              </table:table-cell>
              <table:table-cell office:value-type="float" office:value="1783.73368347754">
                <text:p>1783.7336834775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7.490225758728">
                <text:p>127.490225758728</text:p>
              </table:table-cell>
              <table:table-cell office:value-type="float" office:value="456.300661744677">
                <text:p>456.300661744677</text:p>
              </table:table-cell>
              <table:table-cell office:value-type="float" office:value="847.9">
                <text:p>847.9</text:p>
              </table:table-cell>
              <table:table-cell office:value-type="float" office:value="1289.87093939941">
                <text:p>1289.87093939941</text:p>
              </table:table-cell>
              <table:table-cell office:value-type="float" office:value="1775.70977424127">
                <text:p>1775.7097742412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6.887340075758">
                <text:p>126.887340075758</text:p>
              </table:table-cell>
              <table:table-cell office:value-type="float" office:value="457.99083110324">
                <text:p>457.99083110324</text:p>
              </table:table-cell>
              <table:table-cell office:value-type="float" office:value="851.775">
                <text:p>851.775</text:p>
              </table:table-cell>
              <table:table-cell office:value-type="float" office:value="1294.96850596249">
                <text:p>1294.96850596249</text:p>
              </table:table-cell>
              <table:table-cell office:value-type="float" office:value="1767.31265992424">
                <text:p>1767.3126599242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6.257659473545">
                <text:p>126.257659473545</text:p>
              </table:table-cell>
              <table:table-cell office:value-type="float" office:value="459.647667128469">
                <text:p>459.647667128469</text:p>
              </table:table-cell>
              <table:table-cell office:value-type="float" office:value="855.6">
                <text:p>855.6</text:p>
              </table:table-cell>
              <table:table-cell office:value-type="float" office:value="1299.97704576045">
                <text:p>1299.97704576045</text:p>
              </table:table-cell>
              <table:table-cell office:value-type="float" office:value="1758.54234052645">
                <text:p>1758.5423405264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5.601183952089">
                <text:p>125.601183952089</text:p>
              </table:table-cell>
              <table:table-cell office:value-type="float" office:value="461.271169820366">
                <text:p>461.271169820366</text:p>
              </table:table-cell>
              <table:table-cell office:value-type="float" office:value="859.375">
                <text:p>859.375</text:p>
              </table:table-cell>
              <table:table-cell office:value-type="float" office:value="1304.8965587933">
                <text:p>1304.8965587933</text:p>
              </table:table-cell>
              <table:table-cell office:value-type="float" office:value="1749.39881604791">
                <text:p>1749.3988160479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4.917913511389">
                <text:p>124.917913511389</text:p>
              </table:table-cell>
              <table:table-cell office:value-type="float" office:value="462.861339178928">
                <text:p>462.861339178928</text:p>
              </table:table-cell>
              <table:table-cell office:value-type="float" office:value="863.1">
                <text:p>863.1</text:p>
              </table:table-cell>
              <table:table-cell office:value-type="float" office:value="1309.72704506102">
                <text:p>1309.72704506102</text:p>
              </table:table-cell>
              <table:table-cell office:value-type="float" office:value="1739.88208648861">
                <text:p>1739.8820864886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4.207848151447">
                <text:p>124.207848151447</text:p>
              </table:table-cell>
              <table:table-cell office:value-type="float" office:value="464.418175204158">
                <text:p>464.418175204158</text:p>
              </table:table-cell>
              <table:table-cell office:value-type="float" office:value="866.775">
                <text:p>866.775</text:p>
              </table:table-cell>
              <table:table-cell office:value-type="float" office:value="1314.46850456362">
                <text:p>1314.46850456362</text:p>
              </table:table-cell>
              <table:table-cell office:value-type="float" office:value="1729.99215184855">
                <text:p>1729.9921518485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3.470987872261">
                <text:p>123.470987872261</text:p>
              </table:table-cell>
              <table:table-cell office:value-type="float" office:value="465.941677896054">
                <text:p>465.941677896054</text:p>
              </table:table-cell>
              <table:table-cell office:value-type="float" office:value="870.4">
                <text:p>870.4</text:p>
              </table:table-cell>
              <table:table-cell office:value-type="float" office:value="1319.1209373011">
                <text:p>1319.1209373011</text:p>
              </table:table-cell>
              <table:table-cell office:value-type="float" office:value="1719.72901212774">
                <text:p>1719.7290121277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2.707332673833">
                <text:p>122.707332673833</text:p>
              </table:table-cell>
              <table:table-cell office:value-type="float" office:value="467.431847254617">
                <text:p>467.431847254617</text:p>
              </table:table-cell>
              <table:table-cell office:value-type="float" office:value="873.975">
                <text:p>873.975</text:p>
              </table:table-cell>
              <table:table-cell office:value-type="float" office:value="1323.68434327346">
                <text:p>1323.68434327346</text:p>
              </table:table-cell>
              <table:table-cell office:value-type="float" office:value="1709.09266732617">
                <text:p>1709.0926673261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21.916882556161">
                <text:p>121.916882556161</text:p>
              </table:table-cell>
              <table:table-cell office:value-type="float" office:value="468.888683279847">
                <text:p>468.888683279847</text:p>
              </table:table-cell>
              <table:table-cell office:value-type="float" office:value="877.5">
                <text:p>877.5</text:p>
              </table:table-cell>
              <table:table-cell office:value-type="float" office:value="1328.1587224807">
                <text:p>1328.1587224807</text:p>
              </table:table-cell>
              <table:table-cell office:value-type="float" office:value="1698.08311744384">
                <text:p>1698.0831174438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21.099637519246">
                <text:p>121.099637519246</text:p>
              </table:table-cell>
              <table:table-cell office:value-type="float" office:value="470.312185971743">
                <text:p>470.312185971743</text:p>
              </table:table-cell>
              <table:table-cell office:value-type="float" office:value="880.975">
                <text:p>880.975</text:p>
              </table:table-cell>
              <table:table-cell office:value-type="float" office:value="1332.54407492281">
                <text:p>1332.54407492281</text:p>
              </table:table-cell>
              <table:table-cell office:value-type="float" office:value="1686.70036248075">
                <text:p>1686.7003624807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20.255597563088">
                <text:p>120.255597563088</text:p>
              </table:table-cell>
              <table:table-cell office:value-type="float" office:value="471.702355330306">
                <text:p>471.702355330306</text:p>
              </table:table-cell>
              <table:table-cell office:value-type="float" office:value="884.4">
                <text:p>884.4</text:p>
              </table:table-cell>
              <table:table-cell office:value-type="float" office:value="1336.84040059981">
                <text:p>1336.84040059981</text:p>
              </table:table-cell>
              <table:table-cell office:value-type="float" office:value="1674.94440243691">
                <text:p>1674.9444024369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19.384762687687">
                <text:p>119.384762687687</text:p>
              </table:table-cell>
              <table:table-cell office:value-type="float" office:value="473.059191355536">
                <text:p>473.059191355536</text:p>
              </table:table-cell>
              <table:table-cell office:value-type="float" office:value="887.775">
                <text:p>887.775</text:p>
              </table:table-cell>
              <table:table-cell office:value-type="float" office:value="1341.04769951168">
                <text:p>1341.04769951168</text:p>
              </table:table-cell>
              <table:table-cell office:value-type="float" office:value="1662.81523731231">
                <text:p>1662.8152373123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18.487132893043">
                <text:p>118.487132893043</text:p>
              </table:table-cell>
              <table:table-cell office:value-type="float" office:value="474.382694047432">
                <text:p>474.382694047432</text:p>
              </table:table-cell>
              <table:table-cell office:value-type="float" office:value="891.1">
                <text:p>891.1</text:p>
              </table:table-cell>
              <table:table-cell office:value-type="float" office:value="1345.16597165844">
                <text:p>1345.16597165844</text:p>
              </table:table-cell>
              <table:table-cell office:value-type="float" office:value="1650.31286710696">
                <text:p>1650.3128671069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17.562708179155">
                <text:p>117.562708179155</text:p>
              </table:table-cell>
              <table:table-cell office:value-type="float" office:value="475.672863405995">
                <text:p>475.672863405995</text:p>
              </table:table-cell>
              <table:table-cell office:value-type="float" office:value="894.375">
                <text:p>894.375</text:p>
              </table:table-cell>
              <table:table-cell office:value-type="float" office:value="1349.19521704007">
                <text:p>1349.19521704007</text:p>
              </table:table-cell>
              <table:table-cell office:value-type="float" office:value="1637.43729182084">
                <text:p>1637.4372918208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16.611488546025">
                <text:p>116.611488546025</text:p>
              </table:table-cell>
              <table:table-cell office:value-type="float" office:value="476.929699431224">
                <text:p>476.929699431224</text:p>
              </table:table-cell>
              <table:table-cell office:value-type="float" office:value="897.6">
                <text:p>897.6</text:p>
              </table:table-cell>
              <table:table-cell office:value-type="float" office:value="1353.13543565658">
                <text:p>1353.13543565658</text:p>
              </table:table-cell>
              <table:table-cell office:value-type="float" office:value="1624.18851145397">
                <text:p>1624.1885114539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15.633473993651">
                <text:p>115.633473993651</text:p>
              </table:table-cell>
              <table:table-cell office:value-type="float" office:value="478.153202123121">
                <text:p>478.153202123121</text:p>
              </table:table-cell>
              <table:table-cell office:value-type="float" office:value="900.775">
                <text:p>900.775</text:p>
              </table:table-cell>
              <table:table-cell office:value-type="float" office:value="1356.98662750797">
                <text:p>1356.98662750797</text:p>
              </table:table-cell>
              <table:table-cell office:value-type="float" office:value="1610.56652600635">
                <text:p>1610.5665260063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14.628664522034">
                <text:p>114.628664522034</text:p>
              </table:table-cell>
              <table:table-cell office:value-type="float" office:value="479.343371481684">
                <text:p>479.343371481684</text:p>
              </table:table-cell>
              <table:table-cell office:value-type="float" office:value="903.9">
                <text:p>903.9</text:p>
              </table:table-cell>
              <table:table-cell office:value-type="float" office:value="1360.74879259424">
                <text:p>1360.74879259424</text:p>
              </table:table-cell>
              <table:table-cell office:value-type="float" office:value="1596.57133547797">
                <text:p>1596.5713354779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13.597060131174">
                <text:p>113.597060131174</text:p>
              </table:table-cell>
              <table:table-cell office:value-type="float" office:value="480.500207506913">
                <text:p>480.500207506913</text:p>
              </table:table-cell>
              <table:table-cell office:value-type="float" office:value="906.975">
                <text:p>906.975</text:p>
              </table:table-cell>
              <table:table-cell office:value-type="float" office:value="1364.42193091539">
                <text:p>1364.42193091539</text:p>
              </table:table-cell>
              <table:table-cell office:value-type="float" office:value="1582.20293986883">
                <text:p>1582.2029398688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12.538660821072">
                <text:p>112.538660821072</text:p>
              </table:table-cell>
              <table:table-cell office:value-type="float" office:value="481.623710198809">
                <text:p>481.623710198809</text:p>
              </table:table-cell>
              <table:table-cell office:value-type="float" office:value="910">
                <text:p>910</text:p>
              </table:table-cell>
              <table:table-cell office:value-type="float" office:value="1368.00604247142">
                <text:p>1368.00604247142</text:p>
              </table:table-cell>
              <table:table-cell office:value-type="float" office:value="1567.46133917893">
                <text:p>1567.4613391789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11.453466591725">
                <text:p>111.453466591725</text:p>
              </table:table-cell>
              <table:table-cell office:value-type="float" office:value="482.713879557372">
                <text:p>482.713879557372</text:p>
              </table:table-cell>
              <table:table-cell office:value-type="float" office:value="912.975">
                <text:p>912.975</text:p>
              </table:table-cell>
              <table:table-cell office:value-type="float" office:value="1371.50112726232">
                <text:p>1371.50112726232</text:p>
              </table:table-cell>
              <table:table-cell office:value-type="float" office:value="1552.34653340827">
                <text:p>1552.3465334082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10.341477443136">
                <text:p>110.341477443136</text:p>
              </table:table-cell>
              <table:table-cell office:value-type="float" office:value="483.770715582602">
                <text:p>483.770715582602</text:p>
              </table:table-cell>
              <table:table-cell office:value-type="float" office:value="915.9">
                <text:p>915.9</text:p>
              </table:table-cell>
              <table:table-cell office:value-type="float" office:value="1374.90718528811">
                <text:p>1374.90718528811</text:p>
              </table:table-cell>
              <table:table-cell office:value-type="float" office:value="1536.85852255686">
                <text:p>1536.8585225568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09.202693375304">
                <text:p>109.202693375304</text:p>
              </table:table-cell>
              <table:table-cell office:value-type="float" office:value="484.794218274498">
                <text:p>484.794218274498</text:p>
              </table:table-cell>
              <table:table-cell office:value-type="float" office:value="918.775">
                <text:p>918.775</text:p>
              </table:table-cell>
              <table:table-cell office:value-type="float" office:value="1378.22421654877">
                <text:p>1378.22421654877</text:p>
              </table:table-cell>
              <table:table-cell office:value-type="float" office:value="1520.9973066247">
                <text:p>1520.997306624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08.037114388229">
                <text:p>108.037114388229</text:p>
              </table:table-cell>
              <table:table-cell office:value-type="float" office:value="485.784387633061">
                <text:p>485.784387633061</text:p>
              </table:table-cell>
              <table:table-cell office:value-type="float" office:value="921.6">
                <text:p>921.6</text:p>
              </table:table-cell>
              <table:table-cell office:value-type="float" office:value="1381.45222104432">
                <text:p>1381.45222104432</text:p>
              </table:table-cell>
              <table:table-cell office:value-type="float" office:value="1504.76288561177">
                <text:p>1504.7628856117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06.84474048191">
                <text:p>106.84474048191</text:p>
              </table:table-cell>
              <table:table-cell office:value-type="float" office:value="486.741223658291">
                <text:p>486.741223658291</text:p>
              </table:table-cell>
              <table:table-cell office:value-type="float" office:value="924.375">
                <text:p>924.375</text:p>
              </table:table-cell>
              <table:table-cell office:value-type="float" office:value="1384.59119877474">
                <text:p>1384.59119877474</text:p>
              </table:table-cell>
              <table:table-cell office:value-type="float" office:value="1488.15525951809">
                <text:p>1488.1552595180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05.625571656349">
                <text:p>105.625571656349</text:p>
              </table:table-cell>
              <table:table-cell office:value-type="float" office:value="487.664726350187">
                <text:p>487.664726350187</text:p>
              </table:table-cell>
              <table:table-cell office:value-type="float" office:value="927.1">
                <text:p>927.1</text:p>
              </table:table-cell>
              <table:table-cell office:value-type="float" office:value="1387.64114974004">
                <text:p>1387.64114974004</text:p>
              </table:table-cell>
              <table:table-cell office:value-type="float" office:value="1471.17442834365">
                <text:p>1471.174428343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04.379607911544">
                <text:p>104.379607911544</text:p>
              </table:table-cell>
              <table:table-cell office:value-type="float" office:value="488.55489570875">
                <text:p>488.55489570875</text:p>
              </table:table-cell>
              <table:table-cell office:value-type="float" office:value="929.775">
                <text:p>929.775</text:p>
              </table:table-cell>
              <table:table-cell office:value-type="float" office:value="1390.60207394022">
                <text:p>1390.60207394022</text:p>
              </table:table-cell>
              <table:table-cell office:value-type="float" office:value="1453.82039208846">
                <text:p>1453.8203920884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03.106849247496">
                <text:p>103.106849247496</text:p>
              </table:table-cell>
              <table:table-cell office:value-type="float" office:value="489.411731733979">
                <text:p>489.411731733979</text:p>
              </table:table-cell>
              <table:table-cell office:value-type="float" office:value="932.4">
                <text:p>932.4</text:p>
              </table:table-cell>
              <table:table-cell office:value-type="float" office:value="1393.47397137528">
                <text:p>1393.47397137528</text:p>
              </table:table-cell>
              <table:table-cell office:value-type="float" office:value="1436.0931507525">
                <text:p>1436.093150752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01.807295664205">
                <text:p>101.807295664205</text:p>
              </table:table-cell>
              <table:table-cell office:value-type="float" office:value="490.235234425876">
                <text:p>490.235234425876</text:p>
              </table:table-cell>
              <table:table-cell office:value-type="float" office:value="934.975">
                <text:p>934.975</text:p>
              </table:table-cell>
              <table:table-cell office:value-type="float" office:value="1396.25684204522">
                <text:p>1396.25684204522</text:p>
              </table:table-cell>
              <table:table-cell office:value-type="float" office:value="1417.99270433579">
                <text:p>1417.9927043357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00.480947161671">
                <text:p>100.480947161671</text:p>
              </table:table-cell>
              <table:table-cell office:value-type="float" office:value="491.025403784439">
                <text:p>491.025403784439</text:p>
              </table:table-cell>
              <table:table-cell office:value-type="float" office:value="937.5">
                <text:p>937.5</text:p>
              </table:table-cell>
              <table:table-cell office:value-type="float" office:value="1398.95068595003">
                <text:p>1398.95068595003</text:p>
              </table:table-cell>
              <table:table-cell office:value-type="float" office:value="1399.51905283833">
                <text:p>1399.5190528383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99.1278037398938">
                <text:p>99.1278037398938</text:p>
              </table:table-cell>
              <table:table-cell office:value-type="float" office:value="491.782239809668">
                <text:p>491.782239809668</text:p>
              </table:table-cell>
              <table:table-cell office:value-type="float" office:value="939.975">
                <text:p>939.975</text:p>
              </table:table-cell>
              <table:table-cell office:value-type="float" office:value="1401.55550308973">
                <text:p>1401.55550308973</text:p>
              </table:table-cell>
              <table:table-cell office:value-type="float" office:value="1380.67219626011">
                <text:p>1380.6721962601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97.7478653988736">
                <text:p>97.7478653988736</text:p>
              </table:table-cell>
              <table:table-cell office:value-type="float" office:value="492.505742501565">
                <text:p>492.505742501565</text:p>
              </table:table-cell>
              <table:table-cell office:value-type="float" office:value="942.4">
                <text:p>942.4</text:p>
              </table:table-cell>
              <table:table-cell office:value-type="float" office:value="1404.0712934643">
                <text:p>1404.0712934643</text:p>
              </table:table-cell>
              <table:table-cell office:value-type="float" office:value="1361.45213460113">
                <text:p>1361.4521346011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96.3411321386101">
                <text:p>96.3411321386101</text:p>
              </table:table-cell>
              <table:table-cell office:value-type="float" office:value="493.195911860127">
                <text:p>493.195911860127</text:p>
              </table:table-cell>
              <table:table-cell office:value-type="float" office:value="944.775">
                <text:p>944.775</text:p>
              </table:table-cell>
              <table:table-cell office:value-type="float" office:value="1406.49805707376">
                <text:p>1406.49805707376</text:p>
              </table:table-cell>
              <table:table-cell office:value-type="float" office:value="1341.85886786139">
                <text:p>1341.8588678613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94.9076039591037">
                <text:p>94.9076039591037</text:p>
              </table:table-cell>
              <table:table-cell office:value-type="float" office:value="493.852747885357">
                <text:p>493.852747885357</text:p>
              </table:table-cell>
              <table:table-cell office:value-type="float" office:value="947.1">
                <text:p>947.1</text:p>
              </table:table-cell>
              <table:table-cell office:value-type="float" office:value="1408.83579391809">
                <text:p>1408.83579391809</text:p>
              </table:table-cell>
              <table:table-cell office:value-type="float" office:value="1321.8923960409">
                <text:p>1321.892396040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93.4472808603541">
                <text:p>93.4472808603541</text:p>
              </table:table-cell>
              <table:table-cell office:value-type="float" office:value="494.476250577253">
                <text:p>494.476250577253</text:p>
              </table:table-cell>
              <table:table-cell office:value-type="float" office:value="949.375">
                <text:p>949.375</text:p>
              </table:table-cell>
              <table:table-cell office:value-type="float" office:value="1411.0845039973">
                <text:p>1411.0845039973</text:p>
              </table:table-cell>
              <table:table-cell office:value-type="float" office:value="1301.55271913965">
                <text:p>1301.552719139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91.9601628423613">
                <text:p>91.9601628423613</text:p>
              </table:table-cell>
              <table:table-cell office:value-type="float" office:value="495.066419935816">
                <text:p>495.066419935816</text:p>
              </table:table-cell>
              <table:table-cell office:value-type="float" office:value="951.6">
                <text:p>951.6</text:p>
              </table:table-cell>
              <table:table-cell office:value-type="float" office:value="1413.24418731139">
                <text:p>1413.24418731139</text:p>
              </table:table-cell>
              <table:table-cell office:value-type="float" office:value="1280.83983715764">
                <text:p>1280.8398371576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90.4462499051255">
                <text:p>90.4462499051255</text:p>
              </table:table-cell>
              <table:table-cell office:value-type="float" office:value="495.623255961046">
                <text:p>495.623255961046</text:p>
              </table:table-cell>
              <table:table-cell office:value-type="float" office:value="953.775">
                <text:p>953.775</text:p>
              </table:table-cell>
              <table:table-cell office:value-type="float" office:value="1415.31484386036">
                <text:p>1415.31484386036</text:p>
              </table:table-cell>
              <table:table-cell office:value-type="float" office:value="1259.75375009487">
                <text:p>1259.7537500948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88.9055420486465">
                <text:p>88.9055420486465</text:p>
              </table:table-cell>
              <table:table-cell office:value-type="float" office:value="496.146758652942">
                <text:p>496.146758652942</text:p>
              </table:table-cell>
              <table:table-cell office:value-type="float" office:value="955.9">
                <text:p>955.9</text:p>
              </table:table-cell>
              <table:table-cell office:value-type="float" office:value="1417.29647364421">
                <text:p>1417.29647364421</text:p>
              </table:table-cell>
              <table:table-cell office:value-type="float" office:value="1238.29445795135">
                <text:p>1238.2944579513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87.3380392729245">
                <text:p>87.3380392729245</text:p>
              </table:table-cell>
              <table:table-cell office:value-type="float" office:value="496.636928011505">
                <text:p>496.636928011505</text:p>
              </table:table-cell>
              <table:table-cell office:value-type="float" office:value="957.975">
                <text:p>957.975</text:p>
              </table:table-cell>
              <table:table-cell office:value-type="float" office:value="1419.18907666294">
                <text:p>1419.18907666294</text:p>
              </table:table-cell>
              <table:table-cell office:value-type="float" office:value="1216.46196072707">
                <text:p>1216.4619607270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85.7437415779592">
                <text:p>85.7437415779592</text:p>
              </table:table-cell>
              <table:table-cell office:value-type="float" office:value="497.093764036735">
                <text:p>497.093764036735</text:p>
              </table:table-cell>
              <table:table-cell office:value-type="float" office:value="960">
                <text:p>960</text:p>
              </table:table-cell>
              <table:table-cell office:value-type="float" office:value="1420.99265291655">
                <text:p>1420.99265291655</text:p>
              </table:table-cell>
              <table:table-cell office:value-type="float" office:value="1194.25625842204">
                <text:p>1194.2562584220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84.122648963751">
                <text:p>84.122648963751</text:p>
              </table:table-cell>
              <table:table-cell office:value-type="float" office:value="497.517266728631">
                <text:p>497.517266728631</text:p>
              </table:table-cell>
              <table:table-cell office:value-type="float" office:value="961.975">
                <text:p>961.975</text:p>
              </table:table-cell>
              <table:table-cell office:value-type="float" office:value="1422.70720240503">
                <text:p>1422.70720240503</text:p>
              </table:table-cell>
              <table:table-cell office:value-type="float" office:value="1171.67735103625">
                <text:p>1171.6773510362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82.4747614302996">
                <text:p>82.4747614302996</text:p>
              </table:table-cell>
              <table:table-cell office:value-type="float" office:value="497.907436087194">
                <text:p>497.907436087194</text:p>
              </table:table-cell>
              <table:table-cell office:value-type="float" office:value="963.9">
                <text:p>963.9</text:p>
              </table:table-cell>
              <table:table-cell office:value-type="float" office:value="1424.3327251284">
                <text:p>1424.3327251284</text:p>
              </table:table-cell>
              <table:table-cell office:value-type="float" office:value="1148.7252385697">
                <text:p>1148.725238569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80.800078977605">
                <text:p>80.800078977605</text:p>
              </table:table-cell>
              <table:table-cell office:value-type="float" office:value="498.264272112423">
                <text:p>498.264272112423</text:p>
              </table:table-cell>
              <table:table-cell office:value-type="float" office:value="965.775">
                <text:p>965.775</text:p>
              </table:table-cell>
              <table:table-cell office:value-type="float" office:value="1425.86922108664">
                <text:p>1425.86922108664</text:p>
              </table:table-cell>
              <table:table-cell office:value-type="float" office:value="1125.39992102239">
                <text:p>1125.3999210223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79.0986016056674">
                <text:p>79.0986016056674</text:p>
              </table:table-cell>
              <table:table-cell office:value-type="float" office:value="498.58777480432">
                <text:p>498.58777480432</text:p>
              </table:table-cell>
              <table:table-cell office:value-type="float" office:value="967.6">
                <text:p>967.6</text:p>
              </table:table-cell>
              <table:table-cell office:value-type="float" office:value="1427.31669027977">
                <text:p>1427.31669027977</text:p>
              </table:table-cell>
              <table:table-cell office:value-type="float" office:value="1101.70139839433">
                <text:p>1101.7013983943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77.3703293144866">
                <text:p>77.3703293144866</text:p>
              </table:table-cell>
              <table:table-cell office:value-type="float" office:value="498.877944162883">
                <text:p>498.877944162883</text:p>
              </table:table-cell>
              <table:table-cell office:value-type="float" office:value="969.375">
                <text:p>969.375</text:p>
              </table:table-cell>
              <table:table-cell office:value-type="float" office:value="1428.67513270777">
                <text:p>1428.67513270777</text:p>
              </table:table-cell>
              <table:table-cell office:value-type="float" office:value="1077.62967068551">
                <text:p>1077.6296706855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75.6152621040628">
                <text:p>75.6152621040628</text:p>
              </table:table-cell>
              <table:table-cell office:value-type="float" office:value="499.134780188112">
                <text:p>499.134780188112</text:p>
              </table:table-cell>
              <table:table-cell office:value-type="float" office:value="971.1">
                <text:p>971.1</text:p>
              </table:table-cell>
              <table:table-cell office:value-type="float" office:value="1429.94454837065">
                <text:p>1429.94454837065</text:p>
              </table:table-cell>
              <table:table-cell office:value-type="float" office:value="1053.18473789594">
                <text:p>1053.1847378959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73.8333999743959">
                <text:p>73.8333999743959</text:p>
              </table:table-cell>
              <table:table-cell office:value-type="float" office:value="499.358282880008">
                <text:p>499.358282880008</text:p>
              </table:table-cell>
              <table:table-cell office:value-type="float" office:value="972.775">
                <text:p>972.775</text:p>
              </table:table-cell>
              <table:table-cell office:value-type="float" office:value="1431.12493726841">
                <text:p>1431.12493726841</text:p>
              </table:table-cell>
              <table:table-cell office:value-type="float" office:value="1028.3666000256">
                <text:p>1028.366600025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72.0247429254858">
                <text:p>72.0247429254858</text:p>
              </table:table-cell>
              <table:table-cell office:value-type="float" office:value="499.548452238571">
                <text:p>499.548452238571</text:p>
              </table:table-cell>
              <table:table-cell office:value-type="float" office:value="974.4">
                <text:p>974.4</text:p>
              </table:table-cell>
              <table:table-cell office:value-type="float" office:value="1432.21629940105">
                <text:p>1432.21629940105</text:p>
              </table:table-cell>
              <table:table-cell office:value-type="float" office:value="1003.17525707451">
                <text:p>1003.1752570745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70.1892909573326">
                <text:p>70.1892909573326</text:p>
              </table:table-cell>
              <table:table-cell office:value-type="float" office:value="499.705288263801">
                <text:p>499.705288263801</text:p>
              </table:table-cell>
              <table:table-cell office:value-type="float" office:value="975.975">
                <text:p>975.975</text:p>
              </table:table-cell>
              <table:table-cell office:value-type="float" office:value="1433.21863476856">
                <text:p>1433.21863476856</text:p>
              </table:table-cell>
              <table:table-cell office:value-type="float" office:value="977.610709042666">
                <text:p>977.61070904266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68.3270440699363">
                <text:p>68.3270440699363</text:p>
              </table:table-cell>
              <table:table-cell office:value-type="float" office:value="499.828790955697">
                <text:p>499.828790955697</text:p>
              </table:table-cell>
              <table:table-cell office:value-type="float" office:value="977.5">
                <text:p>977.5</text:p>
              </table:table-cell>
              <table:table-cell office:value-type="float" office:value="1434.13194337096">
                <text:p>1434.13194337096</text:p>
              </table:table-cell>
              <table:table-cell office:value-type="float" office:value="951.672955930063">
                <text:p>951.67295593006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66.4380022632969">
                <text:p>66.4380022632969</text:p>
              </table:table-cell>
              <table:table-cell office:value-type="float" office:value="499.91896031426">
                <text:p>499.91896031426</text:p>
              </table:table-cell>
              <table:table-cell office:value-type="float" office:value="978.975">
                <text:p>978.975</text:p>
              </table:table-cell>
              <table:table-cell office:value-type="float" office:value="1434.95622520824">
                <text:p>1434.95622520824</text:p>
              </table:table-cell>
              <table:table-cell office:value-type="float" office:value="925.361997736702">
                <text:p>925.36199773670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64.5221655374143">
                <text:p>64.5221655374143</text:p>
              </table:table-cell>
              <table:table-cell office:value-type="float" office:value="499.97579633949">
                <text:p>499.97579633949</text:p>
              </table:table-cell>
              <table:table-cell office:value-type="float" office:value="980.4">
                <text:p>980.4</text:p>
              </table:table-cell>
              <table:table-cell office:value-type="float" office:value="1435.69148028039">
                <text:p>1435.69148028039</text:p>
              </table:table-cell>
              <table:table-cell office:value-type="float" office:value="898.677834462585">
                <text:p>898.67783446258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62.5795338922887">
                <text:p>62.5795338922887</text:p>
              </table:table-cell>
              <table:table-cell office:value-type="float" office:value="499.999299031386">
                <text:p>499.999299031386</text:p>
              </table:table-cell>
              <table:table-cell office:value-type="float" office:value="981.775">
                <text:p>981.775</text:p>
              </table:table-cell>
              <table:table-cell office:value-type="float" office:value="1436.33770858742">
                <text:p>1436.33770858742</text:p>
              </table:table-cell>
              <table:table-cell office:value-type="float" office:value="871.62046610771">
                <text:p>871.6204661077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60.6101073279199">
                <text:p>60.6101073279199</text:p>
              </table:table-cell>
              <table:table-cell office:value-type="float" office:value="499.989468389949">
                <text:p>499.989468389949</text:p>
              </table:table-cell>
              <table:table-cell office:value-type="float" office:value="983.1">
                <text:p>983.1</text:p>
              </table:table-cell>
              <table:table-cell office:value-type="float" office:value="1436.89491012934">
                <text:p>1436.89491012934</text:p>
              </table:table-cell>
              <table:table-cell office:value-type="float" office:value="844.189892672079">
                <text:p>844.18989267207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58.6138858443081">
                <text:p>58.6138858443081</text:p>
              </table:table-cell>
              <table:table-cell office:value-type="float" office:value="499.946304415178">
                <text:p>499.946304415178</text:p>
              </table:table-cell>
              <table:table-cell office:value-type="float" office:value="984.375">
                <text:p>984.375</text:p>
              </table:table-cell>
              <table:table-cell office:value-type="float" office:value="1437.36308490613">
                <text:p>1437.36308490613</text:p>
              </table:table-cell>
              <table:table-cell office:value-type="float" office:value="816.386114155691">
                <text:p>816.38611415569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56.5908694414531">
                <text:p>56.5908694414531</text:p>
              </table:table-cell>
              <table:table-cell office:value-type="float" office:value="499.869807107075">
                <text:p>499.869807107075</text:p>
              </table:table-cell>
              <table:table-cell office:value-type="float" office:value="985.6">
                <text:p>985.6</text:p>
              </table:table-cell>
              <table:table-cell office:value-type="float" office:value="1437.7422329178">
                <text:p>1437.7422329178</text:p>
              </table:table-cell>
              <table:table-cell office:value-type="float" office:value="788.209130558546">
                <text:p>788.20913055854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54.541058119355">
                <text:p>54.541058119355</text:p>
              </table:table-cell>
              <table:table-cell office:value-type="float" office:value="499.759976465638">
                <text:p>499.759976465638</text:p>
              </table:table-cell>
              <table:table-cell office:value-type="float" office:value="986.775">
                <text:p>986.775</text:p>
              </table:table-cell>
              <table:table-cell office:value-type="float" office:value="1438.03235416435">
                <text:p>1438.03235416435</text:p>
              </table:table-cell>
              <table:table-cell office:value-type="float" office:value="759.658941880644">
                <text:p>759.65894188064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52.4644518780138">
                <text:p>52.4644518780138</text:p>
              </table:table-cell>
              <table:table-cell office:value-type="float" office:value="499.616812490867">
                <text:p>499.616812490867</text:p>
              </table:table-cell>
              <table:table-cell office:value-type="float" office:value="987.9">
                <text:p>987.9</text:p>
              </table:table-cell>
              <table:table-cell office:value-type="float" office:value="1438.23344864578">
                <text:p>1438.23344864578</text:p>
              </table:table-cell>
              <table:table-cell office:value-type="float" office:value="730.735548121986">
                <text:p>730.73554812198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50.3610507174295">
                <text:p>50.3610507174295</text:p>
              </table:table-cell>
              <table:table-cell office:value-type="float" office:value="499.440315182764">
                <text:p>499.440315182764</text:p>
              </table:table-cell>
              <table:table-cell office:value-type="float" office:value="988.975">
                <text:p>988.975</text:p>
              </table:table-cell>
              <table:table-cell office:value-type="float" office:value="1438.34551636208">
                <text:p>1438.34551636208</text:p>
              </table:table-cell>
              <table:table-cell office:value-type="float" office:value="701.438949282569">
                <text:p>701.43894928256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48.2308546376021">
                <text:p>48.2308546376021</text:p>
              </table:table-cell>
              <table:table-cell office:value-type="float" office:value="499.230484541327">
                <text:p>499.230484541327</text:p>
              </table:table-cell>
              <table:table-cell office:value-type="float" office:value="990">
                <text:p>990</text:p>
              </table:table-cell>
              <table:table-cell office:value-type="float" office:value="1438.36855731327">
                <text:p>1438.36855731327</text:p>
              </table:table-cell>
              <table:table-cell office:value-type="float" office:value="671.769145362397">
                <text:p>671.76914536239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46.0738636385316">
                <text:p>46.0738636385316</text:p>
              </table:table-cell>
              <table:table-cell office:value-type="float" office:value="498.987320566556">
                <text:p>498.987320566556</text:p>
              </table:table-cell>
              <table:table-cell office:value-type="float" office:value="990.975">
                <text:p>990.975</text:p>
              </table:table-cell>
              <table:table-cell office:value-type="float" office:value="1438.30257149934">
                <text:p>1438.30257149934</text:p>
              </table:table-cell>
              <table:table-cell office:value-type="float" office:value="641.726136361468">
                <text:p>641.72613636146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43.8900777202179">
                <text:p>43.8900777202179</text:p>
              </table:table-cell>
              <table:table-cell office:value-type="float" office:value="498.710823258452">
                <text:p>498.710823258452</text:p>
              </table:table-cell>
              <table:table-cell office:value-type="float" office:value="991.9">
                <text:p>991.9</text:p>
              </table:table-cell>
              <table:table-cell office:value-type="float" office:value="1438.14755892028">
                <text:p>1438.14755892028</text:p>
              </table:table-cell>
              <table:table-cell office:value-type="float" office:value="611.309922279781">
                <text:p>611.30992227978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41.6794968826611">
                <text:p>41.6794968826611</text:p>
              </table:table-cell>
              <table:table-cell office:value-type="float" office:value="498.400992617015">
                <text:p>498.400992617015</text:p>
              </table:table-cell>
              <table:table-cell office:value-type="float" office:value="992.775">
                <text:p>992.775</text:p>
              </table:table-cell>
              <table:table-cell office:value-type="float" office:value="1437.9035195761">
                <text:p>1437.9035195761</text:p>
              </table:table-cell>
              <table:table-cell office:value-type="float" office:value="580.520503117337">
                <text:p>580.52050311733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39.4421211258613">
                <text:p>39.4421211258613</text:p>
              </table:table-cell>
              <table:table-cell office:value-type="float" office:value="498.057828642245">
                <text:p>498.057828642245</text:p>
              </table:table-cell>
              <table:table-cell office:value-type="float" office:value="993.6">
                <text:p>993.6</text:p>
              </table:table-cell>
              <table:table-cell office:value-type="float" office:value="1437.5704534668">
                <text:p>1437.5704534668</text:p>
              </table:table-cell>
              <table:table-cell office:value-type="float" office:value="549.357878874137">
                <text:p>549.35787887413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37.1779504498182">
                <text:p>37.1779504498182</text:p>
              </table:table-cell>
              <table:table-cell office:value-type="float" office:value="497.681331334141">
                <text:p>497.681331334141</text:p>
              </table:table-cell>
              <table:table-cell office:value-type="float" office:value="994.375">
                <text:p>994.375</text:p>
              </table:table-cell>
              <table:table-cell office:value-type="float" office:value="1437.14836059239">
                <text:p>1437.14836059239</text:p>
              </table:table-cell>
              <table:table-cell office:value-type="float" office:value="517.82204955018">
                <text:p>517.8220495501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34.8869848545322">
                <text:p>34.8869848545322</text:p>
              </table:table-cell>
              <table:table-cell office:value-type="float" office:value="497.271500692704">
                <text:p>497.271500692704</text:p>
              </table:table-cell>
              <table:table-cell office:value-type="float" office:value="995.1">
                <text:p>995.1</text:p>
              </table:table-cell>
              <table:table-cell office:value-type="float" office:value="1436.63724095285">
                <text:p>1436.63724095285</text:p>
              </table:table-cell>
              <table:table-cell office:value-type="float" office:value="485.913015145467">
                <text:p>485.91301514546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32.569224340003">
                <text:p>32.569224340003</text:p>
              </table:table-cell>
              <table:table-cell office:value-type="float" office:value="496.828336717934">
                <text:p>496.828336717934</text:p>
              </table:table-cell>
              <table:table-cell office:value-type="float" office:value="995.775">
                <text:p>995.775</text:p>
              </table:table-cell>
              <table:table-cell office:value-type="float" office:value="1436.03709454819">
                <text:p>1436.03709454819</text:p>
              </table:table-cell>
              <table:table-cell office:value-type="float" office:value="453.630775659996">
                <text:p>453.63077565999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30.2246689062306">
                <text:p>30.2246689062306</text:p>
              </table:table-cell>
              <table:table-cell office:value-type="float" office:value="496.35183940983">
                <text:p>496.35183940983</text:p>
              </table:table-cell>
              <table:table-cell office:value-type="float" office:value="996.4">
                <text:p>996.4</text:p>
              </table:table-cell>
              <table:table-cell office:value-type="float" office:value="1435.3479213784">
                <text:p>1435.3479213784</text:p>
              </table:table-cell>
              <table:table-cell office:value-type="float" office:value="420.975331093769">
                <text:p>420.97533109376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27.8533185532152">
                <text:p>27.8533185532152</text:p>
              </table:table-cell>
              <table:table-cell office:value-type="float" office:value="495.842008768393">
                <text:p>495.842008768393</text:p>
              </table:table-cell>
              <table:table-cell office:value-type="float" office:value="996.975">
                <text:p>996.975</text:p>
              </table:table-cell>
              <table:table-cell office:value-type="float" office:value="1434.5697214435">
                <text:p>1434.5697214435</text:p>
              </table:table-cell>
              <table:table-cell office:value-type="float" office:value="387.946681446784">
                <text:p>387.94668144678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25.4551732809567">
                <text:p>25.4551732809567</text:p>
              </table:table-cell>
              <table:table-cell office:value-type="float" office:value="495.298844793622">
                <text:p>495.298844793622</text:p>
              </table:table-cell>
              <table:table-cell office:value-type="float" office:value="997.5">
                <text:p>997.5</text:p>
              </table:table-cell>
              <table:table-cell office:value-type="float" office:value="1433.70249474348">
                <text:p>1433.70249474348</text:p>
              </table:table-cell>
              <table:table-cell office:value-type="float" office:value="354.544826719042">
                <text:p>354.54482671904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23.030233089455">
                <text:p>23.030233089455</text:p>
              </table:table-cell>
              <table:table-cell office:value-type="float" office:value="494.722347485519">
                <text:p>494.722347485519</text:p>
              </table:table-cell>
              <table:table-cell office:value-type="float" office:value="997.975">
                <text:p>997.975</text:p>
              </table:table-cell>
              <table:table-cell office:value-type="float" office:value="1432.74624127833">
                <text:p>1432.74624127833</text:p>
              </table:table-cell>
              <table:table-cell office:value-type="float" office:value="320.769766910544">
                <text:p>320.76976691054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20.5784979787102">
                <text:p>20.5784979787102</text:p>
              </table:table-cell>
              <table:table-cell office:value-type="float" office:value="494.112516844081">
                <text:p>494.112516844081</text:p>
              </table:table-cell>
              <table:table-cell office:value-type="float" office:value="998.4">
                <text:p>998.4</text:p>
              </table:table-cell>
              <table:table-cell office:value-type="float" office:value="1431.70096104807">
                <text:p>1431.70096104807</text:p>
              </table:table-cell>
              <table:table-cell office:value-type="float" office:value="286.621502021288">
                <text:p>286.62150202128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8.0999679487223">
                <text:p>18.0999679487223</text:p>
              </table:table-cell>
              <table:table-cell office:value-type="float" office:value="493.469352869311">
                <text:p>493.469352869311</text:p>
              </table:table-cell>
              <table:table-cell office:value-type="float" office:value="998.775">
                <text:p>998.775</text:p>
              </table:table-cell>
              <table:table-cell office:value-type="float" office:value="1430.56665405268">
                <text:p>1430.56665405268</text:p>
              </table:table-cell>
              <table:table-cell office:value-type="float" office:value="252.100032051277">
                <text:p>252.10003205127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5.5946429994913">
                <text:p>15.5946429994913</text:p>
              </table:table-cell>
              <table:table-cell office:value-type="float" office:value="492.792855561207">
                <text:p>492.792855561207</text:p>
              </table:table-cell>
              <table:table-cell office:value-type="float" office:value="999.1">
                <text:p>999.1</text:p>
              </table:table-cell>
              <table:table-cell office:value-type="float" office:value="1429.34332029217">
                <text:p>1429.34332029217</text:p>
              </table:table-cell>
              <table:table-cell office:value-type="float" office:value="217.205357000507">
                <text:p>217.20535700050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3.0625231310173">
                <text:p>13.0625231310173</text:p>
              </table:table-cell>
              <table:table-cell office:value-type="float" office:value="492.08302491977">
                <text:p>492.08302491977</text:p>
              </table:table-cell>
              <table:table-cell office:value-type="float" office:value="999.375">
                <text:p>999.375</text:p>
              </table:table-cell>
              <table:table-cell office:value-type="float" office:value="1428.03095976654">
                <text:p>1428.03095976654</text:p>
              </table:table-cell>
              <table:table-cell office:value-type="float" office:value="181.937476868981">
                <text:p>181.93747686898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0.5036083432999">
                <text:p>10.5036083432999</text:p>
              </table:table-cell>
              <table:table-cell office:value-type="float" office:value="491.339860945">
                <text:p>491.339860945</text:p>
              </table:table-cell>
              <table:table-cell office:value-type="float" office:value="999.6">
                <text:p>999.6</text:p>
              </table:table-cell>
              <table:table-cell office:value-type="float" office:value="1426.62957247579">
                <text:p>1426.62957247579</text:p>
              </table:table-cell>
              <table:table-cell office:value-type="float" office:value="146.296391656699">
                <text:p>146.29639165669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7.91789863633971">
                <text:p>7.91789863633971</text:p>
              </table:table-cell>
              <table:table-cell office:value-type="float" office:value="490.563363636896">
                <text:p>490.563363636896</text:p>
              </table:table-cell>
              <table:table-cell office:value-type="float" office:value="999.775">
                <text:p>999.775</text:p>
              </table:table-cell>
              <table:table-cell office:value-type="float" office:value="1425.13915841992">
                <text:p>1425.13915841992</text:p>
              </table:table-cell>
              <table:table-cell office:value-type="float" office:value="110.282101363659">
                <text:p>110.28210136365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5.3053940101363">
                <text:p>5.3053940101363</text:p>
              </table:table-cell>
              <table:table-cell office:value-type="float" office:value="489.753532995459">
                <text:p>489.753532995459</text:p>
              </table:table-cell>
              <table:table-cell office:value-type="float" office:value="999.9">
                <text:p>999.9</text:p>
              </table:table-cell>
              <table:table-cell office:value-type="float" office:value="1423.55971759893">
                <text:p>1423.55971759893</text:p>
              </table:table-cell>
              <table:table-cell office:value-type="float" office:value="73.8946059898626">
                <text:p>73.894605989862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.66609446468965">
                <text:p>2.66609446468965</text:p>
              </table:table-cell>
              <table:table-cell office:value-type="float" office:value="488.910369020689">
                <text:p>488.910369020689</text:p>
              </table:table-cell>
              <table:table-cell office:value-type="float" office:value="999.975">
                <text:p>999.975</text:p>
              </table:table-cell>
              <table:table-cell office:value-type="float" office:value="1421.89125001282">
                <text:p>1421.89125001282</text:p>
              </table:table-cell>
              <table:table-cell office:value-type="float" office:value="37.1339055353092">
                <text:p>37.133905535309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8.033871712585">
                <text:p>488.033871712585</text:p>
              </table:table-cell>
              <table:table-cell office:value-type="float" office:value="1000">
                <text:p>1000</text:p>
              </table:table-cell>
              <table:table-cell office:value-type="float" office:value="1420.13375566158">
                <text:p>1420.13375566158</text:p>
              </table:table-cell>
              <table:table-cell office:value-type="float" office:value="0">
                <text:p>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-2.69288938393277">
                <text:p>-2.69288938393277</text:p>
              </table:table-cell>
              <table:table-cell office:value-type="float" office:value="487.124041071148">
                <text:p>487.124041071148</text:p>
              </table:table-cell>
              <table:table-cell office:value-type="float" office:value="999.975">
                <text:p>999.975</text:p>
              </table:table-cell>
              <table:table-cell office:value-type="float" office:value="1418.28723454523">
                <text:p>1418.28723454523</text:p>
              </table:table-cell>
              <table:table-cell office:value-type="float" office:value="-37.5071106160685">
                <text:p>-37.507110616068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-5.41257368710876">
                <text:p>-5.41257368710876</text:p>
              </table:table-cell>
              <table:table-cell office:value-type="float" office:value="486.180877096377">
                <text:p>486.180877096377</text:p>
              </table:table-cell>
              <table:table-cell office:value-type="float" office:value="999.9">
                <text:p>999.9</text:p>
              </table:table-cell>
              <table:table-cell office:value-type="float" office:value="1416.35168666375">
                <text:p>1416.35168666375</text:p>
              </table:table-cell>
              <table:table-cell office:value-type="float" office:value="-75.3874263128928">
                <text:p>-75.387426312892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-8.15905290952776">
                <text:p>-8.15905290952776</text:p>
              </table:table-cell>
              <table:table-cell office:value-type="float" office:value="485.204379788274">
                <text:p>485.204379788274</text:p>
              </table:table-cell>
              <table:table-cell office:value-type="float" office:value="999.775">
                <text:p>999.775</text:p>
              </table:table-cell>
              <table:table-cell office:value-type="float" office:value="1414.32711201715">
                <text:p>1414.3271120171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-10.9323270511898">
                <text:p>-10.9323270511898</text:p>
              </table:table-cell>
              <table:table-cell office:value-type="float" office:value="484.194549146837">
                <text:p>484.194549146837</text:p>
              </table:table-cell>
              <table:table-cell office:value-type="float" office:value="999.6">
                <text:p>999.6</text:p>
              </table:table-cell>
              <table:table-cell office:value-type="float" office:value="1412.21351060543">
                <text:p>1412.2135106054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-13.7323961120951">
                <text:p>-13.7323961120951</text:p>
              </table:table-cell>
              <table:table-cell office:value-type="float" office:value="483.151385172066">
                <text:p>483.151385172066</text:p>
              </table:table-cell>
              <table:table-cell office:value-type="float" office:value="999.375">
                <text:p>999.375</text:p>
              </table:table-cell>
              <table:table-cell office:value-type="float" office:value="1410.01088242859">
                <text:p>1410.0108824285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-16.5592600922435">
                <text:p>-16.5592600922435</text:p>
              </table:table-cell>
              <table:table-cell office:value-type="float" office:value="482.074887863963">
                <text:p>482.074887863963</text:p>
              </table:table-cell>
              <table:table-cell office:value-type="float" office:value="999.1">
                <text:p>999.1</text:p>
              </table:table-cell>
              <table:table-cell office:value-type="float" office:value="1407.71922748663">
                <text:p>1407.7192274866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-19.4129189916348">
                <text:p>-19.4129189916348</text:p>
              </table:table-cell>
              <table:table-cell office:value-type="float" office:value="480.965057222526">
                <text:p>480.965057222526</text:p>
              </table:table-cell>
              <table:table-cell office:value-type="float" office:value="998.775">
                <text:p>998.775</text:p>
              </table:table-cell>
              <table:table-cell office:value-type="float" office:value="1405.33854577955">
                <text:p>1405.3385457795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-22.2933728102695">
                <text:p>-22.2933728102695</text:p>
              </table:table-cell>
              <table:table-cell office:value-type="float" office:value="479.821893247755">
                <text:p>479.821893247755</text:p>
              </table:table-cell>
              <table:table-cell office:value-type="float" office:value="998.4">
                <text:p>998.4</text:p>
              </table:table-cell>
              <table:table-cell office:value-type="float" office:value="1402.86883730735">
                <text:p>1402.8688373073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-25.2006215481471">
                <text:p>-25.2006215481471</text:p>
              </table:table-cell>
              <table:table-cell office:value-type="float" office:value="478.645395939651">
                <text:p>478.645395939651</text:p>
              </table:table-cell>
              <table:table-cell office:value-type="float" office:value="997.975">
                <text:p>997.975</text:p>
              </table:table-cell>
              <table:table-cell office:value-type="float" office:value="1400.31010207003">
                <text:p>1400.3101020700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-28.1346652052679">
                <text:p>-28.1346652052679</text:p>
              </table:table-cell>
              <table:table-cell office:value-type="float" office:value="477.435565298214">
                <text:p>477.435565298214</text:p>
              </table:table-cell>
              <table:table-cell office:value-type="float" office:value="997.5">
                <text:p>997.5</text:p>
              </table:table-cell>
              <table:table-cell office:value-type="float" office:value="1397.66234006758">
                <text:p>1397.6623400675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-31.0955037816318">
                <text:p>-31.0955037816318</text:p>
              </table:table-cell>
              <table:table-cell office:value-type="float" office:value="476.192401323444">
                <text:p>476.192401323444</text:p>
              </table:table-cell>
              <table:table-cell office:value-type="float" office:value="996.975">
                <text:p>996.975</text:p>
              </table:table-cell>
              <table:table-cell office:value-type="float" office:value="1394.92555130002">
                <text:p>1394.9255513000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-34.0831372772388">
                <text:p>-34.0831372772388</text:p>
              </table:table-cell>
              <table:table-cell office:value-type="float" office:value="474.91590401534">
                <text:p>474.91590401534</text:p>
              </table:table-cell>
              <table:table-cell office:value-type="float" office:value="996.4">
                <text:p>996.4</text:p>
              </table:table-cell>
              <table:table-cell office:value-type="float" office:value="1392.09973576733">
                <text:p>1392.0997357673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-37.0975656920889">
                <text:p>-37.0975656920889</text:p>
              </table:table-cell>
              <table:table-cell office:value-type="float" office:value="473.606073373903">
                <text:p>473.606073373903</text:p>
              </table:table-cell>
              <table:table-cell office:value-type="float" office:value="995.775">
                <text:p>995.775</text:p>
              </table:table-cell>
              <table:table-cell office:value-type="float" office:value="1389.18489346952">
                <text:p>1389.1848934695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-40.1387890261823">
                <text:p>-40.1387890261823</text:p>
              </table:table-cell>
              <table:table-cell office:value-type="float" office:value="472.262909399133">
                <text:p>472.262909399133</text:p>
              </table:table-cell>
              <table:table-cell office:value-type="float" office:value="995.1">
                <text:p>995.1</text:p>
              </table:table-cell>
              <table:table-cell office:value-type="float" office:value="1386.18102440659">
                <text:p>1386.1810244065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-43.2068072795186">
                <text:p>-43.2068072795186</text:p>
              </table:table-cell>
              <table:table-cell office:value-type="float" office:value="470.886412091029">
                <text:p>470.886412091029</text:p>
              </table:table-cell>
              <table:table-cell office:value-type="float" office:value="994.375">
                <text:p>994.375</text:p>
              </table:table-cell>
              <table:table-cell office:value-type="float" office:value="1383.08812857855">
                <text:p>1383.0881285785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-46.301620452098">
                <text:p>-46.301620452098</text:p>
              </table:table-cell>
              <table:table-cell office:value-type="float" office:value="469.476581449592">
                <text:p>469.476581449592</text:p>
              </table:table-cell>
              <table:table-cell office:value-type="float" office:value="993.6">
                <text:p>993.6</text:p>
              </table:table-cell>
              <table:table-cell office:value-type="float" office:value="1379.90620598537">
                <text:p>1379.9062059853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-49.4232285439207">
                <text:p>-49.4232285439207</text:p>
              </table:table-cell>
              <table:table-cell office:value-type="float" office:value="468.033417474821">
                <text:p>468.033417474821</text:p>
              </table:table-cell>
              <table:table-cell office:value-type="float" office:value="992.775">
                <text:p>992.775</text:p>
              </table:table-cell>
              <table:table-cell office:value-type="float" office:value="1376.63525662708">
                <text:p>1376.6352566270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-52.5716315549863">
                <text:p>-52.5716315549863</text:p>
              </table:table-cell>
              <table:table-cell office:value-type="float" office:value="466.556920166718">
                <text:p>466.556920166718</text:p>
              </table:table-cell>
              <table:table-cell office:value-type="float" office:value="991.9">
                <text:p>991.9</text:p>
              </table:table-cell>
              <table:table-cell office:value-type="float" office:value="1373.27528050367">
                <text:p>1373.2752805036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-55.7468294852951">
                <text:p>-55.7468294852951</text:p>
              </table:table-cell>
              <table:table-cell office:value-type="float" office:value="465.047089525281">
                <text:p>465.047089525281</text:p>
              </table:table-cell>
              <table:table-cell office:value-type="float" office:value="990.975">
                <text:p>990.975</text:p>
              </table:table-cell>
              <table:table-cell office:value-type="float" office:value="1369.82627761514">
                <text:p>1369.8262776151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-58.948822334847">
                <text:p>-58.948822334847</text:p>
              </table:table-cell>
              <table:table-cell office:value-type="float" office:value="463.50392555051">
                <text:p>463.50392555051</text:p>
              </table:table-cell>
              <table:table-cell office:value-type="float" office:value="990">
                <text:p>990</text:p>
              </table:table-cell>
              <table:table-cell office:value-type="float" office:value="1366.28824796148">
                <text:p>1366.2882479614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-62.177610103642">
                <text:p>-62.177610103642</text:p>
              </table:table-cell>
              <table:table-cell office:value-type="float" office:value="461.927428242406">
                <text:p>461.927428242406</text:p>
              </table:table-cell>
              <table:table-cell office:value-type="float" office:value="988.975">
                <text:p>988.975</text:p>
              </table:table-cell>
              <table:table-cell office:value-type="float" office:value="1362.66119154271">
                <text:p>1362.6611915427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-65.4331927916802">
                <text:p>-65.4331927916802</text:p>
              </table:table-cell>
              <table:table-cell office:value-type="float" office:value="460.317597600969">
                <text:p>460.317597600969</text:p>
              </table:table-cell>
              <table:table-cell office:value-type="float" office:value="987.9">
                <text:p>987.9</text:p>
              </table:table-cell>
              <table:table-cell office:value-type="float" office:value="1358.94510835881">
                <text:p>1358.9451083588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-68.7155703989615">
                <text:p>-68.7155703989615</text:p>
              </table:table-cell>
              <table:table-cell office:value-type="float" office:value="458.674433626199">
                <text:p>458.674433626199</text:p>
              </table:table-cell>
              <table:table-cell office:value-type="float" office:value="986.775">
                <text:p>986.775</text:p>
              </table:table-cell>
              <table:table-cell office:value-type="float" office:value="1355.13999840979">
                <text:p>1355.1399984097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-72.0247429254858">
                <text:p>-72.0247429254858</text:p>
              </table:table-cell>
              <table:table-cell office:value-type="float" office:value="456.997936318095">
                <text:p>456.997936318095</text:p>
              </table:table-cell>
              <table:table-cell office:value-type="float" office:value="985.6">
                <text:p>985.6</text:p>
              </table:table-cell>
              <table:table-cell office:value-type="float" office:value="1351.24586169565">
                <text:p>1351.2458616956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.288105676658">
                <text:p>455.288105676658</text:p>
              </table:table-cell>
              <table:table-cell office:value-type="float" office:value="984.375">
                <text:p>984.375</text:p>
              </table:table-cell>
              <table:table-cell office:value-type="float" office:value="1347.26269821639">
                <text:p>1347.2626982163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.544941701888">
                <text:p>453.544941701888</text:p>
              </table:table-cell>
              <table:table-cell office:value-type="float" office:value="983.1">
                <text:p>983.1</text:p>
              </table:table-cell>
              <table:table-cell office:value-type="float" office:value="1343.19050797201">
                <text:p>1343.1905079720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.768444393784">
                <text:p>451.768444393784</text:p>
              </table:table-cell>
              <table:table-cell office:value-type="float" office:value="981.775">
                <text:p>981.775</text:p>
              </table:table-cell>
              <table:table-cell office:value-type="float" office:value="1339.02929096251">
                <text:p>1339.0292909625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.958613752347">
                <text:p>449.958613752347</text:p>
              </table:table-cell>
              <table:table-cell office:value-type="float" office:value="980.4">
                <text:p>980.4</text:p>
              </table:table-cell>
              <table:table-cell office:value-type="float" office:value="1334.77904718789">
                <text:p>1334.7790471878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.115449777576">
                <text:p>448.115449777576</text:p>
              </table:table-cell>
              <table:table-cell office:value-type="float" office:value="978.975">
                <text:p>978.975</text:p>
              </table:table-cell>
              <table:table-cell office:value-type="float" office:value="1330.43977664814">
                <text:p>1330.4397766481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238952469473">
                <text:p>446.238952469473</text:p>
              </table:table-cell>
              <table:table-cell office:value-type="float" office:value="977.5">
                <text:p>977.5</text:p>
              </table:table-cell>
              <table:table-cell office:value-type="float" office:value="1326.01147934328">
                <text:p>1326.0114793432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29121828036">
                <text:p>444.329121828036</text:p>
              </table:table-cell>
              <table:table-cell office:value-type="float" office:value="975.975">
                <text:p>975.975</text:p>
              </table:table-cell>
              <table:table-cell office:value-type="float" office:value="1321.49415527329">
                <text:p>1321.4941552732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385957853265">
                <text:p>442.385957853265</text:p>
              </table:table-cell>
              <table:table-cell office:value-type="float" office:value="974.4">
                <text:p>974.4</text:p>
              </table:table-cell>
              <table:table-cell office:value-type="float" office:value="1316.88780443818">
                <text:p>1316.8878044381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409460545162">
                <text:p>440.409460545162</text:p>
              </table:table-cell>
              <table:table-cell office:value-type="float" office:value="972.775">
                <text:p>972.775</text:p>
              </table:table-cell>
              <table:table-cell office:value-type="float" office:value="1312.19242683796">
                <text:p>1312.1924268379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399629903724">
                <text:p>438.399629903724</text:p>
              </table:table-cell>
              <table:table-cell office:value-type="float" office:value="971.1">
                <text:p>971.1</text:p>
              </table:table-cell>
              <table:table-cell office:value-type="float" office:value="1307.40802247261">
                <text:p>1307.4080224726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.356465928954">
                <text:p>436.356465928954</text:p>
              </table:table-cell>
              <table:table-cell office:value-type="float" office:value="969.375">
                <text:p>969.375</text:p>
              </table:table-cell>
              <table:table-cell office:value-type="float" office:value="1302.53459134214">
                <text:p>1302.5345913421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27996862085">
                <text:p>434.27996862085</text:p>
              </table:table-cell>
              <table:table-cell office:value-type="float" office:value="967.6">
                <text:p>967.6</text:p>
              </table:table-cell>
              <table:table-cell office:value-type="float" office:value="1297.57213344655">
                <text:p>1297.5721334465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.170137979413">
                <text:p>432.170137979413</text:p>
              </table:table-cell>
              <table:table-cell office:value-type="float" office:value="965.775">
                <text:p>965.775</text:p>
              </table:table-cell>
              <table:table-cell office:value-type="float" office:value="1292.52064878583">
                <text:p>1292.5206487858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026974004643">
                <text:p>430.026974004643</text:p>
              </table:table-cell>
              <table:table-cell office:value-type="float" office:value="963.9">
                <text:p>963.9</text:p>
              </table:table-cell>
              <table:table-cell office:value-type="float" office:value="1287.38013736">
                <text:p>1287.3801373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.850476696539">
                <text:p>427.850476696539</text:p>
              </table:table-cell>
              <table:table-cell office:value-type="float" office:value="961.975">
                <text:p>961.975</text:p>
              </table:table-cell>
              <table:table-cell office:value-type="float" office:value="1282.15059916905">
                <text:p>1282.1505991690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640646055102">
                <text:p>425.640646055102</text:p>
              </table:table-cell>
              <table:table-cell office:value-type="float" office:value="960">
                <text:p>960</text:p>
              </table:table-cell>
              <table:table-cell office:value-type="float" office:value="1276.83203421297">
                <text:p>1276.8320342129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.397482080332">
                <text:p>423.397482080332</text:p>
              </table:table-cell>
              <table:table-cell office:value-type="float" office:value="957.975">
                <text:p>957.975</text:p>
              </table:table-cell>
              <table:table-cell office:value-type="float" office:value="1271.42444249178">
                <text:p>1271.4244424917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.120984772228">
                <text:p>421.120984772228</text:p>
              </table:table-cell>
              <table:table-cell office:value-type="float" office:value="955.9">
                <text:p>955.9</text:p>
              </table:table-cell>
              <table:table-cell office:value-type="float" office:value="1265.92782400546">
                <text:p>1265.9278240054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811154130791">
                <text:p>418.811154130791</text:p>
              </table:table-cell>
              <table:table-cell office:value-type="float" office:value="953.775">
                <text:p>953.775</text:p>
              </table:table-cell>
              <table:table-cell office:value-type="float" office:value="1260.34217875402">
                <text:p>1260.3421787540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46799015602">
                <text:p>416.46799015602</text:p>
              </table:table-cell>
              <table:table-cell office:value-type="float" office:value="951.6">
                <text:p>951.6</text:p>
              </table:table-cell>
              <table:table-cell office:value-type="float" office:value="1254.66750673746">
                <text:p>1254.6675067374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.091492847917">
                <text:p>414.091492847917</text:p>
              </table:table-cell>
              <table:table-cell office:value-type="float" office:value="949.375">
                <text:p>949.375</text:p>
              </table:table-cell>
              <table:table-cell office:value-type="float" office:value="1248.90380795578">
                <text:p>1248.9038079557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.681662206479">
                <text:p>411.681662206479</text:p>
              </table:table-cell>
              <table:table-cell office:value-type="float" office:value="947.1">
                <text:p>947.1</text:p>
              </table:table-cell>
              <table:table-cell office:value-type="float" office:value="1243.05108240898">
                <text:p>1243.0510824089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.238498231709">
                <text:p>409.238498231709</text:p>
              </table:table-cell>
              <table:table-cell office:value-type="float" office:value="944.775">
                <text:p>944.775</text:p>
              </table:table-cell>
              <table:table-cell office:value-type="float" office:value="1237.10933009706">
                <text:p>1237.1093300970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.762000923605">
                <text:p>406.762000923605</text:p>
              </table:table-cell>
              <table:table-cell office:value-type="float" office:value="942.4">
                <text:p>942.4</text:p>
              </table:table-cell>
              <table:table-cell office:value-type="float" office:value="1231.07855102001">
                <text:p>1231.0785510200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252170282168">
                <text:p>404.252170282168</text:p>
              </table:table-cell>
              <table:table-cell office:value-type="float" office:value="939.975">
                <text:p>939.975</text:p>
              </table:table-cell>
              <table:table-cell office:value-type="float" office:value="1224.95874517785">
                <text:p>1224.9587451778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709006307398">
                <text:p>401.709006307398</text:p>
              </table:table-cell>
              <table:table-cell office:value-type="float" office:value="937.5">
                <text:p>937.5</text:p>
              </table:table-cell>
              <table:table-cell office:value-type="float" office:value="1218.74991257056">
                <text:p>1218.7499125705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132508999294">
                <text:p>399.132508999294</text:p>
              </table:table-cell>
              <table:table-cell office:value-type="float" office:value="934.975">
                <text:p>934.975</text:p>
              </table:table-cell>
              <table:table-cell office:value-type="float" office:value="1212.45205319816">
                <text:p>1212.4520531981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522678357857">
                <text:p>396.522678357857</text:p>
              </table:table-cell>
              <table:table-cell office:value-type="float" office:value="932.4">
                <text:p>932.4</text:p>
              </table:table-cell>
              <table:table-cell office:value-type="float" office:value="1206.06516706063">
                <text:p>1206.0651670606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879514383087">
                <text:p>393.879514383087</text:p>
              </table:table-cell>
              <table:table-cell office:value-type="float" office:value="929.775">
                <text:p>929.775</text:p>
              </table:table-cell>
              <table:table-cell office:value-type="float" office:value="1199.58925415798">
                <text:p>1199.5892541579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203017074983">
                <text:p>391.203017074983</text:p>
              </table:table-cell>
              <table:table-cell office:value-type="float" office:value="927.1">
                <text:p>927.1</text:p>
              </table:table-cell>
              <table:table-cell office:value-type="float" office:value="1193.02431449021">
                <text:p>1193.0243144902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493186433546">
                <text:p>388.493186433546</text:p>
              </table:table-cell>
              <table:table-cell office:value-type="float" office:value="924.375">
                <text:p>924.375</text:p>
              </table:table-cell>
              <table:table-cell office:value-type="float" office:value="1186.37034805732">
                <text:p>1186.3703480573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750022458775">
                <text:p>385.750022458775</text:p>
              </table:table-cell>
              <table:table-cell office:value-type="float" office:value="921.6">
                <text:p>921.6</text:p>
              </table:table-cell>
              <table:table-cell office:value-type="float" office:value="1179.62735485931">
                <text:p>1179.6273548593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973525150672">
                <text:p>382.973525150672</text:p>
              </table:table-cell>
              <table:table-cell office:value-type="float" office:value="918.775">
                <text:p>918.775</text:p>
              </table:table-cell>
              <table:table-cell office:value-type="float" office:value="1172.79533489618">
                <text:p>1172.7953348961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163694509235">
                <text:p>380.163694509235</text:p>
              </table:table-cell>
              <table:table-cell office:value-type="float" office:value="915.9">
                <text:p>915.9</text:p>
              </table:table-cell>
              <table:table-cell office:value-type="float" office:value="1165.87428816792">
                <text:p>1165.8742881679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320530534464">
                <text:p>377.320530534464</text:p>
              </table:table-cell>
              <table:table-cell office:value-type="float" office:value="912.975">
                <text:p>912.975</text:p>
              </table:table-cell>
              <table:table-cell office:value-type="float" office:value="1158.86421467455">
                <text:p>1158.8642146745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44403322636">
                <text:p>374.44403322636</text:p>
              </table:table-cell>
              <table:table-cell office:value-type="float" office:value="910">
                <text:p>910</text:p>
              </table:table-cell>
              <table:table-cell office:value-type="float" office:value="1151.76511441605">
                <text:p>1151.7651144160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534202584923">
                <text:p>371.534202584923</text:p>
              </table:table-cell>
              <table:table-cell office:value-type="float" office:value="906.975">
                <text:p>906.975</text:p>
              </table:table-cell>
              <table:table-cell office:value-type="float" office:value="1144.57698739244">
                <text:p>1144.5769873924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591038610153">
                <text:p>368.591038610153</text:p>
              </table:table-cell>
              <table:table-cell office:value-type="float" office:value="903.9">
                <text:p>903.9</text:p>
              </table:table-cell>
              <table:table-cell office:value-type="float" office:value="1137.2998336037">
                <text:p>1137.299833603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614541302049">
                <text:p>365.614541302049</text:p>
              </table:table-cell>
              <table:table-cell office:value-type="float" office:value="900.775">
                <text:p>900.775</text:p>
              </table:table-cell>
              <table:table-cell office:value-type="float" office:value="1129.93365304984">
                <text:p>1129.9336530498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604710660612">
                <text:p>362.604710660612</text:p>
              </table:table-cell>
              <table:table-cell office:value-type="float" office:value="897.6">
                <text:p>897.6</text:p>
              </table:table-cell>
              <table:table-cell office:value-type="float" office:value="1122.47844573086">
                <text:p>1122.4784457308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561546685842">
                <text:p>359.561546685842</text:p>
              </table:table-cell>
              <table:table-cell office:value-type="float" office:value="894.375">
                <text:p>894.375</text:p>
              </table:table-cell>
              <table:table-cell office:value-type="float" office:value="1114.93421164676">
                <text:p>1114.9342116467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485049377738">
                <text:p>356.485049377738</text:p>
              </table:table-cell>
              <table:table-cell office:value-type="float" office:value="891.1">
                <text:p>891.1</text:p>
              </table:table-cell>
              <table:table-cell office:value-type="float" office:value="1107.30095079754">
                <text:p>1107.3009507975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.375218736301">
                <text:p>353.375218736301</text:p>
              </table:table-cell>
              <table:table-cell office:value-type="float" office:value="887.775">
                <text:p>887.775</text:p>
              </table:table-cell>
              <table:table-cell office:value-type="float" office:value="1099.57866318319">
                <text:p>1099.5786631831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.232054761531">
                <text:p>350.232054761531</text:p>
              </table:table-cell>
              <table:table-cell office:value-type="float" office:value="884.4">
                <text:p>884.4</text:p>
              </table:table-cell>
              <table:table-cell office:value-type="float" office:value="1091.76734880373">
                <text:p>1091.7673488037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055557453427">
                <text:p>347.055557453427</text:p>
              </table:table-cell>
              <table:table-cell office:value-type="float" office:value="880.975">
                <text:p>880.975</text:p>
              </table:table-cell>
              <table:table-cell office:value-type="float" office:value="1083.86700765914">
                <text:p>1083.8670076591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84572681199">
                <text:p>343.84572681199</text:p>
              </table:table-cell>
              <table:table-cell office:value-type="float" office:value="877.5">
                <text:p>877.5</text:p>
              </table:table-cell>
              <table:table-cell office:value-type="float" office:value="1075.87763974944">
                <text:p>1075.8776397494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.602562837219">
                <text:p>340.602562837219</text:p>
              </table:table-cell>
              <table:table-cell office:value-type="float" office:value="873.975">
                <text:p>873.975</text:p>
              </table:table-cell>
              <table:table-cell office:value-type="float" office:value="1067.79924507461">
                <text:p>1067.7992450746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326065529116">
                <text:p>337.326065529116</text:p>
              </table:table-cell>
              <table:table-cell office:value-type="float" office:value="870.4">
                <text:p>870.4</text:p>
              </table:table-cell>
              <table:table-cell office:value-type="float" office:value="1059.63182363466">
                <text:p>1059.6318236346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016234887678">
                <text:p>334.016234887678</text:p>
              </table:table-cell>
              <table:table-cell office:value-type="float" office:value="866.775">
                <text:p>866.775</text:p>
              </table:table-cell>
              <table:table-cell office:value-type="float" office:value="1051.37537542959">
                <text:p>1051.3753754295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673070912908">
                <text:p>330.673070912908</text:p>
              </table:table-cell>
              <table:table-cell office:value-type="float" office:value="863.1">
                <text:p>863.1</text:p>
              </table:table-cell>
              <table:table-cell office:value-type="float" office:value="1043.0299004594">
                <text:p>1043.029900459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296573604804">
                <text:p>327.296573604804</text:p>
              </table:table-cell>
              <table:table-cell office:value-type="float" office:value="859.375">
                <text:p>859.375</text:p>
              </table:table-cell>
              <table:table-cell office:value-type="float" office:value="1034.59539872409">
                <text:p>1034.5953987240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886742963367">
                <text:p>323.886742963367</text:p>
              </table:table-cell>
              <table:table-cell office:value-type="float" office:value="855.6">
                <text:p>855.6</text:p>
              </table:table-cell>
              <table:table-cell office:value-type="float" office:value="1026.07187022366">
                <text:p>1026.0718702236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443578988597">
                <text:p>320.443578988597</text:p>
              </table:table-cell>
              <table:table-cell office:value-type="float" office:value="851.775">
                <text:p>851.775</text:p>
              </table:table-cell>
              <table:table-cell office:value-type="float" office:value="1017.45931495811">
                <text:p>1017.4593149581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967081680493">
                <text:p>316.967081680493</text:p>
              </table:table-cell>
              <table:table-cell office:value-type="float" office:value="847.9">
                <text:p>847.9</text:p>
              </table:table-cell>
              <table:table-cell office:value-type="float" office:value="1008.75773292743">
                <text:p>1008.7577329274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.457251039056">
                <text:p>313.457251039056</text:p>
              </table:table-cell>
              <table:table-cell office:value-type="float" office:value="843.975">
                <text:p>843.975</text:p>
              </table:table-cell>
              <table:table-cell office:value-type="float" office:value="999.967124131637">
                <text:p>999.96712413163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914087064285">
                <text:p>309.914087064285</text:p>
              </table:table-cell>
              <table:table-cell office:value-type="float" office:value="840">
                <text:p>840</text:p>
              </table:table-cell>
              <table:table-cell office:value-type="float" office:value="991.087488570721">
                <text:p>991.08748857072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337589756182">
                <text:p>306.337589756182</text:p>
              </table:table-cell>
              <table:table-cell office:value-type="float" office:value="835.975">
                <text:p>835.975</text:p>
              </table:table-cell>
              <table:table-cell office:value-type="float" office:value="982.118826244684">
                <text:p>982.11882624468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727759114745">
                <text:p>302.727759114745</text:p>
              </table:table-cell>
              <table:table-cell office:value-type="float" office:value="831.9">
                <text:p>831.9</text:p>
              </table:table-cell>
              <table:table-cell office:value-type="float" office:value="973.061137153526">
                <text:p>973.06113715352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.084595139974">
                <text:p>299.084595139974</text:p>
              </table:table-cell>
              <table:table-cell office:value-type="float" office:value="827.775">
                <text:p>827.775</text:p>
              </table:table-cell>
              <table:table-cell office:value-type="float" office:value="963.914421297246">
                <text:p>963.91442129724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408097831871">
                <text:p>295.408097831871</text:p>
              </table:table-cell>
              <table:table-cell office:value-type="float" office:value="823.6">
                <text:p>823.6</text:p>
              </table:table-cell>
              <table:table-cell office:value-type="float" office:value="954.678678675846">
                <text:p>954.67867867584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698267190434">
                <text:p>291.698267190434</text:p>
              </table:table-cell>
              <table:table-cell office:value-type="float" office:value="819.375">
                <text:p>819.375</text:p>
              </table:table-cell>
              <table:table-cell office:value-type="float" office:value="945.353909289324">
                <text:p>945.35390928932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955103215663">
                <text:p>287.955103215663</text:p>
              </table:table-cell>
              <table:table-cell office:value-type="float" office:value="815.1">
                <text:p>815.1</text:p>
              </table:table-cell>
              <table:table-cell office:value-type="float" office:value="935.940113137682">
                <text:p>935.94011313768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178605907559">
                <text:p>284.178605907559</text:p>
              </table:table-cell>
              <table:table-cell office:value-type="float" office:value="810.775">
                <text:p>810.775</text:p>
              </table:table-cell>
              <table:table-cell office:value-type="float" office:value="926.437290220919">
                <text:p>926.43729022091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368775266122">
                <text:p>280.368775266122</text:p>
              </table:table-cell>
              <table:table-cell office:value-type="float" office:value="806.4">
                <text:p>806.4</text:p>
              </table:table-cell>
              <table:table-cell office:value-type="float" office:value="916.845440539034">
                <text:p>916.84544053903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.525611291352">
                <text:p>276.525611291352</text:p>
              </table:table-cell>
              <table:table-cell office:value-type="float" office:value="801.975">
                <text:p>801.975</text:p>
              </table:table-cell>
              <table:table-cell office:value-type="float" office:value="907.164564092029">
                <text:p>907.16456409202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649113983248">
                <text:p>272.649113983248</text:p>
              </table:table-cell>
              <table:table-cell office:value-type="float" office:value="797.5">
                <text:p>797.5</text:p>
              </table:table-cell>
              <table:table-cell office:value-type="float" office:value="897.394660879902">
                <text:p>897.39466087990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739283341811">
                <text:p>268.739283341811</text:p>
              </table:table-cell>
              <table:table-cell office:value-type="float" office:value="792.975">
                <text:p>792.975</text:p>
              </table:table-cell>
              <table:table-cell office:value-type="float" office:value="887.535730902654">
                <text:p>887.53573090265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796119367041">
                <text:p>264.796119367041</text:p>
              </table:table-cell>
              <table:table-cell office:value-type="float" office:value="788.4">
                <text:p>788.4</text:p>
              </table:table-cell>
              <table:table-cell office:value-type="float" office:value="877.587774160286">
                <text:p>877.58777416028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819622058937">
                <text:p>260.819622058937</text:p>
              </table:table-cell>
              <table:table-cell office:value-type="float" office:value="783.775">
                <text:p>783.775</text:p>
              </table:table-cell>
              <table:table-cell office:value-type="float" office:value="867.550790652796">
                <text:p>867.55079065279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8097914175">
                <text:p>256.8097914175</text:p>
              </table:table-cell>
              <table:table-cell office:value-type="float" office:value="779.1">
                <text:p>779.1</text:p>
              </table:table-cell>
              <table:table-cell office:value-type="float" office:value="857.424780380186">
                <text:p>857.42478038018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76662744273">
                <text:p>252.76662744273</text:p>
              </table:table-cell>
              <table:table-cell office:value-type="float" office:value="774.375">
                <text:p>774.375</text:p>
              </table:table-cell>
              <table:table-cell office:value-type="float" office:value="847.209743342455">
                <text:p>847.20974334245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690130134626">
                <text:p>248.690130134626</text:p>
              </table:table-cell>
              <table:table-cell office:value-type="float" office:value="769.6">
                <text:p>769.6</text:p>
              </table:table-cell>
              <table:table-cell office:value-type="float" office:value="836.905679539601">
                <text:p>836.90567953960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580299493189">
                <text:p>244.580299493189</text:p>
              </table:table-cell>
              <table:table-cell office:value-type="float" office:value="764.775">
                <text:p>764.775</text:p>
              </table:table-cell>
              <table:table-cell office:value-type="float" office:value="826.512588971628">
                <text:p>826.51258897162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437135518418">
                <text:p>240.437135518418</text:p>
              </table:table-cell>
              <table:table-cell office:value-type="float" office:value="759.9">
                <text:p>759.9</text:p>
              </table:table-cell>
              <table:table-cell office:value-type="float" office:value="816.030471638534">
                <text:p>816.03047163853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260638210314">
                <text:p>236.260638210314</text:p>
              </table:table-cell>
              <table:table-cell office:value-type="float" office:value="754.975">
                <text:p>754.975</text:p>
              </table:table-cell>
              <table:table-cell office:value-type="float" office:value="805.459327540317">
                <text:p>805.45932754031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050807568877">
                <text:p>232.050807568877</text:p>
              </table:table-cell>
              <table:table-cell office:value-type="float" office:value="750">
                <text:p>750</text:p>
              </table:table-cell>
              <table:table-cell office:value-type="float" office:value="794.799156676981">
                <text:p>794.79915667698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807643594107">
                <text:p>227.807643594107</text:p>
              </table:table-cell>
              <table:table-cell office:value-type="float" office:value="744.975">
                <text:p>744.975</text:p>
              </table:table-cell>
              <table:table-cell office:value-type="float" office:value="784.049959048523">
                <text:p>784.04995904852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.531146286003">
                <text:p>223.531146286003</text:p>
              </table:table-cell>
              <table:table-cell office:value-type="float" office:value="739.9">
                <text:p>739.9</text:p>
              </table:table-cell>
              <table:table-cell office:value-type="float" office:value="773.211734654944">
                <text:p>773.21173465494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221315644566">
                <text:p>219.221315644566</text:p>
              </table:table-cell>
              <table:table-cell office:value-type="float" office:value="734.775">
                <text:p>734.775</text:p>
              </table:table-cell>
              <table:table-cell office:value-type="float" office:value="762.284483496244">
                <text:p>762.28448349624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.878151669796">
                <text:p>214.878151669796</text:p>
              </table:table-cell>
              <table:table-cell office:value-type="float" office:value="729.6">
                <text:p>729.6</text:p>
              </table:table-cell>
              <table:table-cell office:value-type="float" office:value="751.268205572423">
                <text:p>751.26820557242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.501654361692">
                <text:p>210.501654361692</text:p>
              </table:table-cell>
              <table:table-cell office:value-type="float" office:value="724.375">
                <text:p>724.375</text:p>
              </table:table-cell>
              <table:table-cell office:value-type="float" office:value="740.162900883481">
                <text:p>740.16290088348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091823720255">
                <text:p>206.091823720255</text:p>
              </table:table-cell>
              <table:table-cell office:value-type="float" office:value="719.1">
                <text:p>719.1</text:p>
              </table:table-cell>
              <table:table-cell office:value-type="float" office:value="728.968569429419">
                <text:p>728.96856942941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648659745485">
                <text:p>201.648659745485</text:p>
              </table:table-cell>
              <table:table-cell office:value-type="float" office:value="713.775">
                <text:p>713.775</text:p>
              </table:table-cell>
              <table:table-cell office:value-type="float" office:value="717.685211210234">
                <text:p>717.68521121023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.172162437381">
                <text:p>197.172162437381</text:p>
              </table:table-cell>
              <table:table-cell office:value-type="float" office:value="708.4">
                <text:p>708.4</text:p>
              </table:table-cell>
              <table:table-cell office:value-type="float" office:value="706.312826225929">
                <text:p>706.31282622592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662331795944">
                <text:p>192.662331795944</text:p>
              </table:table-cell>
              <table:table-cell office:value-type="float" office:value="702.975">
                <text:p>702.975</text:p>
              </table:table-cell>
              <table:table-cell office:value-type="float" office:value="694.851414476503">
                <text:p>694.85141447650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119167821174">
                <text:p>188.119167821174</text:p>
              </table:table-cell>
              <table:table-cell office:value-type="float" office:value="697.5">
                <text:p>697.5</text:p>
              </table:table-cell>
              <table:table-cell office:value-type="float" office:value="683.300975961956">
                <text:p>683.30097596195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54267051307">
                <text:p>183.54267051307</text:p>
              </table:table-cell>
              <table:table-cell office:value-type="float" office:value="691.975">
                <text:p>691.975</text:p>
              </table:table-cell>
              <table:table-cell office:value-type="float" office:value="671.661510682288">
                <text:p>671.66151068228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932839871633">
                <text:p>178.932839871633</text:p>
              </table:table-cell>
              <table:table-cell office:value-type="float" office:value="686.4">
                <text:p>686.4</text:p>
              </table:table-cell>
              <table:table-cell office:value-type="float" office:value="659.933018637499">
                <text:p>659.93301863749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.289675896862">
                <text:p>174.289675896862</text:p>
              </table:table-cell>
              <table:table-cell office:value-type="float" office:value="680.775">
                <text:p>680.775</text:p>
              </table:table-cell>
              <table:table-cell office:value-type="float" office:value="648.115499827589">
                <text:p>648.11549982758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613178588758">
                <text:p>169.613178588758</text:p>
              </table:table-cell>
              <table:table-cell office:value-type="float" office:value="675.1">
                <text:p>675.1</text:p>
              </table:table-cell>
              <table:table-cell office:value-type="float" office:value="636.208954252558">
                <text:p>636.20895425255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903347947321">
                <text:p>164.903347947321</text:p>
              </table:table-cell>
              <table:table-cell office:value-type="float" office:value="669.375">
                <text:p>669.375</text:p>
              </table:table-cell>
              <table:table-cell office:value-type="float" office:value="624.213381912405">
                <text:p>624.21338191240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160183972551">
                <text:p>160.160183972551</text:p>
              </table:table-cell>
              <table:table-cell office:value-type="float" office:value="663.6">
                <text:p>663.6</text:p>
              </table:table-cell>
              <table:table-cell office:value-type="float" office:value="612.128782807132">
                <text:p>612.12878280713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383686664447">
                <text:p>155.383686664447</text:p>
              </table:table-cell>
              <table:table-cell office:value-type="float" office:value="657.775">
                <text:p>657.775</text:p>
              </table:table-cell>
              <table:table-cell office:value-type="float" office:value="599.955156936739">
                <text:p>599.95515693673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57385602301">
                <text:p>150.57385602301</text:p>
              </table:table-cell>
              <table:table-cell office:value-type="float" office:value="651.9">
                <text:p>651.9</text:p>
              </table:table-cell>
              <table:table-cell office:value-type="float" office:value="587.692504301223">
                <text:p>587.69250430122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73069204824">
                <text:p>145.73069204824</text:p>
              </table:table-cell>
              <table:table-cell office:value-type="float" office:value="645.975">
                <text:p>645.975</text:p>
              </table:table-cell>
              <table:table-cell office:value-type="float" office:value="575.340824900586">
                <text:p>575.34082490058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854194740136">
                <text:p>140.854194740136</text:p>
              </table:table-cell>
              <table:table-cell office:value-type="float" office:value="640">
                <text:p>640</text:p>
              </table:table-cell>
              <table:table-cell office:value-type="float" office:value="562.90011873483">
                <text:p>562.9001187348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944364098699">
                <text:p>135.944364098699</text:p>
              </table:table-cell>
              <table:table-cell office:value-type="float" office:value="633.975">
                <text:p>633.975</text:p>
              </table:table-cell>
              <table:table-cell office:value-type="float" office:value="550.370385803951">
                <text:p>550.37038580395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001200123929">
                <text:p>131.001200123929</text:p>
              </table:table-cell>
              <table:table-cell office:value-type="float" office:value="627.9">
                <text:p>627.9</text:p>
              </table:table-cell>
              <table:table-cell office:value-type="float" office:value="537.751626107952">
                <text:p>537.75162610795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024702815825">
                <text:p>126.024702815825</text:p>
              </table:table-cell>
              <table:table-cell office:value-type="float" office:value="621.775">
                <text:p>621.775</text:p>
              </table:table-cell>
              <table:table-cell office:value-type="float" office:value="525.043839646832">
                <text:p>525.04383964683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014872174388">
                <text:p>121.014872174388</text:p>
              </table:table-cell>
              <table:table-cell office:value-type="float" office:value="615.6">
                <text:p>615.6</text:p>
              </table:table-cell>
              <table:table-cell office:value-type="float" office:value="512.247026420589">
                <text:p>512.24702642058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971708199617">
                <text:p>115.971708199617</text:p>
              </table:table-cell>
              <table:table-cell office:value-type="float" office:value="609.375">
                <text:p>609.375</text:p>
              </table:table-cell>
              <table:table-cell office:value-type="float" office:value="499.361186429227">
                <text:p>499.36118642922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895210891513">
                <text:p>110.895210891513</text:p>
              </table:table-cell>
              <table:table-cell office:value-type="float" office:value="603.1">
                <text:p>603.1</text:p>
              </table:table-cell>
              <table:table-cell office:value-type="float" office:value="486.386319672744">
                <text:p>486.38631967274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785380250077">
                <text:p>105.785380250077</text:p>
              </table:table-cell>
              <table:table-cell office:value-type="float" office:value="596.775">
                <text:p>596.775</text:p>
              </table:table-cell>
              <table:table-cell office:value-type="float" office:value="473.32242615114">
                <text:p>473.3224261511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642216275306">
                <text:p>100.642216275306</text:p>
              </table:table-cell>
              <table:table-cell office:value-type="float" office:value="590.4">
                <text:p>590.4</text:p>
              </table:table-cell>
              <table:table-cell office:value-type="float" office:value="460.169505864414">
                <text:p>460.16950586441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4657189672023">
                <text:p>95.4657189672023</text:p>
              </table:table-cell>
              <table:table-cell office:value-type="float" office:value="583.975">
                <text:p>583.975</text:p>
              </table:table-cell>
              <table:table-cell office:value-type="float" office:value="446.927558812567">
                <text:p>446.92755881256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2558883257655">
                <text:p>90.2558883257655</text:p>
              </table:table-cell>
              <table:table-cell office:value-type="float" office:value="577.5">
                <text:p>577.5</text:p>
              </table:table-cell>
              <table:table-cell office:value-type="float" office:value="433.596584995599">
                <text:p>433.59658499559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0127243509951">
                <text:p>85.0127243509951</text:p>
              </table:table-cell>
              <table:table-cell office:value-type="float" office:value="570.975">
                <text:p>570.975</text:p>
              </table:table-cell>
              <table:table-cell office:value-type="float" office:value="420.176584413512">
                <text:p>420.17658441351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736227042891">
                <text:p>79.736227042891</text:p>
              </table:table-cell>
              <table:table-cell office:value-type="float" office:value="564.4">
                <text:p>564.4</text:p>
              </table:table-cell>
              <table:table-cell office:value-type="float" office:value="406.667557066301">
                <text:p>406.66755706630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426396401454">
                <text:p>74.426396401454</text:p>
              </table:table-cell>
              <table:table-cell office:value-type="float" office:value="557.775">
                <text:p>557.775</text:p>
              </table:table-cell>
              <table:table-cell office:value-type="float" office:value="393.069502953971">
                <text:p>393.06950295397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0832324266837">
                <text:p>69.0832324266837</text:p>
              </table:table-cell>
              <table:table-cell office:value-type="float" office:value="551.1">
                <text:p>551.1</text:p>
              </table:table-cell>
              <table:table-cell office:value-type="float" office:value="379.382422076519">
                <text:p>379.38242207651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7067351185799">
                <text:p>63.7067351185799</text:p>
              </table:table-cell>
              <table:table-cell office:value-type="float" office:value="544.375">
                <text:p>544.375</text:p>
              </table:table-cell>
              <table:table-cell office:value-type="float" office:value="365.606314433946">
                <text:p>365.60631443394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2969044771428">
                <text:p>58.2969044771428</text:p>
              </table:table-cell>
              <table:table-cell office:value-type="float" office:value="537.6">
                <text:p>537.6</text:p>
              </table:table-cell>
              <table:table-cell office:value-type="float" office:value="351.741180026253">
                <text:p>351.74118002625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537405023724">
                <text:p>52.8537405023724</text:p>
              </table:table-cell>
              <table:table-cell office:value-type="float" office:value="530.775">
                <text:p>530.775</text:p>
              </table:table-cell>
              <table:table-cell office:value-type="float" office:value="337.787018853438">
                <text:p>337.78701885343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772431942687">
                <text:p>47.3772431942687</text:p>
              </table:table-cell>
              <table:table-cell office:value-type="float" office:value="523.9">
                <text:p>523.9</text:p>
              </table:table-cell>
              <table:table-cell office:value-type="float" office:value="323.743830915502">
                <text:p>323.74383091550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674125528316">
                <text:p>41.8674125528316</text:p>
              </table:table-cell>
              <table:table-cell office:value-type="float" office:value="516.975">
                <text:p>516.975</text:p>
              </table:table-cell>
              <table:table-cell office:value-type="float" office:value="309.611616212445">
                <text:p>309.611616212445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3242485780611">
                <text:p>36.3242485780611</text:p>
              </table:table-cell>
              <table:table-cell office:value-type="float" office:value="510">
                <text:p>510</text:p>
              </table:table-cell>
              <table:table-cell office:value-type="float" office:value="295.390374744267">
                <text:p>295.39037474426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477512699575">
                <text:p>30.7477512699575</text:p>
              </table:table-cell>
              <table:table-cell office:value-type="float" office:value="502.975">
                <text:p>502.975</text:p>
              </table:table-cell>
              <table:table-cell office:value-type="float" office:value="281.080106510968">
                <text:p>281.08010651096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1379206285203">
                <text:p>25.1379206285203</text:p>
              </table:table-cell>
              <table:table-cell office:value-type="float" office:value="495.9">
                <text:p>495.9</text:p>
              </table:table-cell>
              <table:table-cell office:value-type="float" office:value="266.680811512549">
                <text:p>266.68081151254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947566537498">
                <text:p>19.4947566537498</text:p>
              </table:table-cell>
              <table:table-cell office:value-type="float" office:value="488.775">
                <text:p>488.775</text:p>
              </table:table-cell>
              <table:table-cell office:value-type="float" office:value="252.192489749007">
                <text:p>252.19248974900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182593456463">
                <text:p>13.8182593456463</text:p>
              </table:table-cell>
              <table:table-cell office:value-type="float" office:value="481.6">
                <text:p>481.6</text:p>
              </table:table-cell>
              <table:table-cell office:value-type="float" office:value="237.615141220346">
                <text:p>237.615141220346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0842870420925">
                <text:p>8.10842870420925</text:p>
              </table:table-cell>
              <table:table-cell office:value-type="float" office:value="474.375">
                <text:p>474.375</text:p>
              </table:table-cell>
              <table:table-cell office:value-type="float" office:value="222.948765926563">
                <text:p>222.94876592656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526472943888">
                <text:p>2.36526472943888</text:p>
              </table:table-cell>
              <table:table-cell office:value-type="float" office:value="467.1">
                <text:p>467.1</text:p>
              </table:table-cell>
              <table:table-cell office:value-type="float" office:value="208.193363867658">
                <text:p>208.19336386765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1123257866502">
                <text:p>-3.41123257866502</text:p>
              </table:table-cell>
              <table:table-cell office:value-type="float" office:value="459.775">
                <text:p>459.775</text:p>
              </table:table-cell>
              <table:table-cell office:value-type="float" office:value="193.348935043634">
                <text:p>193.34893504363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21063220102">
                <text:p>-9.221063220102</text:p>
              </table:table-cell>
              <table:table-cell office:value-type="float" office:value="452.4">
                <text:p>452.4</text:p>
              </table:table-cell>
              <table:table-cell office:value-type="float" office:value="178.415479454488">
                <text:p>178.41547945448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.0642271948725">
                <text:p>-15.0642271948725</text:p>
              </table:table-cell>
              <table:table-cell office:value-type="float" office:value="444.975">
                <text:p>444.975</text:p>
              </table:table-cell>
              <table:table-cell office:value-type="float" office:value="163.392997100221">
                <text:p>163.39299710022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.9407245029763">
                <text:p>-20.9407245029763</text:p>
              </table:table-cell>
              <table:table-cell office:value-type="float" office:value="437.5">
                <text:p>437.5</text:p>
              </table:table-cell>
              <table:table-cell office:value-type="float" office:value="148.281487980833">
                <text:p>148.28148798083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8505551444132">
                <text:p>-26.8505551444132</text:p>
              </table:table-cell>
              <table:table-cell office:value-type="float" office:value="429.975">
                <text:p>429.975</text:p>
              </table:table-cell>
              <table:table-cell office:value-type="float" office:value="133.080952096324">
                <text:p>133.08095209632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7937191191836">
                <text:p>-32.7937191191836</text:p>
              </table:table-cell>
              <table:table-cell office:value-type="float" office:value="422.4">
                <text:p>422.4</text:p>
              </table:table-cell>
              <table:table-cell office:value-type="float" office:value="117.791389446694">
                <text:p>117.791389446694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7702164272873">
                <text:p>-38.7702164272873</text:p>
              </table:table-cell>
              <table:table-cell office:value-type="float" office:value="414.775">
                <text:p>414.775</text:p>
              </table:table-cell>
              <table:table-cell office:value-type="float" office:value="102.412800031942">
                <text:p>102.41280003194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4.7800470687244">
                <text:p>-44.7800470687244</text:p>
              </table:table-cell>
              <table:table-cell office:value-type="float" office:value="407.1">
                <text:p>407.1</text:p>
              </table:table-cell>
              <table:table-cell office:value-type="float" office:value="86.9451838520699">
                <text:p>86.9451838520699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.8232110434947">
                <text:p>-50.8232110434947</text:p>
              </table:table-cell>
              <table:table-cell office:value-type="float" office:value="399.375">
                <text:p>399.375</text:p>
              </table:table-cell>
              <table:table-cell office:value-type="float" office:value="71.3885409070772">
                <text:p>71.3885409070772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6.8997083515987">
                <text:p>-56.8997083515987</text:p>
              </table:table-cell>
              <table:table-cell office:value-type="float" office:value="391.6">
                <text:p>391.6</text:p>
              </table:table-cell>
              <table:table-cell office:value-type="float" office:value="55.7428711969633">
                <text:p>55.742871196963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3.0095389930357">
                <text:p>-63.0095389930357</text:p>
              </table:table-cell>
              <table:table-cell office:value-type="float" office:value="383.775">
                <text:p>383.775</text:p>
              </table:table-cell>
              <table:table-cell office:value-type="float" office:value="40.0081747217273">
                <text:p>40.0081747217273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9.1527029678059">
                <text:p>-69.1527029678059</text:p>
              </table:table-cell>
              <table:table-cell office:value-type="float" office:value="375.9">
                <text:p>375.9</text:p>
              </table:table-cell>
              <table:table-cell office:value-type="float" office:value="24.1844514813711">
                <text:p>24.1844514813711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5.3292002759099">
                <text:p>-75.3292002759099</text:p>
              </table:table-cell>
              <table:table-cell office:value-type="float" office:value="367.975">
                <text:p>367.975</text:p>
              </table:table-cell>
              <table:table-cell office:value-type="float" office:value="8.27170147589368">
                <text:p>8.2717014758936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-7.73007529470488">
                <text:p>-7.7300752947048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975">
                <text:p>351.975</text:p>
              </table:table-cell>
              <table:table-cell office:value-type="float" office:value="-23.8208788304237">
                <text:p>-23.820878830423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9">
                <text:p>343.9</text:p>
              </table:table-cell>
              <table:table-cell office:value-type="float" office:value="-40.0007091312637">
                <text:p>-40.000709131263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.775">
                <text:p>335.775</text:p>
              </table:table-cell>
              <table:table-cell office:value-type="float" office:value="-56.2695661972257">
                <text:p>-56.2695661972257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6">
                <text:p>327.6</text:p>
              </table:table-cell>
              <table:table-cell office:value-type="float" office:value="-72.627450028308">
                <text:p>-72.627450028308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375">
                <text:p>319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1">
                <text:p>3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775">
                <text:p>302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4">
                <text:p>29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975">
                <text:p>285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5">
                <text:p>27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975">
                <text:p>268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4">
                <text:p>26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775">
                <text:p>25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1">
                <text:p>24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375">
                <text:p>234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.6">
                <text:p>22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775">
                <text:p>216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.9">
                <text:p>20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975">
                <text:p>198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975">
                <text:p>18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9">
                <text:p>17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775">
                <text:p>162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6">
                <text:p>15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375">
                <text:p>144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1">
                <text:p>13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.775">
                <text:p>125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4">
                <text:p>1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975">
                <text:p>106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5000000000005">
                <text:p>97.5000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9750000000004">
                <text:p>87.975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4000000000001">
                <text:p>78.4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7750000000001">
                <text:p>68.775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1000000000004">
                <text:p>59.10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750000000005">
                <text:p>49.3750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000000000004">
                <text:p>39.60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750000000001">
                <text:p>29.775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000000000005">
                <text:p>19.9000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500000000036">
                <text:p>9.975000000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0249999999996">
                <text:p>-10.024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.0999999999995">
                <text:p>-20.0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.2249999999995">
                <text:p>-30.224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0.3999999999996">
                <text:p>-40.3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.6249999999996">
                <text:p>-50.624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0.9000000000001">
                <text:p>-60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1.2249999999999">
                <text:p>-71.224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">
                <text:p>-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